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2.577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19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3.096cm"/>
    </style:style>
    <style:style style:name="co10" style:family="table-column">
      <style:table-column-properties fo:break-before="auto" style:column-width="2.52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881cm"/>
    </style:style>
    <style:style style:name="co13" style:family="table-column">
      <style:table-column-properties fo:break-before="auto" style:column-width="7.634cm"/>
    </style:style>
    <style:style style:name="co14" style:family="table-column">
      <style:table-column-properties fo:break-before="auto" style:column-width="4.263cm"/>
    </style:style>
    <style:style style:name="co15" style:family="table-column">
      <style:table-column-properties fo:break-before="auto" style:column-width="4.1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map style:condition="cell-content()=0" style:apply-style-name="Sin_20_nombre2" style:base-cell-address="Hoja1.I1"/>
    </style:style>
    <style:style style:name="ce5" style:family="table-cell" style:parent-style-name="Default">
      <style:map style:condition="cell-content()=0" style:apply-style-name="Sin_20_nombre2" style:base-cell-address="Hoja1.I1"/>
    </style:style>
    <style:style style:name="ce6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Hoja1.I1"/>
    </style:style>
    <style:style style:name="ce7" style:family="table-cell" style:parent-style-name="Default">
      <style:table-cell-properties fo:border="0.002cm solid #000000"/>
      <style:map style:condition="cell-content()=0" style:apply-style-name="Sin_20_nombre2" style:base-cell-address="Hoja1.I1"/>
    </style:style>
    <style:style style:name="ce8" style:family="table-cell" style:parent-style-name="Default">
      <style:table-cell-properties fo:background-color="#e6e6ff" fo:border="0.002cm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Hoja1.I1"/>
    </style:style>
    <style:style style:name="ce12" style:family="table-cell" style:parent-style-name="Default">
      <style:table-cell-properties fo:border="0.002cm solid #000000"/>
      <style:map style:condition="cell-content()=0" style:apply-style-name="Sin_20_nombre2" style:base-cell-address="Hoja1.I1"/>
    </style:style>
    <style:style style:name="ce13" style:family="table-cell" style:parent-style-name="Default">
      <style:map style:condition="cell-content()=0" style:apply-style-name="Sin_20_nombre2" style:base-cell-address="Hoja1.I1"/>
    </style:style>
    <style:style style:name="ce14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table:number-columns-spanned="12" table:number-rows-spanned="1">
            <text:p>Total Keypoints train: 289</text:p>
          </table:table-cell>
          <table:covered-table-cell table:number-columns-repeated="7"/>
          <table:covered-table-cell table:style-name="ce4"/>
          <table:covered-table-cell table:number-columns-repeated="3"/>
          <table:table-cell table:number-columns-repeated="5"/>
        </table:table-row>
        <table:table-row table:style-name="ro1">
          <table:table-cell office:value-type="string">
            <text:p>Tiempos en segundos</text:p>
          </table:table-cell>
          <table:table-cell table:number-columns-repeated="16"/>
        </table:table-row>
        <table:table-row table:style-name="ro2">
          <table:table-cell table:style-name="ce2" office:value-type="string">
            <text:p>Detección </text:p>
            <text:p>Movimiento</text:p>
          </table:table-cell>
          <table:table-cell table:style-name="ce2" office:value-type="string">
            <text:p>Extracción y </text:p>
            <text:p>Descripción</text:p>
          </table:table-cell>
          <table:table-cell table:style-name="ce2" office:value-type="string">
            <text:p>Correspondencias</text:p>
          </table:table-cell>
          <table:table-cell table:style-name="ce2" office:value-type="string">
            <text:p>Homografía</text:p>
          </table:table-cell>
          <table:table-cell table:style-name="ce2" office:value-type="string">
            <text:p>Comprobación</text:p>
            <text:p>Convexidad y </text:p>
            <text:p>Vértices</text:p>
          </table:table-cell>
          <table:table-cell table:style-name="ce2" office:value-type="string">
            <text:p>Transf. Persp.</text:p>
            <text:p>Imagen AR</text:p>
          </table:table-cell>
          <table:table-cell table:style-name="ce2" office:value-type="string">
            <text:p>FPS</text:p>
          </table:table-cell>
          <table:table-cell table:style-name="ce2" office:value-type="string">
            <text:p>FPS </text:p>
            <text:p>Acum</text:p>
          </table:table-cell>
          <table:table-cell table:style-name="ce6" office:value-type="string">
            <text:p>Hace todo</text:p>
            <text:p>El proceso?</text:p>
          </table:table-cell>
          <table:table-cell table:style-name="ce2" office:value-type="string">
            <text:p>Total puntos</text:p>
            <text:p>Detectados</text:p>
            <text:p>Imagen objeto</text:p>
          </table:table-cell>
          <table:table-cell table:style-name="ce2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2" office:value-type="string">
            <text:p>Coincidencias</text:p>
            <text:p>Válidas</text:p>
            <text:p>Estimadas</text:p>
            <text:p>Homografía</text:p>
          </table:table-cell>
          <table:table-cell table:number-columns-repeated="5"/>
        </table:table-row>
        <table:table-row table:style-name="ro1">
          <table:table-cell table:style-name="ce3" office:value-type="float" office:value="0.00281501">
            <text:p>0,00281501</text:p>
          </table:table-cell>
          <table:table-cell table:style-name="ce3" office:value-type="float" office:value="0.119452">
            <text:p>0,119452</text:p>
          </table:table-cell>
          <table:table-cell table:style-name="ce3" office:value-type="float" office:value="0.00243249">
            <text:p>0,00243249</text:p>
          </table:table-cell>
          <table:table-cell table:style-name="ce3" office:value-type="float" office:value="0.121961">
            <text:p>0,121961</text:p>
          </table:table-cell>
          <table:table-cell table:style-name="ce3" office:value-type="float" office:value="0.000010057">
            <text:p>0,00001005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.49894">
            <text:p>3,49894</text:p>
          </table:table-cell>
          <table:table-cell table:style-name="ce3" table:formula="of:=[.G4]" office:value-type="float" office:value="3.49894">
            <text:p>3,4989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0126">
            <text:p>0,0017012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9813">
            <text:p>54,9813</text:p>
          </table:table-cell>
          <table:table-cell table:style-name="ce3" table:formula="of:=AVERAGE([.$G$4:.G5])" office:value-type="float" office:value="29.24012">
            <text:p>29,2401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/>
          <table:table-cell table:style-name="ce8"/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table-cell table:style-name="ce10" office:value-type="string">
            <text:p>prom</text:p>
          </table:table-cell>
        </table:table-row>
        <table:table-row table:style-name="ro3">
          <table:table-cell table:style-name="ce3" office:value-type="float" office:value="0.00232808">
            <text:p>0,0023280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3027">
            <text:p>51,3027</text:p>
          </table:table-cell>
          <table:table-cell table:style-name="ce3" table:formula="of:=AVERAGE([.$G$4:.G6])" office:value-type="float" office:value="36.5943133333333">
            <text:p>36,594313333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/>
          <table:table-cell table:style-name="ce9" office:value-type="string">
            <text:p>Total puntos</text:p>
            <text:p>Detectados</text:p>
            <text:p>Imagen objeto</text:p>
          </table:table-cell>
          <table:table-cell table:style-name="ce10" table:formula="of:=MIN([.J$4:.J$749])" office:value-type="float" office:value="5">
            <text:p>5</text:p>
          </table:table-cell>
          <table:table-cell table:style-name="ce10" table:formula="of:=MAX([.J$4:.J$749])" office:value-type="float" office:value="163">
            <text:p>163</text:p>
          </table:table-cell>
          <table:table-cell table:style-name="ce10" table:formula="of:=AVERAGE([.J$4:.J$749])" office:value-type="float" office:value="46.2">
            <text:p>46,2</text:p>
          </table:table-cell>
        </table:table-row>
        <table:table-row table:style-name="ro2">
          <table:table-cell table:style-name="ce3" office:value-type="float" office:value="0.00209558">
            <text:p>0,0020955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4.049">
            <text:p>44,049</text:p>
          </table:table-cell>
          <table:table-cell table:style-name="ce3" table:formula="of:=AVERAGE([.$G$4:.G7])" office:value-type="float" office:value="38.457985">
            <text:p>38,45798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/>
          <table:table-cell table:style-name="ce9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10" table:formula="of:=MIN([.K$4:.K$749])" office:value-type="float" office:value="75">
            <text:p>75</text:p>
          </table:table-cell>
          <table:table-cell table:style-name="ce10" table:formula="of:=MAX([.K$4:.K$749])" office:value-type="float" office:value="217">
            <text:p>217</text:p>
          </table:table-cell>
          <table:table-cell table:style-name="ce10" table:formula="of:=AVERAGE([.K$4:.K$749])" office:value-type="float" office:value="114.91677852349">
            <text:p>114,9167785235</text:p>
          </table:table-cell>
        </table:table-row>
        <table:table-row table:style-name="ro2">
          <table:table-cell table:style-name="ce3" office:value-type="float" office:value="0.0016935">
            <text:p>0,001693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1.2032">
            <text:p>31,2032</text:p>
          </table:table-cell>
          <table:table-cell table:style-name="ce3" table:formula="of:=AVERAGE([.$G$4:.G8])" office:value-type="float" office:value="37.007028">
            <text:p>37,00702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/>
          <table:table-cell table:style-name="ce9" office:value-type="string">
            <text:p>Coincidencias</text:p>
            <text:p>Válidas</text:p>
            <text:p>Estimadas</text:p>
            <text:p>Homografía</text:p>
          </table:table-cell>
          <table:table-cell table:style-name="ce10" table:formula="of:=MIN([.L$4:.L$749])" office:value-type="float" office:value="14">
            <text:p>14</text:p>
          </table:table-cell>
          <table:table-cell table:style-name="ce10" table:formula="of:=MAX([.L$4:.L$749])" office:value-type="float" office:value="173">
            <text:p>173</text:p>
          </table:table-cell>
          <table:table-cell table:style-name="ce10" table:formula="of:=AVERAGE([.L$4:.L$749])" office:value-type="float" office:value="33.2778523489933">
            <text:p>33,277852349</text:p>
          </table:table-cell>
        </table:table-row>
        <table:table-row table:style-name="ro1">
          <table:table-cell table:style-name="ce3" office:value-type="float" office:value="0.0117354">
            <text:p>0,011735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6.5431">
            <text:p>36,5431</text:p>
          </table:table-cell>
          <table:table-cell table:style-name="ce3" table:formula="of:=AVERAGE([.$G$4:.G9])" office:value-type="float" office:value="36.9297066666667">
            <text:p>36,929706666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7779">
            <text:p>0,0016777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7203">
            <text:p>57,7203</text:p>
          </table:table-cell>
          <table:table-cell table:style-name="ce3" table:formula="of:=AVERAGE([.$G$4:.G10])" office:value-type="float" office:value="39.8997914285714">
            <text:p>39,899791428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399">
            <text:p>0,0015839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2.4999">
            <text:p>62,4999</text:p>
          </table:table-cell>
          <table:table-cell table:style-name="ce3" table:formula="of:=AVERAGE([.$G$4:.G11])" office:value-type="float" office:value="42.724805">
            <text:p>42,72480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6731">
            <text:p>0,0016673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5.8351">
            <text:p>25,8351</text:p>
          </table:table-cell>
          <table:table-cell table:style-name="ce3" table:formula="of:=AVERAGE([.$G$4:.G12])" office:value-type="float" office:value="40.8481711111111">
            <text:p>40,848171111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8317">
            <text:p>0,0016831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0.3054">
            <text:p>20,3054</text:p>
          </table:table-cell>
          <table:table-cell table:style-name="ce3" table:formula="of:=AVERAGE([.$G$4:.G13])" office:value-type="float" office:value="38.793894">
            <text:p>38,79389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8715">
            <text:p>0,0016871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5.8279">
            <text:p>35,8279</text:p>
          </table:table-cell>
          <table:table-cell table:style-name="ce3" table:formula="of:=AVERAGE([.$G$4:.G14])" office:value-type="float" office:value="38.5242581818182">
            <text:p>38,524258181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68922">
            <text:p>0,0026892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0.9465">
            <text:p>30,9465</text:p>
          </table:table-cell>
          <table:table-cell table:style-name="ce3" table:formula="of:=AVERAGE([.$G$4:.G15])" office:value-type="float" office:value="37.8927783333333">
            <text:p>37,892778333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143">
            <text:p>0,00214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7109">
            <text:p>54,7109</text:p>
          </table:table-cell>
          <table:table-cell table:style-name="ce3" table:formula="of:=AVERAGE([.$G$4:.G16])" office:value-type="float" office:value="39.18648">
            <text:p>39,1864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2723">
            <text:p>0,0017272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3041">
            <text:p>50,3041</text:p>
          </table:table-cell>
          <table:table-cell table:style-name="ce3" table:formula="of:=AVERAGE([.$G$4:.G17])" office:value-type="float" office:value="39.9805957142857">
            <text:p>39,980595714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229978">
            <text:p>0,022997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4.7684">
            <text:p>24,7684</text:p>
          </table:table-cell>
          <table:table-cell table:style-name="ce3" table:formula="of:=AVERAGE([.$G$4:.G18])" office:value-type="float" office:value="38.9664493333333">
            <text:p>38,966449333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0258">
            <text:p>0,0017025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0.1185">
            <text:p>40,1185</text:p>
          </table:table-cell>
          <table:table-cell table:style-name="ce3" table:formula="of:=AVERAGE([.$G$4:.G19])" office:value-type="float" office:value="39.0384525">
            <text:p>39,038452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85672">
            <text:p>0,0018567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0.186">
            <text:p>60,186</text:p>
          </table:table-cell>
          <table:table-cell table:style-name="ce3" table:formula="of:=AVERAGE([.$G$4:.G20])" office:value-type="float" office:value="40.2824258823529">
            <text:p>40,282425882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495">
            <text:p>0,001649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9.5682">
            <text:p>29,5682</text:p>
          </table:table-cell>
          <table:table-cell table:style-name="ce3" table:formula="of:=AVERAGE([.$G$4:.G21])" office:value-type="float" office:value="39.6871911111111">
            <text:p>39,687191111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36399">
            <text:p>0,003639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8.1449">
            <text:p>38,1449</text:p>
          </table:table-cell>
          <table:table-cell table:style-name="ce3" table:formula="of:=AVERAGE([.$G$4:.G22])" office:value-type="float" office:value="39.6060178947368">
            <text:p>39,606017894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3581">
            <text:p>0,0016358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6.1441">
            <text:p>36,1441</text:p>
          </table:table-cell>
          <table:table-cell table:style-name="ce3" table:formula="of:=AVERAGE([.$G$4:.G23])" office:value-type="float" office:value="39.432922">
            <text:p>39,43292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669844">
            <text:p>0,0066984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9.3344">
            <text:p>39,3344</text:p>
          </table:table-cell>
          <table:table-cell table:style-name="ce3" table:formula="of:=AVERAGE([.$G$4:.G24])" office:value-type="float" office:value="39.4282304761905">
            <text:p>39,428230476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7011">
            <text:p>0,0016701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5.5893">
            <text:p>45,5893</text:p>
          </table:table-cell>
          <table:table-cell table:style-name="ce3" table:formula="of:=AVERAGE([.$G$4:.G25])" office:value-type="float" office:value="39.7082790909091">
            <text:p>39,708279090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4316">
            <text:p>0,0017431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8.9331">
            <text:p>48,9331</text:p>
          </table:table-cell>
          <table:table-cell table:style-name="ce3" table:formula="of:=AVERAGE([.$G$4:.G26])" office:value-type="float" office:value="40.1093582608696">
            <text:p>40,109358260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008">
            <text:p>0,0015800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8388">
            <text:p>50,8388</text:p>
          </table:table-cell>
          <table:table-cell table:style-name="ce3" table:formula="of:=AVERAGE([.$G$4:.G27])" office:value-type="float" office:value="40.5564183333333">
            <text:p>40,556418333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0216">
            <text:p>0,0017021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0.5475">
            <text:p>60,5475</text:p>
          </table:table-cell>
          <table:table-cell table:style-name="ce3" table:formula="of:=AVERAGE([.$G$4:.G28])" office:value-type="float" office:value="41.3560616">
            <text:p>41,356061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0052">
            <text:p>0,0020005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7.0948">
            <text:p>37,0948</text:p>
          </table:table-cell>
          <table:table-cell table:style-name="ce3" table:formula="of:=AVERAGE([.$G$4:.G29])" office:value-type="float" office:value="41.1921669230769">
            <text:p>41,192166923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5028">
            <text:p>0,0017502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1875">
            <text:p>51,1875</text:p>
          </table:table-cell>
          <table:table-cell table:style-name="ce3" table:formula="of:=AVERAGE([.$G$4:.G30])" office:value-type="float" office:value="41.5623644444444">
            <text:p>41,562364444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5872">
            <text:p>0,0016587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8.8403">
            <text:p>48,8403</text:p>
          </table:table-cell>
          <table:table-cell table:style-name="ce3" table:formula="of:=AVERAGE([.$G$4:.G31])" office:value-type="float" office:value="41.8222907142857">
            <text:p>41,822290714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525">
            <text:p>0,0015852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3346">
            <text:p>55,3346</text:p>
          </table:table-cell>
          <table:table-cell table:style-name="ce3" table:formula="of:=AVERAGE([.$G$4:.G32])" office:value-type="float" office:value="42.2882324137931">
            <text:p>42,288232413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6326">
            <text:p>0,0016632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9.222">
            <text:p>49,222</text:p>
          </table:table-cell>
          <table:table-cell table:style-name="ce3" table:formula="of:=AVERAGE([.$G$4:.G33])" office:value-type="float" office:value="42.519358">
            <text:p>42,51935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2785">
            <text:p>0,0016278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4669">
            <text:p>50,4669</text:p>
          </table:table-cell>
          <table:table-cell table:style-name="ce3" table:formula="of:=AVERAGE([.$G$4:.G34])" office:value-type="float" office:value="42.7757303225806">
            <text:p>42,775730322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20676">
            <text:p>0,0022067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4067">
            <text:p>47,4067</text:p>
          </table:table-cell>
          <table:table-cell table:style-name="ce3" table:formula="of:=AVERAGE([.$G$4:.G35])" office:value-type="float" office:value="42.920448125">
            <text:p>42,92044812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16849">
            <text:p>0,0021684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5943">
            <text:p>57,5943</text:p>
          </table:table-cell>
          <table:table-cell table:style-name="ce3" table:formula="of:=AVERAGE([.$G$4:.G36])" office:value-type="float" office:value="43.3651103030303">
            <text:p>43,36511030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83675">
            <text:p>0,0018367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315">
            <text:p>52,315</text:p>
          </table:table-cell>
          <table:table-cell table:style-name="ce3" table:formula="of:=AVERAGE([.$G$4:.G37])" office:value-type="float" office:value="43.6283423529412">
            <text:p>43,628342352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35664">
            <text:p>0,0023566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2.1231">
            <text:p>62,1231</text:p>
          </table:table-cell>
          <table:table-cell table:style-name="ce3" table:formula="of:=AVERAGE([.$G$4:.G38])" office:value-type="float" office:value="44.156764">
            <text:p>44,15676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353339">
            <text:p>0,0035333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7742">
            <text:p>50,7742</text:p>
          </table:table-cell>
          <table:table-cell table:style-name="ce3" table:formula="of:=AVERAGE([.$G$4:.G39])" office:value-type="float" office:value="44.3405816666667">
            <text:p>44,340581666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71723">
            <text:p>0,0027172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0394">
            <text:p>53,0394</text:p>
          </table:table-cell>
          <table:table-cell table:style-name="ce3" table:formula="of:=AVERAGE([.$G$4:.G40])" office:value-type="float" office:value="44.5756848648649">
            <text:p>44,575684864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3454">
            <text:p>0,0020345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4746">
            <text:p>51,4746</text:p>
          </table:table-cell>
          <table:table-cell table:style-name="ce3" table:formula="of:=AVERAGE([.$G$4:.G41])" office:value-type="float" office:value="44.7572352631579">
            <text:p>44,757235263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0522">
            <text:p>0,0016052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9.6403">
            <text:p>49,6403</text:p>
          </table:table-cell>
          <table:table-cell table:style-name="ce3" table:formula="of:=AVERAGE([.$G$4:.G42])" office:value-type="float" office:value="44.8824420512821">
            <text:p>44,882442051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0943">
            <text:p>0,0017094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9.6502">
            <text:p>49,6502</text:p>
          </table:table-cell>
          <table:table-cell table:style-name="ce3" table:formula="of:=AVERAGE([.$G$4:.G43])" office:value-type="float" office:value="45.001636">
            <text:p>45,00163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28">
            <text:p>0,00172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2425">
            <text:p>51,2425</text:p>
          </table:table-cell>
          <table:table-cell table:style-name="ce3" table:formula="of:=AVERAGE([.$G$4:.G44])" office:value-type="float" office:value="45.153852195122">
            <text:p>45,153852195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9945">
            <text:p>0,0017994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5706">
            <text:p>57,5706</text:p>
          </table:table-cell>
          <table:table-cell table:style-name="ce3" table:formula="of:=AVERAGE([.$G$4:.G45])" office:value-type="float" office:value="45.449489047619">
            <text:p>45,449489047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0264">
            <text:p>0,0016026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5.7269">
            <text:p>45,7269</text:p>
          </table:table-cell>
          <table:table-cell table:style-name="ce3" table:formula="of:=AVERAGE([.$G$4:.G46])" office:value-type="float" office:value="45.4559404651163">
            <text:p>45,455940465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3791">
            <text:p>0,0016379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7897">
            <text:p>53,7897</text:p>
          </table:table-cell>
          <table:table-cell table:style-name="ce3" table:formula="of:=AVERAGE([.$G$4:.G47])" office:value-type="float" office:value="45.6453440909091">
            <text:p>45,645344090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82851">
            <text:p>0,0018285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0.8415">
            <text:p>40,8415</text:p>
          </table:table-cell>
          <table:table-cell table:style-name="ce3" table:formula="of:=AVERAGE([.$G$4:.G48])" office:value-type="float" office:value="45.538592">
            <text:p>45,53859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91658">
            <text:p>0,0019165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2824">
            <text:p>52,2824</text:p>
          </table:table-cell>
          <table:table-cell table:style-name="ce3" table:formula="of:=AVERAGE([.$G$4:.G49])" office:value-type="float" office:value="45.6851965217391">
            <text:p>45,685196521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4175">
            <text:p>0,0016417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6.7988">
            <text:p>56,7988</text:p>
          </table:table-cell>
          <table:table-cell table:style-name="ce3" table:formula="of:=AVERAGE([.$G$4:.G50])" office:value-type="float" office:value="45.9216561702128">
            <text:p>45,921656170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54815">
            <text:p>0,0025481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2.3227">
            <text:p>42,3227</text:p>
          </table:table-cell>
          <table:table-cell table:style-name="ce3" table:formula="of:=AVERAGE([.$G$4:.G51])" office:value-type="float" office:value="45.8466779166667">
            <text:p>45,846677916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118327">
            <text:p>0,011832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4.9469">
            <text:p>24,9469</text:p>
          </table:table-cell>
          <table:table-cell table:style-name="ce3" table:formula="of:=AVERAGE([.$G$4:.G52])" office:value-type="float" office:value="45.4201518367347">
            <text:p>45,420151836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3784">
            <text:p>0,0016378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9.052">
            <text:p>39,052</text:p>
          </table:table-cell>
          <table:table-cell table:style-name="ce3" table:formula="of:=AVERAGE([.$G$4:.G53])" office:value-type="float" office:value="45.2927888">
            <text:p>45,292788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6585">
            <text:p>0,0016658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2.1738">
            <text:p>62,1738</text:p>
          </table:table-cell>
          <table:table-cell table:style-name="ce3" table:formula="of:=AVERAGE([.$G$4:.G54])" office:value-type="float" office:value="45.6237890196078">
            <text:p>45,623789019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6927">
            <text:p>0,0016692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0.0671">
            <text:p>60,0671</text:p>
          </table:table-cell>
          <table:table-cell table:style-name="ce3" table:formula="of:=AVERAGE([.$G$4:.G55])" office:value-type="float" office:value="45.901545">
            <text:p>45,90154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875581">
            <text:p>0,0087558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9.769">
            <text:p>29,769</text:p>
          </table:table-cell>
          <table:table-cell table:style-name="ce3" table:formula="of:=AVERAGE([.$G$4:.G56])" office:value-type="float" office:value="45.5971573584906">
            <text:p>45,597157358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7931">
            <text:p>0,0015793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6.1416">
            <text:p>66,1416</text:p>
          </table:table-cell>
          <table:table-cell table:style-name="ce3" table:formula="of:=AVERAGE([.$G$4:.G57])" office:value-type="float" office:value="45.97761">
            <text:p>45,9776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9496">
            <text:p>0,0015949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3.8976">
            <text:p>63,8976</text:p>
          </table:table-cell>
          <table:table-cell table:style-name="ce3" table:formula="of:=AVERAGE([.$G$4:.G58])" office:value-type="float" office:value="46.303428">
            <text:p>46,30342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9971">
            <text:p>0,0015997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4.193">
            <text:p>64,193</text:p>
          </table:table-cell>
          <table:table-cell table:style-name="ce3" table:formula="of:=AVERAGE([.$G$4:.G59])" office:value-type="float" office:value="46.6228846428571">
            <text:p>46,622884642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208">
            <text:p>0,001620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2.3095">
            <text:p>62,3095</text:p>
          </table:table-cell>
          <table:table-cell table:style-name="ce3" table:formula="of:=AVERAGE([.$G$4:.G60])" office:value-type="float" office:value="46.8980884210526">
            <text:p>46,898088421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208">
            <text:p>0,001620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6.3614">
            <text:p>66,3614</text:p>
          </table:table-cell>
          <table:table-cell table:style-name="ce3" table:formula="of:=AVERAGE([.$G$4:.G61])" office:value-type="float" office:value="47.2336627586207">
            <text:p>47,233662758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232">
            <text:p>0,0015823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6.1374">
            <text:p>66,1374</text:p>
          </table:table-cell>
          <table:table-cell table:style-name="ce3" table:formula="of:=AVERAGE([.$G$4:.G62])" office:value-type="float" office:value="47.5540650847458">
            <text:p>47,554065084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106">
            <text:p>0,0015810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7.8196">
            <text:p>67,8196</text:p>
          </table:table-cell>
          <table:table-cell table:style-name="ce3" table:formula="of:=AVERAGE([.$G$4:.G63])" office:value-type="float" office:value="47.891824">
            <text:p>47,89182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755">
            <text:p>0,0015875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2.7946">
            <text:p>62,7946</text:p>
          </table:table-cell>
          <table:table-cell table:style-name="ce3" table:formula="of:=AVERAGE([.$G$4:.G64])" office:value-type="float" office:value="48.1361318032787">
            <text:p>48,136131803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451">
            <text:p>0,001645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5.8633">
            <text:p>65,8633</text:p>
          </table:table-cell>
          <table:table-cell table:style-name="ce3" table:formula="of:=AVERAGE([.$G$4:.G65])" office:value-type="float" office:value="48.4220538709677">
            <text:p>48,42205387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644">
            <text:p>0,0015864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8.8002">
            <text:p>38,8002</text:p>
          </table:table-cell>
          <table:table-cell table:style-name="ce3" table:formula="of:=AVERAGE([.$G$4:.G66])" office:value-type="float" office:value="48.269326031746">
            <text:p>48,269326031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315499">
            <text:p>0,0031549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0.0848">
            <text:p>20,0848</text:p>
          </table:table-cell>
          <table:table-cell table:style-name="ce3" table:formula="of:=AVERAGE([.$G$4:.G67])" office:value-type="float" office:value="47.8289428125">
            <text:p>47,828942812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82292">
            <text:p>0,0018229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5.6667">
            <text:p>45,6667</text:p>
          </table:table-cell>
          <table:table-cell table:style-name="ce3" table:formula="of:=AVERAGE([.$G$4:.G68])" office:value-type="float" office:value="47.7956775384615">
            <text:p>47,795677538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2172">
            <text:p>0,0017217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4852">
            <text:p>52,4852</text:p>
          </table:table-cell>
          <table:table-cell table:style-name="ce3" table:formula="of:=AVERAGE([.$G$4:.G69])" office:value-type="float" office:value="47.8667309090909">
            <text:p>47,866730909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3338">
            <text:p>0,0017333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8656">
            <text:p>52,8656</text:p>
          </table:table-cell>
          <table:table-cell table:style-name="ce3" table:formula="of:=AVERAGE([.$G$4:.G70])" office:value-type="float" office:value="47.9413408955224">
            <text:p>47,941340895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6068">
            <text:p>0,0016606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9566">
            <text:p>51,9566</text:p>
          </table:table-cell>
          <table:table-cell table:style-name="ce3" table:formula="of:=AVERAGE([.$G$4:.G71])" office:value-type="float" office:value="48.0003888235294">
            <text:p>48,000388823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1836">
            <text:p>0,0017183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5972">
            <text:p>50,5972</text:p>
          </table:table-cell>
          <table:table-cell table:style-name="ce3" table:formula="of:=AVERAGE([.$G$4:.G72])" office:value-type="float" office:value="48.038023768116">
            <text:p>48,03802376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518">
            <text:p>0,0015851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6.9471">
            <text:p>66,9471</text:p>
          </table:table-cell>
          <table:table-cell table:style-name="ce3" table:formula="of:=AVERAGE([.$G$4:.G73])" office:value-type="float" office:value="48.3081534285714">
            <text:p>48,308153428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1061">
            <text:p>0,0017106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8.6854">
            <text:p>58,6854</text:p>
          </table:table-cell>
          <table:table-cell table:style-name="ce3" table:formula="of:=AVERAGE([.$G$4:.G74])" office:value-type="float" office:value="48.4543118309859">
            <text:p>48,45431183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8862">
            <text:p>0,0016886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8.3085">
            <text:p>58,3085</text:p>
          </table:table-cell>
          <table:table-cell table:style-name="ce3" table:formula="of:=AVERAGE([.$G$4:.G75])" office:value-type="float" office:value="48.5911755555556">
            <text:p>48,591175555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5971">
            <text:p>0,0017597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9.8123">
            <text:p>39,8123</text:p>
          </table:table-cell>
          <table:table-cell table:style-name="ce3" table:formula="of:=AVERAGE([.$G$4:.G76])" office:value-type="float" office:value="48.4709169863014">
            <text:p>48,470916986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96099">
            <text:p>0,0019609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5.2821">
            <text:p>35,2821</text:p>
          </table:table-cell>
          <table:table-cell table:style-name="ce3" table:formula="of:=AVERAGE([.$G$4:.G77])" office:value-type="float" office:value="48.2926897297297">
            <text:p>48,292689729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0677">
            <text:p>0,0017067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8.3223">
            <text:p>58,3223</text:p>
          </table:table-cell>
          <table:table-cell table:style-name="ce3" table:formula="of:=AVERAGE([.$G$4:.G78])" office:value-type="float" office:value="48.4264178666667">
            <text:p>48,426417866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0187">
            <text:p>0,0016018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7824">
            <text:p>54,7824</text:p>
          </table:table-cell>
          <table:table-cell table:style-name="ce3" table:formula="of:=AVERAGE([.$G$4:.G79])" office:value-type="float" office:value="48.5100492105263">
            <text:p>48,510049210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99619">
            <text:p>0,0019961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6306">
            <text:p>47,6306</text:p>
          </table:table-cell>
          <table:table-cell table:style-name="ce3" table:formula="of:=AVERAGE([.$G$4:.G80])" office:value-type="float" office:value="48.4986277922078">
            <text:p>48,498627792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86838">
            <text:p>0,0018683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9.805">
            <text:p>59,805</text:p>
          </table:table-cell>
          <table:table-cell table:style-name="ce3" table:formula="of:=AVERAGE([.$G$4:.G81])" office:value-type="float" office:value="48.6435812820513">
            <text:p>48,643581282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0215">
            <text:p>0,0016021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186">
            <text:p>53,186</text:p>
          </table:table-cell>
          <table:table-cell table:style-name="ce3" table:formula="of:=AVERAGE([.$G$4:.G82])" office:value-type="float" office:value="48.7010802531646">
            <text:p>48,701080253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354135">
            <text:p>0,0035413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3.0198">
            <text:p>43,0198</text:p>
          </table:table-cell>
          <table:table-cell table:style-name="ce3" table:formula="of:=AVERAGE([.$G$4:.G83])" office:value-type="float" office:value="48.63006425">
            <text:p>48,6300642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6149">
            <text:p>0,0020614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6635">
            <text:p>51,6635</text:p>
          </table:table-cell>
          <table:table-cell table:style-name="ce3" table:formula="of:=AVERAGE([.$G$4:.G84])" office:value-type="float" office:value="48.6675140740741">
            <text:p>48,667514074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617">
            <text:p>0,002061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9121">
            <text:p>55,9121</text:p>
          </table:table-cell>
          <table:table-cell table:style-name="ce3" table:formula="of:=AVERAGE([.$G$4:.G85])" office:value-type="float" office:value="48.7558626829268">
            <text:p>48,755862682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23177">
            <text:p>0,0022317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3.0331">
            <text:p>43,0331</text:p>
          </table:table-cell>
          <table:table-cell table:style-name="ce3" table:formula="of:=AVERAGE([.$G$4:.G86])" office:value-type="float" office:value="48.6869137349398">
            <text:p>48,686913734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12435">
            <text:p>0,0021243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0334">
            <text:p>53,0334</text:p>
          </table:table-cell>
          <table:table-cell table:style-name="ce3" table:formula="of:=AVERAGE([.$G$4:.G87])" office:value-type="float" office:value="48.7386576190476">
            <text:p>48,73865761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18365">
            <text:p>0,0021836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3708">
            <text:p>53,3708</text:p>
          </table:table-cell>
          <table:table-cell table:style-name="ce3" table:formula="of:=AVERAGE([.$G$4:.G88])" office:value-type="float" office:value="48.7931534117647">
            <text:p>48,793153411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5713">
            <text:p>0,0017571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9.0918">
            <text:p>49,0918</text:p>
          </table:table-cell>
          <table:table-cell table:style-name="ce3" table:formula="of:=AVERAGE([.$G$4:.G89])" office:value-type="float" office:value="48.7966260465116">
            <text:p>48,796626046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99955">
            <text:p>0,0019995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5717">
            <text:p>47,5717</text:p>
          </table:table-cell>
          <table:table-cell table:style-name="ce3" table:formula="of:=AVERAGE([.$G$4:.G90])" office:value-type="float" office:value="48.7825464367816">
            <text:p>48,782546436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4398">
            <text:p>0,0016439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345">
            <text:p>52,345</text:p>
          </table:table-cell>
          <table:table-cell table:style-name="ce3" table:formula="of:=AVERAGE([.$G$4:.G91])" office:value-type="float" office:value="48.8230288636364">
            <text:p>48,823028863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8936">
            <text:p>0,0020893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1658">
            <text:p>53,1658</text:p>
          </table:table-cell>
          <table:table-cell table:style-name="ce3" table:formula="of:=AVERAGE([.$G$4:.G92])" office:value-type="float" office:value="48.8718240449438">
            <text:p>48,871824044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1501">
            <text:p>0,0017150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2083">
            <text:p>50,2083</text:p>
          </table:table-cell>
          <table:table-cell table:style-name="ce3" table:formula="of:=AVERAGE([.$G$4:.G93])" office:value-type="float" office:value="48.8866737777778">
            <text:p>48,886673777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3799">
            <text:p>0,0017379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7057">
            <text:p>53,7057</text:p>
          </table:table-cell>
          <table:table-cell table:style-name="ce3" table:formula="of:=AVERAGE([.$G$4:.G94])" office:value-type="float" office:value="48.9396301098901">
            <text:p>48,939630109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2371">
            <text:p>0,0020237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8489">
            <text:p>52,8489</text:p>
          </table:table-cell>
          <table:table-cell table:style-name="ce3" table:formula="of:=AVERAGE([.$G$4:.G95])" office:value-type="float" office:value="48.9821221739131">
            <text:p>48,982122173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17526">
            <text:p>0,0021752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5.6871">
            <text:p>45,6871</text:p>
          </table:table-cell>
          <table:table-cell table:style-name="ce3" table:formula="of:=AVERAGE([.$G$4:.G96])" office:value-type="float" office:value="48.946691827957">
            <text:p>48,94669182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601358">
            <text:p>0,0060135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3.2416">
            <text:p>43,2416</text:p>
          </table:table-cell>
          <table:table-cell table:style-name="ce3" table:formula="of:=AVERAGE([.$G$4:.G97])" office:value-type="float" office:value="48.8859993617021">
            <text:p>48,885999361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30377">
            <text:p>0,0023037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3656">
            <text:p>54,3656</text:p>
          </table:table-cell>
          <table:table-cell table:style-name="ce3" table:formula="of:=AVERAGE([.$G$4:.G98])" office:value-type="float" office:value="48.9436793684211">
            <text:p>48,943679368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7583">
            <text:p>0,0016758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7084">
            <text:p>53,7084</text:p>
          </table:table-cell>
          <table:table-cell table:style-name="ce3" table:formula="of:=AVERAGE([.$G$4:.G99])" office:value-type="float" office:value="48.993311875">
            <text:p>48,99331187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99235">
            <text:p>0,0019923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3.5026">
            <text:p>43,5026</text:p>
          </table:table-cell>
          <table:table-cell table:style-name="ce3" table:formula="of:=AVERAGE([.$G$4:.G100])" office:value-type="float" office:value="48.9367065979382">
            <text:p>48,936706597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5733">
            <text:p>0,0016573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4.9394">
            <text:p>64,9394</text:p>
          </table:table-cell>
          <table:table-cell table:style-name="ce3" table:formula="of:=AVERAGE([.$G$4:.G101])" office:value-type="float" office:value="49.0999993877551">
            <text:p>49,099999387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13371">
            <text:p>0,0021337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2167">
            <text:p>52,2167</text:p>
          </table:table-cell>
          <table:table-cell table:style-name="ce3" table:formula="of:=AVERAGE([.$G$4:.G102])" office:value-type="float" office:value="49.1314812121212">
            <text:p>49,131481212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9051">
            <text:p>0,0017905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4.4481">
            <text:p>44,4481</text:p>
          </table:table-cell>
          <table:table-cell table:style-name="ce3" table:formula="of:=AVERAGE([.$G$4:.G103])" office:value-type="float" office:value="49.0846474">
            <text:p>49,084647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6348">
            <text:p>0,0017634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9.1727">
            <text:p>39,1727</text:p>
          </table:table-cell>
          <table:table-cell table:style-name="ce3" table:formula="of:=AVERAGE([.$G$4:.G104])" office:value-type="float" office:value="48.9865093069307">
            <text:p>48,986509306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15403">
            <text:p>0,0021540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0705">
            <text:p>50,0705</text:p>
          </table:table-cell>
          <table:table-cell table:style-name="ce3" table:formula="of:=AVERAGE([.$G$4:.G105])" office:value-type="float" office:value="48.9971366666667">
            <text:p>48,997136666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8105">
            <text:p>0,0020810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2063">
            <text:p>51,2063</text:p>
          </table:table-cell>
          <table:table-cell table:style-name="ce3" table:formula="of:=AVERAGE([.$G$4:.G106])" office:value-type="float" office:value="49.018584854369">
            <text:p>49,018584854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37208">
            <text:p>0,0023720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4.5459">
            <text:p>44,5459</text:p>
          </table:table-cell>
          <table:table-cell table:style-name="ce3" table:formula="of:=AVERAGE([.$G$4:.G107])" office:value-type="float" office:value="48.9755782692308">
            <text:p>48,975578269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783">
            <text:p>0,0015878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2.012">
            <text:p>62,012</text:p>
          </table:table-cell>
          <table:table-cell table:style-name="ce3" table:formula="of:=AVERAGE([.$G$4:.G108])" office:value-type="float" office:value="49.0997346666667">
            <text:p>49,099734666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2694">
            <text:p>0,0016269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236">
            <text:p>50,236</text:p>
          </table:table-cell>
          <table:table-cell table:style-name="ce3" table:formula="of:=AVERAGE([.$G$4:.G109])" office:value-type="float" office:value="49.1104541509434">
            <text:p>49,110454150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91895">
            <text:p>0,0019189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4.7087">
            <text:p>44,7087</text:p>
          </table:table-cell>
          <table:table-cell table:style-name="ce3" table:formula="of:=AVERAGE([.$G$4:.G110])" office:value-type="float" office:value="49.0693162616823">
            <text:p>49,069316261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83346">
            <text:p>0,0018334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3.2434">
            <text:p>63,2434</text:p>
          </table:table-cell>
          <table:table-cell table:style-name="ce3" table:formula="of:=AVERAGE([.$G$4:.G111])" office:value-type="float" office:value="49.2005577777778">
            <text:p>49,200557777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3146">
            <text:p>0,0020314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2.4069">
            <text:p>62,4069</text:p>
          </table:table-cell>
          <table:table-cell table:style-name="ce3" table:formula="of:=AVERAGE([.$G$4:.G112])" office:value-type="float" office:value="49.321716880734">
            <text:p>49,321716880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735774">
            <text:p>0,0073577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6.0109">
            <text:p>46,0109</text:p>
          </table:table-cell>
          <table:table-cell table:style-name="ce3" table:formula="of:=AVERAGE([.$G$4:.G113])" office:value-type="float" office:value="49.2916185454546">
            <text:p>49,291618545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81489">
            <text:p>0,0018148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2398">
            <text:p>55,2398</text:p>
          </table:table-cell>
          <table:table-cell table:style-name="ce3" table:formula="of:=AVERAGE([.$G$4:.G114])" office:value-type="float" office:value="49.3452057657658">
            <text:p>49,345205765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42229">
            <text:p>0,0024222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3.5405">
            <text:p>43,5405</text:p>
          </table:table-cell>
          <table:table-cell table:style-name="ce3" table:formula="of:=AVERAGE([.$G$4:.G115])" office:value-type="float" office:value="49.2933780357143">
            <text:p>49,293378035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85421">
            <text:p>0,0018542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0268">
            <text:p>55,0268</text:p>
          </table:table-cell>
          <table:table-cell table:style-name="ce3" table:formula="of:=AVERAGE([.$G$4:.G116])" office:value-type="float" office:value="49.3441162831859">
            <text:p>49,344116283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6571">
            <text:p>0,0016657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7068">
            <text:p>57,7068</text:p>
          </table:table-cell>
          <table:table-cell table:style-name="ce3" table:formula="of:=AVERAGE([.$G$4:.G117])" office:value-type="float" office:value="49.4174731578948">
            <text:p>49,417473157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52119">
            <text:p>0,0025211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117">
            <text:p>47,117</text:p>
          </table:table-cell>
          <table:table-cell table:style-name="ce3" table:formula="of:=AVERAGE([.$G$4:.G118])" office:value-type="float" office:value="49.3974690434783">
            <text:p>49,397469043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20446">
            <text:p>0,0022044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2.1246">
            <text:p>42,1246</text:p>
          </table:table-cell>
          <table:table-cell table:style-name="ce3" table:formula="of:=AVERAGE([.$G$4:.G119])" office:value-type="float" office:value="49.3347718965517">
            <text:p>49,334771896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31334">
            <text:p>0,0023133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7871">
            <text:p>50,7871</text:p>
          </table:table-cell>
          <table:table-cell table:style-name="ce3" table:formula="of:=AVERAGE([.$G$4:.G120])" office:value-type="float" office:value="49.347184957265">
            <text:p>49,347184957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98181">
            <text:p>0,0019818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6.9404">
            <text:p>26,9404</text:p>
          </table:table-cell>
          <table:table-cell table:style-name="ce3" table:formula="of:=AVERAGE([.$G$4:.G121])" office:value-type="float" office:value="49.1572969491526">
            <text:p>49,157296949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16311">
            <text:p>0,0021631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3.9714">
            <text:p>43,9714</text:p>
          </table:table-cell>
          <table:table-cell table:style-name="ce3" table:formula="of:=AVERAGE([.$G$4:.G122])" office:value-type="float" office:value="49.1137179831933">
            <text:p>49,113717983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727">
            <text:p>0,0015872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1.3301">
            <text:p>61,3301</text:p>
          </table:table-cell>
          <table:table-cell table:style-name="ce3" table:formula="of:=AVERAGE([.$G$4:.G123])" office:value-type="float" office:value="49.2155211666667">
            <text:p>49,215521166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5767">
            <text:p>0,0016576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6.4753">
            <text:p>56,4753</text:p>
          </table:table-cell>
          <table:table-cell table:style-name="ce3" table:formula="of:=AVERAGE([.$G$4:.G124])" office:value-type="float" office:value="49.275519338843">
            <text:p>49,275519338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6068">
            <text:p>0,0016606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857">
            <text:p>55,857</text:p>
          </table:table-cell>
          <table:table-cell table:style-name="ce3" table:formula="of:=AVERAGE([.$G$4:.G125])" office:value-type="float" office:value="49.3294659016394">
            <text:p>49,329465901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2464">
            <text:p>0,0016246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3.0675">
            <text:p>63,0675</text:p>
          </table:table-cell>
          <table:table-cell table:style-name="ce3" table:formula="of:=AVERAGE([.$G$4:.G126])" office:value-type="float" office:value="49.4411572357724">
            <text:p>49,441157235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0691">
            <text:p>0,0017069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1.1852">
            <text:p>61,1852</text:p>
          </table:table-cell>
          <table:table-cell table:style-name="ce3" table:formula="of:=AVERAGE([.$G$4:.G127])" office:value-type="float" office:value="49.5358672580645">
            <text:p>49,53586725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2024">
            <text:p>0,0016202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5.4705">
            <text:p>65,4705</text:p>
          </table:table-cell>
          <table:table-cell table:style-name="ce3" table:formula="of:=AVERAGE([.$G$4:.G128])" office:value-type="float" office:value="49.66334432">
            <text:p>49,6633443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99501">
            <text:p>0,0019950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9.1161">
            <text:p>39,1161</text:p>
          </table:table-cell>
          <table:table-cell table:style-name="ce3" table:formula="of:=AVERAGE([.$G$4:.G129])" office:value-type="float" office:value="49.5796360317461">
            <text:p>49,579636031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9448">
            <text:p>0,0016944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0.802">
            <text:p>60,802</text:p>
          </table:table-cell>
          <table:table-cell table:style-name="ce3" table:formula="of:=AVERAGE([.$G$4:.G130])" office:value-type="float" office:value="49.6680011023622">
            <text:p>49,668001102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9673">
            <text:p>0,0017967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1019">
            <text:p>52,1019</text:p>
          </table:table-cell>
          <table:table-cell table:style-name="ce3" table:formula="of:=AVERAGE([.$G$4:.G131])" office:value-type="float" office:value="49.6870159375">
            <text:p>49,687015937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3436">
            <text:p>0,0017343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5.6817">
            <text:p>65,6817</text:p>
          </table:table-cell>
          <table:table-cell table:style-name="ce3" table:formula="of:=AVERAGE([.$G$4:.G132])" office:value-type="float" office:value="49.8110057364341">
            <text:p>49,811005736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7891">
            <text:p>0,0016789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1004">
            <text:p>50,1004</text:p>
          </table:table-cell>
          <table:table-cell table:style-name="ce3" table:formula="of:=AVERAGE([.$G$4:.G133])" office:value-type="float" office:value="49.8132318461539">
            <text:p>49,813231846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6515">
            <text:p>0,0016651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3728">
            <text:p>53,3728</text:p>
          </table:table-cell>
          <table:table-cell table:style-name="ce3" table:formula="of:=AVERAGE([.$G$4:.G134])" office:value-type="float" office:value="49.8404041221374">
            <text:p>49,840404122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7855">
            <text:p>0,0016785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4906">
            <text:p>53,4906</text:p>
          </table:table-cell>
          <table:table-cell table:style-name="ce3" table:formula="of:=AVERAGE([.$G$4:.G135])" office:value-type="float" office:value="49.8680571212122">
            <text:p>49,868057121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2502">
            <text:p>0,002250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3.2077">
            <text:p>43,2077</text:p>
          </table:table-cell>
          <table:table-cell table:style-name="ce3" table:formula="of:=AVERAGE([.$G$4:.G136])" office:value-type="float" office:value="49.8179792481203">
            <text:p>49,81797924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84729">
            <text:p>0,0018472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0.2223">
            <text:p>60,2223</text:p>
          </table:table-cell>
          <table:table-cell table:style-name="ce3" table:formula="of:=AVERAGE([.$G$4:.G137])" office:value-type="float" office:value="49.8956234328359">
            <text:p>49,895623432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7749">
            <text:p>0,0020774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2.834">
            <text:p>42,834</text:p>
          </table:table-cell>
          <table:table-cell table:style-name="ce3" table:formula="of:=AVERAGE([.$G$4:.G138])" office:value-type="float" office:value="49.8433151111111">
            <text:p>49,843315111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10305">
            <text:p>0,0021030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528">
            <text:p>55,528</text:p>
          </table:table-cell>
          <table:table-cell table:style-name="ce3" table:formula="of:=AVERAGE([.$G$4:.G139])" office:value-type="float" office:value="49.8851142647059">
            <text:p>49,885114264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8317">
            <text:p>0,0016831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3032">
            <text:p>55,3032</text:p>
          </table:table-cell>
          <table:table-cell table:style-name="ce3" table:formula="of:=AVERAGE([.$G$4:.G140])" office:value-type="float" office:value="49.9246623357664">
            <text:p>49,924662335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312">
            <text:p>0,001631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6.715">
            <text:p>56,715</text:p>
          </table:table-cell>
          <table:table-cell table:style-name="ce3" table:formula="of:=AVERAGE([.$G$4:.G141])" office:value-type="float" office:value="49.9738676811595">
            <text:p>49,973867681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0033">
            <text:p>0,0016003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2.6242">
            <text:p>42,6242</text:p>
          </table:table-cell>
          <table:table-cell table:style-name="ce3" table:formula="of:=AVERAGE([.$G$4:.G142])" office:value-type="float" office:value="49.9209923741008">
            <text:p>49,920992374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8388">
            <text:p>0,0017838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6.5594">
            <text:p>46,5594</text:p>
          </table:table-cell>
          <table:table-cell table:style-name="ce3" table:formula="of:=AVERAGE([.$G$4:.G143])" office:value-type="float" office:value="49.896981">
            <text:p>49,8969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9259">
            <text:p>0,0016925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3.6875">
            <text:p>43,6875</text:p>
          </table:table-cell>
          <table:table-cell table:style-name="ce3" table:formula="of:=AVERAGE([.$G$4:.G144])" office:value-type="float" office:value="49.8529421276596">
            <text:p>49,852942127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47432">
            <text:p>0,0024743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6.305">
            <text:p>46,305</text:p>
          </table:table-cell>
          <table:table-cell table:style-name="ce3" table:formula="of:=AVERAGE([.$G$4:.G145])" office:value-type="float" office:value="49.8279566197183">
            <text:p>49,827956619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9349">
            <text:p>0,0015934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1.8118">
            <text:p>61,8118</text:p>
          </table:table-cell>
          <table:table-cell table:style-name="ce3" table:formula="of:=AVERAGE([.$G$4:.G146])" office:value-type="float" office:value="49.9117597202798">
            <text:p>49,911759720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0529">
            <text:p>0,0016052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6.6568">
            <text:p>56,6568</text:p>
          </table:table-cell>
          <table:table-cell table:style-name="ce3" table:formula="of:=AVERAGE([.$G$4:.G147])" office:value-type="float" office:value="49.9586002777778">
            <text:p>49,958600277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5914">
            <text:p>0,0016591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7235">
            <text:p>53,7235</text:p>
          </table:table-cell>
          <table:table-cell table:style-name="ce3" table:formula="of:=AVERAGE([.$G$4:.G148])" office:value-type="float" office:value="49.9845651034483">
            <text:p>49,984565103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88612">
            <text:p>0,0018861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8623">
            <text:p>52,8623</text:p>
          </table:table-cell>
          <table:table-cell table:style-name="ce3" table:formula="of:=AVERAGE([.$G$4:.G149])" office:value-type="float" office:value="50.0042756164384">
            <text:p>50,004275616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12358">
            <text:p>0,0021235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4.6749">
            <text:p>44,6749</text:p>
          </table:table-cell>
          <table:table-cell table:style-name="ce3" table:formula="of:=AVERAGE([.$G$4:.G150])" office:value-type="float" office:value="49.9680213605443">
            <text:p>49,968021360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5977">
            <text:p>0,0016597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6.6117">
            <text:p>46,6117</text:p>
          </table:table-cell>
          <table:table-cell table:style-name="ce3" table:formula="of:=AVERAGE([.$G$4:.G151])" office:value-type="float" office:value="49.9453435135136">
            <text:p>49,945343513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6263">
            <text:p>0,0016626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1.0357">
            <text:p>41,0357</text:p>
          </table:table-cell>
          <table:table-cell table:style-name="ce3" table:formula="of:=AVERAGE([.$G$4:.G152])" office:value-type="float" office:value="49.8855472483222">
            <text:p>49,885547248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898">
            <text:p>0,001689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2637">
            <text:p>50,2637</text:p>
          </table:table-cell>
          <table:table-cell table:style-name="ce3" table:formula="of:=AVERAGE([.$G$4:.G153])" office:value-type="float" office:value="49.8880682666667">
            <text:p>49,888068266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1019">
            <text:p>0,0017101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8.6928">
            <text:p>58,6928</text:p>
          </table:table-cell>
          <table:table-cell table:style-name="ce3" table:formula="of:=AVERAGE([.$G$4:.G154])" office:value-type="float" office:value="49.9463777483444">
            <text:p>49,946377748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15871">
            <text:p>0,0021587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14">
            <text:p>57,14</text:p>
          </table:table-cell>
          <table:table-cell table:style-name="ce3" table:formula="of:=AVERAGE([.$G$4:.G155])" office:value-type="float" office:value="49.9937042105264">
            <text:p>49,993704210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939">
            <text:p>0,002093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8.0318">
            <text:p>58,0318</text:p>
          </table:table-cell>
          <table:table-cell table:style-name="ce3" table:formula="of:=AVERAGE([.$G$4:.G156])" office:value-type="float" office:value="50.0462407843138">
            <text:p>50,046240784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0964">
            <text:p>0,0017096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6.5133">
            <text:p>56,5133</text:p>
          </table:table-cell>
          <table:table-cell table:style-name="ce3" table:formula="of:=AVERAGE([.$G$4:.G157])" office:value-type="float" office:value="50.0882346753247">
            <text:p>50,088234675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85134">
            <text:p>0,0018513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9.3648">
            <text:p>59,3648</text:p>
          </table:table-cell>
          <table:table-cell table:style-name="ce3" table:formula="of:=AVERAGE([.$G$4:.G158])" office:value-type="float" office:value="50.148083483871">
            <text:p>50,148083483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8309">
            <text:p>0,0016830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3988">
            <text:p>57,3988</text:p>
          </table:table-cell>
          <table:table-cell table:style-name="ce3" table:formula="of:=AVERAGE([.$G$4:.G159])" office:value-type="float" office:value="50.1945624358975">
            <text:p>50,194562435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217">
            <text:p>0,001621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2566">
            <text:p>54,2566</text:p>
          </table:table-cell>
          <table:table-cell table:style-name="ce3" table:formula="of:=AVERAGE([.$G$4:.G160])" office:value-type="float" office:value="50.2204352866242">
            <text:p>50,220435286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3665">
            <text:p>0,0016366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8.3583">
            <text:p>28,3583</text:p>
          </table:table-cell>
          <table:table-cell table:style-name="ce3" table:formula="of:=AVERAGE([.$G$4:.G161])" office:value-type="float" office:value="50.0820673417722">
            <text:p>50,082067341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568163">
            <text:p>0,0056816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9.2802">
            <text:p>39,2802</text:p>
          </table:table-cell>
          <table:table-cell table:style-name="ce3" table:formula="of:=AVERAGE([.$G$4:.G162])" office:value-type="float" office:value="50.0141310691824">
            <text:p>50,014131069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1263">
            <text:p>0,0016126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2507">
            <text:p>57,2507</text:p>
          </table:table-cell>
          <table:table-cell table:style-name="ce3" table:formula="of:=AVERAGE([.$G$4:.G163])" office:value-type="float" office:value="50.059359625">
            <text:p>50,05935962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0321">
            <text:p>0,0017032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955">
            <text:p>52,955</text:p>
          </table:table-cell>
          <table:table-cell table:style-name="ce3" table:formula="of:=AVERAGE([.$G$4:.G164])" office:value-type="float" office:value="50.0773449689441">
            <text:p>50,077344968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4077">
            <text:p>0,0016407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8.6616">
            <text:p>58,6616</text:p>
          </table:table-cell>
          <table:table-cell table:style-name="ce3" table:formula="of:=AVERAGE([.$G$4:.G165])" office:value-type="float" office:value="50.1303341975309">
            <text:p>50,130334197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25614">
            <text:p>0,0022561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4.4764">
            <text:p>44,4764</text:p>
          </table:table-cell>
          <table:table-cell table:style-name="ce3" table:formula="of:=AVERAGE([.$G$4:.G166])" office:value-type="float" office:value="50.0956474846626">
            <text:p>50,095647484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81537">
            <text:p>0,0018153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0854">
            <text:p>50,0854</text:p>
          </table:table-cell>
          <table:table-cell table:style-name="ce3" table:formula="of:=AVERAGE([.$G$4:.G167])" office:value-type="float" office:value="50.095585">
            <text:p>50,09558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7479">
            <text:p>0,0016747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8.3272">
            <text:p>38,3272</text:p>
          </table:table-cell>
          <table:table-cell table:style-name="ce3" table:formula="of:=AVERAGE([.$G$4:.G168])" office:value-type="float" office:value="50.0242614545455">
            <text:p>50,024261454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8094">
            <text:p>0,0017809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9.1405">
            <text:p>59,1405</text:p>
          </table:table-cell>
          <table:table-cell table:style-name="ce3" table:formula="of:=AVERAGE([.$G$4:.G169])" office:value-type="float" office:value="50.0791785542169">
            <text:p>50,079178554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12938">
            <text:p>0,0021293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2804">
            <text:p>54,2804</text:p>
          </table:table-cell>
          <table:table-cell table:style-name="ce3" table:formula="of:=AVERAGE([.$G$4:.G170])" office:value-type="float" office:value="50.1043355688623">
            <text:p>50,104335568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96588">
            <text:p>0,0019658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6.715">
            <text:p>56,715</text:p>
          </table:table-cell>
          <table:table-cell table:style-name="ce3" table:formula="of:=AVERAGE([.$G$4:.G171])" office:value-type="float" office:value="50.1436847619048">
            <text:p>50,143684761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71311">
            <text:p>0,0027131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4.8733">
            <text:p>44,8733</text:p>
          </table:table-cell>
          <table:table-cell table:style-name="ce3" table:formula="of:=AVERAGE([.$G$4:.G172])" office:value-type="float" office:value="50.1124990532545">
            <text:p>50,112499053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98858">
            <text:p>0,0019885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8.4779">
            <text:p>48,4779</text:p>
          </table:table-cell>
          <table:table-cell table:style-name="ce3" table:formula="of:=AVERAGE([.$G$4:.G173])" office:value-type="float" office:value="50.1028837647059">
            <text:p>50,102883764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5565">
            <text:p>0,0016556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3557">
            <text:p>55,3557</text:p>
          </table:table-cell>
          <table:table-cell table:style-name="ce3" table:formula="of:=AVERAGE([.$G$4:.G174])" office:value-type="float" office:value="50.1336019883041">
            <text:p>50,133601988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3749">
            <text:p>0,0016374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9.1998">
            <text:p>59,1998</text:p>
          </table:table-cell>
          <table:table-cell table:style-name="ce3" table:formula="of:=AVERAGE([.$G$4:.G175])" office:value-type="float" office:value="50.1863124418605">
            <text:p>50,186312441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81866">
            <text:p>0,0018186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5374">
            <text:p>57,5374</text:p>
          </table:table-cell>
          <table:table-cell table:style-name="ce3" table:formula="of:=AVERAGE([.$G$4:.G176])" office:value-type="float" office:value="50.2288042774567">
            <text:p>50,228804277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0404">
            <text:p>0,0016040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2456">
            <text:p>55,2456</text:p>
          </table:table-cell>
          <table:table-cell table:style-name="ce3" table:formula="of:=AVERAGE([.$G$4:.G177])" office:value-type="float" office:value="50.2576364367816">
            <text:p>50,257636436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94696">
            <text:p>0,0019469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6.948">
            <text:p>36,948</text:p>
          </table:table-cell>
          <table:table-cell table:style-name="ce3" table:formula="of:=AVERAGE([.$G$4:.G178])" office:value-type="float" office:value="50.1815813714286">
            <text:p>50,181581371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631">
            <text:p>0,002063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9.7081">
            <text:p>29,7081</text:p>
          </table:table-cell>
          <table:table-cell table:style-name="ce3" table:formula="of:=AVERAGE([.$G$4:.G179])" office:value-type="float" office:value="50.0652547727273">
            <text:p>50,065254772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9432">
            <text:p>0,0020943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5691">
            <text:p>50,5691</text:p>
          </table:table-cell>
          <table:table-cell table:style-name="ce3" table:formula="of:=AVERAGE([.$G$4:.G180])" office:value-type="float" office:value="50.0681013559322">
            <text:p>50,068101355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356252">
            <text:p>0,0035625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3596">
            <text:p>47,3596</text:p>
          </table:table-cell>
          <table:table-cell table:style-name="ce3" table:formula="of:=AVERAGE([.$G$4:.G181])" office:value-type="float" office:value="50.0528850561798">
            <text:p>50,052885056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2736">
            <text:p>0,0016273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7035">
            <text:p>52,7035</text:p>
          </table:table-cell>
          <table:table-cell table:style-name="ce3" table:formula="of:=AVERAGE([.$G$4:.G182])" office:value-type="float" office:value="50.0676929608939">
            <text:p>50,067692960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1795">
            <text:p>0,0017179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2194">
            <text:p>51,2194</text:p>
          </table:table-cell>
          <table:table-cell table:style-name="ce3" table:formula="of:=AVERAGE([.$G$4:.G183])" office:value-type="float" office:value="50.0740913333333">
            <text:p>50,074091333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93">
            <text:p>0,001589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8.1291">
            <text:p>58,1291</text:p>
          </table:table-cell>
          <table:table-cell table:style-name="ce3" table:formula="of:=AVERAGE([.$G$4:.G184])" office:value-type="float" office:value="50.1185941436464">
            <text:p>50,118594143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3373">
            <text:p>0,0017337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9.2625">
            <text:p>59,2625</text:p>
          </table:table-cell>
          <table:table-cell table:style-name="ce3" table:formula="of:=AVERAGE([.$G$4:.G185])" office:value-type="float" office:value="50.1688353846154">
            <text:p>50,168835384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902">
            <text:p>0,0015890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651">
            <text:p>55,651</text:p>
          </table:table-cell>
          <table:table-cell table:style-name="ce3" table:formula="of:=AVERAGE([.$G$4:.G186])" office:value-type="float" office:value="50.198792568306">
            <text:p>50,198792568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5475">
            <text:p>0,0017547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6302">
            <text:p>50,6302</text:p>
          </table:table-cell>
          <table:table-cell table:style-name="ce3" table:formula="of:=AVERAGE([.$G$4:.G187])" office:value-type="float" office:value="50.2011371739131">
            <text:p>50,201137173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7856">
            <text:p>0,0016785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5841">
            <text:p>51,5841</text:p>
          </table:table-cell>
          <table:table-cell table:style-name="ce3" table:formula="of:=AVERAGE([.$G$4:.G188])" office:value-type="float" office:value="50.2086126486487">
            <text:p>50,208612648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1976">
            <text:p>0,0017197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8.1702">
            <text:p>58,1702</text:p>
          </table:table-cell>
          <table:table-cell table:style-name="ce3" table:formula="of:=AVERAGE([.$G$4:.G189])" office:value-type="float" office:value="50.2514168817205">
            <text:p>50,251416881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23519">
            <text:p>0,0022351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4059">
            <text:p>57,4059</text:p>
          </table:table-cell>
          <table:table-cell table:style-name="ce3" table:formula="of:=AVERAGE([.$G$4:.G190])" office:value-type="float" office:value="50.2896761497326">
            <text:p>50,289676149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9229">
            <text:p>0,0020922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4056">
            <text:p>50,4056</text:p>
          </table:table-cell>
          <table:table-cell table:style-name="ce3" table:formula="of:=AVERAGE([.$G$4:.G191])" office:value-type="float" office:value="50.2902927659575">
            <text:p>50,29029276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2506">
            <text:p>0,0016250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8311">
            <text:p>54,8311</text:p>
          </table:table-cell>
          <table:table-cell table:style-name="ce3" table:formula="of:=AVERAGE([.$G$4:.G192])" office:value-type="float" office:value="50.3143182010582">
            <text:p>50,314318201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2574">
            <text:p>0,002257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5.4505">
            <text:p>45,4505</text:p>
          </table:table-cell>
          <table:table-cell table:style-name="ce3" table:formula="of:=AVERAGE([.$G$4:.G193])" office:value-type="float" office:value="50.2887191578948">
            <text:p>50,288719157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96078">
            <text:p>0,0019607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4662">
            <text:p>52,4662</text:p>
          </table:table-cell>
          <table:table-cell table:style-name="ce3" table:formula="of:=AVERAGE([.$G$4:.G194])" office:value-type="float" office:value="50.3001195811519">
            <text:p>50,300119581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37396">
            <text:p>0,0023739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9.1954">
            <text:p>49,1954</text:p>
          </table:table-cell>
          <table:table-cell table:style-name="ce3" table:formula="of:=AVERAGE([.$G$4:.G195])" office:value-type="float" office:value="50.2943658333334">
            <text:p>50,294365833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4329">
            <text:p>0,0016432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8.0518">
            <text:p>58,0518</text:p>
          </table:table-cell>
          <table:table-cell table:style-name="ce3" table:formula="of:=AVERAGE([.$G$4:.G196])" office:value-type="float" office:value="50.3345597927461">
            <text:p>50,334559792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99947">
            <text:p>0,0019994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2267">
            <text:p>55,2267</text:p>
          </table:table-cell>
          <table:table-cell table:style-name="ce3" table:formula="of:=AVERAGE([.$G$4:.G197])" office:value-type="float" office:value="50.3597770103093">
            <text:p>50,359777010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407">
            <text:p>0,00240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8.9428">
            <text:p>48,9428</text:p>
          </table:table-cell>
          <table:table-cell table:style-name="ce3" table:formula="of:=AVERAGE([.$G$4:.G198])" office:value-type="float" office:value="50.3525104615385">
            <text:p>50,352510461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8918">
            <text:p>0,0017891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2954">
            <text:p>52,2954</text:p>
          </table:table-cell>
          <table:table-cell table:style-name="ce3" table:formula="of:=AVERAGE([.$G$4:.G199])" office:value-type="float" office:value="50.3624231632653">
            <text:p>50,362423163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5221">
            <text:p>0,0020522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5.4795">
            <text:p>45,4795</text:p>
          </table:table-cell>
          <table:table-cell table:style-name="ce3" table:formula="of:=AVERAGE([.$G$4:.G200])" office:value-type="float" office:value="50.3376367512691">
            <text:p>50,337636751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8694">
            <text:p>0,0016869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6.3788">
            <text:p>56,3788</text:p>
          </table:table-cell>
          <table:table-cell table:style-name="ce3" table:formula="of:=AVERAGE([.$G$4:.G201])" office:value-type="float" office:value="50.3681476767677">
            <text:p>50,368147676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0272">
            <text:p>0,0017027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87">
            <text:p>57,87</text:p>
          </table:table-cell>
          <table:table-cell table:style-name="ce3" table:formula="of:=AVERAGE([.$G$4:.G202])" office:value-type="float" office:value="50.4058454271357">
            <text:p>50,405845427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0796">
            <text:p>0,0017079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3.4557">
            <text:p>43,4557</text:p>
          </table:table-cell>
          <table:table-cell table:style-name="ce3" table:formula="of:=AVERAGE([.$G$4:.G203])" office:value-type="float" office:value="50.3710947">
            <text:p>50,371094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4623">
            <text:p>0,0017462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6.7765">
            <text:p>56,7765</text:p>
          </table:table-cell>
          <table:table-cell table:style-name="ce3" table:formula="of:=AVERAGE([.$G$4:.G204])" office:value-type="float" office:value="50.4029623880597">
            <text:p>50,40296238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11548">
            <text:p>0,0021154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6178">
            <text:p>51,6178</text:p>
          </table:table-cell>
          <table:table-cell table:style-name="ce3" table:formula="of:=AVERAGE([.$G$4:.G205])" office:value-type="float" office:value="50.4089764356436">
            <text:p>50,408976435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5943">
            <text:p>0,0017594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5.4914">
            <text:p>45,4914</text:p>
          </table:table-cell>
          <table:table-cell table:style-name="ce3" table:formula="of:=AVERAGE([.$G$4:.G206])" office:value-type="float" office:value="50.3847519211823">
            <text:p>50,384751921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9015">
            <text:p>0,0016901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2.5539">
            <text:p>62,5539</text:p>
          </table:table-cell>
          <table:table-cell table:style-name="ce3" table:formula="of:=AVERAGE([.$G$4:.G207])" office:value-type="float" office:value="50.4444046078432">
            <text:p>50,444404607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3443">
            <text:p>0,0017344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8221">
            <text:p>55,8221</text:p>
          </table:table-cell>
          <table:table-cell table:style-name="ce3" table:formula="of:=AVERAGE([.$G$4:.G208])" office:value-type="float" office:value="50.4706372682927">
            <text:p>50,470637268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1033">
            <text:p>0,0017103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7072">
            <text:p>55,7072</text:p>
          </table:table-cell>
          <table:table-cell table:style-name="ce3" table:formula="of:=AVERAGE([.$G$4:.G209])" office:value-type="float" office:value="50.4960574757282">
            <text:p>50,496057475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951">
            <text:p>0,0015895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8804">
            <text:p>57,8804</text:p>
          </table:table-cell>
          <table:table-cell table:style-name="ce3" table:formula="of:=AVERAGE([.$G$4:.G210])" office:value-type="float" office:value="50.5317306280194">
            <text:p>50,53173062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33576">
            <text:p>0,0023357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7967">
            <text:p>47,7967</text:p>
          </table:table-cell>
          <table:table-cell table:style-name="ce3" table:formula="of:=AVERAGE([.$G$4:.G211])" office:value-type="float" office:value="50.5185814423077">
            <text:p>50,518581442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5996">
            <text:p>0,0020599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3627">
            <text:p>50,3627</text:p>
          </table:table-cell>
          <table:table-cell table:style-name="ce3" table:formula="of:=AVERAGE([.$G$4:.G212])" office:value-type="float" office:value="50.5178355980862">
            <text:p>50,51783559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2904">
            <text:p>0,0016290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1.6483">
            <text:p>61,6483</text:p>
          </table:table-cell>
          <table:table-cell table:style-name="ce3" table:formula="of:=AVERAGE([.$G$4:.G213])" office:value-type="float" office:value="50.5708378095239">
            <text:p>50,570837809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0976">
            <text:p>0,0016097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3.8772">
            <text:p>63,8772</text:p>
          </table:table-cell>
          <table:table-cell table:style-name="ce3" table:formula="of:=AVERAGE([.$G$4:.G214])" office:value-type="float" office:value="50.6339011374408">
            <text:p>50,633901137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8889">
            <text:p>0,0016888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3.6738">
            <text:p>43,6738</text:p>
          </table:table-cell>
          <table:table-cell table:style-name="ce3" table:formula="of:=AVERAGE([.$G$4:.G215])" office:value-type="float" office:value="50.6010704716982">
            <text:p>50,601070471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6871">
            <text:p>0,0016687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8.2137">
            <text:p>48,2137</text:p>
          </table:table-cell>
          <table:table-cell table:style-name="ce3" table:formula="of:=AVERAGE([.$G$4:.G216])" office:value-type="float" office:value="50.5898621596245">
            <text:p>50,589862159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96581">
            <text:p>0,0019658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9.0522">
            <text:p>59,0522</text:p>
          </table:table-cell>
          <table:table-cell table:style-name="ce3" table:formula="of:=AVERAGE([.$G$4:.G217])" office:value-type="float" office:value="50.6294057943926">
            <text:p>50,629405794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9501">
            <text:p>0,001950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5.9596">
            <text:p>65,9596</text:p>
          </table:table-cell>
          <table:table-cell table:style-name="ce3" table:formula="of:=AVERAGE([.$G$4:.G218])" office:value-type="float" office:value="50.7007090232559">
            <text:p>50,700709023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9391">
            <text:p>0,0015939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6.3089">
            <text:p>66,3089</text:p>
          </table:table-cell>
          <table:table-cell table:style-name="ce3" table:formula="of:=AVERAGE([.$G$4:.G219])" office:value-type="float" office:value="50.7729691666667">
            <text:p>50,772969166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6277">
            <text:p>0,0016627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7.4586">
            <text:p>67,4586</text:p>
          </table:table-cell>
          <table:table-cell table:style-name="ce3" table:formula="of:=AVERAGE([.$G$4:.G220])" office:value-type="float" office:value="50.8498614746544">
            <text:p>50,849861474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4316">
            <text:p>0,0017431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4.4782">
            <text:p>64,4782</text:p>
          </table:table-cell>
          <table:table-cell table:style-name="ce3" table:formula="of:=AVERAGE([.$G$4:.G221])" office:value-type="float" office:value="50.9123767889909">
            <text:p>50,91237678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1458">
            <text:p>0,0016145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6.4055">
            <text:p>66,4055</text:p>
          </table:table-cell>
          <table:table-cell table:style-name="ce3" table:formula="of:=AVERAGE([.$G$4:.G222])" office:value-type="float" office:value="50.9831216438357">
            <text:p>50,983121643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197">
            <text:p>0,0015819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8.3568">
            <text:p>68,3568</text:p>
          </table:table-cell>
          <table:table-cell table:style-name="ce3" table:formula="of:=AVERAGE([.$G$4:.G223])" office:value-type="float" office:value="51.062092909091">
            <text:p>51,062092909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623">
            <text:p>0,0015862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1.7298">
            <text:p>31,7298</text:p>
          </table:table-cell>
          <table:table-cell table:style-name="ce3" table:formula="of:=AVERAGE([.$G$4:.G224])" office:value-type="float" office:value="50.9746164705883">
            <text:p>50,974616470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82369">
            <text:p>0,0018236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5.4213">
            <text:p>25,4213</text:p>
          </table:table-cell>
          <table:table-cell table:style-name="ce3" table:formula="of:=AVERAGE([.$G$4:.G225])" office:value-type="float" office:value="50.8595114414415">
            <text:p>50,859511441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9098">
            <text:p>0,0015909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0.8425">
            <text:p>30,8425</text:p>
          </table:table-cell>
          <table:table-cell table:style-name="ce3" table:formula="of:=AVERAGE([.$G$4:.G226])" office:value-type="float" office:value="50.769749058296">
            <text:p>50,769749058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3023">
            <text:p>0,0016302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7.0184">
            <text:p>27,0184</text:p>
          </table:table-cell>
          <table:table-cell table:style-name="ce3" table:formula="of:=AVERAGE([.$G$4:.G227])" office:value-type="float" office:value="50.6637162500001">
            <text:p>50,6637162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7792">
            <text:p>0,0015779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9.0209">
            <text:p>29,0209</text:p>
          </table:table-cell>
          <table:table-cell table:style-name="ce3" table:formula="of:=AVERAGE([.$G$4:.G228])" office:value-type="float" office:value="50.5675259555556">
            <text:p>50,567525955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3421">
            <text:p>0,0016342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6.259">
            <text:p>26,259</text:p>
          </table:table-cell>
          <table:table-cell table:style-name="ce3" table:formula="of:=AVERAGE([.$G$4:.G229])" office:value-type="float" office:value="50.4599661061947">
            <text:p>50,459966106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907">
            <text:p>0,001590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0.3454">
            <text:p>30,3454</text:p>
          </table:table-cell>
          <table:table-cell table:style-name="ce3" table:formula="of:=AVERAGE([.$G$4:.G230])" office:value-type="float" office:value="50.3713556828194">
            <text:p>50,371355682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3211">
            <text:p>0,0016321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6.5944">
            <text:p>26,5944</text:p>
          </table:table-cell>
          <table:table-cell table:style-name="ce3" table:formula="of:=AVERAGE([.$G$4:.G231])" office:value-type="float" office:value="50.2670707894737">
            <text:p>50,267070789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9042">
            <text:p>0,0015904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0.7834">
            <text:p>30,7834</text:p>
          </table:table-cell>
          <table:table-cell table:style-name="ce3" table:formula="of:=AVERAGE([.$G$4:.G232])" office:value-type="float" office:value="50.181989257642">
            <text:p>50,181989257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4468">
            <text:p>0,0016446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9.9968">
            <text:p>29,9968</text:p>
          </table:table-cell>
          <table:table-cell table:style-name="ce3" table:formula="of:=AVERAGE([.$G$4:.G233])" office:value-type="float" office:value="50.0942275652174">
            <text:p>50,094227565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95066">
            <text:p>0,0019506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5.7566">
            <text:p>25,7566</text:p>
          </table:table-cell>
          <table:table-cell table:style-name="ce3" table:formula="of:=AVERAGE([.$G$4:.G234])" office:value-type="float" office:value="49.9888698701299">
            <text:p>49,988869870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3016">
            <text:p>0,00163016</text:p>
          </table:table-cell>
          <table:table-cell table:style-name="ce3" office:value-type="float" office:value="0.0115116">
            <text:p>0,0115116</text:p>
          </table:table-cell>
          <table:table-cell table:style-name="ce3" office:value-type="float" office:value="0.000046025">
            <text:p>0,000046025</text:p>
          </table:table-cell>
          <table:table-cell table:style-name="ce3" office:value-type="float" office:value="0.121961">
            <text:p>0,1219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1.6235">
            <text:p>21,6235</text:p>
          </table:table-cell>
          <table:table-cell table:style-name="ce3" table:formula="of:=AVERAGE([.$G$4:.G235])" office:value-type="float" office:value="49.8666053448276">
            <text:p>49,866605344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232">
            <text:p>0,00158232</text:p>
          </table:table-cell>
          <table:table-cell table:style-name="ce3" office:value-type="float" office:value="0.0150755">
            <text:p>0,0150755</text:p>
          </table:table-cell>
          <table:table-cell table:style-name="ce3" office:value-type="float" office:value="0.000045257">
            <text:p>0,000045257</text:p>
          </table:table-cell>
          <table:table-cell table:style-name="ce3" office:value-type="float" office:value="0.121961">
            <text:p>0,1219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4.0454">
            <text:p>24,0454</text:p>
          </table:table-cell>
          <table:table-cell table:style-name="ce3" table:formula="of:=AVERAGE([.$G$4:.G236])" office:value-type="float" office:value="49.7557847210301">
            <text:p>49,75578472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49">
            <text:p>0,0015849</text:p>
          </table:table-cell>
          <table:table-cell table:style-name="ce3" office:value-type="float" office:value="0.0201927">
            <text:p>0,0201927</text:p>
          </table:table-cell>
          <table:table-cell table:style-name="ce3" office:value-type="float" office:value="0.000056781">
            <text:p>0,000056781</text:p>
          </table:table-cell>
          <table:table-cell table:style-name="ce3" office:value-type="float" office:value="0.121961">
            <text:p>0,1219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.7526">
            <text:p>25,7526</text:p>
          </table:table-cell>
          <table:table-cell table:style-name="ce3" table:formula="of:=AVERAGE([.$G$4:.G237])" office:value-type="float" office:value="49.6532070085471">
            <text:p>49,653207008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9398">
            <text:p>0,00159398</text:p>
          </table:table-cell>
          <table:table-cell table:style-name="ce3" office:value-type="float" office:value="0.0142071">
            <text:p>0,0142071</text:p>
          </table:table-cell>
          <table:table-cell table:style-name="ce3" office:value-type="float" office:value="0.000042952">
            <text:p>0,000042952</text:p>
          </table:table-cell>
          <table:table-cell table:style-name="ce3" office:value-type="float" office:value="0.121961">
            <text:p>0,1219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1.3776">
            <text:p>31,3776</text:p>
          </table:table-cell>
          <table:table-cell table:style-name="ce3" table:formula="of:=AVERAGE([.$G$4:.G238])" office:value-type="float" office:value="49.5754384680852">
            <text:p>49,57543846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707">
            <text:p>0,00158707</text:p>
          </table:table-cell>
          <table:table-cell table:style-name="ce3" office:value-type="float" office:value="0.0105023">
            <text:p>0,0105023</text:p>
          </table:table-cell>
          <table:table-cell table:style-name="ce3" office:value-type="float" office:value="0.000049308">
            <text:p>0,000049308</text:p>
          </table:table-cell>
          <table:table-cell table:style-name="ce3" office:value-type="float" office:value="0.121961">
            <text:p>0,1219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3.2348">
            <text:p>33,2348</text:p>
          </table:table-cell>
          <table:table-cell table:style-name="ce3" table:formula="of:=AVERAGE([.$G$4:.G239])" office:value-type="float" office:value="49.5061984745763">
            <text:p>49,506198474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113">
            <text:p>0,0015811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7.1901">
            <text:p>37,1901</text:p>
          </table:table-cell>
          <table:table-cell table:style-name="ce3" table:formula="of:=AVERAGE([.$G$4:.G240])" office:value-type="float" office:value="49.454231814346">
            <text:p>49,454231814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4406">
            <text:p>0,00164406</text:p>
          </table:table-cell>
          <table:table-cell table:style-name="ce3" office:value-type="float" office:value="0.0149675">
            <text:p>0,0149675</text:p>
          </table:table-cell>
          <table:table-cell table:style-name="ce3" office:value-type="float" office:value="0.000067885">
            <text:p>0,000067885</text:p>
          </table:table-cell>
          <table:table-cell table:style-name="ce3" office:value-type="float" office:value="0.121961">
            <text:p>0,1219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9.4401">
            <text:p>19,4401</text:p>
          </table:table-cell>
          <table:table-cell table:style-name="ce3" table:formula="of:=AVERAGE([.$G$4:.G241])" office:value-type="float" office:value="49.3281220168068">
            <text:p>49,328122016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27367">
            <text:p>0,0022736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6.933">
            <text:p>46,933</text:p>
          </table:table-cell>
          <table:table-cell table:style-name="ce3" table:formula="of:=AVERAGE([.$G$4:.G242])" office:value-type="float" office:value="49.3181005857741">
            <text:p>49,318100585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0122">
            <text:p>0,00200122</text:p>
          </table:table-cell>
          <table:table-cell table:style-name="ce3" office:value-type="float" office:value="0.00700651">
            <text:p>0,00700651</text:p>
          </table:table-cell>
          <table:table-cell table:style-name="ce3" office:value-type="float" office:value="0.000072425">
            <text:p>0,000072425</text:p>
          </table:table-cell>
          <table:table-cell table:style-name="ce3" office:value-type="float" office:value="0.121961">
            <text:p>0,1219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5.5365">
            <text:p>35,5365</text:p>
          </table:table-cell>
          <table:table-cell table:style-name="ce3" table:formula="of:=AVERAGE([.$G$4:.G243])" office:value-type="float" office:value="49.2606772500001">
            <text:p>49,2606772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194">
            <text:p>0,001619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6.6086">
            <text:p>56,6086</text:p>
          </table:table-cell>
          <table:table-cell table:style-name="ce3" table:formula="of:=AVERAGE([.$G$4:.G244])" office:value-type="float" office:value="49.2911665560167">
            <text:p>49,29116655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7199">
            <text:p>0,0016719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6.2111">
            <text:p>56,2111</text:p>
          </table:table-cell>
          <table:table-cell table:style-name="ce3" table:formula="of:=AVERAGE([.$G$4:.G245])" office:value-type="float" office:value="49.3197613223141">
            <text:p>49,319761322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0447">
            <text:p>0,00170447</text:p>
          </table:table-cell>
          <table:table-cell table:style-name="ce3" office:value-type="float" office:value="0.0365429">
            <text:p>0,0365429</text:p>
          </table:table-cell>
          <table:table-cell table:style-name="ce3" office:value-type="float" office:value="0.00115454">
            <text:p>0,00115454</text:p>
          </table:table-cell>
          <table:table-cell table:style-name="ce3" office:value-type="float" office:value="0.00646873">
            <text:p>0,00646873</text:p>
          </table:table-cell>
          <table:table-cell table:style-name="ce3" office:value-type="float" office:value="0.000002724">
            <text:p>0,0000027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.3039">
            <text:p>16,3039</text:p>
          </table:table-cell>
          <table:table-cell table:style-name="ce3" table:formula="of:=AVERAGE([.$G$4:.G246])" office:value-type="float" office:value="49.183893580247">
            <text:p>49,183893580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99878">
            <text:p>0,0019987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6.0976">
            <text:p>56,0976</text:p>
          </table:table-cell>
          <table:table-cell table:style-name="ce3" table:formula="of:=AVERAGE([.$G$4:.G247])" office:value-type="float" office:value="49.212228442623">
            <text:p>49,212228442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280844">
            <text:p>0,0028084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6357">
            <text:p>50,6357</text:p>
          </table:table-cell>
          <table:table-cell table:style-name="ce3" table:formula="of:=AVERAGE([.$G$4:.G248])" office:value-type="float" office:value="49.2180385306123">
            <text:p>49,218038530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63169">
            <text:p>0,00163169</text:p>
          </table:table-cell>
          <table:table-cell table:style-name="ce3" office:value-type="float" office:value="0.00516166">
            <text:p>0,00516166</text:p>
          </table:table-cell>
          <table:table-cell table:style-name="ce3" office:value-type="float" office:value="0.00007885">
            <text:p>0,00007885</text:p>
          </table:table-cell>
          <table:table-cell table:style-name="ce3" office:value-type="float" office:value="0.00646873">
            <text:p>0,006468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1.9041">
            <text:p>41,9041</text:p>
          </table:table-cell>
          <table:table-cell table:style-name="ce3" table:formula="of:=AVERAGE([.$G$4:.G249])" office:value-type="float" office:value="49.1883070731708">
            <text:p>49,188307073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71718">
            <text:p>0,0017171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8067">
            <text:p>54,8067</text:p>
          </table:table-cell>
          <table:table-cell table:style-name="ce3" table:formula="of:=AVERAGE([.$G$4:.G250])" office:value-type="float" office:value="49.2110536032389">
            <text:p>49,211053603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6926">
            <text:p>0,0016926</text:p>
          </table:table-cell>
          <table:table-cell table:style-name="ce3" office:value-type="float" office:value="0.0193565">
            <text:p>0,0193565</text:p>
          </table:table-cell>
          <table:table-cell table:style-name="ce3" office:value-type="float" office:value="0.000074869">
            <text:p>0,000074869</text:p>
          </table:table-cell>
          <table:table-cell table:style-name="ce3" office:value-type="float" office:value="0.00646873">
            <text:p>0,006468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7.0871">
            <text:p>27,0871</text:p>
          </table:table-cell>
          <table:table-cell table:style-name="ce3" table:formula="of:=AVERAGE([.$G$4:.G251])" office:value-type="float" office:value="49.1218441129033">
            <text:p>49,121844112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59342">
            <text:p>0,00159342</text:p>
          </table:table-cell>
          <table:table-cell table:style-name="ce3" office:value-type="float" office:value="0.00961165">
            <text:p>0,00961165</text:p>
          </table:table-cell>
          <table:table-cell table:style-name="ce3" office:value-type="float" office:value="0.00013172">
            <text:p>0,00013172</text:p>
          </table:table-cell>
          <table:table-cell table:style-name="ce3" office:value-type="float" office:value="0.00646873">
            <text:p>0,006468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4.3219">
            <text:p>34,3219</text:p>
          </table:table-cell>
          <table:table-cell table:style-name="ce3" table:formula="of:=AVERAGE([.$G$4:.G252])" office:value-type="float" office:value="49.0624065863454">
            <text:p>49,062406586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78653">
            <text:p>0,00178653</text:p>
          </table:table-cell>
          <table:table-cell table:style-name="ce3" office:value-type="float" office:value="0.0174826">
            <text:p>0,0174826</text:p>
          </table:table-cell>
          <table:table-cell table:style-name="ce3" office:value-type="float" office:value="0.000069771">
            <text:p>0,000069771</text:p>
          </table:table-cell>
          <table:table-cell table:style-name="ce3" office:value-type="float" office:value="0.00646873">
            <text:p>0,006468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8.1889">
            <text:p>28,1889</text:p>
          </table:table-cell>
          <table:table-cell table:style-name="ce3" table:formula="of:=AVERAGE([.$G$4:.G253])" office:value-type="float" office:value="48.9789125600001">
            <text:p>48,9789125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8079">
            <text:p>0,0018079</text:p>
          </table:table-cell>
          <table:table-cell table:style-name="ce3" office:value-type="float" office:value="0.0305091">
            <text:p>0,0305091</text:p>
          </table:table-cell>
          <table:table-cell table:style-name="ce3" office:value-type="float" office:value="0.00102869">
            <text:p>0,00102869</text:p>
          </table:table-cell>
          <table:table-cell table:style-name="ce3" office:value-type="float" office:value="0.00809058">
            <text:p>0,00809058</text:p>
          </table:table-cell>
          <table:table-cell table:style-name="ce3" office:value-type="float" office:value="0.000003352">
            <text:p>0,00000335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7.4374">
            <text:p>17,4374</text:p>
          </table:table-cell>
          <table:table-cell table:style-name="ce3" table:formula="of:=AVERAGE([.$G$4:.G254])" office:value-type="float" office:value="48.8532491633467">
            <text:p>48,853249163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65">
            <text:p>65</text:p>
          </table:table-cell>
          <table:table-cell table:number-columns-repeated="5"/>
        </table:table-row>
        <table:table-row table:style-name="ro1">
          <table:table-cell table:style-name="ce3" office:value-type="float" office:value="0.00163134">
            <text:p>0,00163134</text:p>
          </table:table-cell>
          <table:table-cell table:style-name="ce3" office:value-type="float" office:value="0.0328272">
            <text:p>0,0328272</text:p>
          </table:table-cell>
          <table:table-cell table:style-name="ce3" office:value-type="float" office:value="0.000826496">
            <text:p>0,000826496</text:p>
          </table:table-cell>
          <table:table-cell table:style-name="ce3" office:value-type="float" office:value="0.00209495">
            <text:p>0,00209495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8.3412">
            <text:p>18,3412</text:p>
          </table:table-cell>
          <table:table-cell table:style-name="ce3" table:formula="of:=AVERAGE([.$G$4:.G255])" office:value-type="float" office:value="48.7321696031747">
            <text:p>48,732169603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7">
            <text:p>217</text:p>
          </table:table-cell>
          <table:table-cell table:style-name="ce3" office:value-type="float" office:value="140">
            <text:p>140</text:p>
          </table:table-cell>
          <table:table-cell table:number-columns-repeated="5"/>
        </table:table-row>
        <table:table-row table:style-name="ro1">
          <table:table-cell table:style-name="ce3" office:value-type="float" office:value="0.00158909">
            <text:p>0,00158909</text:p>
          </table:table-cell>
          <table:table-cell table:style-name="ce3" office:value-type="float" office:value="0.0309098">
            <text:p>0,0309098</text:p>
          </table:table-cell>
          <table:table-cell table:style-name="ce3" office:value-type="float" office:value="0.000069631">
            <text:p>0,000069631</text:p>
          </table:table-cell>
          <table:table-cell table:style-name="ce3" office:value-type="float" office:value="0.00209495">
            <text:p>0,0020949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0.942">
            <text:p>20,942</text:p>
          </table:table-cell>
          <table:table-cell table:style-name="ce3" table:formula="of:=AVERAGE([.$G$4:.G256])" office:value-type="float" office:value="48.6223270355732">
            <text:p>48,622327035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7">
            <text:p>217</text:p>
          </table:table-cell>
          <table:table-cell table:style-name="ce3" office:value-type="float" office:value="140">
            <text:p>140</text:p>
          </table:table-cell>
          <table:table-cell table:number-columns-repeated="5"/>
        </table:table-row>
        <table:table-row table:style-name="ro1">
          <table:table-cell table:style-name="ce3" office:value-type="float" office:value="0.00161703">
            <text:p>0,00161703</text:p>
          </table:table-cell>
          <table:table-cell table:style-name="ce3" office:value-type="float" office:value="0.0517243">
            <text:p>0,0517243</text:p>
          </table:table-cell>
          <table:table-cell table:style-name="ce3" office:value-type="float" office:value="0.00120867">
            <text:p>0,00120867</text:p>
          </table:table-cell>
          <table:table-cell table:style-name="ce3" office:value-type="float" office:value="0.00712559">
            <text:p>0,00712559</text:p>
          </table:table-cell>
          <table:table-cell table:style-name="ce3" office:value-type="float" office:value="0.000002444">
            <text:p>0,00000244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.1201">
            <text:p>13,1201</text:p>
          </table:table-cell>
          <table:table-cell table:style-name="ce3" table:formula="of:=AVERAGE([.$G$4:.G257])" office:value-type="float" office:value="48.482554488189">
            <text:p>48,482554488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69">
            <text:p>69</text:p>
          </table:table-cell>
          <table:table-cell table:number-columns-repeated="5"/>
        </table:table-row>
        <table:table-row table:style-name="ro1">
          <table:table-cell table:style-name="ce3" office:value-type="float" office:value="0.0016824">
            <text:p>0,0016824</text:p>
          </table:table-cell>
          <table:table-cell table:style-name="ce3" office:value-type="float" office:value="0.0453034">
            <text:p>0,0453034</text:p>
          </table:table-cell>
          <table:table-cell table:style-name="ce3" office:value-type="float" office:value="0.00147022">
            <text:p>0,00147022</text:p>
          </table:table-cell>
          <table:table-cell table:style-name="ce3" office:value-type="float" office:value="0.0363814">
            <text:p>0,0363814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.79412">
            <text:p>9,79412</text:p>
          </table:table-cell>
          <table:table-cell table:style-name="ce3" table:formula="of:=AVERAGE([.$G$4:.G258])" office:value-type="float" office:value="48.330835137255">
            <text:p>48,330835137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style-name="ce3" office:value-type="float" office:value="0.00157449">
            <text:p>0,00157449</text:p>
          </table:table-cell>
          <table:table-cell table:style-name="ce3" office:value-type="float" office:value="0.0544066">
            <text:p>0,0544066</text:p>
          </table:table-cell>
          <table:table-cell table:style-name="ce3" office:value-type="float" office:value="0.00503469">
            <text:p>0,00503469</text:p>
          </table:table-cell>
          <table:table-cell table:style-name="ce3" office:value-type="float" office:value="0.139854">
            <text:p>0,139854</text:p>
          </table:table-cell>
          <table:table-cell table:style-name="ce3" office:value-type="float" office:value="0.000006077">
            <text:p>0,000006077</text:p>
          </table:table-cell>
          <table:table-cell table:style-name="ce3" office:value-type="float" office:value="0.00893524">
            <text:p>0,00893524</text:p>
          </table:table-cell>
          <table:table-cell table:style-name="ce3" office:value-type="float" office:value="4.43607">
            <text:p>4,43607</text:p>
          </table:table-cell>
          <table:table-cell table:style-name="ce3" table:formula="of:=AVERAGE([.$G$4:.G259])" office:value-type="float" office:value="48.1593712109376">
            <text:p>48,1593712109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17">
            <text:p>17</text:p>
          </table:table-cell>
          <table:table-cell table:number-columns-repeated="5"/>
        </table:table-row>
        <table:table-row table:style-name="ro1">
          <table:table-cell table:style-name="ce3" office:value-type="float" office:value="0.00163211">
            <text:p>0,00163211</text:p>
          </table:table-cell>
          <table:table-cell table:style-name="ce3" office:value-type="float" office:value="0.0593047">
            <text:p>0,0593047</text:p>
          </table:table-cell>
          <table:table-cell table:style-name="ce3" office:value-type="float" office:value="0.0058512">
            <text:p>0,0058512</text:p>
          </table:table-cell>
          <table:table-cell table:style-name="ce3" office:value-type="float" office:value="0.122612">
            <text:p>0,122612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82935">
            <text:p>0,00882935</text:p>
          </table:table-cell>
          <table:table-cell table:style-name="ce3" office:value-type="float" office:value="4.64784">
            <text:p>4,64784</text:p>
          </table:table-cell>
          <table:table-cell table:style-name="ce3" table:formula="of:=AVERAGE([.$G$4:.G260])" office:value-type="float" office:value="47.9900656420234">
            <text:p>47,99006564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style-name="ce3" office:value-type="float" office:value="0.0048802">
            <text:p>0,0048802</text:p>
          </table:table-cell>
          <table:table-cell table:style-name="ce3" office:value-type="float" office:value="0.0585795">
            <text:p>0,0585795</text:p>
          </table:table-cell>
          <table:table-cell table:style-name="ce3" office:value-type="float" office:value="0.00439907">
            <text:p>0,00439907</text:p>
          </table:table-cell>
          <table:table-cell table:style-name="ce3" office:value-type="float" office:value="0.122505">
            <text:p>0,122505</text:p>
          </table:table-cell>
          <table:table-cell table:style-name="ce3" office:value-type="float" office:value="0.000003631">
            <text:p>0,000003631</text:p>
          </table:table-cell>
          <table:table-cell table:style-name="ce3" office:value-type="float" office:value="0.00881916">
            <text:p>0,00881916</text:p>
          </table:table-cell>
          <table:table-cell table:style-name="ce3" office:value-type="float" office:value="4.65211">
            <text:p>4,65211</text:p>
          </table:table-cell>
          <table:table-cell table:style-name="ce3" table:formula="of:=AVERAGE([.$G$4:.G261])" office:value-type="float" office:value="47.8220890697675">
            <text:p>47,822089069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05863">
            <text:p>0,00205863</text:p>
          </table:table-cell>
          <table:table-cell table:style-name="ce3" office:value-type="float" office:value="0.079051">
            <text:p>0,079051</text:p>
          </table:table-cell>
          <table:table-cell table:style-name="ce3" office:value-type="float" office:value="0.00540729">
            <text:p>0,00540729</text:p>
          </table:table-cell>
          <table:table-cell table:style-name="ce3" office:value-type="float" office:value="0.154827">
            <text:p>0,154827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95207">
            <text:p>0,00895207</text:p>
          </table:table-cell>
          <table:table-cell table:style-name="ce3" office:value-type="float" office:value="3.69352">
            <text:p>3,69352</text:p>
          </table:table-cell>
          <table:table-cell table:style-name="ce3" table:formula="of:=AVERAGE([.$G$4:.G262])" office:value-type="float" office:value="47.6517084942086">
            <text:p>47,651708494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style-name="ce3" office:value-type="float" office:value="0.0016539">
            <text:p>0,0016539</text:p>
          </table:table-cell>
          <table:table-cell table:style-name="ce3" office:value-type="float" office:value="0.0659012">
            <text:p>0,0659012</text:p>
          </table:table-cell>
          <table:table-cell table:style-name="ce3" office:value-type="float" office:value="0.00608796">
            <text:p>0,00608796</text:p>
          </table:table-cell>
          <table:table-cell table:style-name="ce3" office:value-type="float" office:value="0.123103">
            <text:p>0,123103</text:p>
          </table:table-cell>
          <table:table-cell table:style-name="ce3" office:value-type="float" office:value="0.000003701">
            <text:p>0,000003701</text:p>
          </table:table-cell>
          <table:table-cell table:style-name="ce3" office:value-type="float" office:value="0.0088772">
            <text:p>0,0088772</text:p>
          </table:table-cell>
          <table:table-cell table:style-name="ce3" office:value-type="float" office:value="4.38776">
            <text:p>4,38776</text:p>
          </table:table-cell>
          <table:table-cell table:style-name="ce3" table:formula="of:=AVERAGE([.$G$4:.G263])" office:value-type="float" office:value="47.4853086923078">
            <text:p>47,485308692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21">
            <text:p>21</text:p>
          </table:table-cell>
          <table:table-cell table:number-columns-repeated="5"/>
        </table:table-row>
        <table:table-row table:style-name="ro1">
          <table:table-cell table:style-name="ce3" office:value-type="float" office:value="0.00171438">
            <text:p>0,00171438</text:p>
          </table:table-cell>
          <table:table-cell table:style-name="ce3" office:value-type="float" office:value="0.067328">
            <text:p>0,067328</text:p>
          </table:table-cell>
          <table:table-cell table:style-name="ce3" office:value-type="float" office:value="0.00385969">
            <text:p>0,00385969</text:p>
          </table:table-cell>
          <table:table-cell table:style-name="ce3" office:value-type="float" office:value="0.123571">
            <text:p>0,123571</text:p>
          </table:table-cell>
          <table:table-cell table:style-name="ce3" office:value-type="float" office:value="0.000002584">
            <text:p>0,00000258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57427">
            <text:p>4,57427</text:p>
          </table:table-cell>
          <table:table-cell table:style-name="ce3" table:formula="of:=AVERAGE([.$G$4:.G264])" office:value-type="float" office:value="47.3208985823755">
            <text:p>47,320898582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style-name="ce3" office:value-type="float" office:value="0.0023734">
            <text:p>0,0023734</text:p>
          </table:table-cell>
          <table:table-cell table:style-name="ce3" office:value-type="float" office:value="0.0662699">
            <text:p>0,0662699</text:p>
          </table:table-cell>
          <table:table-cell table:style-name="ce3" office:value-type="float" office:value="0.00287402">
            <text:p>0,00287402</text:p>
          </table:table-cell>
          <table:table-cell table:style-name="ce3" office:value-type="float" office:value="0.121252">
            <text:p>0,121252</text:p>
          </table:table-cell>
          <table:table-cell table:style-name="ce3" office:value-type="float" office:value="0.000002515">
            <text:p>0,0000025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68698">
            <text:p>4,68698</text:p>
          </table:table-cell>
          <table:table-cell table:style-name="ce3" table:formula="of:=AVERAGE([.$G$4:.G265])" office:value-type="float" office:value="47.1581737022901">
            <text:p>47,158173702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30">
            <text:p>30</text:p>
          </table:table-cell>
          <table:table-cell table:number-columns-repeated="5"/>
        </table:table-row>
        <table:table-row table:style-name="ro1">
          <table:table-cell table:style-name="ce3" office:value-type="float" office:value="0.00164392">
            <text:p>0,00164392</text:p>
          </table:table-cell>
          <table:table-cell table:style-name="ce3" office:value-type="float" office:value="0.0737347">
            <text:p>0,0737347</text:p>
          </table:table-cell>
          <table:table-cell table:style-name="ce3" office:value-type="float" office:value="0.00646427">
            <text:p>0,00646427</text:p>
          </table:table-cell>
          <table:table-cell table:style-name="ce3" office:value-type="float" office:value="0.0768075">
            <text:p>0,0768075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917598">
            <text:p>0,00917598</text:p>
          </table:table-cell>
          <table:table-cell table:style-name="ce3" office:value-type="float" office:value="5.36009">
            <text:p>5,36009</text:p>
          </table:table-cell>
          <table:table-cell table:style-name="ce3" table:formula="of:=AVERAGE([.$G$4:.G266])" office:value-type="float" office:value="46.9992456273765">
            <text:p>46,999245627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style-name="ce3" office:value-type="float" office:value="0.00164643">
            <text:p>0,00164643</text:p>
          </table:table-cell>
          <table:table-cell table:style-name="ce3" office:value-type="float" office:value="0.111497">
            <text:p>0,111497</text:p>
          </table:table-cell>
          <table:table-cell table:style-name="ce3" office:value-type="float" office:value="0.00487385">
            <text:p>0,00487385</text:p>
          </table:table-cell>
          <table:table-cell table:style-name="ce3" office:value-type="float" office:value="0.124104">
            <text:p>0,124104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.79716">
            <text:p>3,79716</text:p>
          </table:table-cell>
          <table:table-cell table:style-name="ce3" table:formula="of:=AVERAGE([.$G$4:.G267])" office:value-type="float" office:value="46.8356013636364">
            <text:p>46,835601363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34">
            <text:p>134</text:p>
          </table:table-cell>
          <table:table-cell table:style-name="ce3"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style-name="ce3" office:value-type="float" office:value="0.00164587">
            <text:p>0,00164587</text:p>
          </table:table-cell>
          <table:table-cell table:style-name="ce3" office:value-type="float" office:value="0.0928571">
            <text:p>0,0928571</text:p>
          </table:table-cell>
          <table:table-cell table:style-name="ce3" office:value-type="float" office:value="0.0065962">
            <text:p>0,0065962</text:p>
          </table:table-cell>
          <table:table-cell table:style-name="ce3" office:value-type="float" office:value="0.0672363">
            <text:p>0,0672363</text:p>
          </table:table-cell>
          <table:table-cell table:style-name="ce3" office:value-type="float" office:value="0.000003423">
            <text:p>0,000003423</text:p>
          </table:table-cell>
          <table:table-cell table:style-name="ce3" office:value-type="float" office:value="0.0089337">
            <text:p>0,0089337</text:p>
          </table:table-cell>
          <table:table-cell table:style-name="ce3" office:value-type="float" office:value="5.09139">
            <text:p>5,09139</text:p>
          </table:table-cell>
          <table:table-cell table:style-name="ce3" table:formula="of:=AVERAGE([.$G$4:.G268])" office:value-type="float" office:value="46.6780760377359">
            <text:p>46,678076037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39">
            <text:p>39</text:p>
          </table:table-cell>
          <table:table-cell table:number-columns-repeated="5"/>
        </table:table-row>
        <table:table-row table:style-name="ro1">
          <table:table-cell table:style-name="ce3" office:value-type="float" office:value="0.00155634">
            <text:p>0,00155634</text:p>
          </table:table-cell>
          <table:table-cell table:style-name="ce3" office:value-type="float" office:value="0.0671282">
            <text:p>0,0671282</text:p>
          </table:table-cell>
          <table:table-cell table:style-name="ce3" office:value-type="float" office:value="0.00334712">
            <text:p>0,00334712</text:p>
          </table:table-cell>
          <table:table-cell table:style-name="ce3" office:value-type="float" office:value="0.134862">
            <text:p>0,134862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49946">
            <text:p>4,49946</text:p>
          </table:table-cell>
          <table:table-cell table:style-name="ce3" table:formula="of:=AVERAGE([.$G$4:.G269])" office:value-type="float" office:value="46.5195098120301">
            <text:p>46,51950981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number-columns-repeated="5"/>
        </table:table-row>
        <table:table-row table:style-name="ro1">
          <table:table-cell table:style-name="ce3" office:value-type="float" office:value="0.00162129">
            <text:p>0,00162129</text:p>
          </table:table-cell>
          <table:table-cell table:style-name="ce3" office:value-type="float" office:value="0.073297">
            <text:p>0,073297</text:p>
          </table:table-cell>
          <table:table-cell table:style-name="ce3" office:value-type="float" office:value="0.00623638">
            <text:p>0,00623638</text:p>
          </table:table-cell>
          <table:table-cell table:style-name="ce3" office:value-type="float" office:value="0.0348262">
            <text:p>0,0348262</text:p>
          </table:table-cell>
          <table:table-cell table:style-name="ce3" office:value-type="float" office:value="0.000003632">
            <text:p>0,000003632</text:p>
          </table:table-cell>
          <table:table-cell table:style-name="ce3" office:value-type="float" office:value="0.00898915">
            <text:p>0,00898915</text:p>
          </table:table-cell>
          <table:table-cell table:style-name="ce3" office:value-type="float" office:value="7.0363">
            <text:p>7,0363</text:p>
          </table:table-cell>
          <table:table-cell table:style-name="ce3" table:formula="of:=AVERAGE([.$G$4:.G270])" office:value-type="float" office:value="46.3716326217229">
            <text:p>46,371632621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style-name="ce3" office:value-type="float" office:value="0.0016502">
            <text:p>0,0016502</text:p>
          </table:table-cell>
          <table:table-cell table:style-name="ce3" office:value-type="float" office:value="0.0700872">
            <text:p>0,0700872</text:p>
          </table:table-cell>
          <table:table-cell table:style-name="ce3" office:value-type="float" office:value="0.00515838">
            <text:p>0,00515838</text:p>
          </table:table-cell>
          <table:table-cell table:style-name="ce3" office:value-type="float" office:value="0.0940178">
            <text:p>0,0940178</text:p>
          </table:table-cell>
          <table:table-cell table:style-name="ce3" office:value-type="float" office:value="0.000003283">
            <text:p>0,000003283</text:p>
          </table:table-cell>
          <table:table-cell table:style-name="ce3" office:value-type="float" office:value="0.00893139">
            <text:p>0,00893139</text:p>
          </table:table-cell>
          <table:table-cell table:style-name="ce3" office:value-type="float" office:value="5.02149">
            <text:p>5,02149</text:p>
          </table:table-cell>
          <table:table-cell table:style-name="ce3" table:formula="of:=AVERAGE([.$G$4:.G271])" office:value-type="float" office:value="46.2173410447762">
            <text:p>46,217341044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style-name="ce3" office:value-type="float" office:value="0.00161877">
            <text:p>0,00161877</text:p>
          </table:table-cell>
          <table:table-cell table:style-name="ce3" office:value-type="float" office:value="0.0722633">
            <text:p>0,0722633</text:p>
          </table:table-cell>
          <table:table-cell table:style-name="ce3" office:value-type="float" office:value="0.00570887">
            <text:p>0,00570887</text:p>
          </table:table-cell>
          <table:table-cell table:style-name="ce3" office:value-type="float" office:value="0.0235302">
            <text:p>0,0235302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90667">
            <text:p>0,00890667</text:p>
          </table:table-cell>
          <table:table-cell table:style-name="ce3" office:value-type="float" office:value="7.74516">
            <text:p>7,74516</text:p>
          </table:table-cell>
          <table:table-cell table:style-name="ce3" table:formula="of:=AVERAGE([.$G$4:.G272])" office:value-type="float" office:value="46.0743217843867">
            <text:p>46,074321784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48">
            <text:p>48</text:p>
          </table:table-cell>
          <table:table-cell table:number-columns-repeated="5"/>
        </table:table-row>
        <table:table-row table:style-name="ro1">
          <table:table-cell table:style-name="ce3" office:value-type="float" office:value="0.00161263">
            <text:p>0,00161263</text:p>
          </table:table-cell>
          <table:table-cell table:style-name="ce3" office:value-type="float" office:value="0.0834989">
            <text:p>0,0834989</text:p>
          </table:table-cell>
          <table:table-cell table:style-name="ce3" office:value-type="float" office:value="0.00422586">
            <text:p>0,00422586</text:p>
          </table:table-cell>
          <table:table-cell table:style-name="ce3" office:value-type="float" office:value="0.123515">
            <text:p>0,123515</text:p>
          </table:table-cell>
          <table:table-cell table:style-name="ce3" office:value-type="float" office:value="0.000003632">
            <text:p>0,000003632</text:p>
          </table:table-cell>
          <table:table-cell table:style-name="ce3" office:value-type="float" office:value="0.00923255">
            <text:p>0,00923255</text:p>
          </table:table-cell>
          <table:table-cell table:style-name="ce3" office:value-type="float" office:value="4.1834">
            <text:p>4,1834</text:p>
          </table:table-cell>
          <table:table-cell table:style-name="ce3" table:formula="of:=AVERAGE([.$G$4:.G273])" office:value-type="float" office:value="45.9191702222223">
            <text:p>45,919170222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6998">
            <text:p>0,00176998</text:p>
          </table:table-cell>
          <table:table-cell table:style-name="ce3" office:value-type="float" office:value="0.0803675">
            <text:p>0,0803675</text:p>
          </table:table-cell>
          <table:table-cell table:style-name="ce3" office:value-type="float" office:value="0.00616758">
            <text:p>0,00616758</text:p>
          </table:table-cell>
          <table:table-cell table:style-name="ce3" office:value-type="float" office:value="0.0128009">
            <text:p>0,0128009</text:p>
          </table:table-cell>
          <table:table-cell table:style-name="ce3" office:value-type="float" office:value="0.000002934">
            <text:p>0,000002934</text:p>
          </table:table-cell>
          <table:table-cell table:style-name="ce3" office:value-type="float" office:value="0.00880889">
            <text:p>0,00880889</text:p>
          </table:table-cell>
          <table:table-cell table:style-name="ce3" office:value-type="float" office:value="7.81042">
            <text:p>7,81042</text:p>
          </table:table-cell>
          <table:table-cell table:style-name="ce3" table:formula="of:=AVERAGE([.$G$4:.G274])" office:value-type="float" office:value="45.7785475276753">
            <text:p>45,778547527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34">
            <text:p>134</text:p>
          </table:table-cell>
          <table:table-cell table:style-name="ce3" office:value-type="float" office:value="54">
            <text:p>54</text:p>
          </table:table-cell>
          <table:table-cell table:number-columns-repeated="5"/>
        </table:table-row>
        <table:table-row table:style-name="ro1">
          <table:table-cell table:style-name="ce3" office:value-type="float" office:value="0.00166584">
            <text:p>0,00166584</text:p>
          </table:table-cell>
          <table:table-cell table:style-name="ce3" office:value-type="float" office:value="0.0787822">
            <text:p>0,0787822</text:p>
          </table:table-cell>
          <table:table-cell table:style-name="ce3" office:value-type="float" office:value="0.00589541">
            <text:p>0,00589541</text:p>
          </table:table-cell>
          <table:table-cell table:style-name="ce3" office:value-type="float" office:value="0.0175753">
            <text:p>0,0175753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873675">
            <text:p>0,00873675</text:p>
          </table:table-cell>
          <table:table-cell table:style-name="ce3" office:value-type="float" office:value="7.73651">
            <text:p>7,73651</text:p>
          </table:table-cell>
          <table:table-cell table:style-name="ce3" table:formula="of:=AVERAGE([.$G$4:.G275])" office:value-type="float" office:value="45.6386870955883">
            <text:p>45,638687095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0.00164405">
            <text:p>0,00164405</text:p>
          </table:table-cell>
          <table:table-cell table:style-name="ce3" office:value-type="float" office:value="0.0869194">
            <text:p>0,0869194</text:p>
          </table:table-cell>
          <table:table-cell table:style-name="ce3" office:value-type="float" office:value="0.00640099">
            <text:p>0,00640099</text:p>
          </table:table-cell>
          <table:table-cell table:style-name="ce3" office:value-type="float" office:value="0.00766322">
            <text:p>0,00766322</text:p>
          </table:table-cell>
          <table:table-cell table:style-name="ce3" office:value-type="float" office:value="0.000002584">
            <text:p>0,000002584</text:p>
          </table:table-cell>
          <table:table-cell table:style-name="ce3" office:value-type="float" office:value="0.00938152">
            <text:p>0,00938152</text:p>
          </table:table-cell>
          <table:table-cell table:style-name="ce3" office:value-type="float" office:value="7.68669">
            <text:p>7,68669</text:p>
          </table:table-cell>
          <table:table-cell table:style-name="ce3" table:formula="of:=AVERAGE([.$G$4:.G276])" office:value-type="float" office:value="45.4996687912089">
            <text:p>45,499668791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59">
            <text:p>59</text:p>
          </table:table-cell>
          <table:table-cell table:number-columns-repeated="5"/>
        </table:table-row>
        <table:table-row table:style-name="ro1">
          <table:table-cell table:style-name="ce3" office:value-type="float" office:value="0.00158797">
            <text:p>0,00158797</text:p>
          </table:table-cell>
          <table:table-cell table:style-name="ce3" office:value-type="float" office:value="0.0919224">
            <text:p>0,0919224</text:p>
          </table:table-cell>
          <table:table-cell table:style-name="ce3" office:value-type="float" office:value="0.00319864">
            <text:p>0,00319864</text:p>
          </table:table-cell>
          <table:table-cell table:style-name="ce3" office:value-type="float" office:value="0.122577">
            <text:p>0,122577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21534">
            <text:p>4,21534</text:p>
          </table:table-cell>
          <table:table-cell table:style-name="ce3" table:formula="of:=AVERAGE([.$G$4:.G277])" office:value-type="float" office:value="45.3489960583942">
            <text:p>45,348996058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3" office:value-type="float" office:value="0.00160243">
            <text:p>0,00160243</text:p>
          </table:table-cell>
          <table:table-cell table:style-name="ce3" office:value-type="float" office:value="0.0999217">
            <text:p>0,0999217</text:p>
          </table:table-cell>
          <table:table-cell table:style-name="ce3" office:value-type="float" office:value="0.00416112">
            <text:p>0,00416112</text:p>
          </table:table-cell>
          <table:table-cell table:style-name="ce3" office:value-type="float" office:value="0.122496">
            <text:p>0,122496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14175">
            <text:p>4,14175</text:p>
          </table:table-cell>
          <table:table-cell table:style-name="ce3" table:formula="of:=AVERAGE([.$G$4:.G278])" office:value-type="float" office:value="45.1991515272728">
            <text:p>45,199151527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9">
            <text:p>19</text:p>
          </table:table-cell>
          <table:table-cell table:number-columns-repeated="5"/>
        </table:table-row>
        <table:table-row table:style-name="ro1">
          <table:table-cell table:style-name="ce3" office:value-type="float" office:value="0.00171438">
            <text:p>0,00171438</text:p>
          </table:table-cell>
          <table:table-cell table:style-name="ce3" office:value-type="float" office:value="0.10935">
            <text:p>0,10935</text:p>
          </table:table-cell>
          <table:table-cell table:style-name="ce3" office:value-type="float" office:value="0.00584645">
            <text:p>0,00584645</text:p>
          </table:table-cell>
          <table:table-cell table:style-name="ce3" office:value-type="float" office:value="0.116958">
            <text:p>0,116958</text:p>
          </table:table-cell>
          <table:table-cell table:style-name="ce3" office:value-type="float" office:value="0.000003353">
            <text:p>0,000003353</text:p>
          </table:table-cell>
          <table:table-cell table:style-name="ce3" office:value-type="float" office:value="0.00921697">
            <text:p>0,00921697</text:p>
          </table:table-cell>
          <table:table-cell table:style-name="ce3" office:value-type="float" office:value="3.83828">
            <text:p>3,83828</text:p>
          </table:table-cell>
          <table:table-cell table:style-name="ce3" table:formula="of:=AVERAGE([.$G$4:.G279])" office:value-type="float" office:value="45.0492932971015">
            <text:p>45,049293297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30">
            <text:p>30</text:p>
          </table:table-cell>
          <table:table-cell table:number-columns-repeated="5"/>
        </table:table-row>
        <table:table-row table:style-name="ro1">
          <table:table-cell table:style-name="ce3" office:value-type="float" office:value="0.00160669">
            <text:p>0,00160669</text:p>
          </table:table-cell>
          <table:table-cell table:style-name="ce3" office:value-type="float" office:value="0.098147">
            <text:p>0,098147</text:p>
          </table:table-cell>
          <table:table-cell table:style-name="ce3" office:value-type="float" office:value="0.00329">
            <text:p>0,00329</text:p>
          </table:table-cell>
          <table:table-cell table:style-name="ce3" office:value-type="float" office:value="0.14908">
            <text:p>0,14908</text:p>
          </table:table-cell>
          <table:table-cell table:style-name="ce3" office:value-type="float" office:value="0.000002724">
            <text:p>0,0000027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.70292">
            <text:p>3,70292</text:p>
          </table:table-cell>
          <table:table-cell table:style-name="ce3" table:formula="of:=AVERAGE([.$G$4:.G280])" office:value-type="float" office:value="44.9000284115524">
            <text:p>44,900028411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7">
            <text:p>17</text:p>
          </table:table-cell>
          <table:table-cell table:number-columns-repeated="5"/>
        </table:table-row>
        <table:table-row table:style-name="ro1">
          <table:table-cell table:style-name="ce3" office:value-type="float" office:value="0.00159244">
            <text:p>0,00159244</text:p>
          </table:table-cell>
          <table:table-cell table:style-name="ce3" office:value-type="float" office:value="0.120153">
            <text:p>0,120153</text:p>
          </table:table-cell>
          <table:table-cell table:style-name="ce3" office:value-type="float" office:value="0.00622597">
            <text:p>0,00622597</text:p>
          </table:table-cell>
          <table:table-cell table:style-name="ce3" office:value-type="float" office:value="0.105073">
            <text:p>0,105073</text:p>
          </table:table-cell>
          <table:table-cell table:style-name="ce3" office:value-type="float" office:value="0.000003772">
            <text:p>0,00000377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.95557">
            <text:p>3,95557</text:p>
          </table:table-cell>
          <table:table-cell table:style-name="ce3" table:formula="of:=AVERAGE([.$G$4:.G281])" office:value-type="float" office:value="44.7527461870504">
            <text:p>44,752746187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29">
            <text:p>29</text:p>
          </table:table-cell>
          <table:table-cell table:number-columns-repeated="5"/>
        </table:table-row>
        <table:table-row table:style-name="ro1">
          <table:table-cell table:style-name="ce3" office:value-type="float" office:value="0.00201882">
            <text:p>0,00201882</text:p>
          </table:table-cell>
          <table:table-cell table:style-name="ce3" office:value-type="float" office:value="0.107289">
            <text:p>0,107289</text:p>
          </table:table-cell>
          <table:table-cell table:style-name="ce3" office:value-type="float" office:value="0.00591189">
            <text:p>0,00591189</text:p>
          </table:table-cell>
          <table:table-cell table:style-name="ce3" office:value-type="float" office:value="0.105857">
            <text:p>0,105857</text:p>
          </table:table-cell>
          <table:table-cell table:style-name="ce3" office:value-type="float" office:value="0.000002864">
            <text:p>0,000002864</text:p>
          </table:table-cell>
          <table:table-cell table:style-name="ce3" office:value-type="float" office:value="0.00918707">
            <text:p>0,00918707</text:p>
          </table:table-cell>
          <table:table-cell table:style-name="ce3" office:value-type="float" office:value="4.02267">
            <text:p>4,02267</text:p>
          </table:table-cell>
          <table:table-cell table:style-name="ce3" table:formula="of:=AVERAGE([.$G$4:.G282])" office:value-type="float" office:value="44.6067602508961">
            <text:p>44,6067602509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style-name="ce3" office:value-type="float" office:value="0.00206813">
            <text:p>0,00206813</text:p>
          </table:table-cell>
          <table:table-cell table:style-name="ce3" office:value-type="float" office:value="0.102321">
            <text:p>0,102321</text:p>
          </table:table-cell>
          <table:table-cell table:style-name="ce3" office:value-type="float" office:value="0.00551331">
            <text:p>0,00551331</text:p>
          </table:table-cell>
          <table:table-cell table:style-name="ce3" office:value-type="float" office:value="0.0657647">
            <text:p>0,0657647</text:p>
          </table:table-cell>
          <table:table-cell table:style-name="ce3" office:value-type="float" office:value="0.000003142">
            <text:p>0,00000314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19224">
            <text:p>5,19224</text:p>
          </table:table-cell>
          <table:table-cell table:style-name="ce3" table:formula="of:=AVERAGE([.$G$4:.G283])" office:value-type="float" office:value="44.4659941071429">
            <text:p>44,465994107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style-name="ce3" office:value-type="float" office:value="0.00160494">
            <text:p>0,00160494</text:p>
          </table:table-cell>
          <table:table-cell table:style-name="ce3" office:value-type="float" office:value="0.109179">
            <text:p>0,109179</text:p>
          </table:table-cell>
          <table:table-cell table:style-name="ce3" office:value-type="float" office:value="0.00686626">
            <text:p>0,00686626</text:p>
          </table:table-cell>
          <table:table-cell table:style-name="ce3" office:value-type="float" office:value="0.0228633">
            <text:p>0,0228633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918107">
            <text:p>0,00918107</text:p>
          </table:table-cell>
          <table:table-cell table:style-name="ce3" office:value-type="float" office:value="6.02573">
            <text:p>6,02573</text:p>
          </table:table-cell>
          <table:table-cell table:style-name="ce3" table:formula="of:=AVERAGE([.$G$4:.G284])" office:value-type="float" office:value="44.3291960142349">
            <text:p>44,329196014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45">
            <text:p>45</text:p>
          </table:table-cell>
          <table:table-cell table:number-columns-repeated="5"/>
        </table:table-row>
        <table:table-row table:style-name="ro1">
          <table:table-cell table:style-name="ce3" office:value-type="float" office:value="0.00159091">
            <text:p>0,00159091</text:p>
          </table:table-cell>
          <table:table-cell table:style-name="ce3" office:value-type="float" office:value="0.118725">
            <text:p>0,118725</text:p>
          </table:table-cell>
          <table:table-cell table:style-name="ce3" office:value-type="float" office:value="0.00574833">
            <text:p>0,00574833</text:p>
          </table:table-cell>
          <table:table-cell table:style-name="ce3" office:value-type="float" office:value="0.0987365">
            <text:p>0,0987365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9131">
            <text:p>0,009131</text:p>
          </table:table-cell>
          <table:table-cell table:style-name="ce3" office:value-type="float" office:value="3.99442">
            <text:p>3,99442</text:p>
          </table:table-cell>
          <table:table-cell table:style-name="ce3" table:formula="of:=AVERAGE([.$G$4:.G285])" office:value-type="float" office:value="44.1861648936171">
            <text:p>44,186164893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style-name="ce3" office:value-type="float" office:value="0.0015768">
            <text:p>0,0015768</text:p>
          </table:table-cell>
          <table:table-cell table:style-name="ce3" office:value-type="float" office:value="0.108414">
            <text:p>0,108414</text:p>
          </table:table-cell>
          <table:table-cell table:style-name="ce3" office:value-type="float" office:value="0.00645079">
            <text:p>0,00645079</text:p>
          </table:table-cell>
          <table:table-cell table:style-name="ce3" office:value-type="float" office:value="0.0209412">
            <text:p>0,0209412</text:p>
          </table:table-cell>
          <table:table-cell table:style-name="ce3" office:value-type="float" office:value="0.000003212">
            <text:p>0,000003212</text:p>
          </table:table-cell>
          <table:table-cell table:style-name="ce3" office:value-type="float" office:value="0.00915984">
            <text:p>0,00915984</text:p>
          </table:table-cell>
          <table:table-cell table:style-name="ce3" office:value-type="float" office:value="6.11812">
            <text:p>6,11812</text:p>
          </table:table-cell>
          <table:table-cell table:style-name="ce3" table:formula="of:=AVERAGE([.$G$4:.G286])" office:value-type="float" office:value="44.0516488339223">
            <text:p>44,0516488339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49">
            <text:p>49</text:p>
          </table:table-cell>
          <table:table-cell table:number-columns-repeated="5"/>
        </table:table-row>
        <table:table-row table:style-name="ro1">
          <table:table-cell table:style-name="ce3" office:value-type="float" office:value="0.00159573">
            <text:p>0,00159573</text:p>
          </table:table-cell>
          <table:table-cell table:style-name="ce3" office:value-type="float" office:value="0.111577">
            <text:p>0,111577</text:p>
          </table:table-cell>
          <table:table-cell table:style-name="ce3" office:value-type="float" office:value="0.00676444">
            <text:p>0,00676444</text:p>
          </table:table-cell>
          <table:table-cell table:style-name="ce3" office:value-type="float" office:value="0.00687821">
            <text:p>0,00687821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915943">
            <text:p>0,00915943</text:p>
          </table:table-cell>
          <table:table-cell table:style-name="ce3" office:value-type="float" office:value="6.50754">
            <text:p>6,50754</text:p>
          </table:table-cell>
          <table:table-cell table:style-name="ce3" table:formula="of:=AVERAGE([.$G$4:.G287])" office:value-type="float" office:value="43.9194512676057">
            <text:p>43,919451267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63">
            <text:p>63</text:p>
          </table:table-cell>
          <table:table-cell table:number-columns-repeated="5"/>
        </table:table-row>
        <table:table-row table:style-name="ro1">
          <table:table-cell table:style-name="ce3" office:value-type="float" office:value="0.00327742">
            <text:p>0,00327742</text:p>
          </table:table-cell>
          <table:table-cell table:style-name="ce3" office:value-type="float" office:value="0.108562">
            <text:p>0,108562</text:p>
          </table:table-cell>
          <table:table-cell table:style-name="ce3" office:value-type="float" office:value="0.00624538">
            <text:p>0,00624538</text:p>
          </table:table-cell>
          <table:table-cell table:style-name="ce3" office:value-type="float" office:value="0.0322705">
            <text:p>0,0322705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0914441">
            <text:p>0,00914441</text:p>
          </table:table-cell>
          <table:table-cell table:style-name="ce3" office:value-type="float" office:value="5.64191">
            <text:p>5,64191</text:p>
          </table:table-cell>
          <table:table-cell table:style-name="ce3" table:formula="of:=AVERAGE([.$G$4:.G288])" office:value-type="float" office:value="43.7851441052632">
            <text:p>43,785144105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number-columns-repeated="5"/>
        </table:table-row>
        <table:table-row table:style-name="ro1">
          <table:table-cell table:style-name="ce3" office:value-type="float" office:value="0.00155152">
            <text:p>0,00155152</text:p>
          </table:table-cell>
          <table:table-cell table:style-name="ce3" office:value-type="float" office:value="0.113172">
            <text:p>0,113172</text:p>
          </table:table-cell>
          <table:table-cell table:style-name="ce3" office:value-type="float" office:value="0.00676528">
            <text:p>0,00676528</text:p>
          </table:table-cell>
          <table:table-cell table:style-name="ce3" office:value-type="float" office:value="0.0121235">
            <text:p>0,0121235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916026">
            <text:p>0,00916026</text:p>
          </table:table-cell>
          <table:table-cell table:style-name="ce3" office:value-type="float" office:value="6.31916">
            <text:p>6,31916</text:p>
          </table:table-cell>
          <table:table-cell table:style-name="ce3" table:formula="of:=AVERAGE([.$G$4:.G289])" office:value-type="float" office:value="43.6541441608392">
            <text:p>43,654144160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46">
            <text:p>46</text:p>
          </table:table-cell>
          <table:table-cell table:number-columns-repeated="5"/>
        </table:table-row>
        <table:table-row table:style-name="ro1">
          <table:table-cell table:style-name="ce3" office:value-type="float" office:value="0.00159887">
            <text:p>0,00159887</text:p>
          </table:table-cell>
          <table:table-cell table:style-name="ce3" office:value-type="float" office:value="0.115897">
            <text:p>0,115897</text:p>
          </table:table-cell>
          <table:table-cell table:style-name="ce3" office:value-type="float" office:value="0.00657525">
            <text:p>0,00657525</text:p>
          </table:table-cell>
          <table:table-cell table:style-name="ce3" office:value-type="float" office:value="0.0221331">
            <text:p>0,0221331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15036">
            <text:p>6,15036</text:p>
          </table:table-cell>
          <table:table-cell table:style-name="ce3" table:formula="of:=AVERAGE([.$G$4:.G290])" office:value-type="float" office:value="43.5234689547039">
            <text:p>43,523468954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43">
            <text:p>43</text:p>
          </table:table-cell>
          <table:table-cell table:number-columns-repeated="5"/>
        </table:table-row>
        <table:table-row table:style-name="ro1">
          <table:table-cell table:style-name="ce3" office:value-type="float" office:value="0.00185875">
            <text:p>0,00185875</text:p>
          </table:table-cell>
          <table:table-cell table:style-name="ce3" office:value-type="float" office:value="0.113102">
            <text:p>0,113102</text:p>
          </table:table-cell>
          <table:table-cell table:style-name="ce3" office:value-type="float" office:value="0.00645344">
            <text:p>0,00645344</text:p>
          </table:table-cell>
          <table:table-cell table:style-name="ce3" office:value-type="float" office:value="0.018345">
            <text:p>0,018345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913274">
            <text:p>0,00913274</text:p>
          </table:table-cell>
          <table:table-cell table:style-name="ce3" office:value-type="float" office:value="6.06557">
            <text:p>6,06557</text:p>
          </table:table-cell>
          <table:table-cell table:style-name="ce3" table:formula="of:=AVERAGE([.$G$4:.G291])" office:value-type="float" office:value="43.3934068055556">
            <text:p>43,393406805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41">
            <text:p>41</text:p>
          </table:table-cell>
          <table:table-cell table:number-columns-repeated="5"/>
        </table:table-row>
        <table:table-row table:style-name="ro1">
          <table:table-cell table:style-name="ce3" office:value-type="float" office:value="0.00156898">
            <text:p>0,00156898</text:p>
          </table:table-cell>
          <table:table-cell table:style-name="ce3" office:value-type="float" office:value="0.10439">
            <text:p>0,10439</text:p>
          </table:table-cell>
          <table:table-cell table:style-name="ce3" office:value-type="float" office:value="0.00637997">
            <text:p>0,00637997</text:p>
          </table:table-cell>
          <table:table-cell table:style-name="ce3" office:value-type="float" office:value="0.0556096">
            <text:p>0,0556096</text:p>
          </table:table-cell>
          <table:table-cell table:style-name="ce3" office:value-type="float" office:value="0.000003142">
            <text:p>0,00000314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41905">
            <text:p>5,41905</text:p>
          </table:table-cell>
          <table:table-cell table:style-name="ce3" table:formula="of:=AVERAGE([.$G$4:.G292])" office:value-type="float" office:value="43.2620076470589">
            <text:p>43,262007647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style-name="ce3" office:value-type="float" office:value="0.00158204">
            <text:p>0,00158204</text:p>
          </table:table-cell>
          <table:table-cell table:style-name="ce3" office:value-type="float" office:value="0.0891935">
            <text:p>0,0891935</text:p>
          </table:table-cell>
          <table:table-cell table:style-name="ce3" office:value-type="float" office:value="0.00590072">
            <text:p>0,00590072</text:p>
          </table:table-cell>
          <table:table-cell table:style-name="ce3" office:value-type="float" office:value="0.0533196">
            <text:p>0,0533196</text:p>
          </table:table-cell>
          <table:table-cell table:style-name="ce3" office:value-type="float" office:value="0.000003212">
            <text:p>0,000003212</text:p>
          </table:table-cell>
          <table:table-cell table:style-name="ce3" office:value-type="float" office:value="0.00959349">
            <text:p>0,00959349</text:p>
          </table:table-cell>
          <table:table-cell table:style-name="ce3" office:value-type="float" office:value="5.64401">
            <text:p>5,64401</text:p>
          </table:table-cell>
          <table:table-cell table:style-name="ce3" table:formula="of:=AVERAGE([.$G$4:.G293])" office:value-type="float" office:value="43.1322904137932">
            <text:p>43,132290413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style-name="ce3" office:value-type="float" office:value="0.00174428">
            <text:p>0,00174428</text:p>
          </table:table-cell>
          <table:table-cell table:style-name="ce3" office:value-type="float" office:value="0.0887197">
            <text:p>0,0887197</text:p>
          </table:table-cell>
          <table:table-cell table:style-name="ce3" office:value-type="float" office:value="0.0061849">
            <text:p>0,0061849</text:p>
          </table:table-cell>
          <table:table-cell table:style-name="ce3" office:value-type="float" office:value="0.0576868">
            <text:p>0,0576868</text:p>
          </table:table-cell>
          <table:table-cell table:style-name="ce3" office:value-type="float" office:value="0.000003771">
            <text:p>0,000003771</text:p>
          </table:table-cell>
          <table:table-cell table:style-name="ce3" office:value-type="float" office:value="0.00867871">
            <text:p>0,00867871</text:p>
          </table:table-cell>
          <table:table-cell table:style-name="ce3" office:value-type="float" office:value="5.5292">
            <text:p>5,5292</text:p>
          </table:table-cell>
          <table:table-cell table:style-name="ce3" table:formula="of:=AVERAGE([.$G$4:.G294])" office:value-type="float" office:value="43.0030701718214">
            <text:p>43,003070171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style-name="ce3" office:value-type="float" office:value="0.00195876">
            <text:p>0,00195876</text:p>
          </table:table-cell>
          <table:table-cell table:style-name="ce3" office:value-type="float" office:value="0.0875584">
            <text:p>0,0875584</text:p>
          </table:table-cell>
          <table:table-cell table:style-name="ce3" office:value-type="float" office:value="0.00665577">
            <text:p>0,00665577</text:p>
          </table:table-cell>
          <table:table-cell table:style-name="ce3" office:value-type="float" office:value="0.0440963">
            <text:p>0,0440963</text:p>
          </table:table-cell>
          <table:table-cell table:style-name="ce3" office:value-type="float" office:value="0.000003353">
            <text:p>0,000003353</text:p>
          </table:table-cell>
          <table:table-cell table:style-name="ce3" office:value-type="float" office:value="0.00891247">
            <text:p>0,00891247</text:p>
          </table:table-cell>
          <table:table-cell table:style-name="ce3" office:value-type="float" office:value="6.06973">
            <text:p>6,06973</text:p>
          </table:table-cell>
          <table:table-cell table:style-name="ce3" table:formula="of:=AVERAGE([.$G$4:.G295])" office:value-type="float" office:value="42.8765861301371">
            <text:p>42,876586130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style-name="ce3" office:value-type="float" office:value="0.00176942">
            <text:p>0,00176942</text:p>
          </table:table-cell>
          <table:table-cell table:style-name="ce3" office:value-type="float" office:value="0.0915011">
            <text:p>0,0915011</text:p>
          </table:table-cell>
          <table:table-cell table:style-name="ce3" office:value-type="float" office:value="0.00687088">
            <text:p>0,00687088</text:p>
          </table:table-cell>
          <table:table-cell table:style-name="ce3" office:value-type="float" office:value="0.0225808">
            <text:p>0,0225808</text:p>
          </table:table-cell>
          <table:table-cell table:style-name="ce3" office:value-type="float" office:value="0.000003701">
            <text:p>0,000003701</text:p>
          </table:table-cell>
          <table:table-cell table:style-name="ce3" office:value-type="float" office:value="0.00885617">
            <text:p>0,00885617</text:p>
          </table:table-cell>
          <table:table-cell table:style-name="ce3" office:value-type="float" office:value="6.7844">
            <text:p>6,7844</text:p>
          </table:table-cell>
          <table:table-cell table:style-name="ce3" table:formula="of:=AVERAGE([.$G$4:.G296])" office:value-type="float" office:value="42.7534046075086">
            <text:p>42,753404607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47">
            <text:p>47</text:p>
          </table:table-cell>
          <table:table-cell table:number-columns-repeated="5"/>
        </table:table-row>
        <table:table-row table:style-name="ro1">
          <table:table-cell table:style-name="ce3" office:value-type="float" office:value="0.00159272">
            <text:p>0,00159272</text:p>
          </table:table-cell>
          <table:table-cell table:style-name="ce3" office:value-type="float" office:value="0.0939343">
            <text:p>0,0939343</text:p>
          </table:table-cell>
          <table:table-cell table:style-name="ce3" office:value-type="float" office:value="0.00665975">
            <text:p>0,00665975</text:p>
          </table:table-cell>
          <table:table-cell table:style-name="ce3" office:value-type="float" office:value="0.0244926">
            <text:p>0,0244926</text:p>
          </table:table-cell>
          <table:table-cell table:style-name="ce3" office:value-type="float" office:value="0.000003562">
            <text:p>0,000003562</text:p>
          </table:table-cell>
          <table:table-cell table:style-name="ce3" office:value-type="float" office:value="0.00893104">
            <text:p>0,00893104</text:p>
          </table:table-cell>
          <table:table-cell table:style-name="ce3" office:value-type="float" office:value="6.56892">
            <text:p>6,56892</text:p>
          </table:table-cell>
          <table:table-cell table:style-name="ce3" table:formula="of:=AVERAGE([.$G$4:.G297])" office:value-type="float" office:value="42.6303281292518">
            <text:p>42,630328129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46">
            <text:p>46</text:p>
          </table:table-cell>
          <table:table-cell table:number-columns-repeated="5"/>
        </table:table-row>
        <table:table-row table:style-name="ro1">
          <table:table-cell table:style-name="ce3" office:value-type="float" office:value="0.00193012">
            <text:p>0,00193012</text:p>
          </table:table-cell>
          <table:table-cell table:style-name="ce3" office:value-type="float" office:value="0.0992038">
            <text:p>0,0992038</text:p>
          </table:table-cell>
          <table:table-cell table:style-name="ce3" office:value-type="float" office:value="0.00626243">
            <text:p>0,00626243</text:p>
          </table:table-cell>
          <table:table-cell table:style-name="ce3" office:value-type="float" office:value="0.0353577">
            <text:p>0,0353577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85485">
            <text:p>0,00885485</text:p>
          </table:table-cell>
          <table:table-cell table:style-name="ce3" office:value-type="float" office:value="5.8958">
            <text:p>5,8958</text:p>
          </table:table-cell>
          <table:table-cell table:style-name="ce3" table:formula="of:=AVERAGE([.$G$4:.G298])" office:value-type="float" office:value="42.5058043050848">
            <text:p>42,505804305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style-name="ce3" office:value-type="float" office:value="0.0019795">
            <text:p>0,0019795</text:p>
          </table:table-cell>
          <table:table-cell table:style-name="ce3" office:value-type="float" office:value="0.101171">
            <text:p>0,101171</text:p>
          </table:table-cell>
          <table:table-cell table:style-name="ce3" office:value-type="float" office:value="0.00655876">
            <text:p>0,00655876</text:p>
          </table:table-cell>
          <table:table-cell table:style-name="ce3" office:value-type="float" office:value="0.0734747">
            <text:p>0,0734747</text:p>
          </table:table-cell>
          <table:table-cell table:style-name="ce3" office:value-type="float" office:value="0.000003632">
            <text:p>0,000003632</text:p>
          </table:table-cell>
          <table:table-cell table:style-name="ce3" office:value-type="float" office:value="0.00906004">
            <text:p>0,00906004</text:p>
          </table:table-cell>
          <table:table-cell table:style-name="ce3" office:value-type="float" office:value="4.74539">
            <text:p>4,74539</text:p>
          </table:table-cell>
          <table:table-cell table:style-name="ce3" table:formula="of:=AVERAGE([.$G$4:.G299])" office:value-type="float" office:value="42.3782353378379">
            <text:p>42,378235337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style-name="ce3" office:value-type="float" office:value="0.00550688">
            <text:p>0,00550688</text:p>
          </table:table-cell>
          <table:table-cell table:style-name="ce3" office:value-type="float" office:value="0.109568">
            <text:p>0,109568</text:p>
          </table:table-cell>
          <table:table-cell table:style-name="ce3" office:value-type="float" office:value="0.0069139">
            <text:p>0,0069139</text:p>
          </table:table-cell>
          <table:table-cell table:style-name="ce3" office:value-type="float" office:value="0.0272473">
            <text:p>0,0272473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76112">
            <text:p>0,00876112</text:p>
          </table:table-cell>
          <table:table-cell table:style-name="ce3" office:value-type="float" office:value="5.654">
            <text:p>5,654</text:p>
          </table:table-cell>
          <table:table-cell table:style-name="ce3" table:formula="of:=AVERAGE([.$G$4:.G300])" office:value-type="float" office:value="42.2545847138048">
            <text:p>42,254584713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43">
            <text:p>43</text:p>
          </table:table-cell>
          <table:table-cell table:number-columns-repeated="5"/>
        </table:table-row>
        <table:table-row table:style-name="ro1">
          <table:table-cell table:style-name="ce3" office:value-type="float" office:value="0.00155906">
            <text:p>0,00155906</text:p>
          </table:table-cell>
          <table:table-cell table:style-name="ce3" office:value-type="float" office:value="0.101756">
            <text:p>0,101756</text:p>
          </table:table-cell>
          <table:table-cell table:style-name="ce3" office:value-type="float" office:value="0.00676095">
            <text:p>0,00676095</text:p>
          </table:table-cell>
          <table:table-cell table:style-name="ce3" office:value-type="float" office:value="0.013674">
            <text:p>0,013674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74869">
            <text:p>0,00874869</text:p>
          </table:table-cell>
          <table:table-cell table:style-name="ce3" office:value-type="float" office:value="6.73278">
            <text:p>6,73278</text:p>
          </table:table-cell>
          <table:table-cell table:style-name="ce3" table:formula="of:=AVERAGE([.$G$4:.G301])" office:value-type="float" office:value="42.1353840268457">
            <text:p>42,135384026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49">
            <text:p>49</text:p>
          </table:table-cell>
          <table:table-cell table:number-columns-repeated="5"/>
        </table:table-row>
        <table:table-row table:style-name="ro1">
          <table:table-cell table:style-name="ce3" office:value-type="float" office:value="0.00179777">
            <text:p>0,00179777</text:p>
          </table:table-cell>
          <table:table-cell table:style-name="ce3" office:value-type="float" office:value="0.107939">
            <text:p>0,107939</text:p>
          </table:table-cell>
          <table:table-cell table:style-name="ce3" office:value-type="float" office:value="0.0065054">
            <text:p>0,0065054</text:p>
          </table:table-cell>
          <table:table-cell table:style-name="ce3" office:value-type="float" office:value="0.0475693">
            <text:p>0,0475693</text:p>
          </table:table-cell>
          <table:table-cell table:style-name="ce3" office:value-type="float" office:value="0.000002514">
            <text:p>0,0000025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55235">
            <text:p>5,55235</text:p>
          </table:table-cell>
          <table:table-cell table:style-name="ce3" table:formula="of:=AVERAGE([.$G$4:.G302])" office:value-type="float" office:value="42.013032742475">
            <text:p>42,013032742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32">
            <text:p>32</text:p>
          </table:table-cell>
          <table:table-cell table:number-columns-repeated="5"/>
        </table:table-row>
        <table:table-row table:style-name="ro1">
          <table:table-cell table:style-name="ce3" office:value-type="float" office:value="0.00200248">
            <text:p>0,00200248</text:p>
          </table:table-cell>
          <table:table-cell table:style-name="ce3" office:value-type="float" office:value="0.102833">
            <text:p>0,102833</text:p>
          </table:table-cell>
          <table:table-cell table:style-name="ce3" office:value-type="float" office:value="0.00706071">
            <text:p>0,00706071</text:p>
          </table:table-cell>
          <table:table-cell table:style-name="ce3" office:value-type="float" office:value="0.0158232">
            <text:p>0,0158232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.00876622">
            <text:p>0,00876622</text:p>
          </table:table-cell>
          <table:table-cell table:style-name="ce3" office:value-type="float" office:value="6.55175">
            <text:p>6,55175</text:p>
          </table:table-cell>
          <table:table-cell table:style-name="ce3" table:formula="of:=AVERAGE([.$G$4:.G303])" office:value-type="float" office:value="41.8948284666667">
            <text:p>41,894828466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63">
            <text:p>163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57">
            <text:p>57</text:p>
          </table:table-cell>
          <table:table-cell table:number-columns-repeated="5"/>
        </table:table-row>
        <table:table-row table:style-name="ro1">
          <table:table-cell table:style-name="ce3" office:value-type="float" office:value="0.00159321">
            <text:p>0,00159321</text:p>
          </table:table-cell>
          <table:table-cell table:style-name="ce3" office:value-type="float" office:value="0.106633">
            <text:p>0,106633</text:p>
          </table:table-cell>
          <table:table-cell table:style-name="ce3" office:value-type="float" office:value="0.00717776">
            <text:p>0,00717776</text:p>
          </table:table-cell>
          <table:table-cell table:style-name="ce3" office:value-type="float" office:value="0.0177249">
            <text:p>0,0177249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67219">
            <text:p>6,67219</text:p>
          </table:table-cell>
          <table:table-cell table:style-name="ce3" table:formula="of:=AVERAGE([.$G$4:.G304])" office:value-type="float" office:value="41.7778097342193">
            <text:p>41,777809734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48">
            <text:p>48</text:p>
          </table:table-cell>
          <table:table-cell table:number-columns-repeated="5"/>
        </table:table-row>
        <table:table-row table:style-name="ro1">
          <table:table-cell table:style-name="ce3" office:value-type="float" office:value="0.00162604">
            <text:p>0,00162604</text:p>
          </table:table-cell>
          <table:table-cell table:style-name="ce3" office:value-type="float" office:value="0.114097">
            <text:p>0,114097</text:p>
          </table:table-cell>
          <table:table-cell table:style-name="ce3" office:value-type="float" office:value="0.00666653">
            <text:p>0,00666653</text:p>
          </table:table-cell>
          <table:table-cell table:style-name="ce3" office:value-type="float" office:value="0.0739633">
            <text:p>0,0739633</text:p>
          </table:table-cell>
          <table:table-cell table:style-name="ce3" office:value-type="float" office:value="0.000004051">
            <text:p>0,000004051</text:p>
          </table:table-cell>
          <table:table-cell table:style-name="ce3" office:value-type="float" office:value="0.00878354">
            <text:p>0,00878354</text:p>
          </table:table-cell>
          <table:table-cell table:style-name="ce3" office:value-type="float" office:value="4.29058">
            <text:p>4,29058</text:p>
          </table:table-cell>
          <table:table-cell table:style-name="ce3" table:formula="of:=AVERAGE([.$G$4:.G305])" office:value-type="float" office:value="41.6536798344372">
            <text:p>41,653679834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style-name="ce3" office:value-type="float" office:value="0.00162185">
            <text:p>0,00162185</text:p>
          </table:table-cell>
          <table:table-cell table:style-name="ce3" office:value-type="float" office:value="0.103515">
            <text:p>0,103515</text:p>
          </table:table-cell>
          <table:table-cell table:style-name="ce3" office:value-type="float" office:value="0.0067057">
            <text:p>0,0067057</text:p>
          </table:table-cell>
          <table:table-cell table:style-name="ce3" office:value-type="float" office:value="0.121635">
            <text:p>0,121635</text:p>
          </table:table-cell>
          <table:table-cell table:style-name="ce3" office:value-type="float" office:value="0.000005099">
            <text:p>0,000005099</text:p>
          </table:table-cell>
          <table:table-cell table:style-name="ce3" office:value-type="float" office:value="0.00904747">
            <text:p>0,00904747</text:p>
          </table:table-cell>
          <table:table-cell table:style-name="ce3" office:value-type="float" office:value="3.81584">
            <text:p>3,81584</text:p>
          </table:table-cell>
          <table:table-cell table:style-name="ce3" table:formula="of:=AVERAGE([.$G$4:.G306])" office:value-type="float" office:value="41.5288024752476">
            <text:p>41,52880247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style-name="ce3" office:value-type="float" office:value="0.00171474">
            <text:p>0,00171474</text:p>
          </table:table-cell>
          <table:table-cell table:style-name="ce3" office:value-type="float" office:value="0.123126">
            <text:p>0,123126</text:p>
          </table:table-cell>
          <table:table-cell table:style-name="ce3" office:value-type="float" office:value="0.00682729">
            <text:p>0,00682729</text:p>
          </table:table-cell>
          <table:table-cell table:style-name="ce3" office:value-type="float" office:value="0.0813732">
            <text:p>0,0813732</text:p>
          </table:table-cell>
          <table:table-cell table:style-name="ce3" office:value-type="float" office:value="0.000002724">
            <text:p>0,000002724</text:p>
          </table:table-cell>
          <table:table-cell table:style-name="ce3" office:value-type="float" office:value="0.00898776">
            <text:p>0,00898776</text:p>
          </table:table-cell>
          <table:table-cell table:style-name="ce3" office:value-type="float" office:value="4.18673">
            <text:p>4,18673</text:p>
          </table:table-cell>
          <table:table-cell table:style-name="ce3" table:formula="of:=AVERAGE([.$G$4:.G307])" office:value-type="float" office:value="41.4059667105264">
            <text:p>41,405966710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style-name="ce3" office:value-type="float" office:value="0.0019957">
            <text:p>0,0019957</text:p>
          </table:table-cell>
          <table:table-cell table:style-name="ce3" office:value-type="float" office:value="0.0948519">
            <text:p>0,0948519</text:p>
          </table:table-cell>
          <table:table-cell table:style-name="ce3" office:value-type="float" office:value="0.0067629">
            <text:p>0,0067629</text:p>
          </table:table-cell>
          <table:table-cell table:style-name="ce3" office:value-type="float" office:value="0.0737225">
            <text:p>0,0737225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.00898042">
            <text:p>0,00898042</text:p>
          </table:table-cell>
          <table:table-cell table:style-name="ce3" office:value-type="float" office:value="4.84736">
            <text:p>4,84736</text:p>
          </table:table-cell>
          <table:table-cell table:style-name="ce3" table:formula="of:=AVERAGE([.$G$4:.G308])" office:value-type="float" office:value="41.2861024262296">
            <text:p>41,286102426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style-name="ce3" office:value-type="float" office:value="0.00559112">
            <text:p>0,00559112</text:p>
          </table:table-cell>
          <table:table-cell table:style-name="ce3" office:value-type="float" office:value="0.138743">
            <text:p>0,138743</text:p>
          </table:table-cell>
          <table:table-cell table:style-name="ce3" office:value-type="float" office:value="0.00693806">
            <text:p>0,00693806</text:p>
          </table:table-cell>
          <table:table-cell table:style-name="ce3" office:value-type="float" office:value="0.123346">
            <text:p>0,123346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81057">
            <text:p>0,00881057</text:p>
          </table:table-cell>
          <table:table-cell table:style-name="ce3" office:value-type="float" office:value="3.32562">
            <text:p>3,32562</text:p>
          </table:table-cell>
          <table:table-cell table:style-name="ce3" table:formula="of:=AVERAGE([.$G$4:.G309])" office:value-type="float" office:value="41.1620485620916">
            <text:p>41,162048562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24909">
            <text:p>0,00224909</text:p>
          </table:table-cell>
          <table:table-cell table:style-name="ce3" office:value-type="float" office:value="0.0896496">
            <text:p>0,0896496</text:p>
          </table:table-cell>
          <table:table-cell table:style-name="ce3" office:value-type="float" office:value="0.00688422">
            <text:p>0,00688422</text:p>
          </table:table-cell>
          <table:table-cell table:style-name="ce3" office:value-type="float" office:value="0.062815">
            <text:p>0,062815</text:p>
          </table:table-cell>
          <table:table-cell table:style-name="ce3" office:value-type="float" office:value="0.000004051">
            <text:p>0,000004051</text:p>
          </table:table-cell>
          <table:table-cell table:style-name="ce3" office:value-type="float" office:value="0.00941225">
            <text:p>0,00941225</text:p>
          </table:table-cell>
          <table:table-cell table:style-name="ce3" office:value-type="float" office:value="5.26865">
            <text:p>5,26865</text:p>
          </table:table-cell>
          <table:table-cell table:style-name="ce3" table:formula="of:=AVERAGE([.$G$4:.G310])" office:value-type="float" office:value="41.0451319543975">
            <text:p>41,045131954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32">
            <text:p>32</text:p>
          </table:table-cell>
          <table:table-cell table:number-columns-repeated="5"/>
        </table:table-row>
        <table:table-row table:style-name="ro1">
          <table:table-cell table:style-name="ce3" office:value-type="float" office:value="0.00162464">
            <text:p>0,00162464</text:p>
          </table:table-cell>
          <table:table-cell table:style-name="ce3" office:value-type="float" office:value="0.094714">
            <text:p>0,094714</text:p>
          </table:table-cell>
          <table:table-cell table:style-name="ce3" office:value-type="float" office:value="0.00204927">
            <text:p>0,00204927</text:p>
          </table:table-cell>
          <table:table-cell table:style-name="ce3" office:value-type="float" office:value="0.0831272">
            <text:p>0,0831272</text:p>
          </table:table-cell>
          <table:table-cell table:style-name="ce3" office:value-type="float" office:value="0.000002934">
            <text:p>0,00000293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92593">
            <text:p>4,92593</text:p>
          </table:table-cell>
          <table:table-cell table:style-name="ce3" table:formula="of:=AVERAGE([.$G$4:.G311])" office:value-type="float" office:value="40.9278618181819">
            <text:p>40,927861818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22">
            <text:p>22</text:p>
          </table:table-cell>
          <table:table-cell table:number-columns-repeated="5"/>
        </table:table-row>
        <table:table-row table:style-name="ro1">
          <table:table-cell table:style-name="ce3" office:value-type="float" office:value="0.00159628">
            <text:p>0,00159628</text:p>
          </table:table-cell>
          <table:table-cell table:style-name="ce3" office:value-type="float" office:value="0.0932008">
            <text:p>0,0932008</text:p>
          </table:table-cell>
          <table:table-cell table:style-name="ce3" office:value-type="float" office:value="0.00271667">
            <text:p>0,00271667</text:p>
          </table:table-cell>
          <table:table-cell table:style-name="ce3" office:value-type="float" office:value="0.122425">
            <text:p>0,122425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1866">
            <text:p>4,1866</text:p>
          </table:table-cell>
          <table:table-cell table:style-name="ce3" table:formula="of:=AVERAGE([.$G$4:.G312])" office:value-type="float" office:value="40.8089580582525">
            <text:p>40,808958058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22">
            <text:p>22</text:p>
          </table:table-cell>
          <table:table-cell table:number-columns-repeated="5"/>
        </table:table-row>
        <table:table-row table:style-name="ro1">
          <table:table-cell table:style-name="ce3" office:value-type="float" office:value="0.00193948">
            <text:p>0,00193948</text:p>
          </table:table-cell>
          <table:table-cell table:style-name="ce3" office:value-type="float" office:value="0.107026">
            <text:p>0,107026</text:p>
          </table:table-cell>
          <table:table-cell table:style-name="ce3" office:value-type="float" office:value="0.00641196">
            <text:p>0,00641196</text:p>
          </table:table-cell>
          <table:table-cell table:style-name="ce3" office:value-type="float" office:value="0.0189429">
            <text:p>0,0189429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.00915147">
            <text:p>0,00915147</text:p>
          </table:table-cell>
          <table:table-cell table:style-name="ce3" office:value-type="float" office:value="6.1453">
            <text:p>6,1453</text:p>
          </table:table-cell>
          <table:table-cell table:style-name="ce3" table:formula="of:=AVERAGE([.$G$4:.G313])" office:value-type="float" office:value="40.6971398064517">
            <text:p>40,697139806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49">
            <text:p>49</text:p>
          </table:table-cell>
          <table:table-cell table:number-columns-repeated="5"/>
        </table:table-row>
        <table:table-row table:style-name="ro1">
          <table:table-cell table:style-name="ce3" office:value-type="float" office:value="0.00171236">
            <text:p>0,00171236</text:p>
          </table:table-cell>
          <table:table-cell table:style-name="ce3" office:value-type="float" office:value="0.0989173">
            <text:p>0,0989173</text:p>
          </table:table-cell>
          <table:table-cell table:style-name="ce3" office:value-type="float" office:value="0.00676325">
            <text:p>0,00676325</text:p>
          </table:table-cell>
          <table:table-cell table:style-name="ce3" office:value-type="float" office:value="0.00892986">
            <text:p>0,00892986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912659">
            <text:p>0,00912659</text:p>
          </table:table-cell>
          <table:table-cell table:style-name="ce3" office:value-type="float" office:value="6.8518">
            <text:p>6,8518</text:p>
          </table:table-cell>
          <table:table-cell table:style-name="ce3" table:formula="of:=AVERAGE([.$G$4:.G314])" office:value-type="float" office:value="40.5883123472669">
            <text:p>40,588312347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41">
            <text:p>141</text:p>
          </table:table-cell>
          <table:table-cell table:style-name="ce3" office:value-type="float" office:value="68">
            <text:p>68</text:p>
          </table:table-cell>
          <table:table-cell table:number-columns-repeated="5"/>
        </table:table-row>
        <table:table-row table:style-name="ro1">
          <table:table-cell table:style-name="ce3" office:value-type="float" office:value="0.00162506">
            <text:p>0,00162506</text:p>
          </table:table-cell>
          <table:table-cell table:style-name="ce3" office:value-type="float" office:value="0.0973396">
            <text:p>0,0973396</text:p>
          </table:table-cell>
          <table:table-cell table:style-name="ce3" office:value-type="float" office:value="0.00640714">
            <text:p>0,00640714</text:p>
          </table:table-cell>
          <table:table-cell table:style-name="ce3" office:value-type="float" office:value="0.0296278">
            <text:p>0,0296278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916557">
            <text:p>0,00916557</text:p>
          </table:table-cell>
          <table:table-cell table:style-name="ce3" office:value-type="float" office:value="6.16724">
            <text:p>6,16724</text:p>
          </table:table-cell>
          <table:table-cell table:style-name="ce3" table:formula="of:=AVERAGE([.$G$4:.G315])" office:value-type="float" office:value="40.477988397436">
            <text:p>40,477988397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style-name="ce3" office:value-type="float" office:value="0.00192677">
            <text:p>0,00192677</text:p>
          </table:table-cell>
          <table:table-cell table:style-name="ce3" office:value-type="float" office:value="0.113587">
            <text:p>0,113587</text:p>
          </table:table-cell>
          <table:table-cell table:style-name="ce3" office:value-type="float" office:value="0.00365268">
            <text:p>0,00365268</text:p>
          </table:table-cell>
          <table:table-cell table:style-name="ce3" office:value-type="float" office:value="0.121759">
            <text:p>0,121759</text:p>
          </table:table-cell>
          <table:table-cell table:style-name="ce3" office:value-type="float" office:value="0.000002514">
            <text:p>0,0000025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.84793">
            <text:p>3,84793</text:p>
          </table:table-cell>
          <table:table-cell table:style-name="ce3" table:formula="of:=AVERAGE([.$G$4:.G316])" office:value-type="float" office:value="40.3609594568691">
            <text:p>40,360959456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style-name="ce3" office:value-type="float" office:value="0.00382135">
            <text:p>0,00382135</text:p>
          </table:table-cell>
          <table:table-cell table:style-name="ce3" office:value-type="float" office:value="0.101177">
            <text:p>0,101177</text:p>
          </table:table-cell>
          <table:table-cell table:style-name="ce3" office:value-type="float" office:value="0.00314053">
            <text:p>0,00314053</text:p>
          </table:table-cell>
          <table:table-cell table:style-name="ce3" office:value-type="float" office:value="0.122024">
            <text:p>0,122024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00495">
            <text:p>4,00495</text:p>
          </table:table-cell>
          <table:table-cell table:style-name="ce3" table:formula="of:=AVERAGE([.$G$4:.G317])" office:value-type="float" office:value="40.2451759872612">
            <text:p>40,245175987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17">
            <text:p>17</text:p>
          </table:table-cell>
          <table:table-cell table:number-columns-repeated="5"/>
        </table:table-row>
        <table:table-row table:style-name="ro1">
          <table:table-cell table:style-name="ce3" office:value-type="float" office:value="0.00198202">
            <text:p>0,00198202</text:p>
          </table:table-cell>
          <table:table-cell table:style-name="ce3" office:value-type="float" office:value="0.135654">
            <text:p>0,135654</text:p>
          </table:table-cell>
          <table:table-cell table:style-name="ce3" office:value-type="float" office:value="0.00103267">
            <text:p>0,00103267</text:p>
          </table:table-cell>
          <table:table-cell table:style-name="ce3" office:value-type="float" office:value="0.00535072">
            <text:p>0,00535072</text:p>
          </table:table-cell>
          <table:table-cell table:style-name="ce3" office:value-type="float" office:value="0.000002445">
            <text:p>0,00000244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172">
            <text:p>6,172</text:p>
          </table:table-cell>
          <table:table-cell table:style-name="ce3" table:formula="of:=AVERAGE([.$G$4:.G318])" office:value-type="float" office:value="40.1370071746032">
            <text:p>40,137007174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65">
            <text:p>165</text:p>
          </table:table-cell>
          <table:table-cell table:style-name="ce3" office:value-type="float" office:value="82">
            <text:p>82</text:p>
          </table:table-cell>
          <table:table-cell table:number-columns-repeated="5"/>
        </table:table-row>
        <table:table-row table:style-name="ro1">
          <table:table-cell table:style-name="ce3" office:value-type="float" office:value="0.00488949">
            <text:p>0,00488949</text:p>
          </table:table-cell>
          <table:table-cell table:style-name="ce3" office:value-type="float" office:value="0.123405">
            <text:p>0,123405</text:p>
          </table:table-cell>
          <table:table-cell table:style-name="ce3" office:value-type="float" office:value="0.00326897">
            <text:p>0,00326897</text:p>
          </table:table-cell>
          <table:table-cell table:style-name="ce3" office:value-type="float" office:value="0.122182">
            <text:p>0,122182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.74907">
            <text:p>3,74907</text:p>
          </table:table-cell>
          <table:table-cell table:style-name="ce3" table:formula="of:=AVERAGE([.$G$4:.G319])" office:value-type="float" office:value="40.0218554746836">
            <text:p>40,021855474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58574">
            <text:p>0,00158574</text:p>
          </table:table-cell>
          <table:table-cell table:style-name="ce3" office:value-type="float" office:value="0.116931">
            <text:p>0,116931</text:p>
          </table:table-cell>
          <table:table-cell table:style-name="ce3" office:value-type="float" office:value="0.000797164">
            <text:p>0,000797164</text:p>
          </table:table-cell>
          <table:table-cell table:style-name="ce3" office:value-type="float" office:value="0.00170992">
            <text:p>0,00170992</text:p>
          </table:table-cell>
          <table:table-cell table:style-name="ce3" office:value-type="float" office:value="0.000002096">
            <text:p>0,0000020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.21438">
            <text:p>7,21438</text:p>
          </table:table-cell>
          <table:table-cell table:style-name="ce3" table:formula="of:=AVERAGE([.$G$4:.G320])" office:value-type="float" office:value="39.9183618611988">
            <text:p>39,918361861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131">
            <text:p>131</text:p>
          </table:table-cell>
          <table:table-cell table:number-columns-repeated="5"/>
        </table:table-row>
        <table:table-row table:style-name="ro1">
          <table:table-cell table:style-name="ce3" office:value-type="float" office:value="0.00199717">
            <text:p>0,00199717</text:p>
          </table:table-cell>
          <table:table-cell table:style-name="ce3" office:value-type="float" office:value="0.114393">
            <text:p>0,114393</text:p>
          </table:table-cell>
          <table:table-cell table:style-name="ce3" office:value-type="float" office:value="0.0026425">
            <text:p>0,0026425</text:p>
          </table:table-cell>
          <table:table-cell table:style-name="ce3" office:value-type="float" office:value="0.0949447">
            <text:p>0,0949447</text:p>
          </table:table-cell>
          <table:table-cell table:style-name="ce3" office:value-type="float" office:value="0.000002793">
            <text:p>0,00000279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23508">
            <text:p>4,23508</text:p>
          </table:table-cell>
          <table:table-cell table:style-name="ce3" table:formula="of:=AVERAGE([.$G$4:.G321])" office:value-type="float" office:value="39.8061502830189">
            <text:p>39,80615028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29">
            <text:p>29</text:p>
          </table:table-cell>
          <table:table-cell table:number-columns-repeated="5"/>
        </table:table-row>
        <table:table-row table:style-name="ro1">
          <table:table-cell table:style-name="ce3" office:value-type="float" office:value="0.00188584">
            <text:p>0,00188584</text:p>
          </table:table-cell>
          <table:table-cell table:style-name="ce3" office:value-type="float" office:value="0.113902">
            <text:p>0,113902</text:p>
          </table:table-cell>
          <table:table-cell table:style-name="ce3" office:value-type="float" office:value="0.000044419">
            <text:p>0,000044419</text:p>
          </table:table-cell>
          <table:table-cell table:style-name="ce3" office:value-type="float" office:value="0.0949447">
            <text:p>0,094944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.66417">
            <text:p>7,66417</text:p>
          </table:table-cell>
          <table:table-cell table:style-name="ce3" table:formula="of:=AVERAGE([.$G$4:.G322])" office:value-type="float" office:value="39.705391724138">
            <text:p>39,705391724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29">
            <text:p>29</text:p>
          </table:table-cell>
          <table:table-cell table:number-columns-repeated="5"/>
        </table:table-row>
        <table:table-row table:style-name="ro1">
          <table:table-cell table:style-name="ce3" office:value-type="float" office:value="0.00157177">
            <text:p>0,00157177</text:p>
          </table:table-cell>
          <table:table-cell table:style-name="ce3" office:value-type="float" office:value="0.0899085">
            <text:p>0,0899085</text:p>
          </table:table-cell>
          <table:table-cell table:style-name="ce3" office:value-type="float" office:value="0.00137063">
            <text:p>0,00137063</text:p>
          </table:table-cell>
          <table:table-cell table:style-name="ce3" office:value-type="float" office:value="0.00380319">
            <text:p>0,00380319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92738">
            <text:p>8,92738</text:p>
          </table:table-cell>
          <table:table-cell table:style-name="ce3" table:formula="of:=AVERAGE([.$G$4:.G323])" office:value-type="float" office:value="39.6092104375001">
            <text:p>39,609210437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0.00201184">
            <text:p>0,00201184</text:p>
          </table:table-cell>
          <table:table-cell table:style-name="ce3" office:value-type="float" office:value="0.0898197">
            <text:p>0,0898197</text:p>
          </table:table-cell>
          <table:table-cell table:style-name="ce3" office:value-type="float" office:value="0.00124652">
            <text:p>0,00124652</text:p>
          </table:table-cell>
          <table:table-cell table:style-name="ce3" office:value-type="float" office:value="0.0344676">
            <text:p>0,0344676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93779">
            <text:p>6,93779</text:p>
          </table:table-cell>
          <table:table-cell table:style-name="ce3" table:formula="of:=AVERAGE([.$G$4:.G324])" office:value-type="float" office:value="39.5074303115265">
            <text:p>39,507430311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style-name="ce3" office:value-type="float" office:value="0.00202406">
            <text:p>0,00202406</text:p>
          </table:table-cell>
          <table:table-cell table:style-name="ce3" office:value-type="float" office:value="0.0707988">
            <text:p>0,0707988</text:p>
          </table:table-cell>
          <table:table-cell table:style-name="ce3" office:value-type="float" office:value="0.000049307">
            <text:p>0,000049307</text:p>
          </table:table-cell>
          <table:table-cell table:style-name="ce3" office:value-type="float" office:value="0.0344676">
            <text:p>0,03446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.2468">
            <text:p>11,2468</text:p>
          </table:table-cell>
          <table:table-cell table:style-name="ce3" table:formula="of:=AVERAGE([.$G$4:.G325])" office:value-type="float" office:value="39.419664378882">
            <text:p>39,419664378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style-name="ce3" office:value-type="float" office:value="0.00164971">
            <text:p>0,00164971</text:p>
          </table:table-cell>
          <table:table-cell table:style-name="ce3" office:value-type="float" office:value="0.118901">
            <text:p>0,118901</text:p>
          </table:table-cell>
          <table:table-cell table:style-name="ce3" office:value-type="float" office:value="0.00645861">
            <text:p>0,00645861</text:p>
          </table:table-cell>
          <table:table-cell table:style-name="ce3" office:value-type="float" office:value="0.0428364">
            <text:p>0,0428364</text:p>
          </table:table-cell>
          <table:table-cell table:style-name="ce3" office:value-type="float" office:value="0.000003492">
            <text:p>0,000003492</text:p>
          </table:table-cell>
          <table:table-cell table:style-name="ce3" office:value-type="float" office:value="0.00857178">
            <text:p>0,00857178</text:p>
          </table:table-cell>
          <table:table-cell table:style-name="ce3" office:value-type="float" office:value="5.12405">
            <text:p>5,12405</text:p>
          </table:table-cell>
          <table:table-cell table:style-name="ce3" table:formula="of:=AVERAGE([.$G$4:.G326])" office:value-type="float" office:value="39.313486006192">
            <text:p>39,313486006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43">
            <text:p>43</text:p>
          </table:table-cell>
          <table:table-cell table:number-columns-repeated="5"/>
        </table:table-row>
        <table:table-row table:style-name="ro1">
          <table:table-cell table:style-name="ce3" office:value-type="float" office:value="0.00161933">
            <text:p>0,00161933</text:p>
          </table:table-cell>
          <table:table-cell table:style-name="ce3" office:value-type="float" office:value="0.0910869">
            <text:p>0,0910869</text:p>
          </table:table-cell>
          <table:table-cell table:style-name="ce3" office:value-type="float" office:value="0.00389048">
            <text:p>0,00389048</text:p>
          </table:table-cell>
          <table:table-cell table:style-name="ce3" office:value-type="float" office:value="0.122901">
            <text:p>0,122901</text:p>
          </table:table-cell>
          <table:table-cell table:style-name="ce3" office:value-type="float" office:value="0.000002864">
            <text:p>0,000002864</text:p>
          </table:table-cell>
          <table:table-cell table:style-name="ce3" office:value-type="float" office:value="0.00860733">
            <text:p>0,00860733</text:p>
          </table:table-cell>
          <table:table-cell table:style-name="ce3" office:value-type="float" office:value="4.06077">
            <text:p>4,06077</text:p>
          </table:table-cell>
          <table:table-cell table:style-name="ce3" table:formula="of:=AVERAGE([.$G$4:.G327])" office:value-type="float" office:value="39.2046813271606">
            <text:p>39,204681327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style-name="ce3" office:value-type="float" office:value="0.00240127">
            <text:p>0,00240127</text:p>
          </table:table-cell>
          <table:table-cell table:style-name="ce3" office:value-type="float" office:value="0.101743">
            <text:p>0,101743</text:p>
          </table:table-cell>
          <table:table-cell table:style-name="ce3" office:value-type="float" office:value="0.00513757">
            <text:p>0,00513757</text:p>
          </table:table-cell>
          <table:table-cell table:style-name="ce3" office:value-type="float" office:value="0.122893">
            <text:p>0,122893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55104">
            <text:p>0,00855104</text:p>
          </table:table-cell>
          <table:table-cell table:style-name="ce3" office:value-type="float" office:value="3.89748">
            <text:p>3,89748</text:p>
          </table:table-cell>
          <table:table-cell table:style-name="ce3" table:formula="of:=AVERAGE([.$G$4:.G328])" office:value-type="float" office:value="39.0960437846154">
            <text:p>39,096043784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style-name="ce3" office:value-type="float" office:value="0.0016032">
            <text:p>0,0016032</text:p>
          </table:table-cell>
          <table:table-cell table:style-name="ce3" office:value-type="float" office:value="0.106904">
            <text:p>0,106904</text:p>
          </table:table-cell>
          <table:table-cell table:style-name="ce3" office:value-type="float" office:value="0.00430869">
            <text:p>0,00430869</text:p>
          </table:table-cell>
          <table:table-cell table:style-name="ce3" office:value-type="float" office:value="0.0574234">
            <text:p>0,0574234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859917">
            <text:p>0,00859917</text:p>
          </table:table-cell>
          <table:table-cell table:style-name="ce3" office:value-type="float" office:value="5.09163">
            <text:p>5,09163</text:p>
          </table:table-cell>
          <table:table-cell table:style-name="ce3" table:formula="of:=AVERAGE([.$G$4:.G329])" office:value-type="float" office:value="38.9917357668712">
            <text:p>38,9917357669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30">
            <text:p>30</text:p>
          </table:table-cell>
          <table:table-cell table:number-columns-repeated="5"/>
        </table:table-row>
        <table:table-row table:style-name="ro1">
          <table:table-cell table:style-name="ce3" office:value-type="float" office:value="0.00217408">
            <text:p>0,00217408</text:p>
          </table:table-cell>
          <table:table-cell table:style-name="ce3" office:value-type="float" office:value="0.0925984">
            <text:p>0,0925984</text:p>
          </table:table-cell>
          <table:table-cell table:style-name="ce3" office:value-type="float" office:value="0.00323063">
            <text:p>0,00323063</text:p>
          </table:table-cell>
          <table:table-cell table:style-name="ce3" office:value-type="float" office:value="0.122299">
            <text:p>0,122299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21282">
            <text:p>4,21282</text:p>
          </table:table-cell>
          <table:table-cell table:style-name="ce3" table:formula="of:=AVERAGE([.$G$4:.G330])" office:value-type="float" office:value="38.8853782262998">
            <text:p>38,885378226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style-name="ce3" office:value-type="float" office:value="0.00159139">
            <text:p>0,00159139</text:p>
          </table:table-cell>
          <table:table-cell table:style-name="ce3" office:value-type="float" office:value="0.0966639">
            <text:p>0,0966639</text:p>
          </table:table-cell>
          <table:table-cell table:style-name="ce3" office:value-type="float" office:value="0.006498">
            <text:p>0,006498</text:p>
          </table:table-cell>
          <table:table-cell table:style-name="ce3" office:value-type="float" office:value="0.0163713">
            <text:p>0,0163713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0859092">
            <text:p>0,00859092</text:p>
          </table:table-cell>
          <table:table-cell table:style-name="ce3" office:value-type="float" office:value="6.63425">
            <text:p>6,63425</text:p>
          </table:table-cell>
          <table:table-cell table:style-name="ce3" table:formula="of:=AVERAGE([.$G$4:.G331])" office:value-type="float" office:value="38.7870516158537">
            <text:p>38,7870516159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0.00161793">
            <text:p>0,00161793</text:p>
          </table:table-cell>
          <table:table-cell table:style-name="ce3" office:value-type="float" office:value="0.114389">
            <text:p>0,114389</text:p>
          </table:table-cell>
          <table:table-cell table:style-name="ce3" office:value-type="float" office:value="0.00677652">
            <text:p>0,00677652</text:p>
          </table:table-cell>
          <table:table-cell table:style-name="ce3" office:value-type="float" office:value="0.00876329">
            <text:p>0,00876329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860461">
            <text:p>0,00860461</text:p>
          </table:table-cell>
          <table:table-cell table:style-name="ce3" office:value-type="float" office:value="6.28607">
            <text:p>6,28607</text:p>
          </table:table-cell>
          <table:table-cell table:style-name="ce3" table:formula="of:=AVERAGE([.$G$4:.G332])" office:value-type="float" office:value="38.68826443769">
            <text:p>38,688264437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61">
            <text:p>61</text:p>
          </table:table-cell>
          <table:table-cell table:number-columns-repeated="5"/>
        </table:table-row>
        <table:table-row table:style-name="ro1">
          <table:table-cell table:style-name="ce3" office:value-type="float" office:value="0.00158169">
            <text:p>0,00158169</text:p>
          </table:table-cell>
          <table:table-cell table:style-name="ce3" office:value-type="float" office:value="0.106229">
            <text:p>0,106229</text:p>
          </table:table-cell>
          <table:table-cell table:style-name="ce3" office:value-type="float" office:value="0.00633457">
            <text:p>0,00633457</text:p>
          </table:table-cell>
          <table:table-cell table:style-name="ce3" office:value-type="float" office:value="0.035331">
            <text:p>0,035331</text:p>
          </table:table-cell>
          <table:table-cell table:style-name="ce3" office:value-type="float" office:value="0.000003562">
            <text:p>0,000003562</text:p>
          </table:table-cell>
          <table:table-cell table:style-name="ce3" office:value-type="float" office:value="0.00860223">
            <text:p>0,00860223</text:p>
          </table:table-cell>
          <table:table-cell table:style-name="ce3" office:value-type="float" office:value="5.73994">
            <text:p>5,73994</text:p>
          </table:table-cell>
          <table:table-cell table:style-name="ce3" table:formula="of:=AVERAGE([.$G$4:.G333])" office:value-type="float" office:value="38.5884210303031">
            <text:p>38,588421030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134">
            <text:p>134</text:p>
          </table:table-cell>
          <table:table-cell table:style-name="ce3" office:value-type="float" office:value="44">
            <text:p>44</text:p>
          </table:table-cell>
          <table:table-cell table:number-columns-repeated="5"/>
        </table:table-row>
        <table:table-row table:style-name="ro1">
          <table:table-cell table:style-name="ce3" office:value-type="float" office:value="0.00159957">
            <text:p>0,00159957</text:p>
          </table:table-cell>
          <table:table-cell table:style-name="ce3" office:value-type="float" office:value="0.119247">
            <text:p>0,119247</text:p>
          </table:table-cell>
          <table:table-cell table:style-name="ce3" office:value-type="float" office:value="0.00631634">
            <text:p>0,00631634</text:p>
          </table:table-cell>
          <table:table-cell table:style-name="ce3" office:value-type="float" office:value="0.0907789">
            <text:p>0,0907789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58897">
            <text:p>0,00858897</text:p>
          </table:table-cell>
          <table:table-cell table:style-name="ce3" office:value-type="float" office:value="4.10305">
            <text:p>4,10305</text:p>
          </table:table-cell>
          <table:table-cell table:style-name="ce3" table:formula="of:=AVERAGE([.$G$4:.G334])" office:value-type="float" office:value="38.4842356193354">
            <text:p>38,484235619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style-name="ce3" office:value-type="float" office:value="0.00160383">
            <text:p>0,00160383</text:p>
          </table:table-cell>
          <table:table-cell table:style-name="ce3" office:value-type="float" office:value="0.109442">
            <text:p>0,109442</text:p>
          </table:table-cell>
          <table:table-cell table:style-name="ce3" office:value-type="float" office:value="0.00651916">
            <text:p>0,00651916</text:p>
          </table:table-cell>
          <table:table-cell table:style-name="ce3" office:value-type="float" office:value="0.037977">
            <text:p>0,037977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859825">
            <text:p>0,00859825</text:p>
          </table:table-cell>
          <table:table-cell table:style-name="ce3" office:value-type="float" office:value="5.4433">
            <text:p>5,4433</text:p>
          </table:table-cell>
          <table:table-cell table:style-name="ce3" table:formula="of:=AVERAGE([.$G$4:.G335])" office:value-type="float" office:value="38.3847147289157">
            <text:p>38,3847147289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41">
            <text:p>141</text:p>
          </table:table-cell>
          <table:table-cell table:style-name="ce3" office:value-type="float" office:value="43">
            <text:p>43</text:p>
          </table:table-cell>
          <table:table-cell table:number-columns-repeated="5"/>
        </table:table-row>
        <table:table-row table:style-name="ro1">
          <table:table-cell table:style-name="ce3" office:value-type="float" office:value="0.00164727">
            <text:p>0,00164727</text:p>
          </table:table-cell>
          <table:table-cell table:style-name="ce3" office:value-type="float" office:value="0.0200689">
            <text:p>0,0200689</text:p>
          </table:table-cell>
          <table:table-cell table:style-name="ce3" office:value-type="float" office:value="0.000782708">
            <text:p>0,000782708</text:p>
          </table:table-cell>
          <table:table-cell table:style-name="ce3" office:value-type="float" office:value="0.00688491">
            <text:p>0,00688491</text:p>
          </table:table-cell>
          <table:table-cell table:style-name="ce3" office:value-type="float" office:value="0.00000433">
            <text:p>0,000004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0.2597">
            <text:p>20,2597</text:p>
          </table:table-cell>
          <table:table-cell table:style-name="ce3" table:formula="of:=AVERAGE([.$G$4:.G336])" office:value-type="float" office:value="38.3302852552553">
            <text:p>38,330285255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2">
            <text:p>142</text:p>
          </table:table-cell>
          <table:table-cell table:style-name="ce3" office:value-type="float" office:value="67">
            <text:p>67</text:p>
          </table:table-cell>
          <table:table-cell table:number-columns-repeated="5"/>
        </table:table-row>
        <table:table-row table:style-name="ro1">
          <table:table-cell table:style-name="ce3" office:value-type="float" office:value="0.0016231">
            <text:p>0,0016231</text:p>
          </table:table-cell>
          <table:table-cell table:style-name="ce3" office:value-type="float" office:value="0.120896">
            <text:p>0,120896</text:p>
          </table:table-cell>
          <table:table-cell table:style-name="ce3" office:value-type="float" office:value="0.00247803">
            <text:p>0,00247803</text:p>
          </table:table-cell>
          <table:table-cell table:style-name="ce3" office:value-type="float" office:value="0.0726426">
            <text:p>0,0726426</text:p>
          </table:table-cell>
          <table:table-cell table:style-name="ce3" office:value-type="float" office:value="0.000002724">
            <text:p>0,0000027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62867">
            <text:p>4,62867</text:p>
          </table:table-cell>
          <table:table-cell table:style-name="ce3" table:formula="of:=AVERAGE([.$G$4:.G337])" office:value-type="float" office:value="38.2293822155689">
            <text:p>38,229382215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29">
            <text:p>29</text:p>
          </table:table-cell>
          <table:table-cell table:number-columns-repeated="5"/>
        </table:table-row>
        <table:table-row table:style-name="ro1">
          <table:table-cell table:style-name="ce3" office:value-type="float" office:value="0.0019531">
            <text:p>0,0019531</text:p>
          </table:table-cell>
          <table:table-cell table:style-name="ce3" office:value-type="float" office:value="0.128184">
            <text:p>0,128184</text:p>
          </table:table-cell>
          <table:table-cell table:style-name="ce3" office:value-type="float" office:value="0.000973163">
            <text:p>0,000973163</text:p>
          </table:table-cell>
          <table:table-cell table:style-name="ce3" office:value-type="float" office:value="0.00287053">
            <text:p>0,00287053</text:p>
          </table:table-cell>
          <table:table-cell table:style-name="ce3" office:value-type="float" office:value="0.000002375">
            <text:p>0,00000237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6903">
            <text:p>6,6903</text:p>
          </table:table-cell>
          <table:table-cell table:style-name="ce3" table:formula="of:=AVERAGE([.$G$4:.G338])" office:value-type="float" office:value="38.1352357014926">
            <text:p>38,135235701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69">
            <text:p>69</text:p>
          </table:table-cell>
          <table:table-cell table:number-columns-repeated="5"/>
        </table:table-row>
        <table:table-row table:style-name="ro1">
          <table:table-cell table:style-name="ce3" office:value-type="float" office:value="0.00182362">
            <text:p>0,00182362</text:p>
          </table:table-cell>
          <table:table-cell table:style-name="ce3" office:value-type="float" office:value="0.140836">
            <text:p>0,140836</text:p>
          </table:table-cell>
          <table:table-cell table:style-name="ce3" office:value-type="float" office:value="0.00253474">
            <text:p>0,00253474</text:p>
          </table:table-cell>
          <table:table-cell table:style-name="ce3" office:value-type="float" office:value="0.0792907">
            <text:p>0,0792907</text:p>
          </table:table-cell>
          <table:table-cell table:style-name="ce3" office:value-type="float" office:value="0.000002585">
            <text:p>0,00000258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14554">
            <text:p>4,14554</text:p>
          </table:table-cell>
          <table:table-cell table:style-name="ce3" table:formula="of:=AVERAGE([.$G$4:.G339])" office:value-type="float" office:value="38.0340758928572">
            <text:p>38,034075892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39">
            <text:p>39</text:p>
          </table:table-cell>
          <table:table-cell table:number-columns-repeated="5"/>
        </table:table-row>
        <table:table-row table:style-name="ro1">
          <table:table-cell table:style-name="ce3" office:value-type="float" office:value="0.0015958">
            <text:p>0,0015958</text:p>
          </table:table-cell>
          <table:table-cell table:style-name="ce3" office:value-type="float" office:value="0.144323">
            <text:p>0,144323</text:p>
          </table:table-cell>
          <table:table-cell table:style-name="ce3" office:value-type="float" office:value="0.00534066">
            <text:p>0,00534066</text:p>
          </table:table-cell>
          <table:table-cell table:style-name="ce3" office:value-type="float" office:value="0.128354">
            <text:p>0,128354</text:p>
          </table:table-cell>
          <table:table-cell table:style-name="ce3" office:value-type="float" office:value="0.000003632">
            <text:p>0,000003632</text:p>
          </table:table-cell>
          <table:table-cell table:style-name="ce3" office:value-type="float" office:value="0.00890422">
            <text:p>0,00890422</text:p>
          </table:table-cell>
          <table:table-cell table:style-name="ce3" office:value-type="float" office:value="3.2706">
            <text:p>3,2706</text:p>
          </table:table-cell>
          <table:table-cell table:style-name="ce3" table:formula="of:=AVERAGE([.$G$4:.G340])" office:value-type="float" office:value="37.9309201780416">
            <text:p>37,93092017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21">
            <text:p>21</text:p>
          </table:table-cell>
          <table:table-cell table:number-columns-repeated="5"/>
        </table:table-row>
        <table:table-row table:style-name="ro1">
          <table:table-cell table:style-name="ce3" office:value-type="float" office:value="0.00164839">
            <text:p>0,00164839</text:p>
          </table:table-cell>
          <table:table-cell table:style-name="ce3" office:value-type="float" office:value="0.114236">
            <text:p>0,114236</text:p>
          </table:table-cell>
          <table:table-cell table:style-name="ce3" office:value-type="float" office:value="0.00507806">
            <text:p>0,00507806</text:p>
          </table:table-cell>
          <table:table-cell table:style-name="ce3" office:value-type="float" office:value="0.123765">
            <text:p>0,123765</text:p>
          </table:table-cell>
          <table:table-cell table:style-name="ce3" office:value-type="float" office:value="0.000003004">
            <text:p>0,000003004</text:p>
          </table:table-cell>
          <table:table-cell table:style-name="ce3" office:value-type="float" office:value="0.0132937">
            <text:p>0,0132937</text:p>
          </table:table-cell>
          <table:table-cell table:style-name="ce3" office:value-type="float" office:value="3.6209">
            <text:p>3,6209</text:p>
          </table:table-cell>
          <table:table-cell table:style-name="ce3" table:formula="of:=AVERAGE([.$G$4:.G341])" office:value-type="float" office:value="37.8294112426036">
            <text:p>37,829411242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style-name="ce3" office:value-type="float" office:value="0.00171655">
            <text:p>0,00171655</text:p>
          </table:table-cell>
          <table:table-cell table:style-name="ce3" office:value-type="float" office:value="0.121678">
            <text:p>0,121678</text:p>
          </table:table-cell>
          <table:table-cell table:style-name="ce3" office:value-type="float" office:value="0.00611534">
            <text:p>0,00611534</text:p>
          </table:table-cell>
          <table:table-cell table:style-name="ce3" office:value-type="float" office:value="0.123543">
            <text:p>0,123543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69191">
            <text:p>0,00869191</text:p>
          </table:table-cell>
          <table:table-cell table:style-name="ce3" office:value-type="float" office:value="3.59099">
            <text:p>3,59099</text:p>
          </table:table-cell>
          <table:table-cell table:style-name="ce3" table:formula="of:=AVERAGE([.$G$4:.G342])" office:value-type="float" office:value="37.7284129498526">
            <text:p>37,7284129499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style-name="ce3" office:value-type="float" office:value="0.00165474">
            <text:p>0,00165474</text:p>
          </table:table-cell>
          <table:table-cell table:style-name="ce3" office:value-type="float" office:value="0.0713873">
            <text:p>0,0713873</text:p>
          </table:table-cell>
          <table:table-cell table:style-name="ce3" office:value-type="float" office:value="0.0058049">
            <text:p>0,0058049</text:p>
          </table:table-cell>
          <table:table-cell table:style-name="ce3" office:value-type="float" office:value="0.0964499">
            <text:p>0,0964499</text:p>
          </table:table-cell>
          <table:table-cell table:style-name="ce3" office:value-type="float" office:value="0.000003283">
            <text:p>0,000003283</text:p>
          </table:table-cell>
          <table:table-cell table:style-name="ce3" office:value-type="float" office:value="0.00867745">
            <text:p>0,00867745</text:p>
          </table:table-cell>
          <table:table-cell table:style-name="ce3" office:value-type="float" office:value="4.92761">
            <text:p>4,92761</text:p>
          </table:table-cell>
          <table:table-cell table:style-name="ce3" table:formula="of:=AVERAGE([.$G$4:.G343])" office:value-type="float" office:value="37.6319400000001">
            <text:p>37,6319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2534">
            <text:p>0,00162534</text:p>
          </table:table-cell>
          <table:table-cell table:style-name="ce3" office:value-type="float" office:value="0.126781">
            <text:p>0,126781</text:p>
          </table:table-cell>
          <table:table-cell table:style-name="ce3" office:value-type="float" office:value="0.00628226">
            <text:p>0,00628226</text:p>
          </table:table-cell>
          <table:table-cell table:style-name="ce3" office:value-type="float" office:value="0.0519306">
            <text:p>0,0519306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889277">
            <text:p>0,00889277</text:p>
          </table:table-cell>
          <table:table-cell table:style-name="ce3" office:value-type="float" office:value="4.64251">
            <text:p>4,64251</text:p>
          </table:table-cell>
          <table:table-cell table:style-name="ce3" table:formula="of:=AVERAGE([.$G$4:.G344])" office:value-type="float" office:value="37.5351968035191">
            <text:p>37,535196803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38">
            <text:p>38</text:p>
          </table:table-cell>
          <table:table-cell table:number-columns-repeated="5"/>
        </table:table-row>
        <table:table-row table:style-name="ro1">
          <table:table-cell table:style-name="ce3" office:value-type="float" office:value="0.00169364">
            <text:p>0,00169364</text:p>
          </table:table-cell>
          <table:table-cell table:style-name="ce3" office:value-type="float" office:value="0.12281">
            <text:p>0,12281</text:p>
          </table:table-cell>
          <table:table-cell table:style-name="ce3" office:value-type="float" office:value="0.0021965">
            <text:p>0,0021965</text:p>
          </table:table-cell>
          <table:table-cell table:style-name="ce3" office:value-type="float" office:value="0.0725262">
            <text:p>0,0725262</text:p>
          </table:table-cell>
          <table:table-cell table:style-name="ce3" office:value-type="float" office:value="0.000002724">
            <text:p>0,0000027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61455">
            <text:p>4,61455</text:p>
          </table:table-cell>
          <table:table-cell table:style-name="ce3" table:formula="of:=AVERAGE([.$G$4:.G345])" office:value-type="float" office:value="37.4389376023392">
            <text:p>37,438937602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style-name="ce3" office:value-type="float" office:value="0.00389">
            <text:p>0,00389</text:p>
          </table:table-cell>
          <table:table-cell table:style-name="ce3" office:value-type="float" office:value="0.114329">
            <text:p>0,114329</text:p>
          </table:table-cell>
          <table:table-cell table:style-name="ce3" office:value-type="float" office:value="0.00519337">
            <text:p>0,00519337</text:p>
          </table:table-cell>
          <table:table-cell table:style-name="ce3" office:value-type="float" office:value="0.0634687">
            <text:p>0,0634687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.0085472">
            <text:p>0,0085472</text:p>
          </table:table-cell>
          <table:table-cell table:style-name="ce3" office:value-type="float" office:value="4.71662">
            <text:p>4,71662</text:p>
          </table:table-cell>
          <table:table-cell table:style-name="ce3" table:formula="of:=AVERAGE([.$G$4:.G346])" office:value-type="float" office:value="37.3435372594753">
            <text:p>37,343537259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9">
            <text:p>29</text:p>
          </table:table-cell>
          <table:table-cell table:number-columns-repeated="5"/>
        </table:table-row>
        <table:table-row table:style-name="ro1">
          <table:table-cell table:style-name="ce3" office:value-type="float" office:value="0.00168421">
            <text:p>0,00168421</text:p>
          </table:table-cell>
          <table:table-cell table:style-name="ce3" office:value-type="float" office:value="0.111778">
            <text:p>0,111778</text:p>
          </table:table-cell>
          <table:table-cell table:style-name="ce3" office:value-type="float" office:value="0.00503399">
            <text:p>0,00503399</text:p>
          </table:table-cell>
          <table:table-cell table:style-name="ce3" office:value-type="float" office:value="0.0610969">
            <text:p>0,0610969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5574">
            <text:p>0,0085574</text:p>
          </table:table-cell>
          <table:table-cell table:style-name="ce3" office:value-type="float" office:value="4.90432">
            <text:p>4,90432</text:p>
          </table:table-cell>
          <table:table-cell table:style-name="ce3" table:formula="of:=AVERAGE([.$G$4:.G347])" office:value-type="float" office:value="37.2492372093024">
            <text:p>37,249237209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style-name="ce3" office:value-type="float" office:value="0.00193194">
            <text:p>0,00193194</text:p>
          </table:table-cell>
          <table:table-cell table:style-name="ce3" office:value-type="float" office:value="0.0973862">
            <text:p>0,0973862</text:p>
          </table:table-cell>
          <table:table-cell table:style-name="ce3" office:value-type="float" office:value="0.00535575">
            <text:p>0,00535575</text:p>
          </table:table-cell>
          <table:table-cell table:style-name="ce3" office:value-type="float" office:value="0.0458242">
            <text:p>0,0458242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55795">
            <text:p>0,00855795</text:p>
          </table:table-cell>
          <table:table-cell table:style-name="ce3" office:value-type="float" office:value="5.66001">
            <text:p>5,66001</text:p>
          </table:table-cell>
          <table:table-cell table:style-name="ce3" table:formula="of:=AVERAGE([.$G$4:.G348])" office:value-type="float" office:value="37.1576742318841">
            <text:p>37,1576742319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style-name="ce3" office:value-type="float" office:value="0.001747">
            <text:p>0,001747</text:p>
          </table:table-cell>
          <table:table-cell table:style-name="ce3" office:value-type="float" office:value="0.111299">
            <text:p>0,111299</text:p>
          </table:table-cell>
          <table:table-cell table:style-name="ce3" office:value-type="float" office:value="0.00496471">
            <text:p>0,00496471</text:p>
          </table:table-cell>
          <table:table-cell table:style-name="ce3" office:value-type="float" office:value="0.0485808">
            <text:p>0,0485808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61655">
            <text:p>0,00861655</text:p>
          </table:table-cell>
          <table:table-cell table:style-name="ce3" office:value-type="float" office:value="5.18677">
            <text:p>5,18677</text:p>
          </table:table-cell>
          <table:table-cell table:style-name="ce3" table:formula="of:=AVERAGE([.$G$4:.G349])" office:value-type="float" office:value="37.0652727745665">
            <text:p>37,065272774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32">
            <text:p>32</text:p>
          </table:table-cell>
          <table:table-cell table:number-columns-repeated="5"/>
        </table:table-row>
        <table:table-row table:style-name="ro1">
          <table:table-cell table:style-name="ce3" office:value-type="float" office:value="0.00157254">
            <text:p>0,0015725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5612">
            <text:p>50,5612</text:p>
          </table:table-cell>
          <table:table-cell table:style-name="ce3" table:formula="of:=AVERAGE([.$G$4:.G350])" office:value-type="float" office:value="37.1041659365995">
            <text:p>37,104165936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32">
            <text:p>32</text:p>
          </table:table-cell>
          <table:table-cell table:number-columns-repeated="5"/>
        </table:table-row>
        <table:table-row table:style-name="ro1">
          <table:table-cell table:style-name="ce3" office:value-type="float" office:value="0.00171879">
            <text:p>0,00171879</text:p>
          </table:table-cell>
          <table:table-cell table:style-name="ce3" office:value-type="float" office:value="0.0185683">
            <text:p>0,0185683</text:p>
          </table:table-cell>
          <table:table-cell table:style-name="ce3" office:value-type="float" office:value="0.000070399">
            <text:p>0,000070399</text:p>
          </table:table-cell>
          <table:table-cell table:style-name="ce3" office:value-type="float" office:value="0.0485808">
            <text:p>0,048580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87232">
            <text:p>0,0087232</text:p>
          </table:table-cell>
          <table:table-cell table:style-name="ce3" office:value-type="float" office:value="19.3017">
            <text:p>19,3017</text:p>
          </table:table-cell>
          <table:table-cell table:style-name="ce3" table:formula="of:=AVERAGE([.$G$4:.G351])" office:value-type="float" office:value="37.0530094252874">
            <text:p>37,053009425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32">
            <text:p>32</text:p>
          </table:table-cell>
          <table:table-cell table:number-columns-repeated="5"/>
        </table:table-row>
        <table:table-row table:style-name="ro1">
          <table:table-cell table:style-name="ce3" office:value-type="float" office:value="0.00195527">
            <text:p>0,00195527</text:p>
          </table:table-cell>
          <table:table-cell table:style-name="ce3" office:value-type="float" office:value="0.0509298">
            <text:p>0,0509298</text:p>
          </table:table-cell>
          <table:table-cell table:style-name="ce3" office:value-type="float" office:value="0.00263196">
            <text:p>0,00263196</text:p>
          </table:table-cell>
          <table:table-cell table:style-name="ce3" office:value-type="float" office:value="0.122342">
            <text:p>0,122342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15977">
            <text:p>5,15977</text:p>
          </table:table-cell>
          <table:table-cell table:style-name="ce3" table:formula="of:=AVERAGE([.$G$4:.G352])" office:value-type="float" office:value="36.9616247851003">
            <text:p>36,961624785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style-name="ce3" office:value-type="float" office:value="0.00166661">
            <text:p>0,00166661</text:p>
          </table:table-cell>
          <table:table-cell table:style-name="ce3" office:value-type="float" office:value="0.035279">
            <text:p>0,035279</text:p>
          </table:table-cell>
          <table:table-cell table:style-name="ce3" office:value-type="float" office:value="0.00266897">
            <text:p>0,00266897</text:p>
          </table:table-cell>
          <table:table-cell table:style-name="ce3" office:value-type="float" office:value="0.122775">
            <text:p>0,122775</text:p>
          </table:table-cell>
          <table:table-cell table:style-name="ce3" office:value-type="float" office:value="0.000002724">
            <text:p>0,0000027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5571">
            <text:p>5,5571</text:p>
          </table:table-cell>
          <table:table-cell table:style-name="ce3" table:formula="of:=AVERAGE([.$G$4:.G353])" office:value-type="float" office:value="36.8718975714286">
            <text:p>36,871897571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style-name="ce3" office:value-type="float" office:value="0.00197328">
            <text:p>0,0019732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4085">
            <text:p>52,4085</text:p>
          </table:table-cell>
          <table:table-cell table:style-name="ce3" table:formula="of:=AVERAGE([.$G$4:.G354])" office:value-type="float" office:value="36.9161613960115">
            <text:p>36,91616139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style-name="ce3" office:value-type="float" office:value="0.00205849">
            <text:p>0,0020584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1.1033">
            <text:p>41,1033</text:p>
          </table:table-cell>
          <table:table-cell table:style-name="ce3" table:formula="of:=AVERAGE([.$G$4:.G355])" office:value-type="float" office:value="36.9280566761364">
            <text:p>36,928056676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style-name="ce3" office:value-type="float" office:value="0.00200164">
            <text:p>0,0020016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9296">
            <text:p>52,9296</text:p>
          </table:table-cell>
          <table:table-cell table:style-name="ce3" table:formula="of:=AVERAGE([.$G$4:.G356])" office:value-type="float" office:value="36.9733868271955">
            <text:p>36,973386827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style-name="ce3" office:value-type="float" office:value="0.00185442">
            <text:p>0,0018544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5898">
            <text:p>55,5898</text:p>
          </table:table-cell>
          <table:table-cell table:style-name="ce3" table:formula="of:=AVERAGE([.$G$4:.G357])" office:value-type="float" office:value="37.0259755649718">
            <text:p>37,02597556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style-name="ce3" office:value-type="float" office:value="0.00163693">
            <text:p>0,00163693</text:p>
          </table:table-cell>
          <table:table-cell table:style-name="ce3" office:value-type="float" office:value="0.0252209">
            <text:p>0,0252209</text:p>
          </table:table-cell>
          <table:table-cell table:style-name="ce3" office:value-type="float" office:value="0.00152435">
            <text:p>0,00152435</text:p>
          </table:table-cell>
          <table:table-cell table:style-name="ce3" office:value-type="float" office:value="0.120024">
            <text:p>0,120024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15161">
            <text:p>6,15161</text:p>
          </table:table-cell>
          <table:table-cell table:style-name="ce3" table:formula="of:=AVERAGE([.$G$4:.G358])" office:value-type="float" office:value="36.9390055211268">
            <text:p>36,939005521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21214">
            <text:p>0,0022121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8123">
            <text:p>52,8123</text:p>
          </table:table-cell>
          <table:table-cell table:style-name="ce3" table:formula="of:=AVERAGE([.$G$4:.G359])" office:value-type="float" office:value="36.9835934269663">
            <text:p>36,98359342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3058">
            <text:p>0,0016305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6.4018">
            <text:p>46,4018</text:p>
          </table:table-cell>
          <table:table-cell table:style-name="ce3" table:formula="of:=AVERAGE([.$G$4:.G360])" office:value-type="float" office:value="37.0099749579832">
            <text:p>37,00997495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9336">
            <text:p>0,0016933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7.4378">
            <text:p>37,4378</text:p>
          </table:table-cell>
          <table:table-cell table:style-name="ce3" table:formula="of:=AVERAGE([.$G$4:.G361])" office:value-type="float" office:value="37.0111700000001">
            <text:p>37,0111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5819">
            <text:p>0,001581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5802">
            <text:p>55,5802</text:p>
          </table:table-cell>
          <table:table-cell table:style-name="ce3" table:formula="of:=AVERAGE([.$G$4:.G362])" office:value-type="float" office:value="37.0628943175488">
            <text:p>37,062894317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4873">
            <text:p>0,0016487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0649">
            <text:p>53,0649</text:p>
          </table:table-cell>
          <table:table-cell table:style-name="ce3" table:formula="of:=AVERAGE([.$G$4:.G363])" office:value-type="float" office:value="37.1073443333334">
            <text:p>37,107344333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83493">
            <text:p>0,0018349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3.2019">
            <text:p>43,2019</text:p>
          </table:table-cell>
          <table:table-cell table:style-name="ce3" table:formula="of:=AVERAGE([.$G$4:.G364])" office:value-type="float" office:value="37.1242267590028">
            <text:p>37,12422675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7912">
            <text:p>0,00167912</text:p>
          </table:table-cell>
          <table:table-cell table:style-name="ce3" office:value-type="float" office:value="0.080865">
            <text:p>0,080865</text:p>
          </table:table-cell>
          <table:table-cell table:style-name="ce3" office:value-type="float" office:value="0.00424277">
            <text:p>0,00424277</text:p>
          </table:table-cell>
          <table:table-cell table:style-name="ce3" office:value-type="float" office:value="0.122096">
            <text:p>0,122096</text:p>
          </table:table-cell>
          <table:table-cell table:style-name="ce3" office:value-type="float" office:value="0.000002374">
            <text:p>0,00000237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4524">
            <text:p>4,4524</text:p>
          </table:table-cell>
          <table:table-cell table:style-name="ce3" table:formula="of:=AVERAGE([.$G$4:.G365])" office:value-type="float" office:value="37.0339730939227">
            <text:p>37,033973093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style-name="ce3" office:value-type="float" office:value="0.00225153">
            <text:p>0,00225153</text:p>
          </table:table-cell>
          <table:table-cell table:style-name="ce3" office:value-type="float" office:value="0.098014">
            <text:p>0,098014</text:p>
          </table:table-cell>
          <table:table-cell table:style-name="ce3" office:value-type="float" office:value="0.00161507">
            <text:p>0,00161507</text:p>
          </table:table-cell>
          <table:table-cell table:style-name="ce3" office:value-type="float" office:value="0.136987">
            <text:p>0,136987</text:p>
          </table:table-cell>
          <table:table-cell table:style-name="ce3" office:value-type="float" office:value="0.000002794">
            <text:p>0,00000279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.84673">
            <text:p>3,84673</text:p>
          </table:table-cell>
          <table:table-cell table:style-name="ce3" table:formula="of:=AVERAGE([.$G$4:.G366])" office:value-type="float" office:value="36.9425481818182">
            <text:p>36,942548181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style-name="ce3" office:value-type="float" office:value="0.00161011">
            <text:p>0,00161011</text:p>
          </table:table-cell>
          <table:table-cell table:style-name="ce3" office:value-type="float" office:value="0.103616">
            <text:p>0,103616</text:p>
          </table:table-cell>
          <table:table-cell table:style-name="ce3" office:value-type="float" office:value="0.00137496">
            <text:p>0,00137496</text:p>
          </table:table-cell>
          <table:table-cell table:style-name="ce3" office:value-type="float" office:value="0.0406886">
            <text:p>0,0406886</text:p>
          </table:table-cell>
          <table:table-cell table:style-name="ce3" office:value-type="float" office:value="0.000002794">
            <text:p>0,00000279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06597">
            <text:p>6,06597</text:p>
          </table:table-cell>
          <table:table-cell table:style-name="ce3" table:formula="of:=AVERAGE([.$G$4:.G367])" office:value-type="float" office:value="36.8577224175825">
            <text:p>36,857722417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46">
            <text:p>46</text:p>
          </table:table-cell>
          <table:table-cell table:number-columns-repeated="5"/>
        </table:table-row>
        <table:table-row table:style-name="ro1">
          <table:table-cell table:style-name="ce3" office:value-type="float" office:value="0.00170922">
            <text:p>0,00170922</text:p>
          </table:table-cell>
          <table:table-cell table:style-name="ce3" office:value-type="float" office:value="0.0997437">
            <text:p>0,0997437</text:p>
          </table:table-cell>
          <table:table-cell table:style-name="ce3" office:value-type="float" office:value="0.00241566">
            <text:p>0,00241566</text:p>
          </table:table-cell>
          <table:table-cell table:style-name="ce3" office:value-type="float" office:value="0.122316">
            <text:p>0,122316</text:p>
          </table:table-cell>
          <table:table-cell table:style-name="ce3" office:value-type="float" office:value="0.000002864">
            <text:p>0,0000028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0851">
            <text:p>4,0851</text:p>
          </table:table-cell>
          <table:table-cell table:style-name="ce3" table:formula="of:=AVERAGE([.$G$4:.G368])" office:value-type="float" office:value="36.767934410959">
            <text:p>36,76793441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173983">
            <text:p>0,0173983</text:p>
          </table:table-cell>
          <table:table-cell table:style-name="ce3" office:value-type="float" office:value="0.113978">
            <text:p>0,113978</text:p>
          </table:table-cell>
          <table:table-cell table:style-name="ce3" office:value-type="float" office:value="0.00420086">
            <text:p>0,00420086</text:p>
          </table:table-cell>
          <table:table-cell table:style-name="ce3" office:value-type="float" office:value="0.0652582">
            <text:p>0,0652582</text:p>
          </table:table-cell>
          <table:table-cell table:style-name="ce3" office:value-type="float" office:value="0.000002934">
            <text:p>0,000002934</text:p>
          </table:table-cell>
          <table:table-cell table:style-name="ce3" office:value-type="float" office:value="0.00871943">
            <text:p>0,00871943</text:p>
          </table:table-cell>
          <table:table-cell table:style-name="ce3" office:value-type="float" office:value="4.34081">
            <text:p>4,34081</text:p>
          </table:table-cell>
          <table:table-cell table:style-name="ce3" table:formula="of:=AVERAGE([.$G$4:.G369])" office:value-type="float" office:value="36.6793357103826">
            <text:p>36,679335710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59377">
            <text:p>0,00159377</text:p>
          </table:table-cell>
          <table:table-cell table:style-name="ce3" office:value-type="float" office:value="0.101737">
            <text:p>0,101737</text:p>
          </table:table-cell>
          <table:table-cell table:style-name="ce3" office:value-type="float" office:value="0.00650917">
            <text:p>0,00650917</text:p>
          </table:table-cell>
          <table:table-cell table:style-name="ce3" office:value-type="float" office:value="0.139658">
            <text:p>0,139658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.0103738">
            <text:p>0,0103738</text:p>
          </table:table-cell>
          <table:table-cell table:style-name="ce3" office:value-type="float" office:value="3.60629">
            <text:p>3,60629</text:p>
          </table:table-cell>
          <table:table-cell table:style-name="ce3" table:formula="of:=AVERAGE([.$G$4:.G370])" office:value-type="float" office:value="36.5892184196186">
            <text:p>36,589218419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style-name="ce3" office:value-type="float" office:value="0.00186692">
            <text:p>0,00186692</text:p>
          </table:table-cell>
          <table:table-cell table:style-name="ce3" office:value-type="float" office:value="0.158614">
            <text:p>0,158614</text:p>
          </table:table-cell>
          <table:table-cell table:style-name="ce3" office:value-type="float" office:value="0.00669872">
            <text:p>0,00669872</text:p>
          </table:table-cell>
          <table:table-cell table:style-name="ce3" office:value-type="float" office:value="0.0908748">
            <text:p>0,0908748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889591">
            <text:p>0,00889591</text:p>
          </table:table-cell>
          <table:table-cell table:style-name="ce3" office:value-type="float" office:value="3.47002">
            <text:p>3,47002</text:p>
          </table:table-cell>
          <table:table-cell table:style-name="ce3" table:formula="of:=AVERAGE([.$G$4:.G371])" office:value-type="float" office:value="36.4992205978261">
            <text:p>36,499220597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4915">
            <text:p>0,0016491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0.9611">
            <text:p>60,9611</text:p>
          </table:table-cell>
          <table:table-cell table:style-name="ce3" table:formula="of:=AVERAGE([.$G$4:.G372])" office:value-type="float" office:value="36.5655129539296">
            <text:p>36,565512953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33297">
            <text:p>0,0023329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1.5126">
            <text:p>41,5126</text:p>
          </table:table-cell>
          <table:table-cell table:style-name="ce3" table:formula="of:=AVERAGE([.$G$4:.G373])" office:value-type="float" office:value="36.5788834594595">
            <text:p>36,578883459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6654">
            <text:p>0,0016665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9.7758">
            <text:p>49,7758</text:p>
          </table:table-cell>
          <table:table-cell table:style-name="ce3" table:formula="of:=AVERAGE([.$G$4:.G374])" office:value-type="float" office:value="36.6144546630728">
            <text:p>36,614454663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6654">
            <text:p>0,0016665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2656">
            <text:p>47,2656</text:p>
          </table:table-cell>
          <table:table-cell table:style-name="ce3" table:formula="of:=AVERAGE([.$G$4:.G375])" office:value-type="float" office:value="36.6430867741936">
            <text:p>36,643086774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0411">
            <text:p>0,0016041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9756">
            <text:p>55,9756</text:p>
          </table:table-cell>
          <table:table-cell table:style-name="ce3" table:formula="of:=AVERAGE([.$G$4:.G376])" office:value-type="float" office:value="36.6949165683647">
            <text:p>36,694916568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51846">
            <text:p>0,0025184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6.3004">
            <text:p>46,3004</text:p>
          </table:table-cell>
          <table:table-cell table:style-name="ce3" table:formula="of:=AVERAGE([.$G$4:.G377])" office:value-type="float" office:value="36.7205996791444">
            <text:p>36,720599679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59607">
            <text:p>0,0015960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6.8927">
            <text:p>56,8927</text:p>
          </table:table-cell>
          <table:table-cell table:style-name="ce3" table:formula="of:=AVERAGE([.$G$4:.G378])" office:value-type="float" office:value="36.7743919466667">
            <text:p>36,774391946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80015">
            <text:p>0,0018001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4.232">
            <text:p>44,232</text:p>
          </table:table-cell>
          <table:table-cell table:style-name="ce3" table:formula="of:=AVERAGE([.$G$4:.G379])" office:value-type="float" office:value="36.7942260106383">
            <text:p>36,794226010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00653">
            <text:p>0,0020065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4.0867">
            <text:p>34,0867</text:p>
          </table:table-cell>
          <table:table-cell table:style-name="ce3" table:formula="of:=AVERAGE([.$G$4:.G380])" office:value-type="float" office:value="36.7870442440319">
            <text:p>36,78704424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0068">
            <text:p>0,0016006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9.645">
            <text:p>49,645</text:p>
          </table:table-cell>
          <table:table-cell table:style-name="ce3" table:formula="of:=AVERAGE([.$G$4:.G381])" office:value-type="float" office:value="36.8210600000001">
            <text:p>36,8210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42327">
            <text:p>0,0024232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4045">
            <text:p>47,4045</text:p>
          </table:table-cell>
          <table:table-cell table:style-name="ce3" table:formula="of:=AVERAGE([.$G$4:.G382])" office:value-type="float" office:value="36.8489846437995">
            <text:p>36,848984643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73583">
            <text:p>0,0017358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4.3007">
            <text:p>44,3007</text:p>
          </table:table-cell>
          <table:table-cell table:style-name="ce3" table:formula="of:=AVERAGE([.$G$4:.G383])" office:value-type="float" office:value="36.8685944210527">
            <text:p>36,868594421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8769">
            <text:p>0,001876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4115">
            <text:p>47,4115</text:p>
          </table:table-cell>
          <table:table-cell table:style-name="ce3" table:formula="of:=AVERAGE([.$G$4:.G384])" office:value-type="float" office:value="36.8962660892389">
            <text:p>36,896266089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0634">
            <text:p>0,0016063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2651">
            <text:p>53,2651</text:p>
          </table:table-cell>
          <table:table-cell table:style-name="ce3" table:formula="of:=AVERAGE([.$G$4:.G385])" office:value-type="float" office:value="36.9391164397906">
            <text:p>36,939116439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9448">
            <text:p>0,0016944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6.7509">
            <text:p>46,7509</text:p>
          </table:table-cell>
          <table:table-cell table:style-name="ce3" table:formula="of:=AVERAGE([.$G$4:.G386])" office:value-type="float" office:value="36.9647346736293">
            <text:p>36,964734673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6054">
            <text:p>0,0016605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1604">
            <text:p>53,1604</text:p>
          </table:table-cell>
          <table:table-cell table:style-name="ce3" table:formula="of:=AVERAGE([.$G$4:.G387])" office:value-type="float" office:value="37.0069108854167">
            <text:p>37,006910885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5104">
            <text:p>0,0016510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5.1083">
            <text:p>45,1083</text:p>
          </table:table-cell>
          <table:table-cell table:style-name="ce3" table:formula="of:=AVERAGE([.$G$4:.G388])" office:value-type="float" office:value="37.0279534545455">
            <text:p>37,027953454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2659">
            <text:p>0,0016265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8.5694">
            <text:p>48,5694</text:p>
          </table:table-cell>
          <table:table-cell table:style-name="ce3" table:formula="of:=AVERAGE([.$G$4:.G389])" office:value-type="float" office:value="37.0578535751296">
            <text:p>37,057853575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9762">
            <text:p>0,0016976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4603">
            <text:p>52,4603</text:p>
          </table:table-cell>
          <table:table-cell table:style-name="ce3" table:formula="of:=AVERAGE([.$G$4:.G390])" office:value-type="float" office:value="37.0976531782946">
            <text:p>37,097653178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71061">
            <text:p>0,0017106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2215">
            <text:p>54,2215</text:p>
          </table:table-cell>
          <table:table-cell table:style-name="ce3" table:formula="of:=AVERAGE([.$G$4:.G391])" office:value-type="float" office:value="37.1417868041238">
            <text:p>37,141786804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95589">
            <text:p>0,0019558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6997">
            <text:p>57,6997</text:p>
          </table:table-cell>
          <table:table-cell table:style-name="ce3" table:formula="of:=AVERAGE([.$G$4:.G392])" office:value-type="float" office:value="37.1946349100258">
            <text:p>37,1946349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00108">
            <text:p>0,0020010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3564">
            <text:p>54,3564</text:p>
          </table:table-cell>
          <table:table-cell table:style-name="ce3" table:formula="of:=AVERAGE([.$G$4:.G393])" office:value-type="float" office:value="37.2386394358975">
            <text:p>37,238639435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5327">
            <text:p>0,0016532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0235">
            <text:p>47,0235</text:p>
          </table:table-cell>
          <table:table-cell table:style-name="ce3" table:formula="of:=AVERAGE([.$G$4:.G394])" office:value-type="float" office:value="37.2636646547315">
            <text:p>37,263664654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3602">
            <text:p>0,0016360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9444">
            <text:p>57,9444</text:p>
          </table:table-cell>
          <table:table-cell table:style-name="ce3" table:formula="of:=AVERAGE([.$G$4:.G395])" office:value-type="float" office:value="37.3164216326531">
            <text:p>37,316421632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0124">
            <text:p>0,0016012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8.1949">
            <text:p>48,1949</text:p>
          </table:table-cell>
          <table:table-cell table:style-name="ce3" table:formula="of:=AVERAGE([.$G$4:.G396])" office:value-type="float" office:value="37.3441022391858">
            <text:p>37,344102239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59509">
            <text:p>0,0015950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0.8717">
            <text:p>60,8717</text:p>
          </table:table-cell>
          <table:table-cell table:style-name="ce3" table:formula="of:=AVERAGE([.$G$4:.G397])" office:value-type="float" office:value="37.4038169543148">
            <text:p>37,403816954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36006">
            <text:p>0,0023600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3095">
            <text:p>50,3095</text:p>
          </table:table-cell>
          <table:table-cell table:style-name="ce3" table:formula="of:=AVERAGE([.$G$4:.G398])" office:value-type="float" office:value="37.4364895696203">
            <text:p>37,436489569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5826">
            <text:p>0,001582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374">
            <text:p>55,374</text:p>
          </table:table-cell>
          <table:table-cell table:style-name="ce3" table:formula="of:=AVERAGE([.$G$4:.G399])" office:value-type="float" office:value="37.4817863131314">
            <text:p>37,481786313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7443">
            <text:p>0,0016744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3.4386">
            <text:p>43,4386</text:p>
          </table:table-cell>
          <table:table-cell table:style-name="ce3" table:formula="of:=AVERAGE([.$G$4:.G400])" office:value-type="float" office:value="37.4967908816121">
            <text:p>37,496790881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72954">
            <text:p>0,0017295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3772">
            <text:p>47,3772</text:p>
          </table:table-cell>
          <table:table-cell table:style-name="ce3" table:formula="of:=AVERAGE([.$G$4:.G401])" office:value-type="float" office:value="37.5216160301508">
            <text:p>37,521616030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1814">
            <text:p>0,0016181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3.1896">
            <text:p>33,1896</text:p>
          </table:table-cell>
          <table:table-cell table:style-name="ce3" table:formula="of:=AVERAGE([.$G$4:.G402])" office:value-type="float" office:value="37.5107588471178">
            <text:p>37,510758847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41426">
            <text:p>0,0024142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5.3884">
            <text:p>35,3884</text:p>
          </table:table-cell>
          <table:table-cell table:style-name="ce3" table:formula="of:=AVERAGE([.$G$4:.G403])" office:value-type="float" office:value="37.50545295">
            <text:p>37,5054529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58406">
            <text:p>0,0015840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9.4997">
            <text:p>49,4997</text:p>
          </table:table-cell>
          <table:table-cell table:style-name="ce3" table:formula="of:=AVERAGE([.$G$4:.G404])" office:value-type="float" office:value="37.5353637905237">
            <text:p>37,535363790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6249">
            <text:p>0,0016624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3.8689">
            <text:p>43,8689</text:p>
          </table:table-cell>
          <table:table-cell table:style-name="ce3" table:formula="of:=AVERAGE([.$G$4:.G405])" office:value-type="float" office:value="37.5511188557214">
            <text:p>37,551118855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2261">
            <text:p>0,0016226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3826">
            <text:p>50,3826</text:p>
          </table:table-cell>
          <table:table-cell table:style-name="ce3" table:formula="of:=AVERAGE([.$G$4:.G406])" office:value-type="float" office:value="37.5829587593053">
            <text:p>37,582958759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3658">
            <text:p>0,0016365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3799">
            <text:p>47,3799</text:p>
          </table:table-cell>
          <table:table-cell table:style-name="ce3" table:formula="of:=AVERAGE([.$G$4:.G407])" office:value-type="float" office:value="37.6072086138614">
            <text:p>37,607208613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6961">
            <text:p>0,0016696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6.9182">
            <text:p>56,9182</text:p>
          </table:table-cell>
          <table:table-cell table:style-name="ce3" table:formula="of:=AVERAGE([.$G$4:.G408])" office:value-type="float" office:value="37.6548900740741">
            <text:p>37,654890074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58958">
            <text:p>0,0015895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0.3063">
            <text:p>60,3063</text:p>
          </table:table-cell>
          <table:table-cell table:style-name="ce3" table:formula="of:=AVERAGE([.$G$4:.G409])" office:value-type="float" office:value="37.710681724138">
            <text:p>37,710681724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8205">
            <text:p>0,00168205</text:p>
          </table:table-cell>
          <table:table-cell table:style-name="ce3" office:value-type="float" office:value="0.0117508">
            <text:p>0,0117508</text:p>
          </table:table-cell>
          <table:table-cell table:style-name="ce3" office:value-type="float" office:value="0.000079618">
            <text:p>0,000079618</text:p>
          </table:table-cell>
          <table:table-cell table:style-name="ce3" office:value-type="float" office:value="0.0908748">
            <text:p>0,09087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893384">
            <text:p>0,00893384</text:p>
          </table:table-cell>
          <table:table-cell table:style-name="ce3" office:value-type="float" office:value="24.009">
            <text:p>24,009</text:p>
          </table:table-cell>
          <table:table-cell table:style-name="ce3" table:formula="of:=AVERAGE([.$G$4:.G410])" office:value-type="float" office:value="37.6770166584767">
            <text:p>37,677016658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403792">
            <text:p>0,00403792</text:p>
          </table:table-cell>
          <table:table-cell table:style-name="ce3" office:value-type="float" office:value="0.0146221">
            <text:p>0,0146221</text:p>
          </table:table-cell>
          <table:table-cell table:style-name="ce3" office:value-type="float" office:value="0.000125644">
            <text:p>0,000125644</text:p>
          </table:table-cell>
          <table:table-cell table:style-name="ce3" office:value-type="float" office:value="0.0908748">
            <text:p>0,09087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901639">
            <text:p>0,00901639</text:p>
          </table:table-cell>
          <table:table-cell table:style-name="ce3" office:value-type="float" office:value="21.2382">
            <text:p>21,2382</text:p>
          </table:table-cell>
          <table:table-cell table:style-name="ce3" table:formula="of:=AVERAGE([.$G$4:.G411])" office:value-type="float" office:value="37.6367254411765">
            <text:p>37,636725441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73478">
            <text:p>0,0017347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2535">
            <text:p>50,2535</text:p>
          </table:table-cell>
          <table:table-cell table:style-name="ce3" table:formula="of:=AVERAGE([.$G$4:.G412])" office:value-type="float" office:value="37.6675733007335">
            <text:p>37,667573300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2408">
            <text:p>0,00162408</text:p>
          </table:table-cell>
          <table:table-cell table:style-name="ce3" office:value-type="float" office:value="0.0154184">
            <text:p>0,0154184</text:p>
          </table:table-cell>
          <table:table-cell table:style-name="ce3" office:value-type="float" office:value="0.000078361">
            <text:p>0,000078361</text:p>
          </table:table-cell>
          <table:table-cell table:style-name="ce3" office:value-type="float" office:value="0.0908748">
            <text:p>0,09087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893684">
            <text:p>0,00893684</text:p>
          </table:table-cell>
          <table:table-cell table:style-name="ce3" office:value-type="float" office:value="22.0139">
            <text:p>22,0139</text:p>
          </table:table-cell>
          <table:table-cell table:style-name="ce3" table:formula="of:=AVERAGE([.$G$4:.G413])" office:value-type="float" office:value="37.6293936097561">
            <text:p>37,629393609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0976">
            <text:p>0,00160976</text:p>
          </table:table-cell>
          <table:table-cell table:style-name="ce3" office:value-type="float" office:value="0.0159445">
            <text:p>0,0159445</text:p>
          </table:table-cell>
          <table:table-cell table:style-name="ce3" office:value-type="float" office:value="0.000133885">
            <text:p>0,000133885</text:p>
          </table:table-cell>
          <table:table-cell table:style-name="ce3" office:value-type="float" office:value="0.0908748">
            <text:p>0,09087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945569">
            <text:p>0,00945569</text:p>
          </table:table-cell>
          <table:table-cell table:style-name="ce3" office:value-type="float" office:value="22.1823">
            <text:p>22,1823</text:p>
          </table:table-cell>
          <table:table-cell table:style-name="ce3" table:formula="of:=AVERAGE([.$G$4:.G414])" office:value-type="float" office:value="37.5918094403893">
            <text:p>37,591809440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78311">
            <text:p>0,0017831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8.5357">
            <text:p>38,5357</text:p>
          </table:table-cell>
          <table:table-cell table:style-name="ce3" table:formula="of:=AVERAGE([.$G$4:.G415])" office:value-type="float" office:value="37.5941004368933">
            <text:p>37,594100436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16486">
            <text:p>0,00216486</text:p>
          </table:table-cell>
          <table:table-cell table:style-name="ce3" office:value-type="float" office:value="0.0141095">
            <text:p>0,0141095</text:p>
          </table:table-cell>
          <table:table-cell table:style-name="ce3" office:value-type="float" office:value="0.000062298">
            <text:p>0,000062298</text:p>
          </table:table-cell>
          <table:table-cell table:style-name="ce3" office:value-type="float" office:value="0.0908748">
            <text:p>0,09087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39781">
            <text:p>0,0139781</text:p>
          </table:table-cell>
          <table:table-cell table:style-name="ce3" office:value-type="float" office:value="20.0521">
            <text:p>20,0521</text:p>
          </table:table-cell>
          <table:table-cell table:style-name="ce3" table:formula="of:=AVERAGE([.$G$4:.G416])" office:value-type="float" office:value="37.5516258595642">
            <text:p>37,551625859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80434">
            <text:p>0,0018043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3013">
            <text:p>52,3013</text:p>
          </table:table-cell>
          <table:table-cell table:style-name="ce3" table:formula="of:=AVERAGE([.$G$4:.G417])" office:value-type="float" office:value="37.5872530917875">
            <text:p>37,587253091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7388">
            <text:p>0,0016738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5464">
            <text:p>47,5464</text:p>
          </table:table-cell>
          <table:table-cell table:style-name="ce3" table:formula="of:=AVERAGE([.$G$4:.G418])" office:value-type="float" office:value="37.6112510361446">
            <text:p>37,611251036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11101">
            <text:p>0,0021110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8518">
            <text:p>50,8518</text:p>
          </table:table-cell>
          <table:table-cell table:style-name="ce3" table:formula="of:=AVERAGE([.$G$4:.G419])" office:value-type="float" office:value="37.6430792788462">
            <text:p>37,643079278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360819">
            <text:p>0,0036081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3.395">
            <text:p>43,395</text:p>
          </table:table-cell>
          <table:table-cell table:style-name="ce3" table:formula="of:=AVERAGE([.$G$4:.G420])" office:value-type="float" office:value="37.6568728537171">
            <text:p>37,656872853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567">
            <text:p>0,001656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8.6353">
            <text:p>48,6353</text:p>
          </table:table-cell>
          <table:table-cell table:style-name="ce3" table:formula="of:=AVERAGE([.$G$4:.G421])" office:value-type="float" office:value="37.6831370334929">
            <text:p>37,683137033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59789">
            <text:p>0,00159789</text:p>
          </table:table-cell>
          <table:table-cell table:style-name="ce3" office:value-type="float" office:value="0.0135407">
            <text:p>0,0135407</text:p>
          </table:table-cell>
          <table:table-cell table:style-name="ce3" office:value-type="float" office:value="0.000130532">
            <text:p>0,000130532</text:p>
          </table:table-cell>
          <table:table-cell table:style-name="ce3" office:value-type="float" office:value="0.0908748">
            <text:p>0,09087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2365">
            <text:p>0,012365</text:p>
          </table:table-cell>
          <table:table-cell table:style-name="ce3" office:value-type="float" office:value="22.0385">
            <text:p>22,0385</text:p>
          </table:table-cell>
          <table:table-cell table:style-name="ce3" table:formula="of:=AVERAGE([.$G$4:.G422])" office:value-type="float" office:value="37.6457989976134">
            <text:p>37,645798997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83626">
            <text:p>0,0018362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7.6593">
            <text:p>37,6593</text:p>
          </table:table-cell>
          <table:table-cell table:style-name="ce3" table:formula="of:=AVERAGE([.$G$4:.G423])" office:value-type="float" office:value="37.6458311428572">
            <text:p>37,645831142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02119">
            <text:p>0,0020211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4361">
            <text:p>47,4361</text:p>
          </table:table-cell>
          <table:table-cell table:style-name="ce3" table:formula="of:=AVERAGE([.$G$4:.G424])" office:value-type="float" office:value="37.6690859382423">
            <text:p>37,669085938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11318">
            <text:p>0,0021131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6.0701">
            <text:p>36,0701</text:p>
          </table:table-cell>
          <table:table-cell table:style-name="ce3" table:formula="of:=AVERAGE([.$G$4:.G425])" office:value-type="float" office:value="37.665296872038">
            <text:p>37,66529687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7381">
            <text:p>0,0016738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6.6677">
            <text:p>46,6677</text:p>
          </table:table-cell>
          <table:table-cell table:style-name="ce3" table:formula="of:=AVERAGE([.$G$4:.G426])" office:value-type="float" office:value="37.6865791489362">
            <text:p>37,686579148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75741">
            <text:p>0,00175741</text:p>
          </table:table-cell>
          <table:table-cell table:style-name="ce3" office:value-type="float" office:value="0.0161945">
            <text:p>0,0161945</text:p>
          </table:table-cell>
          <table:table-cell table:style-name="ce3" office:value-type="float" office:value="0.000073682">
            <text:p>0,000073682</text:p>
          </table:table-cell>
          <table:table-cell table:style-name="ce3" office:value-type="float" office:value="0.0908748">
            <text:p>0,09087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85833">
            <text:p>0,0185833</text:p>
          </table:table-cell>
          <table:table-cell table:style-name="ce3" office:value-type="float" office:value="18.9988">
            <text:p>18,9988</text:p>
          </table:table-cell>
          <table:table-cell table:style-name="ce3" table:formula="of:=AVERAGE([.$G$4:.G427])" office:value-type="float" office:value="37.6425041981133">
            <text:p>37,642504198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75412">
            <text:p>0,0017541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8914">
            <text:p>54,8914</text:p>
          </table:table-cell>
          <table:table-cell table:style-name="ce3" table:formula="of:=AVERAGE([.$G$4:.G428])" office:value-type="float" office:value="37.6830898352942">
            <text:p>37,683089835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05961">
            <text:p>0,00205961</text:p>
          </table:table-cell>
          <table:table-cell table:style-name="ce3" office:value-type="float" office:value="0.115433">
            <text:p>0,115433</text:p>
          </table:table-cell>
          <table:table-cell table:style-name="ce3" office:value-type="float" office:value="0.00645449">
            <text:p>0,00645449</text:p>
          </table:table-cell>
          <table:table-cell table:style-name="ce3" office:value-type="float" office:value="0.125803">
            <text:p>0,125803</text:p>
          </table:table-cell>
          <table:table-cell table:style-name="ce3" office:value-type="float" office:value="0.000003562">
            <text:p>0,000003562</text:p>
          </table:table-cell>
          <table:table-cell table:style-name="ce3" office:value-type="float" office:value="0.00880561">
            <text:p>0,00880561</text:p>
          </table:table-cell>
          <table:table-cell table:style-name="ce3" office:value-type="float" office:value="3.53832">
            <text:p>3,53832</text:p>
          </table:table-cell>
          <table:table-cell table:style-name="ce3" table:formula="of:=AVERAGE([.$G$4:.G429])" office:value-type="float" office:value="37.6029377934273">
            <text:p>37,60293779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3" office:value-type="float" office:value="0.00161319">
            <text:p>0,00161319</text:p>
          </table:table-cell>
          <table:table-cell table:style-name="ce3" office:value-type="float" office:value="0.0518919">
            <text:p>0,0518919</text:p>
          </table:table-cell>
          <table:table-cell table:style-name="ce3" office:value-type="float" office:value="0.00538781">
            <text:p>0,00538781</text:p>
          </table:table-cell>
          <table:table-cell table:style-name="ce3" office:value-type="float" office:value="0.124068">
            <text:p>0,124068</text:p>
          </table:table-cell>
          <table:table-cell table:style-name="ce3" office:value-type="float" office:value="0.000003283">
            <text:p>0,000003283</text:p>
          </table:table-cell>
          <table:table-cell table:style-name="ce3" office:value-type="float" office:value="0.00883166">
            <text:p>0,00883166</text:p>
          </table:table-cell>
          <table:table-cell table:style-name="ce3" office:value-type="float" office:value="4.74426">
            <text:p>4,74426</text:p>
          </table:table-cell>
          <table:table-cell table:style-name="ce3" table:formula="of:=AVERAGE([.$G$4:.G430])" office:value-type="float" office:value="37.5259853864169">
            <text:p>37,525985386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style-name="ce3" office:value-type="float" office:value="0.00161277">
            <text:p>0,00161277</text:p>
          </table:table-cell>
          <table:table-cell table:style-name="ce3" office:value-type="float" office:value="0.0359952">
            <text:p>0,0359952</text:p>
          </table:table-cell>
          <table:table-cell table:style-name="ce3" office:value-type="float" office:value="0.00315737">
            <text:p>0,00315737</text:p>
          </table:table-cell>
          <table:table-cell table:style-name="ce3" office:value-type="float" office:value="0.122537">
            <text:p>0,122537</text:p>
          </table:table-cell>
          <table:table-cell table:style-name="ce3" office:value-type="float" office:value="0.000002724">
            <text:p>0,0000027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09025">
            <text:p>5,09025</text:p>
          </table:table-cell>
          <table:table-cell table:style-name="ce3" table:formula="of:=AVERAGE([.$G$4:.G431])" office:value-type="float" office:value="37.450200957944">
            <text:p>37,450200957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9">
            <text:p>19</text:p>
          </table:table-cell>
          <table:table-cell table:number-columns-repeated="5"/>
        </table:table-row>
        <table:table-row table:style-name="ro1">
          <table:table-cell table:style-name="ce3" office:value-type="float" office:value="0.00169294">
            <text:p>0,00169294</text:p>
          </table:table-cell>
          <table:table-cell table:style-name="ce3" office:value-type="float" office:value="0.0992696">
            <text:p>0,0992696</text:p>
          </table:table-cell>
          <table:table-cell table:style-name="ce3" office:value-type="float" office:value="0.00405294">
            <text:p>0,00405294</text:p>
          </table:table-cell>
          <table:table-cell table:style-name="ce3" office:value-type="float" office:value="0.121861">
            <text:p>0,121861</text:p>
          </table:table-cell>
          <table:table-cell table:style-name="ce3" office:value-type="float" office:value="0.000002724">
            <text:p>0,0000027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0877">
            <text:p>4,0877</text:p>
          </table:table-cell>
          <table:table-cell table:style-name="ce3" table:formula="of:=AVERAGE([.$G$4:.G432])" office:value-type="float" office:value="37.3724328904429">
            <text:p>37,372432890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3" office:value-type="float" office:value="0.00160425">
            <text:p>0,00160425</text:p>
          </table:table-cell>
          <table:table-cell table:style-name="ce3" office:value-type="float" office:value="0.108221">
            <text:p>0,108221</text:p>
          </table:table-cell>
          <table:table-cell table:style-name="ce3" office:value-type="float" office:value="0.00394468">
            <text:p>0,00394468</text:p>
          </table:table-cell>
          <table:table-cell table:style-name="ce3" office:value-type="float" office:value="0.121996">
            <text:p>0,121996</text:p>
          </table:table-cell>
          <table:table-cell table:style-name="ce3" office:value-type="float" office:value="0.000002374">
            <text:p>0,00000237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.99248">
            <text:p>3,99248</text:p>
          </table:table-cell>
          <table:table-cell table:style-name="ce3" table:formula="of:=AVERAGE([.$G$4:.G433])" office:value-type="float" office:value="37.2948050930233">
            <text:p>37,29480509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19">
            <text:p>19</text:p>
          </table:table-cell>
          <table:table-cell table:number-columns-repeated="5"/>
        </table:table-row>
        <table:table-row table:style-name="ro1">
          <table:table-cell table:style-name="ce3" office:value-type="float" office:value="0.00162834">
            <text:p>0,00162834</text:p>
          </table:table-cell>
          <table:table-cell table:style-name="ce3" office:value-type="float" office:value="0.110704">
            <text:p>0,110704</text:p>
          </table:table-cell>
          <table:table-cell table:style-name="ce3" office:value-type="float" office:value="0.00664061">
            <text:p>0,00664061</text:p>
          </table:table-cell>
          <table:table-cell table:style-name="ce3" office:value-type="float" office:value="0.0467814">
            <text:p>0,0467814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926496">
            <text:p>0,00926496</text:p>
          </table:table-cell>
          <table:table-cell table:style-name="ce3" office:value-type="float" office:value="5.21282">
            <text:p>5,21282</text:p>
          </table:table-cell>
          <table:table-cell table:style-name="ce3" table:formula="of:=AVERAGE([.$G$4:.G434])" office:value-type="float" office:value="37.2203689327147">
            <text:p>37,220368932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37">
            <text:p>37</text:p>
          </table:table-cell>
          <table:table-cell table:number-columns-repeated="5"/>
        </table:table-row>
        <table:table-row table:style-name="ro1">
          <table:table-cell table:style-name="ce3" office:value-type="float" office:value="0.00187334">
            <text:p>0,00187334</text:p>
          </table:table-cell>
          <table:table-cell table:style-name="ce3" office:value-type="float" office:value="0.112534">
            <text:p>0,112534</text:p>
          </table:table-cell>
          <table:table-cell table:style-name="ce3" office:value-type="float" office:value="0.00718963">
            <text:p>0,00718963</text:p>
          </table:table-cell>
          <table:table-cell table:style-name="ce3" office:value-type="float" office:value="0.0386581">
            <text:p>0,0386581</text:p>
          </table:table-cell>
          <table:table-cell table:style-name="ce3" office:value-type="float" office:value="0.000003492">
            <text:p>0,000003492</text:p>
          </table:table-cell>
          <table:table-cell table:style-name="ce3" office:value-type="float" office:value="0.00873445">
            <text:p>0,00873445</text:p>
          </table:table-cell>
          <table:table-cell table:style-name="ce3" office:value-type="float" office:value="5.39223">
            <text:p>5,39223</text:p>
          </table:table-cell>
          <table:table-cell table:style-name="ce3" table:formula="of:=AVERAGE([.$G$4:.G435])" office:value-type="float" office:value="37.1466926851852">
            <text:p>37,14669268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37">
            <text:p>37</text:p>
          </table:table-cell>
          <table:table-cell table:number-columns-repeated="5"/>
        </table:table-row>
        <table:table-row table:style-name="ro1">
          <table:table-cell table:style-name="ce3" office:value-type="float" office:value="0.00186392">
            <text:p>0,00186392</text:p>
          </table:table-cell>
          <table:table-cell table:style-name="ce3" office:value-type="float" office:value="0.116686">
            <text:p>0,116686</text:p>
          </table:table-cell>
          <table:table-cell table:style-name="ce3" office:value-type="float" office:value="0.00627514">
            <text:p>0,00627514</text:p>
          </table:table-cell>
          <table:table-cell table:style-name="ce3" office:value-type="float" office:value="0.106376">
            <text:p>0,106376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871133">
            <text:p>0,00871133</text:p>
          </table:table-cell>
          <table:table-cell table:style-name="ce3" office:value-type="float" office:value="3.89879">
            <text:p>3,89879</text:p>
          </table:table-cell>
          <table:table-cell table:style-name="ce3" table:formula="of:=AVERAGE([.$G$4:.G436])" office:value-type="float" office:value="37.0699076905312">
            <text:p>37,069907690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style-name="ce3" office:value-type="float" office:value="0.00194591">
            <text:p>0,00194591</text:p>
          </table:table-cell>
          <table:table-cell table:style-name="ce3" office:value-type="float" office:value="0.117123">
            <text:p>0,117123</text:p>
          </table:table-cell>
          <table:table-cell table:style-name="ce3" office:value-type="float" office:value="0.00657483">
            <text:p>0,00657483</text:p>
          </table:table-cell>
          <table:table-cell table:style-name="ce3" office:value-type="float" office:value="0.0332982">
            <text:p>0,0332982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.00871803">
            <text:p>0,00871803</text:p>
          </table:table-cell>
          <table:table-cell table:style-name="ce3" office:value-type="float" office:value="5.32305">
            <text:p>5,32305</text:p>
          </table:table-cell>
          <table:table-cell table:style-name="ce3" table:formula="of:=AVERAGE([.$G$4:.G437])" office:value-type="float" office:value="36.996758248848">
            <text:p>36,996758248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47">
            <text:p>47</text:p>
          </table:table-cell>
          <table:table-cell table:number-columns-repeated="5"/>
        </table:table-row>
        <table:table-row table:style-name="ro1">
          <table:table-cell table:style-name="ce3" office:value-type="float" office:value="0.00206205">
            <text:p>0,0020620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3451">
            <text:p>50,3451</text:p>
          </table:table-cell>
          <table:table-cell table:style-name="ce3" table:formula="of:=AVERAGE([.$G$4:.G438])" office:value-type="float" office:value="37.0274440919541">
            <text:p>37,02744409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47">
            <text:p>47</text:p>
          </table:table-cell>
          <table:table-cell table:number-columns-repeated="5"/>
        </table:table-row>
        <table:table-row table:style-name="ro1">
          <table:table-cell table:style-name="ce3" office:value-type="float" office:value="0.00165474">
            <text:p>0,00165474</text:p>
          </table:table-cell>
          <table:table-cell table:style-name="ce3" office:value-type="float" office:value="0.0899998">
            <text:p>0,0899998</text:p>
          </table:table-cell>
          <table:table-cell table:style-name="ce3" office:value-type="float" office:value="0.00648473">
            <text:p>0,00648473</text:p>
          </table:table-cell>
          <table:table-cell table:style-name="ce3" office:value-type="float" office:value="0.0424286">
            <text:p>0,0424286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870078">
            <text:p>0,00870078</text:p>
          </table:table-cell>
          <table:table-cell table:style-name="ce3" office:value-type="float" office:value="5.94089">
            <text:p>5,94089</text:p>
          </table:table-cell>
          <table:table-cell table:style-name="ce3" table:formula="of:=AVERAGE([.$G$4:.G439])" office:value-type="float" office:value="36.9561446559634">
            <text:p>36,95614465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41">
            <text:p>41</text:p>
          </table:table-cell>
          <table:table-cell table:number-columns-repeated="5"/>
        </table:table-row>
        <table:table-row table:style-name="ro1">
          <table:table-cell table:style-name="ce3" office:value-type="float" office:value="0.0021731">
            <text:p>0,0021731</text:p>
          </table:table-cell>
          <table:table-cell table:style-name="ce3" office:value-type="float" office:value="0.136129">
            <text:p>0,136129</text:p>
          </table:table-cell>
          <table:table-cell table:style-name="ce3" office:value-type="float" office:value="0.00323245">
            <text:p>0,00323245</text:p>
          </table:table-cell>
          <table:table-cell table:style-name="ce3" office:value-type="float" office:value="0.121853">
            <text:p>0,121853</text:p>
          </table:table-cell>
          <table:table-cell table:style-name="ce3" office:value-type="float" office:value="0.000003283">
            <text:p>0,00000328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.52611">
            <text:p>3,52611</text:p>
          </table:table-cell>
          <table:table-cell table:style-name="ce3" table:formula="of:=AVERAGE([.$G$4:.G440])" office:value-type="float" office:value="36.8796457208238">
            <text:p>36,879645720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3" office:value-type="float" office:value="0.0015937">
            <text:p>0,0015937</text:p>
          </table:table-cell>
          <table:table-cell table:style-name="ce3" office:value-type="float" office:value="0.126518">
            <text:p>0,126518</text:p>
          </table:table-cell>
          <table:table-cell table:style-name="ce3" office:value-type="float" office:value="0.000807361">
            <text:p>0,000807361</text:p>
          </table:table-cell>
          <table:table-cell table:style-name="ce3" office:value-type="float" office:value="0.00186762">
            <text:p>0,00186762</text:p>
          </table:table-cell>
          <table:table-cell table:style-name="ce3" office:value-type="float" office:value="0.000002235">
            <text:p>0,0000022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80814">
            <text:p>6,80814</text:p>
          </table:table-cell>
          <table:table-cell table:style-name="ce3" table:formula="of:=AVERAGE([.$G$4:.G441])" office:value-type="float" office:value="36.8109893150685">
            <text:p>36,810989315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98">
            <text:p>98</text:p>
          </table:table-cell>
          <table:table-cell table:number-columns-repeated="5"/>
        </table:table-row>
        <table:table-row table:style-name="ro1">
          <table:table-cell table:style-name="ce3" office:value-type="float" office:value="0.00173548">
            <text:p>0,00173548</text:p>
          </table:table-cell>
          <table:table-cell table:style-name="ce3" office:value-type="float" office:value="0.116188">
            <text:p>0,116188</text:p>
          </table:table-cell>
          <table:table-cell table:style-name="ce3" office:value-type="float" office:value="0.00393009">
            <text:p>0,00393009</text:p>
          </table:table-cell>
          <table:table-cell table:style-name="ce3" office:value-type="float" office:value="0.123392">
            <text:p>0,123392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82796">
            <text:p>0,00882796</text:p>
          </table:table-cell>
          <table:table-cell table:style-name="ce3" office:value-type="float" office:value="3.68388">
            <text:p>3,68388</text:p>
          </table:table-cell>
          <table:table-cell table:style-name="ce3" table:formula="of:=AVERAGE([.$G$4:.G442])" office:value-type="float" office:value="36.735528929385">
            <text:p>36,735528929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63917">
            <text:p>0,00163917</text:p>
          </table:table-cell>
          <table:table-cell table:style-name="ce3" office:value-type="float" office:value="0.10374">
            <text:p>0,10374</text:p>
          </table:table-cell>
          <table:table-cell table:style-name="ce3" office:value-type="float" office:value="0.00153161">
            <text:p>0,00153161</text:p>
          </table:table-cell>
          <table:table-cell table:style-name="ce3" office:value-type="float" office:value="0.0769997">
            <text:p>0,0769997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94494">
            <text:p>4,94494</text:p>
          </table:table-cell>
          <table:table-cell table:style-name="ce3" table:formula="of:=AVERAGE([.$G$4:.G443])" office:value-type="float" office:value="36.6632775909091">
            <text:p>36,663277590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style-name="ce3" office:value-type="float" office:value="0.00158336">
            <text:p>0,00158336</text:p>
          </table:table-cell>
          <table:table-cell table:style-name="ce3" office:value-type="float" office:value="0.107758">
            <text:p>0,107758</text:p>
          </table:table-cell>
          <table:table-cell table:style-name="ce3" office:value-type="float" office:value="0.00691355">
            <text:p>0,00691355</text:p>
          </table:table-cell>
          <table:table-cell table:style-name="ce3" office:value-type="float" office:value="0.0532973">
            <text:p>0,0532973</text:p>
          </table:table-cell>
          <table:table-cell table:style-name="ce3" office:value-type="float" office:value="0.000003562">
            <text:p>0,000003562</text:p>
          </table:table-cell>
          <table:table-cell table:style-name="ce3" office:value-type="float" office:value="0.00907359">
            <text:p>0,00907359</text:p>
          </table:table-cell>
          <table:table-cell table:style-name="ce3" office:value-type="float" office:value="5.10889">
            <text:p>5,10889</text:p>
          </table:table-cell>
          <table:table-cell table:style-name="ce3" table:formula="of:=AVERAGE([.$G$4:.G444])" office:value-type="float" office:value="36.59172569161">
            <text:p>36,591725691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41">
            <text:p>41</text:p>
          </table:table-cell>
          <table:table-cell table:number-columns-repeated="5"/>
        </table:table-row>
        <table:table-row table:style-name="ro1">
          <table:table-cell table:style-name="ce3" office:value-type="float" office:value="0.00161165">
            <text:p>0,00161165</text:p>
          </table:table-cell>
          <table:table-cell table:style-name="ce3" office:value-type="float" office:value="0.0848813">
            <text:p>0,0848813</text:p>
          </table:table-cell>
          <table:table-cell table:style-name="ce3" office:value-type="float" office:value="0.0019061">
            <text:p>0,0019061</text:p>
          </table:table-cell>
          <table:table-cell table:style-name="ce3" office:value-type="float" office:value="0.124696">
            <text:p>0,124696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38318">
            <text:p>4,38318</text:p>
          </table:table-cell>
          <table:table-cell table:style-name="ce3" table:formula="of:=AVERAGE([.$G$4:.G445])" office:value-type="float" office:value="36.5188556787331">
            <text:p>36,518855678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style-name="ce3" office:value-type="float" office:value="0.0017051">
            <text:p>0,0017051</text:p>
          </table:table-cell>
          <table:table-cell table:style-name="ce3" office:value-type="float" office:value="0.0778189">
            <text:p>0,0778189</text:p>
          </table:table-cell>
          <table:table-cell table:style-name="ce3" office:value-type="float" office:value="0.00148168">
            <text:p>0,00148168</text:p>
          </table:table-cell>
          <table:table-cell table:style-name="ce3" office:value-type="float" office:value="0.0252135">
            <text:p>0,0252135</text:p>
          </table:table-cell>
          <table:table-cell table:style-name="ce3" office:value-type="float" office:value="0.000003352">
            <text:p>0,00000335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12823">
            <text:p>8,12823</text:p>
          </table:table-cell>
          <table:table-cell table:style-name="ce3" table:formula="of:=AVERAGE([.$G$4:.G446])" office:value-type="float" office:value="36.4547684875847">
            <text:p>36,454768487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43">
            <text:p>43</text:p>
          </table:table-cell>
          <table:table-cell table:number-columns-repeated="5"/>
        </table:table-row>
        <table:table-row table:style-name="ro1">
          <table:table-cell table:style-name="ce3" office:value-type="float" office:value="0.00160753">
            <text:p>0,00160753</text:p>
          </table:table-cell>
          <table:table-cell table:style-name="ce3" office:value-type="float" office:value="0.0989337">
            <text:p>0,0989337</text:p>
          </table:table-cell>
          <table:table-cell table:style-name="ce3" office:value-type="float" office:value="0.00450202">
            <text:p>0,00450202</text:p>
          </table:table-cell>
          <table:table-cell table:style-name="ce3" office:value-type="float" office:value="0.1241">
            <text:p>0,1241</text:p>
          </table:table-cell>
          <table:table-cell table:style-name="ce3" office:value-type="float" office:value="0.000003142">
            <text:p>0,000003142</text:p>
          </table:table-cell>
          <table:table-cell table:style-name="ce3" office:value-type="float" office:value="0.00872878">
            <text:p>0,00872878</text:p>
          </table:table-cell>
          <table:table-cell table:style-name="ce3" office:value-type="float" office:value="3.934">
            <text:p>3,934</text:p>
          </table:table-cell>
          <table:table-cell table:style-name="ce3" table:formula="of:=AVERAGE([.$G$4:.G447])" office:value-type="float" office:value="36.3815235135136">
            <text:p>36,381523513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3" office:value-type="float" office:value="0.00157924">
            <text:p>0,00157924</text:p>
          </table:table-cell>
          <table:table-cell table:style-name="ce3" office:value-type="float" office:value="0.104466">
            <text:p>0,104466</text:p>
          </table:table-cell>
          <table:table-cell table:style-name="ce3" office:value-type="float" office:value="0.00659501">
            <text:p>0,00659501</text:p>
          </table:table-cell>
          <table:table-cell table:style-name="ce3" office:value-type="float" office:value="0.0413596">
            <text:p>0,0413596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90597">
            <text:p>5,90597</text:p>
          </table:table-cell>
          <table:table-cell table:style-name="ce3" table:formula="of:=AVERAGE([.$G$4:.G448])" office:value-type="float" office:value="36.3130391235956">
            <text:p>36,313039123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37">
            <text:p>37</text:p>
          </table:table-cell>
          <table:table-cell table:number-columns-repeated="5"/>
        </table:table-row>
        <table:table-row table:style-name="ro1">
          <table:table-cell table:style-name="ce3" office:value-type="float" office:value="0.00164985">
            <text:p>0,00164985</text:p>
          </table:table-cell>
          <table:table-cell table:style-name="ce3" office:value-type="float" office:value="0.113453">
            <text:p>0,113453</text:p>
          </table:table-cell>
          <table:table-cell table:style-name="ce3" office:value-type="float" office:value="0.00628107">
            <text:p>0,00628107</text:p>
          </table:table-cell>
          <table:table-cell table:style-name="ce3" office:value-type="float" office:value="0.106694">
            <text:p>0,106694</text:p>
          </table:table-cell>
          <table:table-cell table:style-name="ce3" office:value-type="float" office:value="0.000003562">
            <text:p>0,000003562</text:p>
          </table:table-cell>
          <table:table-cell table:style-name="ce3" office:value-type="float" office:value="0.00875512">
            <text:p>0,00875512</text:p>
          </table:table-cell>
          <table:table-cell table:style-name="ce3" office:value-type="float" office:value="3.94695">
            <text:p>3,94695</text:p>
          </table:table-cell>
          <table:table-cell table:style-name="ce3" table:formula="of:=AVERAGE([.$G$4:.G449])" office:value-type="float" office:value="36.2404694170404">
            <text:p>36,24046941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style-name="ce3" office:value-type="float" office:value="0.00158965">
            <text:p>0,00158965</text:p>
          </table:table-cell>
          <table:table-cell table:style-name="ce3" office:value-type="float" office:value="0.0916951">
            <text:p>0,0916951</text:p>
          </table:table-cell>
          <table:table-cell table:style-name="ce3" office:value-type="float" office:value="0.00216388">
            <text:p>0,00216388</text:p>
          </table:table-cell>
          <table:table-cell table:style-name="ce3" office:value-type="float" office:value="0.122236">
            <text:p>0,122236</text:p>
          </table:table-cell>
          <table:table-cell table:style-name="ce3" office:value-type="float" office:value="0.000002515">
            <text:p>0,0000025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26552">
            <text:p>4,26552</text:p>
          </table:table-cell>
          <table:table-cell table:style-name="ce3" table:formula="of:=AVERAGE([.$G$4:.G450])" office:value-type="float" office:value="36.1689370917226">
            <text:p>36,168937091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9">
            <text:p>19</text:p>
          </table:table-cell>
          <table:table-cell table:number-columns-repeated="5"/>
        </table:table-row>
        <table:table-row table:style-name="ro1">
          <table:table-cell table:style-name="ce3" office:value-type="float" office:value="0.00159538">
            <text:p>0,00159538</text:p>
          </table:table-cell>
          <table:table-cell table:style-name="ce3" office:value-type="float" office:value="0.0952403">
            <text:p>0,0952403</text:p>
          </table:table-cell>
          <table:table-cell table:style-name="ce3" office:value-type="float" office:value="0.000923855">
            <text:p>0,000923855</text:p>
          </table:table-cell>
          <table:table-cell table:style-name="ce3" office:value-type="float" office:value="0.0105987">
            <text:p>0,0105987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.83717">
            <text:p>7,83717</text:p>
          </table:table-cell>
          <table:table-cell table:style-name="ce3" table:formula="of:=AVERAGE([.$G$4:.G451])" office:value-type="float" office:value="36.1056965401786">
            <text:p>36,105696540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0.00176558">
            <text:p>0,00176558</text:p>
          </table:table-cell>
          <table:table-cell table:style-name="ce3" office:value-type="float" office:value="0.111899">
            <text:p>0,111899</text:p>
          </table:table-cell>
          <table:table-cell table:style-name="ce3" office:value-type="float" office:value="0.00672554">
            <text:p>0,00672554</text:p>
          </table:table-cell>
          <table:table-cell table:style-name="ce3" office:value-type="float" office:value="0.121642">
            <text:p>0,121642</text:p>
          </table:table-cell>
          <table:table-cell table:style-name="ce3" office:value-type="float" office:value="0.000003492">
            <text:p>0,000003492</text:p>
          </table:table-cell>
          <table:table-cell table:style-name="ce3" office:value-type="float" office:value="0.00878187">
            <text:p>0,00878187</text:p>
          </table:table-cell>
          <table:table-cell table:style-name="ce3" office:value-type="float" office:value="3.75975">
            <text:p>3,75975</text:p>
          </table:table-cell>
          <table:table-cell table:style-name="ce3" table:formula="of:=AVERAGE([.$G$4:.G452])" office:value-type="float" office:value="36.033656570156">
            <text:p>36,033656570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style-name="ce3" office:value-type="float" office:value="0.00164922">
            <text:p>0,00164922</text:p>
          </table:table-cell>
          <table:table-cell table:style-name="ce3" office:value-type="float" office:value="0.0983721">
            <text:p>0,0983721</text:p>
          </table:table-cell>
          <table:table-cell table:style-name="ce3" office:value-type="float" office:value="0.00663237">
            <text:p>0,00663237</text:p>
          </table:table-cell>
          <table:table-cell table:style-name="ce3" office:value-type="float" office:value="0.103661">
            <text:p>0,103661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917437">
            <text:p>0,00917437</text:p>
          </table:table-cell>
          <table:table-cell table:style-name="ce3" office:value-type="float" office:value="4.23761">
            <text:p>4,23761</text:p>
          </table:table-cell>
          <table:table-cell table:style-name="ce3" table:formula="of:=AVERAGE([.$G$4:.G453])" office:value-type="float" office:value="35.9629986888889">
            <text:p>35,9629986889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134">
            <text:p>134</text:p>
          </table:table-cell>
          <table:table-cell table:style-name="ce3" office:value-type="float" office:value="32">
            <text:p>32</text:p>
          </table:table-cell>
          <table:table-cell table:number-columns-repeated="5"/>
        </table:table-row>
        <table:table-row table:style-name="ro1">
          <table:table-cell table:style-name="ce3" office:value-type="float" office:value="0.00182313">
            <text:p>0,00182313</text:p>
          </table:table-cell>
          <table:table-cell table:style-name="ce3" office:value-type="float" office:value="0.110158">
            <text:p>0,110158</text:p>
          </table:table-cell>
          <table:table-cell table:style-name="ce3" office:value-type="float" office:value="0.00646845">
            <text:p>0,00646845</text:p>
          </table:table-cell>
          <table:table-cell table:style-name="ce3" office:value-type="float" office:value="0.0601634">
            <text:p>0,0601634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88928">
            <text:p>0,00888928</text:p>
          </table:table-cell>
          <table:table-cell table:style-name="ce3" office:value-type="float" office:value="4.85084">
            <text:p>4,85084</text:p>
          </table:table-cell>
          <table:table-cell table:style-name="ce3" table:formula="of:=AVERAGE([.$G$4:.G454])" office:value-type="float" office:value="35.8940138580932">
            <text:p>35,894013858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36">
            <text:p>36</text:p>
          </table:table-cell>
          <table:table-cell table:number-columns-repeated="5"/>
        </table:table-row>
        <table:table-row table:style-name="ro1">
          <table:table-cell table:style-name="ce3" office:value-type="float" office:value="0.00158637">
            <text:p>0,00158637</text:p>
          </table:table-cell>
          <table:table-cell table:style-name="ce3" office:value-type="float" office:value="0.109649">
            <text:p>0,109649</text:p>
          </table:table-cell>
          <table:table-cell table:style-name="ce3" office:value-type="float" office:value="0.00378349">
            <text:p>0,00378349</text:p>
          </table:table-cell>
          <table:table-cell table:style-name="ce3" office:value-type="float" office:value="0.122834">
            <text:p>0,122834</text:p>
          </table:table-cell>
          <table:table-cell table:style-name="ce3" office:value-type="float" office:value="0.000002724">
            <text:p>0,0000027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.91014">
            <text:p>3,91014</text:p>
          </table:table-cell>
          <table:table-cell table:style-name="ce3" table:formula="of:=AVERAGE([.$G$4:.G455])" office:value-type="float" office:value="35.8232530752213">
            <text:p>35,823253075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268294">
            <text:p>0,00268294</text:p>
          </table:table-cell>
          <table:table-cell table:style-name="ce3" office:value-type="float" office:value="0.0983348">
            <text:p>0,0983348</text:p>
          </table:table-cell>
          <table:table-cell table:style-name="ce3" office:value-type="float" office:value="0.0063074">
            <text:p>0,0063074</text:p>
          </table:table-cell>
          <table:table-cell table:style-name="ce3" office:value-type="float" office:value="0.122243">
            <text:p>0,122243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75735">
            <text:p>0,00875735</text:p>
          </table:table-cell>
          <table:table-cell table:style-name="ce3" office:value-type="float" office:value="3.89014">
            <text:p>3,89014</text:p>
          </table:table-cell>
          <table:table-cell table:style-name="ce3" table:formula="of:=AVERAGE([.$G$4:.G456])" office:value-type="float" office:value="35.7527605518764">
            <text:p>35,7527605519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style-name="ce3" office:value-type="float" office:value="0.00175133">
            <text:p>0,00175133</text:p>
          </table:table-cell>
          <table:table-cell table:style-name="ce3" office:value-type="float" office:value="0.00958504">
            <text:p>0,00958504</text:p>
          </table:table-cell>
          <table:table-cell table:style-name="ce3" office:value-type="float" office:value="0.000065161">
            <text:p>0,000065161</text:p>
          </table:table-cell>
          <table:table-cell table:style-name="ce3" office:value-type="float" office:value="0.122243">
            <text:p>0,1222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901353">
            <text:p>0,00901353</text:p>
          </table:table-cell>
          <table:table-cell table:style-name="ce3" office:value-type="float" office:value="25.5989">
            <text:p>25,5989</text:p>
          </table:table-cell>
          <table:table-cell table:style-name="ce3" table:formula="of:=AVERAGE([.$G$4:.G457])" office:value-type="float" office:value="35.7303952202644">
            <text:p>35,730395220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style-name="ce3" office:value-type="float" office:value="0.00171613">
            <text:p>0,0017161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4633">
            <text:p>55,4633</text:p>
          </table:table-cell>
          <table:table-cell table:style-name="ce3" table:formula="of:=AVERAGE([.$G$4:.G458])" office:value-type="float" office:value="35.7737642417583">
            <text:p>35,773764241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style-name="ce3" office:value-type="float" office:value="0.00207106">
            <text:p>0,0020710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6.1933">
            <text:p>46,1933</text:p>
          </table:table-cell>
          <table:table-cell table:style-name="ce3" table:formula="of:=AVERAGE([.$G$4:.G459])" office:value-type="float" office:value="35.7966141008772">
            <text:p>35,796614100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style-name="ce3" office:value-type="float" office:value="0.00163358">
            <text:p>0,00163358</text:p>
          </table:table-cell>
          <table:table-cell table:style-name="ce3" office:value-type="float" office:value="0.0109103">
            <text:p>0,0109103</text:p>
          </table:table-cell>
          <table:table-cell table:style-name="ce3" office:value-type="float" office:value="0.00197531">
            <text:p>0,00197531</text:p>
          </table:table-cell>
          <table:table-cell table:style-name="ce3" office:value-type="float" office:value="0.083984">
            <text:p>0,083984</text:p>
          </table:table-cell>
          <table:table-cell table:style-name="ce3" office:value-type="float" office:value="0.000002514">
            <text:p>0,0000025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66168">
            <text:p>8,66168</text:p>
          </table:table-cell>
          <table:table-cell table:style-name="ce3" table:formula="of:=AVERAGE([.$G$4:.G460])" office:value-type="float" office:value="35.7372378774618">
            <text:p>35,737237877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22">
            <text:p>22</text:p>
          </table:table-cell>
          <table:table-cell table:number-columns-repeated="5"/>
        </table:table-row>
        <table:table-row table:style-name="ro1">
          <table:table-cell table:style-name="ce3" office:value-type="float" office:value="0.00165111">
            <text:p>0,00165111</text:p>
          </table:table-cell>
          <table:table-cell table:style-name="ce3" office:value-type="float" office:value="0.0809364">
            <text:p>0,0809364</text:p>
          </table:table-cell>
          <table:table-cell table:style-name="ce3" office:value-type="float" office:value="0.00409477">
            <text:p>0,00409477</text:p>
          </table:table-cell>
          <table:table-cell table:style-name="ce3" office:value-type="float" office:value="0.122215">
            <text:p>0,122215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47219">
            <text:p>4,47219</text:p>
          </table:table-cell>
          <table:table-cell table:style-name="ce3" table:formula="of:=AVERAGE([.$G$4:.G461])" office:value-type="float" office:value="35.6689735807861">
            <text:p>35,668973580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3" office:value-type="float" office:value="0.00159286">
            <text:p>0,00159286</text:p>
          </table:table-cell>
          <table:table-cell table:style-name="ce3" office:value-type="float" office:value="0.0439528">
            <text:p>0,0439528</text:p>
          </table:table-cell>
          <table:table-cell table:style-name="ce3" office:value-type="float" office:value="0.00291635">
            <text:p>0,00291635</text:p>
          </table:table-cell>
          <table:table-cell table:style-name="ce3" office:value-type="float" office:value="0.06916">
            <text:p>0,06916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.60469">
            <text:p>7,60469</text:p>
          </table:table-cell>
          <table:table-cell table:style-name="ce3" table:formula="of:=AVERAGE([.$G$4:.G462])" office:value-type="float" office:value="35.6078313507626">
            <text:p>35,607831350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style-name="ce3" office:value-type="float" office:value="0.00166117">
            <text:p>0,00166117</text:p>
          </table:table-cell>
          <table:table-cell table:style-name="ce3" office:value-type="float" office:value="0.0805577">
            <text:p>0,0805577</text:p>
          </table:table-cell>
          <table:table-cell table:style-name="ce3" office:value-type="float" office:value="0.00370003">
            <text:p>0,00370003</text:p>
          </table:table-cell>
          <table:table-cell table:style-name="ce3" office:value-type="float" office:value="0.122015">
            <text:p>0,122015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69952">
            <text:p>0,00869952</text:p>
          </table:table-cell>
          <table:table-cell table:style-name="ce3" office:value-type="float" office:value="4.28102">
            <text:p>4,28102</text:p>
          </table:table-cell>
          <table:table-cell table:style-name="ce3" table:formula="of:=AVERAGE([.$G$4:.G463])" office:value-type="float" office:value="35.5397295869566">
            <text:p>35,53972958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22">
            <text:p>22</text:p>
          </table:table-cell>
          <table:table-cell table:number-columns-repeated="5"/>
        </table:table-row>
        <table:table-row table:style-name="ro1">
          <table:table-cell table:style-name="ce3" office:value-type="float" office:value="0.0018878">
            <text:p>0,0018878</text:p>
          </table:table-cell>
          <table:table-cell table:style-name="ce3" office:value-type="float" office:value="0.0845765">
            <text:p>0,0845765</text:p>
          </table:table-cell>
          <table:table-cell table:style-name="ce3" office:value-type="float" office:value="0.0039333">
            <text:p>0,0039333</text:p>
          </table:table-cell>
          <table:table-cell table:style-name="ce3" office:value-type="float" office:value="0.0495745">
            <text:p>0,0495745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68765">
            <text:p>0,00868765</text:p>
          </table:table-cell>
          <table:table-cell table:style-name="ce3" office:value-type="float" office:value="5.95231">
            <text:p>5,95231</text:p>
          </table:table-cell>
          <table:table-cell table:style-name="ce3" table:formula="of:=AVERAGE([.$G$4:.G464])" office:value-type="float" office:value="35.4755486334057">
            <text:p>35,47554863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style-name="ce3" office:value-type="float" office:value="0.00158001">
            <text:p>0,00158001</text:p>
          </table:table-cell>
          <table:table-cell table:style-name="ce3" office:value-type="float" office:value="0.0893505">
            <text:p>0,0893505</text:p>
          </table:table-cell>
          <table:table-cell table:style-name="ce3" office:value-type="float" office:value="0.00572402">
            <text:p>0,00572402</text:p>
          </table:table-cell>
          <table:table-cell table:style-name="ce3" office:value-type="float" office:value="0.0393762">
            <text:p>0,0393762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0904796">
            <text:p>0,00904796</text:p>
          </table:table-cell>
          <table:table-cell table:style-name="ce3" office:value-type="float" office:value="6.12291">
            <text:p>6,12291</text:p>
          </table:table-cell>
          <table:table-cell table:style-name="ce3" table:formula="of:=AVERAGE([.$G$4:.G465])" office:value-type="float" office:value="35.4120147835498">
            <text:p>35,412014783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38">
            <text:p>38</text:p>
          </table:table-cell>
          <table:table-cell table:number-columns-repeated="5"/>
        </table:table-row>
        <table:table-row table:style-name="ro1">
          <table:table-cell table:style-name="ce3" office:value-type="float" office:value="0.001587">
            <text:p>0,001587</text:p>
          </table:table-cell>
          <table:table-cell table:style-name="ce3" office:value-type="float" office:value="0.090224">
            <text:p>0,090224</text:p>
          </table:table-cell>
          <table:table-cell table:style-name="ce3" office:value-type="float" office:value="0.00626138">
            <text:p>0,00626138</text:p>
          </table:table-cell>
          <table:table-cell table:style-name="ce3" office:value-type="float" office:value="0.0299601">
            <text:p>0,0299601</text:p>
          </table:table-cell>
          <table:table-cell table:style-name="ce3" office:value-type="float" office:value="0.000003701">
            <text:p>0,000003701</text:p>
          </table:table-cell>
          <table:table-cell table:style-name="ce3" office:value-type="float" office:value="0.00868632">
            <text:p>0,00868632</text:p>
          </table:table-cell>
          <table:table-cell table:style-name="ce3" office:value-type="float" office:value="6.37109">
            <text:p>6,37109</text:p>
          </table:table-cell>
          <table:table-cell table:style-name="ce3" table:formula="of:=AVERAGE([.$G$4:.G466])" office:value-type="float" office:value="35.3492914038877">
            <text:p>35,3492914039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44">
            <text:p>44</text:p>
          </table:table-cell>
          <table:table-cell table:number-columns-repeated="5"/>
        </table:table-row>
        <table:table-row table:style-name="ro1">
          <table:table-cell table:style-name="ce3" office:value-type="float" office:value="0.00202671">
            <text:p>0,0020267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0999">
            <text:p>52,0999</text:p>
          </table:table-cell>
          <table:table-cell table:style-name="ce3" table:formula="of:=AVERAGE([.$G$4:.G467])" office:value-type="float" office:value="35.3853918534483">
            <text:p>35,385391853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44">
            <text:p>44</text:p>
          </table:table-cell>
          <table:table-cell table:number-columns-repeated="5"/>
        </table:table-row>
        <table:table-row table:style-name="ro1">
          <table:table-cell table:style-name="ce3" office:value-type="float" office:value="0.0015768">
            <text:p>0,001576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0.049">
            <text:p>60,049</text:p>
          </table:table-cell>
          <table:table-cell table:style-name="ce3" table:formula="of:=AVERAGE([.$G$4:.G468])" office:value-type="float" office:value="35.4384318709678">
            <text:p>35,43843187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44">
            <text:p>44</text:p>
          </table:table-cell>
          <table:table-cell table:number-columns-repeated="5"/>
        </table:table-row>
        <table:table-row table:style-name="ro1">
          <table:table-cell table:style-name="ce3" office:value-type="float" office:value="0.00226613">
            <text:p>0,00226613</text:p>
          </table:table-cell>
          <table:table-cell table:style-name="ce3" office:value-type="float" office:value="0.0969461">
            <text:p>0,0969461</text:p>
          </table:table-cell>
          <table:table-cell table:style-name="ce3" office:value-type="float" office:value="0.00619398">
            <text:p>0,00619398</text:p>
          </table:table-cell>
          <table:table-cell table:style-name="ce3" office:value-type="float" office:value="0.0426746">
            <text:p>0,0426746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86998">
            <text:p>0,0086998</text:p>
          </table:table-cell>
          <table:table-cell table:style-name="ce3" office:value-type="float" office:value="5.63257">
            <text:p>5,63257</text:p>
          </table:table-cell>
          <table:table-cell table:style-name="ce3" table:formula="of:=AVERAGE([.$G$4:.G469])" office:value-type="float" office:value="35.3744707939915">
            <text:p>35,37447079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45">
            <text:p>45</text:p>
          </table:table-cell>
          <table:table-cell table:number-columns-repeated="5"/>
        </table:table-row>
        <table:table-row table:style-name="ro1">
          <table:table-cell table:style-name="ce3" office:value-type="float" office:value="0.00158658">
            <text:p>0,00158658</text:p>
          </table:table-cell>
          <table:table-cell table:style-name="ce3" office:value-type="float" office:value="0.0943222">
            <text:p>0,0943222</text:p>
          </table:table-cell>
          <table:table-cell table:style-name="ce3" office:value-type="float" office:value="0.00645148">
            <text:p>0,00645148</text:p>
          </table:table-cell>
          <table:table-cell table:style-name="ce3" office:value-type="float" office:value="0.0433885">
            <text:p>0,0433885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871182">
            <text:p>0,00871182</text:p>
          </table:table-cell>
          <table:table-cell table:style-name="ce3" office:value-type="float" office:value="5.69739">
            <text:p>5,69739</text:p>
          </table:table-cell>
          <table:table-cell table:style-name="ce3" table:formula="of:=AVERAGE([.$G$4:.G470])" office:value-type="float" office:value="35.3109224411136">
            <text:p>35,310922441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142">
            <text:p>142</text:p>
          </table:table-cell>
          <table:table-cell table:style-name="ce3" office:value-type="float" office:value="42">
            <text:p>42</text:p>
          </table:table-cell>
          <table:table-cell table:number-columns-repeated="5"/>
        </table:table-row>
        <table:table-row table:style-name="ro1">
          <table:table-cell table:style-name="ce3" office:value-type="float" office:value="0.00210913">
            <text:p>0,00210913</text:p>
          </table:table-cell>
          <table:table-cell table:style-name="ce3" office:value-type="float" office:value="0.0750085">
            <text:p>0,0750085</text:p>
          </table:table-cell>
          <table:table-cell table:style-name="ce3" office:value-type="float" office:value="0.0064628">
            <text:p>0,0064628</text:p>
          </table:table-cell>
          <table:table-cell table:style-name="ce3" office:value-type="float" office:value="0.0230873">
            <text:p>0,0230873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0873081">
            <text:p>0,00873081</text:p>
          </table:table-cell>
          <table:table-cell table:style-name="ce3" office:value-type="float" office:value="7.38433">
            <text:p>7,38433</text:p>
          </table:table-cell>
          <table:table-cell table:style-name="ce3" table:formula="of:=AVERAGE([.$G$4:.G471])" office:value-type="float" office:value="35.2512502350428">
            <text:p>35,25125023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36">
            <text:p>36</text:p>
          </table:table-cell>
          <table:table-cell table:number-columns-repeated="5"/>
        </table:table-row>
        <table:table-row table:style-name="ro1">
          <table:table-cell table:style-name="ce3" office:value-type="float" office:value="0.00250568">
            <text:p>0,0025056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6.2152">
            <text:p>46,2152</text:p>
          </table:table-cell>
          <table:table-cell table:style-name="ce3" table:formula="of:=AVERAGE([.$G$4:.G472])" office:value-type="float" office:value="35.2746275266525">
            <text:p>35,274627526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36">
            <text:p>36</text:p>
          </table:table-cell>
          <table:table-cell table:number-columns-repeated="5"/>
        </table:table-row>
        <table:table-row table:style-name="ro1">
          <table:table-cell table:style-name="ce3" office:value-type="float" office:value="0.00172486">
            <text:p>0,0017248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9.3047">
            <text:p>49,3047</text:p>
          </table:table-cell>
          <table:table-cell table:style-name="ce3" table:formula="of:=AVERAGE([.$G$4:.G473])" office:value-type="float" office:value="35.3044787446809">
            <text:p>35,304478744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36">
            <text:p>36</text:p>
          </table:table-cell>
          <table:table-cell table:number-columns-repeated="5"/>
        </table:table-row>
        <table:table-row table:style-name="ro1">
          <table:table-cell table:style-name="ce3" office:value-type="float" office:value="0.00165523">
            <text:p>0,0016552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7168">
            <text:p>47,7168</text:p>
          </table:table-cell>
          <table:table-cell table:style-name="ce3" table:formula="of:=AVERAGE([.$G$4:.G474])" office:value-type="float" office:value="35.3308318683652">
            <text:p>35,330831868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36">
            <text:p>36</text:p>
          </table:table-cell>
          <table:table-cell table:number-columns-repeated="5"/>
        </table:table-row>
        <table:table-row table:style-name="ro1">
          <table:table-cell table:style-name="ce3" office:value-type="float" office:value="0.00160292">
            <text:p>0,00160292</text:p>
          </table:table-cell>
          <table:table-cell table:style-name="ce3" office:value-type="float" office:value="0.0583172">
            <text:p>0,0583172</text:p>
          </table:table-cell>
          <table:table-cell table:style-name="ce3" office:value-type="float" office:value="0.00237285">
            <text:p>0,00237285</text:p>
          </table:table-cell>
          <table:table-cell table:style-name="ce3" office:value-type="float" office:value="0.122534">
            <text:p>0,122534</text:p>
          </table:table-cell>
          <table:table-cell table:style-name="ce3" office:value-type="float" office:value="0.000002444">
            <text:p>0,00000244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98768">
            <text:p>4,98768</text:p>
          </table:table-cell>
          <table:table-cell table:style-name="ce3" table:formula="of:=AVERAGE([.$G$4:.G475])" office:value-type="float" office:value="35.2665455296611">
            <text:p>35,266545529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19">
            <text:p>19</text:p>
          </table:table-cell>
          <table:table-cell table:number-columns-repeated="5"/>
        </table:table-row>
        <table:table-row table:style-name="ro1">
          <table:table-cell table:style-name="ce3" office:value-type="float" office:value="0.00158706">
            <text:p>0,00158706</text:p>
          </table:table-cell>
          <table:table-cell table:style-name="ce3" office:value-type="float" office:value="0.0952597">
            <text:p>0,0952597</text:p>
          </table:table-cell>
          <table:table-cell table:style-name="ce3" office:value-type="float" office:value="0.00378621">
            <text:p>0,00378621</text:p>
          </table:table-cell>
          <table:table-cell table:style-name="ce3" office:value-type="float" office:value="0.102888">
            <text:p>0,102888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872069">
            <text:p>0,00872069</text:p>
          </table:table-cell>
          <table:table-cell table:style-name="ce3" office:value-type="float" office:value="4.33379">
            <text:p>4,33379</text:p>
          </table:table-cell>
          <table:table-cell table:style-name="ce3" table:formula="of:=AVERAGE([.$G$4:.G476])" office:value-type="float" office:value="35.2011485835096">
            <text:p>35,201148583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style-name="ce3" office:value-type="float" office:value="0.0020124">
            <text:p>0,0020124</text:p>
          </table:table-cell>
          <table:table-cell table:style-name="ce3" office:value-type="float" office:value="0.0748293">
            <text:p>0,0748293</text:p>
          </table:table-cell>
          <table:table-cell table:style-name="ce3" office:value-type="float" office:value="0.00283386">
            <text:p>0,00283386</text:p>
          </table:table-cell>
          <table:table-cell table:style-name="ce3" office:value-type="float" office:value="0.122097">
            <text:p>0,122097</text:p>
          </table:table-cell>
          <table:table-cell table:style-name="ce3" office:value-type="float" office:value="0.000002584">
            <text:p>0,00000258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53083">
            <text:p>4,53083</text:p>
          </table:table-cell>
          <table:table-cell table:style-name="ce3" table:formula="of:=AVERAGE([.$G$4:.G477])" office:value-type="float" office:value="35.1364432700422">
            <text:p>35,1364432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7">
            <text:p>17</text:p>
          </table:table-cell>
          <table:table-cell table:number-columns-repeated="5"/>
        </table:table-row>
        <table:table-row table:style-name="ro1">
          <table:table-cell table:style-name="ce3" office:value-type="float" office:value="0.00178632">
            <text:p>0,00178632</text:p>
          </table:table-cell>
          <table:table-cell table:style-name="ce3" office:value-type="float" office:value="0.047019">
            <text:p>0,047019</text:p>
          </table:table-cell>
          <table:table-cell table:style-name="ce3" office:value-type="float" office:value="0.00228994">
            <text:p>0,00228994</text:p>
          </table:table-cell>
          <table:table-cell table:style-name="ce3" office:value-type="float" office:value="0.0615665">
            <text:p>0,0615665</text:p>
          </table:table-cell>
          <table:table-cell table:style-name="ce3" office:value-type="float" office:value="0.000003632">
            <text:p>0,0000036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.64362">
            <text:p>7,64362</text:p>
          </table:table-cell>
          <table:table-cell table:style-name="ce3" table:formula="of:=AVERAGE([.$G$4:.G478])" office:value-type="float" office:value="35.0785636421053">
            <text:p>35,078563642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41">
            <text:p>141</text:p>
          </table:table-cell>
          <table:table-cell table:style-name="ce3" office:value-type="float" office:value="38">
            <text:p>38</text:p>
          </table:table-cell>
          <table:table-cell table:number-columns-repeated="5"/>
        </table:table-row>
        <table:table-row table:style-name="ro1">
          <table:table-cell table:style-name="ce3" office:value-type="float" office:value="0.00165823">
            <text:p>0,00165823</text:p>
          </table:table-cell>
          <table:table-cell table:style-name="ce3" office:value-type="float" office:value="0.0234232">
            <text:p>0,0234232</text:p>
          </table:table-cell>
          <table:table-cell table:style-name="ce3" office:value-type="float" office:value="0.000973931">
            <text:p>0,000973931</text:p>
          </table:table-cell>
          <table:table-cell table:style-name="ce3" office:value-type="float" office:value="0.0180403">
            <text:p>0,0180403</text:p>
          </table:table-cell>
          <table:table-cell table:style-name="ce3" office:value-type="float" office:value="0.000002724">
            <text:p>0,0000027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.874">
            <text:p>15,874</text:p>
          </table:table-cell>
          <table:table-cell table:style-name="ce3" table:formula="of:=AVERAGE([.$G$4:.G479])" office:value-type="float" office:value="35.0382179201681">
            <text:p>35,038217920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39">
            <text:p>39</text:p>
          </table:table-cell>
          <table:table-cell table:number-columns-repeated="5"/>
        </table:table-row>
        <table:table-row table:style-name="ro1">
          <table:table-cell table:style-name="ce3" office:value-type="float" office:value="0.00198593">
            <text:p>0,00198593</text:p>
          </table:table-cell>
          <table:table-cell table:style-name="ce3" office:value-type="float" office:value="0.0891654">
            <text:p>0,0891654</text:p>
          </table:table-cell>
          <table:table-cell table:style-name="ce3" office:value-type="float" office:value="0.00572647">
            <text:p>0,00572647</text:p>
          </table:table-cell>
          <table:table-cell table:style-name="ce3" office:value-type="float" office:value="0.123023">
            <text:p>0,123023</text:p>
          </table:table-cell>
          <table:table-cell table:style-name="ce3" office:value-type="float" office:value="0.000003702">
            <text:p>0,000003702</text:p>
          </table:table-cell>
          <table:table-cell table:style-name="ce3" office:value-type="float" office:value="0.00899949">
            <text:p>0,00899949</text:p>
          </table:table-cell>
          <table:table-cell table:style-name="ce3" office:value-type="float" office:value="4.01842">
            <text:p>4,01842</text:p>
          </table:table-cell>
          <table:table-cell table:style-name="ce3" table:formula="of:=AVERAGE([.$G$4:.G480])" office:value-type="float" office:value="34.9731868972747">
            <text:p>34,973186897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float" office:value="0.00171613">
            <text:p>0,00171613</text:p>
          </table:table-cell>
          <table:table-cell table:style-name="ce3" office:value-type="float" office:value="0.0775117">
            <text:p>0,0775117</text:p>
          </table:table-cell>
          <table:table-cell table:style-name="ce3" office:value-type="float" office:value="0.00610751">
            <text:p>0,00610751</text:p>
          </table:table-cell>
          <table:table-cell table:style-name="ce3" office:value-type="float" office:value="0.0706073">
            <text:p>0,0706073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0878019">
            <text:p>0,00878019</text:p>
          </table:table-cell>
          <table:table-cell table:style-name="ce3" office:value-type="float" office:value="5.39474">
            <text:p>5,39474</text:p>
          </table:table-cell>
          <table:table-cell table:style-name="ce3" table:formula="of:=AVERAGE([.$G$4:.G481])" office:value-type="float" office:value="34.9113073012553">
            <text:p>34,911307301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32">
            <text:p>32</text:p>
          </table:table-cell>
          <table:table-cell table:number-columns-repeated="5"/>
        </table:table-row>
        <table:table-row table:style-name="ro1">
          <table:table-cell table:style-name="ce3" office:value-type="float" office:value="0.00165809">
            <text:p>0,0016580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6.0668">
            <text:p>56,0668</text:p>
          </table:table-cell>
          <table:table-cell table:style-name="ce3" table:formula="of:=AVERAGE([.$G$4:.G482])" office:value-type="float" office:value="34.955473256785">
            <text:p>34,955473256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32">
            <text:p>32</text:p>
          </table:table-cell>
          <table:table-cell table:number-columns-repeated="5"/>
        </table:table-row>
        <table:table-row table:style-name="ro1">
          <table:table-cell table:style-name="ce3" office:value-type="float" office:value="0.00164992">
            <text:p>0,00164992</text:p>
          </table:table-cell>
          <table:table-cell table:style-name="ce3" office:value-type="float" office:value="0.0775552">
            <text:p>0,0775552</text:p>
          </table:table-cell>
          <table:table-cell table:style-name="ce3" office:value-type="float" office:value="0.00515028">
            <text:p>0,00515028</text:p>
          </table:table-cell>
          <table:table-cell table:style-name="ce3" office:value-type="float" office:value="0.12337">
            <text:p>0,12337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89857">
            <text:p>0,00889857</text:p>
          </table:table-cell>
          <table:table-cell table:style-name="ce3" office:value-type="float" office:value="4.25072">
            <text:p>4,25072</text:p>
          </table:table-cell>
          <table:table-cell table:style-name="ce3" table:formula="of:=AVERAGE([.$G$4:.G483])" office:value-type="float" office:value="34.8915050208334">
            <text:p>34,891505020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style-name="ce3" office:value-type="float" office:value="0.00177242">
            <text:p>0,0017724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186">
            <text:p>57,186</text:p>
          </table:table-cell>
          <table:table-cell table:style-name="ce3" table:formula="of:=AVERAGE([.$G$4:.G484])" office:value-type="float" office:value="34.9378553222454">
            <text:p>34,937855322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style-name="ce3" office:value-type="float" office:value="0.00171033">
            <text:p>0,0017103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5.1466">
            <text:p>45,1466</text:p>
          </table:table-cell>
          <table:table-cell table:style-name="ce3" table:formula="of:=AVERAGE([.$G$4:.G485])" office:value-type="float" office:value="34.9590352904565">
            <text:p>34,959035290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style-name="ce3" office:value-type="float" office:value="0.00220837">
            <text:p>0,0022083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1.0273">
            <text:p>41,0273</text:p>
          </table:table-cell>
          <table:table-cell table:style-name="ce3" table:formula="of:=AVERAGE([.$G$4:.G486])" office:value-type="float" office:value="34.9715989855073">
            <text:p>34,971598985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style-name="ce3" office:value-type="float" office:value="0.0017155">
            <text:p>0,001715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6.9724">
            <text:p>46,9724</text:p>
          </table:table-cell>
          <table:table-cell table:style-name="ce3" table:formula="of:=AVERAGE([.$G$4:.G487])" office:value-type="float" office:value="34.9963940289257">
            <text:p>34,996394028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style-name="ce3" office:value-type="float" office:value="0.0063491">
            <text:p>0,006349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4.4425">
            <text:p>44,4425</text:p>
          </table:table-cell>
          <table:table-cell table:style-name="ce3" table:formula="of:=AVERAGE([.$G$4:.G488])" office:value-type="float" office:value="35.0158705360825">
            <text:p>35,015870536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style-name="ce3" office:value-type="float" office:value="0.00176949">
            <text:p>0,00176949</text:p>
          </table:table-cell>
          <table:table-cell table:style-name="ce3" office:value-type="float" office:value="0.0204774">
            <text:p>0,0204774</text:p>
          </table:table-cell>
          <table:table-cell table:style-name="ce3" office:value-type="float" office:value="0.00126384">
            <text:p>0,00126384</text:p>
          </table:table-cell>
          <table:table-cell table:style-name="ce3" office:value-type="float" office:value="0.00531461">
            <text:p>0,00531461</text:p>
          </table:table-cell>
          <table:table-cell table:style-name="ce3" office:value-type="float" office:value="0.000002794">
            <text:p>0,00000279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1.2902">
            <text:p>21,2902</text:p>
          </table:table-cell>
          <table:table-cell table:style-name="ce3" table:formula="of:=AVERAGE([.$G$4:.G489])" office:value-type="float" office:value="34.9876284156379">
            <text:p>34,987628415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56">
            <text:p>56</text:p>
          </table:table-cell>
          <table:table-cell table:number-columns-repeated="5"/>
        </table:table-row>
        <table:table-row table:style-name="ro1">
          <table:table-cell table:style-name="ce3" office:value-type="float" office:value="0.00170999">
            <text:p>0,0017099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3.657">
            <text:p>43,657</text:p>
          </table:table-cell>
          <table:table-cell table:style-name="ce3" table:formula="of:=AVERAGE([.$G$4:.G490])" office:value-type="float" office:value="35.0054300000001">
            <text:p>35,0054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56">
            <text:p>56</text:p>
          </table:table-cell>
          <table:table-cell table:number-columns-repeated="5"/>
        </table:table-row>
        <table:table-row table:style-name="ro1">
          <table:table-cell table:style-name="ce3" office:value-type="float" office:value="0.00169993">
            <text:p>0,0016999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6.7726">
            <text:p>56,7726</text:p>
          </table:table-cell>
          <table:table-cell table:style-name="ce3" table:formula="of:=AVERAGE([.$G$4:.G491])" office:value-type="float" office:value="35.0500348565574">
            <text:p>35,050034856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56">
            <text:p>56</text:p>
          </table:table-cell>
          <table:table-cell table:number-columns-repeated="5"/>
        </table:table-row>
        <table:table-row table:style-name="ro1">
          <table:table-cell table:style-name="ce3" office:value-type="float" office:value="0.00159726">
            <text:p>0,0015972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8512">
            <text:p>54,8512</text:p>
          </table:table-cell>
          <table:table-cell table:style-name="ce3" table:formula="of:=AVERAGE([.$G$4:.G492])" office:value-type="float" office:value="35.0905280368099">
            <text:p>35,090528036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56">
            <text:p>56</text:p>
          </table:table-cell>
          <table:table-cell table:number-columns-repeated="5"/>
        </table:table-row>
        <table:table-row table:style-name="ro1">
          <table:table-cell table:style-name="ce3" office:value-type="float" office:value="0.00157869">
            <text:p>0,0015786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4.597">
            <text:p>44,597</text:p>
          </table:table-cell>
          <table:table-cell table:style-name="ce3" table:formula="of:=AVERAGE([.$G$4:.G493])" office:value-type="float" office:value="35.1099290000001">
            <text:p>35,10992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56">
            <text:p>56</text:p>
          </table:table-cell>
          <table:table-cell table:number-columns-repeated="5"/>
        </table:table-row>
        <table:table-row table:style-name="ro1">
          <table:table-cell table:style-name="ce3" office:value-type="float" office:value="0.00262874">
            <text:p>0,0026287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0884">
            <text:p>51,0884</text:p>
          </table:table-cell>
          <table:table-cell table:style-name="ce3" table:formula="of:=AVERAGE([.$G$4:.G494])" office:value-type="float" office:value="35.1424717107944">
            <text:p>35,142471710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56">
            <text:p>56</text:p>
          </table:table-cell>
          <table:table-cell table:number-columns-repeated="5"/>
        </table:table-row>
        <table:table-row table:style-name="ro1">
          <table:table-cell table:style-name="ce3" office:value-type="float" office:value="0.00157198">
            <text:p>0,0015719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0.1179">
            <text:p>60,1179</text:p>
          </table:table-cell>
          <table:table-cell table:style-name="ce3" table:formula="of:=AVERAGE([.$G$4:.G495])" office:value-type="float" office:value="35.1932347764228">
            <text:p>35,193234776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56">
            <text:p>56</text:p>
          </table:table-cell>
          <table:table-cell table:number-columns-repeated="5"/>
        </table:table-row>
        <table:table-row table:style-name="ro1">
          <table:table-cell table:style-name="ce3" office:value-type="float" office:value="0.00166494">
            <text:p>0,00166494</text:p>
          </table:table-cell>
          <table:table-cell table:style-name="ce3" office:value-type="float" office:value="0.0276042">
            <text:p>0,0276042</text:p>
          </table:table-cell>
          <table:table-cell table:style-name="ce3" office:value-type="float" office:value="0.00208782">
            <text:p>0,00208782</text:p>
          </table:table-cell>
          <table:table-cell table:style-name="ce3" office:value-type="float" office:value="0.0488537">
            <text:p>0,0488537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.5341">
            <text:p>10,5341</text:p>
          </table:table-cell>
          <table:table-cell table:style-name="ce3" table:formula="of:=AVERAGE([.$G$4:.G496])" office:value-type="float" office:value="35.1432162474646">
            <text:p>35,143216247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style-name="ce3" office:value-type="float" office:value="0.00158462">
            <text:p>0,0015846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9086">
            <text:p>53,9086</text:p>
          </table:table-cell>
          <table:table-cell table:style-name="ce3" table:formula="of:=AVERAGE([.$G$4:.G497])" office:value-type="float" office:value="35.1812028542511">
            <text:p>35,181202854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style-name="ce3" office:value-type="float" office:value="0.00160739">
            <text:p>0,0016073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5899">
            <text:p>52,5899</text:p>
          </table:table-cell>
          <table:table-cell table:style-name="ce3" table:formula="of:=AVERAGE([.$G$4:.G498])" office:value-type="float" office:value="35.216371939394">
            <text:p>35,216371939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style-name="ce3" office:value-type="float" office:value="0.00164007">
            <text:p>0,0016400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1.74">
            <text:p>61,74</text:p>
          </table:table-cell>
          <table:table-cell table:style-name="ce3" table:formula="of:=AVERAGE([.$G$4:.G499])" office:value-type="float" office:value="35.2698469959678">
            <text:p>35,26984699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style-name="ce3" office:value-type="float" office:value="0.00180979">
            <text:p>0,0018097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7459">
            <text:p>50,7459</text:p>
          </table:table-cell>
          <table:table-cell table:style-name="ce3" table:formula="of:=AVERAGE([.$G$4:.G500])" office:value-type="float" office:value="35.3009859356137">
            <text:p>35,300985935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style-name="ce3" office:value-type="float" office:value="0.00163106">
            <text:p>0,0016310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005">
            <text:p>52,005</text:p>
          </table:table-cell>
          <table:table-cell table:style-name="ce3" table:formula="of:=AVERAGE([.$G$4:.G501])" office:value-type="float" office:value="35.3345281325302">
            <text:p>35,334528132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style-name="ce3" office:value-type="float" office:value="0.00161842">
            <text:p>0,0016184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8972">
            <text:p>57,8972</text:p>
          </table:table-cell>
          <table:table-cell table:style-name="ce3" table:formula="of:=AVERAGE([.$G$4:.G502])" office:value-type="float" office:value="35.3797439078157">
            <text:p>35,379743907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style-name="ce3" office:value-type="float" office:value="0.00172479">
            <text:p>0,00172479</text:p>
          </table:table-cell>
          <table:table-cell table:style-name="ce3" office:value-type="float" office:value="0.0998098">
            <text:p>0,0998098</text:p>
          </table:table-cell>
          <table:table-cell table:style-name="ce3" office:value-type="float" office:value="0.00428718">
            <text:p>0,00428718</text:p>
          </table:table-cell>
          <table:table-cell table:style-name="ce3" office:value-type="float" office:value="0.123042">
            <text:p>0,123042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09853">
            <text:p>4,09853</text:p>
          </table:table-cell>
          <table:table-cell table:style-name="ce3" table:formula="of:=AVERAGE([.$G$4:.G503])" office:value-type="float" office:value="35.3171814800001">
            <text:p>35,3171814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3" office:value-type="float" office:value="0.00161409">
            <text:p>0,00161409</text:p>
          </table:table-cell>
          <table:table-cell table:style-name="ce3" office:value-type="float" office:value="0.0888853">
            <text:p>0,0888853</text:p>
          </table:table-cell>
          <table:table-cell table:style-name="ce3" office:value-type="float" office:value="0.0027393">
            <text:p>0,0027393</text:p>
          </table:table-cell>
          <table:table-cell table:style-name="ce3" office:value-type="float" office:value="0.122864">
            <text:p>0,122864</text:p>
          </table:table-cell>
          <table:table-cell table:style-name="ce3" office:value-type="float" office:value="0.000002864">
            <text:p>0,0000028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30609">
            <text:p>4,30609</text:p>
          </table:table-cell>
          <table:table-cell table:style-name="ce3" table:formula="of:=AVERAGE([.$G$4:.G504])" office:value-type="float" office:value="35.2552830938124">
            <text:p>35,255283093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21">
            <text:p>21</text:p>
          </table:table-cell>
          <table:table-cell table:number-columns-repeated="5"/>
        </table:table-row>
        <table:table-row table:style-name="ro1">
          <table:table-cell table:style-name="ce3" office:value-type="float" office:value="0.00159628">
            <text:p>0,00159628</text:p>
          </table:table-cell>
          <table:table-cell table:style-name="ce3" office:value-type="float" office:value="0.104483">
            <text:p>0,104483</text:p>
          </table:table-cell>
          <table:table-cell table:style-name="ce3" office:value-type="float" office:value="0.00184177">
            <text:p>0,00184177</text:p>
          </table:table-cell>
          <table:table-cell table:style-name="ce3" office:value-type="float" office:value="0.0591057">
            <text:p>0,0591057</text:p>
          </table:table-cell>
          <table:table-cell table:style-name="ce3" office:value-type="float" office:value="0.000002653">
            <text:p>0,00000265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42779">
            <text:p>5,42779</text:p>
          </table:table-cell>
          <table:table-cell table:style-name="ce3" table:formula="of:=AVERAGE([.$G$4:.G505])" office:value-type="float" office:value="35.1958657768925">
            <text:p>35,195865776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style-name="ce3" office:value-type="float" office:value="0.00192621">
            <text:p>0,00192621</text:p>
          </table:table-cell>
          <table:table-cell table:style-name="ce3" office:value-type="float" office:value="0.100274">
            <text:p>0,100274</text:p>
          </table:table-cell>
          <table:table-cell table:style-name="ce3" office:value-type="float" office:value="0.00300099">
            <text:p>0,00300099</text:p>
          </table:table-cell>
          <table:table-cell table:style-name="ce3" office:value-type="float" office:value="0.0804726">
            <text:p>0,0804726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56431">
            <text:p>4,56431</text:p>
          </table:table-cell>
          <table:table-cell table:style-name="ce3" table:formula="of:=AVERAGE([.$G$4:.G506])" office:value-type="float" office:value="35.1349680516899">
            <text:p>35,134968051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style-name="ce3" office:value-type="float" office:value="0.00241">
            <text:p>0,00241</text:p>
          </table:table-cell>
          <table:table-cell table:style-name="ce3" office:value-type="float" office:value="0.101811">
            <text:p>0,101811</text:p>
          </table:table-cell>
          <table:table-cell table:style-name="ce3" office:value-type="float" office:value="0.00219831">
            <text:p>0,00219831</text:p>
          </table:table-cell>
          <table:table-cell table:style-name="ce3" office:value-type="float" office:value="0.0471301">
            <text:p>0,0471301</text:p>
          </table:table-cell>
          <table:table-cell table:style-name="ce3" office:value-type="float" office:value="0.000002374">
            <text:p>0,00000237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66142">
            <text:p>5,66142</text:p>
          </table:table-cell>
          <table:table-cell table:style-name="ce3" table:formula="of:=AVERAGE([.$G$4:.G507])" office:value-type="float" office:value="35.0764887896826">
            <text:p>35,076488789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36">
            <text:p>36</text:p>
          </table:table-cell>
          <table:table-cell table:number-columns-repeated="5"/>
        </table:table-row>
        <table:table-row table:style-name="ro1">
          <table:table-cell table:style-name="ce3" office:value-type="float" office:value="0.00156611">
            <text:p>0,00156611</text:p>
          </table:table-cell>
          <table:table-cell table:style-name="ce3" office:value-type="float" office:value="0.115093">
            <text:p>0,115093</text:p>
          </table:table-cell>
          <table:table-cell table:style-name="ce3" office:value-type="float" office:value="0.00453609">
            <text:p>0,00453609</text:p>
          </table:table-cell>
          <table:table-cell table:style-name="ce3" office:value-type="float" office:value="0.125261">
            <text:p>0,125261</text:p>
          </table:table-cell>
          <table:table-cell table:style-name="ce3" office:value-type="float" office:value="0.000003562">
            <text:p>0,000003562</text:p>
          </table:table-cell>
          <table:table-cell table:style-name="ce3" office:value-type="float" office:value="0.00900591">
            <text:p>0,00900591</text:p>
          </table:table-cell>
          <table:table-cell table:style-name="ce3" office:value-type="float" office:value="3.63074">
            <text:p>3,63074</text:p>
          </table:table-cell>
          <table:table-cell table:style-name="ce3" table:formula="of:=AVERAGE([.$G$4:.G508])" office:value-type="float" office:value="35.0142199801981">
            <text:p>35,014219980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style-name="ce3" office:value-type="float" office:value="0.00200709">
            <text:p>0,00200709</text:p>
          </table:table-cell>
          <table:table-cell table:style-name="ce3" office:value-type="float" office:value="0.0978049">
            <text:p>0,0978049</text:p>
          </table:table-cell>
          <table:table-cell table:style-name="ce3" office:value-type="float" office:value="0.00539074">
            <text:p>0,00539074</text:p>
          </table:table-cell>
          <table:table-cell table:style-name="ce3" office:value-type="float" office:value="0.062078">
            <text:p>0,062078</text:p>
          </table:table-cell>
          <table:table-cell table:style-name="ce3" office:value-type="float" office:value="0.000003702">
            <text:p>0,000003702</text:p>
          </table:table-cell>
          <table:table-cell table:style-name="ce3" office:value-type="float" office:value="0.0094251">
            <text:p>0,0094251</text:p>
          </table:table-cell>
          <table:table-cell table:style-name="ce3" office:value-type="float" office:value="5.17805">
            <text:p>5,17805</text:p>
          </table:table-cell>
          <table:table-cell table:style-name="ce3" table:formula="of:=AVERAGE([.$G$4:.G509])" office:value-type="float" office:value="34.9552552173914">
            <text:p>34,955255217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style-name="ce3" office:value-type="float" office:value="0.00220271">
            <text:p>0,00220271</text:p>
          </table:table-cell>
          <table:table-cell table:style-name="ce3" office:value-type="float" office:value="0.0905403">
            <text:p>0,0905403</text:p>
          </table:table-cell>
          <table:table-cell table:style-name="ce3" office:value-type="float" office:value="0.00649912">
            <text:p>0,00649912</text:p>
          </table:table-cell>
          <table:table-cell table:style-name="ce3" office:value-type="float" office:value="0.0370761">
            <text:p>0,0370761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.00882168">
            <text:p>0,00882168</text:p>
          </table:table-cell>
          <table:table-cell table:style-name="ce3" office:value-type="float" office:value="6.19168">
            <text:p>6,19168</text:p>
          </table:table-cell>
          <table:table-cell table:style-name="ce3" table:formula="of:=AVERAGE([.$G$4:.G510])" office:value-type="float" office:value="34.8985223274162">
            <text:p>34,898522327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44">
            <text:p>144</text:p>
          </table:table-cell>
          <table:table-cell table:style-name="ce3" office:value-type="float" office:value="51">
            <text:p>51</text:p>
          </table:table-cell>
          <table:table-cell table:number-columns-repeated="5"/>
        </table:table-row>
        <table:table-row table:style-name="ro1">
          <table:table-cell table:style-name="ce3" office:value-type="float" office:value="0.0015893">
            <text:p>0,0015893</text:p>
          </table:table-cell>
          <table:table-cell table:style-name="ce3" office:value-type="float" office:value="0.0826226">
            <text:p>0,0826226</text:p>
          </table:table-cell>
          <table:table-cell table:style-name="ce3" office:value-type="float" office:value="0.00643339">
            <text:p>0,00643339</text:p>
          </table:table-cell>
          <table:table-cell table:style-name="ce3" office:value-type="float" office:value="0.025271">
            <text:p>0,025271</text:p>
          </table:table-cell>
          <table:table-cell table:style-name="ce3" office:value-type="float" office:value="0.000003911">
            <text:p>0,000003911</text:p>
          </table:table-cell>
          <table:table-cell table:style-name="ce3" office:value-type="float" office:value="0.0087959">
            <text:p>0,0087959</text:p>
          </table:table-cell>
          <table:table-cell table:style-name="ce3" office:value-type="float" office:value="7.12367">
            <text:p>7,12367</text:p>
          </table:table-cell>
          <table:table-cell table:style-name="ce3" table:formula="of:=AVERAGE([.$G$4:.G511])" office:value-type="float" office:value="34.8438474212599">
            <text:p>34,843847421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45">
            <text:p>45</text:p>
          </table:table-cell>
          <table:table-cell table:number-columns-repeated="5"/>
        </table:table-row>
        <table:table-row table:style-name="ro1">
          <table:table-cell table:style-name="ce3" office:value-type="float" office:value="0.00153657">
            <text:p>0,00153657</text:p>
          </table:table-cell>
          <table:table-cell table:style-name="ce3" office:value-type="float" office:value="0.0951116">
            <text:p>0,0951116</text:p>
          </table:table-cell>
          <table:table-cell table:style-name="ce3" office:value-type="float" office:value="0.00667218">
            <text:p>0,00667218</text:p>
          </table:table-cell>
          <table:table-cell table:style-name="ce3" office:value-type="float" office:value="0.00744986">
            <text:p>0,00744986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0878613">
            <text:p>0,00878613</text:p>
          </table:table-cell>
          <table:table-cell table:style-name="ce3" office:value-type="float" office:value="7.38138">
            <text:p>7,38138</text:p>
          </table:table-cell>
          <table:table-cell table:style-name="ce3" table:formula="of:=AVERAGE([.$G$4:.G512])" office:value-type="float" office:value="34.789893654224">
            <text:p>34,789893654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55">
            <text:p>55</text:p>
          </table:table-cell>
          <table:table-cell table:number-columns-repeated="5"/>
        </table:table-row>
        <table:table-row table:style-name="ro1">
          <table:table-cell table:style-name="ce3" office:value-type="float" office:value="0.00160515">
            <text:p>0,00160515</text:p>
          </table:table-cell>
          <table:table-cell table:style-name="ce3" office:value-type="float" office:value="0.0601995">
            <text:p>0,0601995</text:p>
          </table:table-cell>
          <table:table-cell table:style-name="ce3" office:value-type="float" office:value="0.00648969">
            <text:p>0,00648969</text:p>
          </table:table-cell>
          <table:table-cell table:style-name="ce3" office:value-type="float" office:value="0.012453">
            <text:p>0,012453</text:p>
          </table:table-cell>
          <table:table-cell table:style-name="ce3" office:value-type="float" office:value="0.000003353">
            <text:p>0,000003353</text:p>
          </table:table-cell>
          <table:table-cell table:style-name="ce3" office:value-type="float" office:value="0.00882041">
            <text:p>0,00882041</text:p>
          </table:table-cell>
          <table:table-cell table:style-name="ce3" office:value-type="float" office:value="9.46988">
            <text:p>9,46988</text:p>
          </table:table-cell>
          <table:table-cell table:style-name="ce3" table:formula="of:=AVERAGE([.$G$4:.G513])" office:value-type="float" office:value="34.7402465686275">
            <text:p>34,740246568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57">
            <text:p>57</text:p>
          </table:table-cell>
          <table:table-cell table:number-columns-repeated="5"/>
        </table:table-row>
        <table:table-row table:style-name="ro1">
          <table:table-cell table:style-name="ce3" office:value-type="float" office:value="0.00161563">
            <text:p>0,00161563</text:p>
          </table:table-cell>
          <table:table-cell table:style-name="ce3" office:value-type="float" office:value="0.0725711">
            <text:p>0,0725711</text:p>
          </table:table-cell>
          <table:table-cell table:style-name="ce3" office:value-type="float" office:value="0.00663321">
            <text:p>0,00663321</text:p>
          </table:table-cell>
          <table:table-cell table:style-name="ce3" office:value-type="float" office:value="0.0149871">
            <text:p>0,0149871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876971">
            <text:p>0,00876971</text:p>
          </table:table-cell>
          <table:table-cell table:style-name="ce3" office:value-type="float" office:value="7.84098">
            <text:p>7,84098</text:p>
          </table:table-cell>
          <table:table-cell table:style-name="ce3" table:formula="of:=AVERAGE([.$G$4:.G514])" office:value-type="float" office:value="34.6876061252447">
            <text:p>34,68760612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205835">
            <text:p>0,0020583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5081">
            <text:p>47,5081</text:p>
          </table:table-cell>
          <table:table-cell table:style-name="ce3" table:formula="of:=AVERAGE([.$G$4:.G515])" office:value-type="float" office:value="34.7126461523438">
            <text:p>34,712646152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71348">
            <text:p>0,00171348</text:p>
          </table:table-cell>
          <table:table-cell table:style-name="ce3" office:value-type="float" office:value="0.0759417">
            <text:p>0,0759417</text:p>
          </table:table-cell>
          <table:table-cell table:style-name="ce3" office:value-type="float" office:value="0.00652607">
            <text:p>0,00652607</text:p>
          </table:table-cell>
          <table:table-cell table:style-name="ce3" office:value-type="float" office:value="0.00847931">
            <text:p>0,00847931</text:p>
          </table:table-cell>
          <table:table-cell table:style-name="ce3" office:value-type="float" office:value="0.000002584">
            <text:p>0,000002584</text:p>
          </table:table-cell>
          <table:table-cell table:style-name="ce3" office:value-type="float" office:value="0.008804">
            <text:p>0,008804</text:p>
          </table:table-cell>
          <table:table-cell table:style-name="ce3" office:value-type="float" office:value="8.50427">
            <text:p>8,50427</text:p>
          </table:table-cell>
          <table:table-cell table:style-name="ce3" table:formula="of:=AVERAGE([.$G$4:.G516])" office:value-type="float" office:value="34.6615576998051">
            <text:p>34,661557699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57826">
            <text:p>0,0015782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1783">
            <text:p>50,1783</text:p>
          </table:table-cell>
          <table:table-cell table:style-name="ce3" table:formula="of:=AVERAGE([.$G$4:.G517])" office:value-type="float" office:value="34.691745914397">
            <text:p>34,691745914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65928">
            <text:p>0,0016592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6.3541">
            <text:p>46,3541</text:p>
          </table:table-cell>
          <table:table-cell table:style-name="ce3" table:formula="of:=AVERAGE([.$G$4:.G518])" office:value-type="float" office:value="34.714391262136">
            <text:p>34,714391262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60858">
            <text:p>0,0016085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2462">
            <text:p>50,2462</text:p>
          </table:table-cell>
          <table:table-cell table:style-name="ce3" table:formula="of:=AVERAGE([.$G$4:.G519])" office:value-type="float" office:value="34.7444916666667">
            <text:p>34,744491666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98132">
            <text:p>0,0019813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6198">
            <text:p>50,6198</text:p>
          </table:table-cell>
          <table:table-cell table:style-name="ce3" table:formula="of:=AVERAGE([.$G$4:.G520])" office:value-type="float" office:value="34.7751982591877">
            <text:p>34,775198259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547462">
            <text:p>0,00547462</text:p>
          </table:table-cell>
          <table:table-cell table:style-name="ce3" office:value-type="float" office:value="0.0320991">
            <text:p>0,0320991</text:p>
          </table:table-cell>
          <table:table-cell table:style-name="ce3" office:value-type="float" office:value="0.000066698">
            <text:p>0,000066698</text:p>
          </table:table-cell>
          <table:table-cell table:style-name="ce3" office:value-type="float" office:value="0.00847931">
            <text:p>0,0084793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915642">
            <text:p>0,00915642</text:p>
          </table:table-cell>
          <table:table-cell table:style-name="ce3" office:value-type="float" office:value="13.6118">
            <text:p>13,6118</text:p>
          </table:table-cell>
          <table:table-cell table:style-name="ce3" table:formula="of:=AVERAGE([.$G$4:.G521])" office:value-type="float" office:value="34.7343422779923">
            <text:p>34,73434227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65781">
            <text:p>0,0016578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8.2109">
            <text:p>48,2109</text:p>
          </table:table-cell>
          <table:table-cell table:style-name="ce3" table:formula="of:=AVERAGE([.$G$4:.G522])" office:value-type="float" office:value="34.7603086705203">
            <text:p>34,760308670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68868">
            <text:p>0,0016886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0.143">
            <text:p>40,143</text:p>
          </table:table-cell>
          <table:table-cell table:style-name="ce3" table:formula="of:=AVERAGE([.$G$4:.G523])" office:value-type="float" office:value="34.7706600000001">
            <text:p>34,7706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65565">
            <text:p>0,0016556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6.2131">
            <text:p>46,2131</text:p>
          </table:table-cell>
          <table:table-cell table:style-name="ce3" table:formula="of:=AVERAGE([.$G$4:.G524])" office:value-type="float" office:value="34.7926224568139">
            <text:p>34,792622456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63414">
            <text:p>0,0016341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9.9049">
            <text:p>49,9049</text:p>
          </table:table-cell>
          <table:table-cell table:style-name="ce3" table:formula="of:=AVERAGE([.$G$4:.G525])" office:value-type="float" office:value="34.8215731800767">
            <text:p>34,821573180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210047">
            <text:p>0,0021004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4.5517">
            <text:p>34,5517</text:p>
          </table:table-cell>
          <table:table-cell table:style-name="ce3" table:formula="of:=AVERAGE([.$G$4:.G526])" office:value-type="float" office:value="34.8210571701722">
            <text:p>34,821057170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92251">
            <text:p>0,00192251</text:p>
          </table:table-cell>
          <table:table-cell table:style-name="ce3" office:value-type="float" office:value="0.0887625">
            <text:p>0,0887625</text:p>
          </table:table-cell>
          <table:table-cell table:style-name="ce3" office:value-type="float" office:value="0.00453561">
            <text:p>0,00453561</text:p>
          </table:table-cell>
          <table:table-cell table:style-name="ce3" office:value-type="float" office:value="0.0938219">
            <text:p>0,0938219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751">
            <text:p>0,008751</text:p>
          </table:table-cell>
          <table:table-cell table:style-name="ce3" office:value-type="float" office:value="4.62746">
            <text:p>4,62746</text:p>
          </table:table-cell>
          <table:table-cell table:style-name="ce3" table:formula="of:=AVERAGE([.$G$4:.G527])" office:value-type="float" office:value="34.7634358015268">
            <text:p>34,763435801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style-name="ce3" office:value-type="float" office:value="0.0015474">
            <text:p>0,0015474</text:p>
          </table:table-cell>
          <table:table-cell table:style-name="ce3" office:value-type="float" office:value="0.0780329">
            <text:p>0,0780329</text:p>
          </table:table-cell>
          <table:table-cell table:style-name="ce3" office:value-type="float" office:value="0.0022662">
            <text:p>0,0022662</text:p>
          </table:table-cell>
          <table:table-cell table:style-name="ce3" office:value-type="float" office:value="0.0828394">
            <text:p>0,0828394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54908">
            <text:p>5,54908</text:p>
          </table:table-cell>
          <table:table-cell table:style-name="ce3" table:formula="of:=AVERAGE([.$G$4:.G528])" office:value-type="float" office:value="34.7077894095239">
            <text:p>34,707789409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style-name="ce3" office:value-type="float" office:value="0.00157875">
            <text:p>0,00157875</text:p>
          </table:table-cell>
          <table:table-cell table:style-name="ce3" office:value-type="float" office:value="0.0836407">
            <text:p>0,0836407</text:p>
          </table:table-cell>
          <table:table-cell table:style-name="ce3" office:value-type="float" office:value="0.00159342">
            <text:p>0,00159342</text:p>
          </table:table-cell>
          <table:table-cell table:style-name="ce3" office:value-type="float" office:value="0.0203903">
            <text:p>0,0203903</text:p>
          </table:table-cell>
          <table:table-cell table:style-name="ce3" office:value-type="float" office:value="0.00000468">
            <text:p>0,000004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10406">
            <text:p>8,10406</text:p>
          </table:table-cell>
          <table:table-cell table:style-name="ce3" table:formula="of:=AVERAGE([.$G$4:.G529])" office:value-type="float" office:value="34.6572119771864">
            <text:p>34,657211977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style-name="ce3" office:value-type="float" office:value="0.00412536">
            <text:p>0,00412536</text:p>
          </table:table-cell>
          <table:table-cell table:style-name="ce3" office:value-type="float" office:value="0.103748">
            <text:p>0,103748</text:p>
          </table:table-cell>
          <table:table-cell table:style-name="ce3" office:value-type="float" office:value="0.000768809">
            <text:p>0,000768809</text:p>
          </table:table-cell>
          <table:table-cell table:style-name="ce3" office:value-type="float" office:value="0.00644457">
            <text:p>0,00644457</text:p>
          </table:table-cell>
          <table:table-cell table:style-name="ce3" office:value-type="float" office:value="0.000002794">
            <text:p>0,00000279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.43107">
            <text:p>7,43107</text:p>
          </table:table-cell>
          <table:table-cell table:style-name="ce3" table:formula="of:=AVERAGE([.$G$4:.G530])" office:value-type="float" office:value="34.6055494686908">
            <text:p>34,605549468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55">
            <text:p>55</text:p>
          </table:table-cell>
          <table:table-cell table:number-columns-repeated="5"/>
        </table:table-row>
        <table:table-row table:style-name="ro1">
          <table:table-cell table:style-name="ce3" office:value-type="float" office:value="0.00156835">
            <text:p>0,00156835</text:p>
          </table:table-cell>
          <table:table-cell table:style-name="ce3" office:value-type="float" office:value="0.105219">
            <text:p>0,105219</text:p>
          </table:table-cell>
          <table:table-cell table:style-name="ce3" office:value-type="float" office:value="0.00148237">
            <text:p>0,00148237</text:p>
          </table:table-cell>
          <table:table-cell table:style-name="ce3" office:value-type="float" office:value="0.0134567">
            <text:p>0,0134567</text:p>
          </table:table-cell>
          <table:table-cell table:style-name="ce3" office:value-type="float" office:value="0.000002793">
            <text:p>0,00000279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.2649">
            <text:p>7,2649</text:p>
          </table:table-cell>
          <table:table-cell table:style-name="ce3" table:formula="of:=AVERAGE([.$G$4:.G531])" office:value-type="float" office:value="34.5537679356061">
            <text:p>34,553767935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2">
            <text:p>142</text:p>
          </table:table-cell>
          <table:table-cell table:style-name="ce3" office:value-type="float" office:value="56">
            <text:p>56</text:p>
          </table:table-cell>
          <table:table-cell table:number-columns-repeated="5"/>
        </table:table-row>
        <table:table-row table:style-name="ro1">
          <table:table-cell table:style-name="ce3" office:value-type="float" office:value="0.00214097">
            <text:p>0,00214097</text:p>
          </table:table-cell>
          <table:table-cell table:style-name="ce3" office:value-type="float" office:value="0.103962">
            <text:p>0,103962</text:p>
          </table:table-cell>
          <table:table-cell table:style-name="ce3" office:value-type="float" office:value="0.00102059">
            <text:p>0,00102059</text:p>
          </table:table-cell>
          <table:table-cell table:style-name="ce3" office:value-type="float" office:value="0.0031816">
            <text:p>0,0031816</text:p>
          </table:table-cell>
          <table:table-cell table:style-name="ce3" office:value-type="float" office:value="0.000003352">
            <text:p>0,00000335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.84019">
            <text:p>7,84019</text:p>
          </table:table-cell>
          <table:table-cell table:style-name="ce3" table:formula="of:=AVERAGE([.$G$4:.G532])" office:value-type="float" office:value="34.503269678639">
            <text:p>34,503269678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103">
            <text:p>103</text:p>
          </table:table-cell>
          <table:table-cell table:number-columns-repeated="5"/>
        </table:table-row>
        <table:table-row table:style-name="ro1">
          <table:table-cell table:style-name="ce3" office:value-type="float" office:value="0.0016231">
            <text:p>0,0016231</text:p>
          </table:table-cell>
          <table:table-cell table:style-name="ce3" office:value-type="float" office:value="0.097599">
            <text:p>0,097599</text:p>
          </table:table-cell>
          <table:table-cell table:style-name="ce3" office:value-type="float" office:value="0.00183849">
            <text:p>0,00183849</text:p>
          </table:table-cell>
          <table:table-cell table:style-name="ce3" office:value-type="float" office:value="0.0382399">
            <text:p>0,0382399</text:p>
          </table:table-cell>
          <table:table-cell table:style-name="ce3" office:value-type="float" office:value="0.000002794">
            <text:p>0,00000279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52124">
            <text:p>6,52124</text:p>
          </table:table-cell>
          <table:table-cell table:style-name="ce3" table:formula="of:=AVERAGE([.$G$4:.G533])" office:value-type="float" office:value="34.4504733962265">
            <text:p>34,450473396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23889">
            <text:p>0,0022388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0354">
            <text:p>55,0354</text:p>
          </table:table-cell>
          <table:table-cell table:style-name="ce3" table:formula="of:=AVERAGE([.$G$4:.G534])" office:value-type="float" office:value="34.4892397363466">
            <text:p>34,489239736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9706">
            <text:p>0,0016970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5037">
            <text:p>51,5037</text:p>
          </table:table-cell>
          <table:table-cell table:style-name="ce3" table:formula="of:=AVERAGE([.$G$4:.G535])" office:value-type="float" office:value="34.5212218045113">
            <text:p>34,521221804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74553">
            <text:p>0,0017455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1056">
            <text:p>55,1056</text:p>
          </table:table-cell>
          <table:table-cell table:style-name="ce3" table:formula="of:=AVERAGE([.$G$4:.G536])" office:value-type="float" office:value="34.559841651032">
            <text:p>34,55984165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3763">
            <text:p>0,0016376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8964">
            <text:p>54,8964</text:p>
          </table:table-cell>
          <table:table-cell table:style-name="ce3" table:formula="of:=AVERAGE([.$G$4:.G537])" office:value-type="float" office:value="34.597925093633">
            <text:p>34,597925093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1724">
            <text:p>0,0016172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3091">
            <text:p>52,3091</text:p>
          </table:table-cell>
          <table:table-cell table:style-name="ce3" table:formula="of:=AVERAGE([.$G$4:.G538])" office:value-type="float" office:value="34.631030093458">
            <text:p>34,631030093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70838">
            <text:p>0,0017083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6444">
            <text:p>51,6444</text:p>
          </table:table-cell>
          <table:table-cell table:style-name="ce3" table:formula="of:=AVERAGE([.$G$4:.G539])" office:value-type="float" office:value="34.6627714552239">
            <text:p>34,662771455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75622">
            <text:p>0,0017562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9.4389">
            <text:p>59,4389</text:p>
          </table:table-cell>
          <table:table-cell table:style-name="ce3" table:formula="of:=AVERAGE([.$G$4:.G540])" office:value-type="float" office:value="34.7089094972068">
            <text:p>34,708909497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58727">
            <text:p>0,0015872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1.016">
            <text:p>61,016</text:p>
          </table:table-cell>
          <table:table-cell table:style-name="ce3" table:formula="of:=AVERAGE([.$G$4:.G541])" office:value-type="float" office:value="34.7578074349443">
            <text:p>34,757807434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86035">
            <text:p>0,0018603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0.2846">
            <text:p>60,2846</text:p>
          </table:table-cell>
          <table:table-cell table:style-name="ce3" table:formula="of:=AVERAGE([.$G$4:.G542])" office:value-type="float" office:value="34.8051669758813">
            <text:p>34,805166975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97238">
            <text:p>0,0019723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2198">
            <text:p>53,2198</text:p>
          </table:table-cell>
          <table:table-cell table:style-name="ce3" table:formula="of:=AVERAGE([.$G$4:.G543])" office:value-type="float" office:value="34.8392681481482">
            <text:p>34,83926814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06911">
            <text:p>0,0020691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1.379">
            <text:p>41,379</text:p>
          </table:table-cell>
          <table:table-cell table:style-name="ce3" table:formula="of:=AVERAGE([.$G$4:.G544])" office:value-type="float" office:value="34.8513563770795">
            <text:p>34,851356377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78821">
            <text:p>0,0017882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2927">
            <text:p>51,2927</text:p>
          </table:table-cell>
          <table:table-cell table:style-name="ce3" table:formula="of:=AVERAGE([.$G$4:.G545])" office:value-type="float" office:value="34.8816909594097">
            <text:p>34,881690959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23645">
            <text:p>0,0022364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9.9846">
            <text:p>49,9846</text:p>
          </table:table-cell>
          <table:table-cell table:style-name="ce3" table:formula="of:=AVERAGE([.$G$4:.G546])" office:value-type="float" office:value="34.9095047882137">
            <text:p>34,909504788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77445">
            <text:p>0,0017744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9.3947">
            <text:p>49,3947</text:p>
          </table:table-cell>
          <table:table-cell table:style-name="ce3" table:formula="of:=AVERAGE([.$G$4:.G547])" office:value-type="float" office:value="34.9361319852942">
            <text:p>34,936131985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0682">
            <text:p>0,002068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2.2864">
            <text:p>62,2864</text:p>
          </table:table-cell>
          <table:table-cell table:style-name="ce3" table:formula="of:=AVERAGE([.$G$4:.G548])" office:value-type="float" office:value="34.9863159633028">
            <text:p>34,986315963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7527">
            <text:p>0,0016752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4335">
            <text:p>50,4335</text:p>
          </table:table-cell>
          <table:table-cell table:style-name="ce3" table:formula="of:=AVERAGE([.$G$4:.G549])" office:value-type="float" office:value="35.0146075091576">
            <text:p>35,014607509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14572">
            <text:p>0,0021457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8672">
            <text:p>50,8672</text:p>
          </table:table-cell>
          <table:table-cell table:style-name="ce3" table:formula="of:=AVERAGE([.$G$4:.G550])" office:value-type="float" office:value="35.0435884826326">
            <text:p>35,043588482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9993">
            <text:p>0,0016999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3832">
            <text:p>50,3832</text:p>
          </table:table-cell>
          <table:table-cell table:style-name="ce3" table:formula="of:=AVERAGE([.$G$4:.G551])" office:value-type="float" office:value="35.0715804744526">
            <text:p>35,071580474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72507">
            <text:p>0,0017250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6335">
            <text:p>53,6335</text:p>
          </table:table-cell>
          <table:table-cell table:style-name="ce3" table:formula="of:=AVERAGE([.$G$4:.G552])" office:value-type="float" office:value="35.1053908925319">
            <text:p>35,105390892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5174">
            <text:p>0,0016517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1.0526">
            <text:p>41,0526</text:p>
          </table:table-cell>
          <table:table-cell table:style-name="ce3" table:formula="of:=AVERAGE([.$G$4:.G553])" office:value-type="float" office:value="35.1162040000001">
            <text:p>35,11620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59775">
            <text:p>0,0015977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2.2781">
            <text:p>62,2781</text:p>
          </table:table-cell>
          <table:table-cell table:style-name="ce3" table:formula="of:=AVERAGE([.$G$4:.G554])" office:value-type="float" office:value="35.1654996370237">
            <text:p>35,16549963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2694">
            <text:p>0,0016269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9577">
            <text:p>52,9577</text:p>
          </table:table-cell>
          <table:table-cell table:style-name="ce3" table:formula="of:=AVERAGE([.$G$4:.G555])" office:value-type="float" office:value="35.197731884058">
            <text:p>35,197731884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57603">
            <text:p>0,0015760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7.7058">
            <text:p>67,7058</text:p>
          </table:table-cell>
          <table:table-cell table:style-name="ce3" table:formula="of:=AVERAGE([.$G$4:.G556])" office:value-type="float" office:value="35.2565168173599">
            <text:p>35,256516817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2946">
            <text:p>0,0016294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543">
            <text:p>54,543</text:p>
          </table:table-cell>
          <table:table-cell table:style-name="ce3" table:formula="of:=AVERAGE([.$G$4:.G557])" office:value-type="float" office:value="35.291329963899">
            <text:p>35,291329963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57442">
            <text:p>0,0015744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6.8543">
            <text:p>66,8543</text:p>
          </table:table-cell>
          <table:table-cell table:style-name="ce3" table:formula="of:=AVERAGE([.$G$4:.G558])" office:value-type="float" office:value="35.3482001801802">
            <text:p>35,348200180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43666">
            <text:p>0,004366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8.0364">
            <text:p>28,0364</text:p>
          </table:table-cell>
          <table:table-cell table:style-name="ce3" table:formula="of:=AVERAGE([.$G$4:.G559])" office:value-type="float" office:value="35.3350494604317">
            <text:p>35,335049460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4168">
            <text:p>0,0016416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6.8665">
            <text:p>56,8665</text:p>
          </table:table-cell>
          <table:table-cell table:style-name="ce3" table:formula="of:=AVERAGE([.$G$4:.G560])" office:value-type="float" office:value="35.3737055655297">
            <text:p>35,373705565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57833">
            <text:p>0,0015783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6.7691">
            <text:p>66,7691</text:p>
          </table:table-cell>
          <table:table-cell table:style-name="ce3" table:formula="of:=AVERAGE([.$G$4:.G561])" office:value-type="float" office:value="35.4299697132617">
            <text:p>35,429969713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0229">
            <text:p>0,0016022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2.4375">
            <text:p>62,4375</text:p>
          </table:table-cell>
          <table:table-cell table:style-name="ce3" table:formula="of:=AVERAGE([.$G$4:.G562])" office:value-type="float" office:value="35.4782837209303">
            <text:p>35,478283720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27025">
            <text:p>0,0022702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9.1689">
            <text:p>49,1689</text:p>
          </table:table-cell>
          <table:table-cell table:style-name="ce3" table:formula="of:=AVERAGE([.$G$4:.G563])" office:value-type="float" office:value="35.5027312500001">
            <text:p>35,5027312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57778">
            <text:p>0,0015777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3.5366">
            <text:p>63,5366</text:p>
          </table:table-cell>
          <table:table-cell table:style-name="ce3" table:formula="of:=AVERAGE([.$G$4:.G564])" office:value-type="float" office:value="35.5527024955437">
            <text:p>35,552702495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99424">
            <text:p>0,0019942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7088">
            <text:p>51,7088</text:p>
          </table:table-cell>
          <table:table-cell table:style-name="ce3" table:formula="of:=AVERAGE([.$G$4:.G565])" office:value-type="float" office:value="35.5814500000001">
            <text:p>35,5814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5691">
            <text:p>0,0016569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1.5271">
            <text:p>61,5271</text:p>
          </table:table-cell>
          <table:table-cell table:style-name="ce3" table:formula="of:=AVERAGE([.$G$4:.G566])" office:value-type="float" office:value="35.6275346358793">
            <text:p>35,627534635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30224">
            <text:p>0,0023022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8.655">
            <text:p>48,655</text:p>
          </table:table-cell>
          <table:table-cell table:style-name="ce3" table:formula="of:=AVERAGE([.$G$4:.G567])" office:value-type="float" office:value="35.6506329787235">
            <text:p>35,650632978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06785">
            <text:p>0,0020678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8.8204">
            <text:p>58,8204</text:p>
          </table:table-cell>
          <table:table-cell table:style-name="ce3" table:formula="of:=AVERAGE([.$G$4:.G568])" office:value-type="float" office:value="35.6916414159293">
            <text:p>35,691641415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5586">
            <text:p>0,0016558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5435">
            <text:p>51,5435</text:p>
          </table:table-cell>
          <table:table-cell table:style-name="ce3" table:formula="of:=AVERAGE([.$G$4:.G569])" office:value-type="float" office:value="35.7196482332156">
            <text:p>35,719648233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71592">
            <text:p>0,0017159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9.8604">
            <text:p>49,8604</text:p>
          </table:table-cell>
          <table:table-cell table:style-name="ce3" table:formula="of:=AVERAGE([.$G$4:.G570])" office:value-type="float" office:value="35.7445878306879">
            <text:p>35,744587830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73163">
            <text:p>0,0017316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4.0962">
            <text:p>34,0962</text:p>
          </table:table-cell>
          <table:table-cell table:style-name="ce3" table:formula="of:=AVERAGE([.$G$4:.G571])" office:value-type="float" office:value="35.7416857394367">
            <text:p>35,741685739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75238">
            <text:p>0,0017523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2.2603">
            <text:p>52,2603</text:p>
          </table:table-cell>
          <table:table-cell table:style-name="ce3" table:formula="of:=AVERAGE([.$G$4:.G572])" office:value-type="float" office:value="35.7707166959579">
            <text:p>35,77071669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3442">
            <text:p>0,00163442</text:p>
          </table:table-cell>
          <table:table-cell table:style-name="ce3" office:value-type="float" office:value="0.036207">
            <text:p>0,036207</text:p>
          </table:table-cell>
          <table:table-cell table:style-name="ce3" office:value-type="float" office:value="0.000089745">
            <text:p>0,000089745</text:p>
          </table:table-cell>
          <table:table-cell table:style-name="ce3" office:value-type="float" office:value="0.0382399">
            <text:p>0,03823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7.201">
            <text:p>17,201</text:p>
          </table:table-cell>
          <table:table-cell table:style-name="ce3" table:formula="of:=AVERAGE([.$G$4:.G573])" office:value-type="float" office:value="35.7381382456141">
            <text:p>35,738138245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0885">
            <text:p>0,00160885</text:p>
          </table:table-cell>
          <table:table-cell table:style-name="ce3" office:value-type="float" office:value="0.0450769">
            <text:p>0,0450769</text:p>
          </table:table-cell>
          <table:table-cell table:style-name="ce3" office:value-type="float" office:value="0.000121035">
            <text:p>0,000121035</text:p>
          </table:table-cell>
          <table:table-cell table:style-name="ce3" office:value-type="float" office:value="0.0382399">
            <text:p>0,03823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.9538">
            <text:p>15,9538</text:p>
          </table:table-cell>
          <table:table-cell table:style-name="ce3" table:formula="of:=AVERAGE([.$G$4:.G574])" office:value-type="float" office:value="35.7034896672505">
            <text:p>35,703489667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02085">
            <text:p>0,00202085</text:p>
          </table:table-cell>
          <table:table-cell table:style-name="ce3" office:value-type="float" office:value="0.0475197">
            <text:p>0,0475197</text:p>
          </table:table-cell>
          <table:table-cell table:style-name="ce3" office:value-type="float" office:value="0.000856808">
            <text:p>0,000856808</text:p>
          </table:table-cell>
          <table:table-cell table:style-name="ce3" office:value-type="float" office:value="0.0164431">
            <text:p>0,0164431</text:p>
          </table:table-cell>
          <table:table-cell table:style-name="ce3" office:value-type="float" office:value="0.000002584">
            <text:p>0,00000258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.123">
            <text:p>12,123</text:p>
          </table:table-cell>
          <table:table-cell table:style-name="ce3" table:formula="of:=AVERAGE([.$G$4:.G575])" office:value-type="float" office:value="35.6622650349651">
            <text:p>35,66226503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11">
            <text:p>211</text:p>
          </table:table-cell>
          <table:table-cell table:style-name="ce3" office:value-type="float" office:value="79">
            <text:p>79</text:p>
          </table:table-cell>
          <table:table-cell table:number-columns-repeated="5"/>
        </table:table-row>
        <table:table-row table:style-name="ro1">
          <table:table-cell table:style-name="ce3" office:value-type="float" office:value="0.00530805">
            <text:p>0,00530805</text:p>
          </table:table-cell>
          <table:table-cell table:style-name="ce3" office:value-type="float" office:value="0.0696899">
            <text:p>0,0696899</text:p>
          </table:table-cell>
          <table:table-cell table:style-name="ce3" office:value-type="float" office:value="0.00168924">
            <text:p>0,00168924</text:p>
          </table:table-cell>
          <table:table-cell table:style-name="ce3" office:value-type="float" office:value="0.0253084">
            <text:p>0,0253084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58294">
            <text:p>8,58294</text:p>
          </table:table-cell>
          <table:table-cell table:style-name="ce3" table:formula="of:=AVERAGE([.$G$4:.G576])" office:value-type="float" office:value="35.6150061780105">
            <text:p>35,61500617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45">
            <text:p>45</text:p>
          </table:table-cell>
          <table:table-cell table:number-columns-repeated="5"/>
        </table:table-row>
        <table:table-row table:style-name="ro1">
          <table:table-cell table:style-name="ce3" office:value-type="float" office:value="0.00207553">
            <text:p>0,00207553</text:p>
          </table:table-cell>
          <table:table-cell table:style-name="ce3" office:value-type="float" office:value="0.0672279">
            <text:p>0,0672279</text:p>
          </table:table-cell>
          <table:table-cell table:style-name="ce3" office:value-type="float" office:value="0.00152428">
            <text:p>0,00152428</text:p>
          </table:table-cell>
          <table:table-cell table:style-name="ce3" office:value-type="float" office:value="0.0203016">
            <text:p>0,0203016</text:p>
          </table:table-cell>
          <table:table-cell table:style-name="ce3" office:value-type="float" office:value="0.000002794">
            <text:p>0,00000279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.18307">
            <text:p>9,18307</text:p>
          </table:table-cell>
          <table:table-cell table:style-name="ce3" table:formula="of:=AVERAGE([.$G$4:.G577])" office:value-type="float" office:value="35.5689575087109">
            <text:p>35,568957508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46">
            <text:p>46</text:p>
          </table:table-cell>
          <table:table-cell table:number-columns-repeated="5"/>
        </table:table-row>
        <table:table-row table:style-name="ro1">
          <table:table-cell table:style-name="ce3" office:value-type="float" office:value="0.00778432">
            <text:p>0,00778432</text:p>
          </table:table-cell>
          <table:table-cell table:style-name="ce3" office:value-type="float" office:value="0.106837">
            <text:p>0,106837</text:p>
          </table:table-cell>
          <table:table-cell table:style-name="ce3" office:value-type="float" office:value="0.0014242">
            <text:p>0,0014242</text:p>
          </table:table-cell>
          <table:table-cell table:style-name="ce3" office:value-type="float" office:value="0.0105504">
            <text:p>0,0105504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9456">
            <text:p>6,9456</text:p>
          </table:table-cell>
          <table:table-cell table:style-name="ce3" table:formula="of:=AVERAGE([.$G$4:.G578])" office:value-type="float" office:value="35.5191777565218">
            <text:p>35,519177756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55">
            <text:p>55</text:p>
          </table:table-cell>
          <table:table-cell table:number-columns-repeated="5"/>
        </table:table-row>
        <table:table-row table:style-name="ro1">
          <table:table-cell table:style-name="ce3" office:value-type="float" office:value="0.00163938">
            <text:p>0,00163938</text:p>
          </table:table-cell>
          <table:table-cell table:style-name="ce3" office:value-type="float" office:value="0.113377">
            <text:p>0,113377</text:p>
          </table:table-cell>
          <table:table-cell table:style-name="ce3" office:value-type="float" office:value="0.000787736">
            <text:p>0,000787736</text:p>
          </table:table-cell>
          <table:table-cell table:style-name="ce3" office:value-type="float" office:value="0.022332">
            <text:p>0,022332</text:p>
          </table:table-cell>
          <table:table-cell table:style-name="ce3" office:value-type="float" office:value="0.000002584">
            <text:p>0,00000258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47404">
            <text:p>6,47404</text:p>
          </table:table-cell>
          <table:table-cell table:style-name="ce3" table:formula="of:=AVERAGE([.$G$4:.G579])" office:value-type="float" office:value="35.468752170139">
            <text:p>35,468752170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style-name="ce3" office:value-type="float" office:value="0.00161668">
            <text:p>0,00161668</text:p>
          </table:table-cell>
          <table:table-cell table:style-name="ce3" office:value-type="float" office:value="0.111797">
            <text:p>0,111797</text:p>
          </table:table-cell>
          <table:table-cell table:style-name="ce3" office:value-type="float" office:value="0.0015916">
            <text:p>0,0015916</text:p>
          </table:table-cell>
          <table:table-cell table:style-name="ce3" office:value-type="float" office:value="0.0987409">
            <text:p>0,0987409</text:p>
          </table:table-cell>
          <table:table-cell table:style-name="ce3" office:value-type="float" office:value="0.000002584">
            <text:p>0,00000258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3554">
            <text:p>4,3554</text:p>
          </table:table-cell>
          <table:table-cell table:style-name="ce3" table:formula="of:=AVERAGE([.$G$4:.G580])" office:value-type="float" office:value="35.4148295493935">
            <text:p>35,414829549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number-columns-repeated="5"/>
        </table:table-row>
        <table:table-row table:style-name="ro1">
          <table:table-cell table:style-name="ce3" office:value-type="float" office:value="0.0015659">
            <text:p>0,0015659</text:p>
          </table:table-cell>
          <table:table-cell table:style-name="ce3" office:value-type="float" office:value="0.119153">
            <text:p>0,119153</text:p>
          </table:table-cell>
          <table:table-cell table:style-name="ce3" office:value-type="float" office:value="0.00393917">
            <text:p>0,00393917</text:p>
          </table:table-cell>
          <table:table-cell table:style-name="ce3" office:value-type="float" office:value="0.057201">
            <text:p>0,057201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55132">
            <text:p>0,00855132</text:p>
          </table:table-cell>
          <table:table-cell table:style-name="ce3" office:value-type="float" office:value="4.77072">
            <text:p>4,77072</text:p>
          </table:table-cell>
          <table:table-cell table:style-name="ce3" table:formula="of:=AVERAGE([.$G$4:.G581])" office:value-type="float" office:value="35.3618120588236">
            <text:p>35,361812058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style-name="ce3" office:value-type="float" office:value="0.00157016">
            <text:p>0,00157016</text:p>
          </table:table-cell>
          <table:table-cell table:style-name="ce3" office:value-type="float" office:value="0.11979">
            <text:p>0,11979</text:p>
          </table:table-cell>
          <table:table-cell table:style-name="ce3" office:value-type="float" office:value="0.0061541">
            <text:p>0,0061541</text:p>
          </table:table-cell>
          <table:table-cell table:style-name="ce3" office:value-type="float" office:value="0.0236629">
            <text:p>0,0236629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50795">
            <text:p>0,00850795</text:p>
          </table:table-cell>
          <table:table-cell table:style-name="ce3" office:value-type="float" office:value="5.62572">
            <text:p>5,62572</text:p>
          </table:table-cell>
          <table:table-cell table:style-name="ce3" table:formula="of:=AVERAGE([.$G$4:.G582])" office:value-type="float" office:value="35.310454386874">
            <text:p>35,3104543869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52">
            <text:p>52</text:p>
          </table:table-cell>
          <table:table-cell table:number-columns-repeated="5"/>
        </table:table-row>
        <table:table-row table:style-name="ro1">
          <table:table-cell table:style-name="ce3" office:value-type="float" office:value="0.00991755">
            <text:p>0,00991755</text:p>
          </table:table-cell>
          <table:table-cell table:style-name="ce3" office:value-type="float" office:value="0.120003">
            <text:p>0,120003</text:p>
          </table:table-cell>
          <table:table-cell table:style-name="ce3" office:value-type="float" office:value="0.00506703">
            <text:p>0,00506703</text:p>
          </table:table-cell>
          <table:table-cell table:style-name="ce3" office:value-type="float" office:value="0.0241878">
            <text:p>0,0241878</text:p>
          </table:table-cell>
          <table:table-cell table:style-name="ce3" office:value-type="float" office:value="0.000002515">
            <text:p>0,000002515</text:p>
          </table:table-cell>
          <table:table-cell table:style-name="ce3" office:value-type="float" office:value="0.00849783">
            <text:p>0,00849783</text:p>
          </table:table-cell>
          <table:table-cell table:style-name="ce3" office:value-type="float" office:value="5.2201">
            <text:p>5,2201</text:p>
          </table:table-cell>
          <table:table-cell table:style-name="ce3" table:formula="of:=AVERAGE([.$G$4:.G583])" office:value-type="float" office:value="35.2585744655173">
            <text:p>35,258574465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38">
            <text:p>38</text:p>
          </table:table-cell>
          <table:table-cell table:number-columns-repeated="5"/>
        </table:table-row>
        <table:table-row table:style-name="ro1">
          <table:table-cell table:style-name="ce3" office:value-type="float" office:value="0.0026182">
            <text:p>0,0026182</text:p>
          </table:table-cell>
          <table:table-cell table:style-name="ce3" office:value-type="float" office:value="0.121373">
            <text:p>0,121373</text:p>
          </table:table-cell>
          <table:table-cell table:style-name="ce3" office:value-type="float" office:value="0.00447631">
            <text:p>0,00447631</text:p>
          </table:table-cell>
          <table:table-cell table:style-name="ce3" office:value-type="float" office:value="0.0801721">
            <text:p>0,0801721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843406">
            <text:p>0,00843406</text:p>
          </table:table-cell>
          <table:table-cell table:style-name="ce3" office:value-type="float" office:value="4.13704">
            <text:p>4,13704</text:p>
          </table:table-cell>
          <table:table-cell table:style-name="ce3" table:formula="of:=AVERAGE([.$G$4:.G584])" office:value-type="float" office:value="35.2050090017212">
            <text:p>35,205009001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29">
            <text:p>29</text:p>
          </table:table-cell>
          <table:table-cell table:number-columns-repeated="5"/>
        </table:table-row>
        <table:table-row table:style-name="ro1">
          <table:table-cell table:style-name="ce3" office:value-type="float" office:value="0.00159663">
            <text:p>0,00159663</text:p>
          </table:table-cell>
          <table:table-cell table:style-name="ce3" office:value-type="float" office:value="0.119443">
            <text:p>0,119443</text:p>
          </table:table-cell>
          <table:table-cell table:style-name="ce3" office:value-type="float" office:value="0.00621912">
            <text:p>0,00621912</text:p>
          </table:table-cell>
          <table:table-cell table:style-name="ce3" office:value-type="float" office:value="0.0297957">
            <text:p>0,0297957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43014">
            <text:p>0,00843014</text:p>
          </table:table-cell>
          <table:table-cell table:style-name="ce3" office:value-type="float" office:value="5.40894">
            <text:p>5,40894</text:p>
          </table:table-cell>
          <table:table-cell table:style-name="ce3" table:formula="of:=AVERAGE([.$G$4:.G585])" office:value-type="float" office:value="35.1538130068729">
            <text:p>35,1538130069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45">
            <text:p>45</text:p>
          </table:table-cell>
          <table:table-cell table:number-columns-repeated="5"/>
        </table:table-row>
        <table:table-row table:style-name="ro1">
          <table:table-cell table:style-name="ce3" office:value-type="float" office:value="0.00157659">
            <text:p>0,00157659</text:p>
          </table:table-cell>
          <table:table-cell table:style-name="ce3" office:value-type="float" office:value="0.124146">
            <text:p>0,124146</text:p>
          </table:table-cell>
          <table:table-cell table:style-name="ce3" office:value-type="float" office:value="0.00588731">
            <text:p>0,00588731</text:p>
          </table:table-cell>
          <table:table-cell table:style-name="ce3" office:value-type="float" office:value="0.0288793">
            <text:p>0,0288793</text:p>
          </table:table-cell>
          <table:table-cell table:style-name="ce3" office:value-type="float" office:value="0.000002793">
            <text:p>0,000002793</text:p>
          </table:table-cell>
          <table:table-cell table:style-name="ce3" office:value-type="float" office:value="0.00842512">
            <text:p>0,00842512</text:p>
          </table:table-cell>
          <table:table-cell table:style-name="ce3" office:value-type="float" office:value="5.26704">
            <text:p>5,26704</text:p>
          </table:table-cell>
          <table:table-cell table:style-name="ce3" table:formula="of:=AVERAGE([.$G$4:.G586])" office:value-type="float" office:value="35.1025492452831">
            <text:p>35,102549245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46">
            <text:p>46</text:p>
          </table:table-cell>
          <table:table-cell table:number-columns-repeated="5"/>
        </table:table-row>
        <table:table-row table:style-name="ro1">
          <table:table-cell table:style-name="ce3" office:value-type="float" office:value="0.00164384">
            <text:p>0,00164384</text:p>
          </table:table-cell>
          <table:table-cell table:style-name="ce3" office:value-type="float" office:value="0.130152">
            <text:p>0,130152</text:p>
          </table:table-cell>
          <table:table-cell table:style-name="ce3" office:value-type="float" office:value="0.00616534">
            <text:p>0,00616534</text:p>
          </table:table-cell>
          <table:table-cell table:style-name="ce3" office:value-type="float" office:value="0.012465">
            <text:p>0,012465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840933">
            <text:p>0,00840933</text:p>
          </table:table-cell>
          <table:table-cell table:style-name="ce3" office:value-type="float" office:value="5.71053">
            <text:p>5,71053</text:p>
          </table:table-cell>
          <table:table-cell table:style-name="ce3" table:formula="of:=AVERAGE([.$G$4:.G587])" office:value-type="float" office:value="35.0522204452055">
            <text:p>35,05222044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53">
            <text:p>53</text:p>
          </table:table-cell>
          <table:table-cell table:number-columns-repeated="5"/>
        </table:table-row>
        <table:table-row table:style-name="ro1">
          <table:table-cell table:style-name="ce3" office:value-type="float" office:value="0.00325661">
            <text:p>0,0032566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5.8161">
            <text:p>55,8161</text:p>
          </table:table-cell>
          <table:table-cell table:style-name="ce3" table:formula="of:=AVERAGE([.$G$4:.G588])" office:value-type="float" office:value="35.0877142564103">
            <text:p>35,087714256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53">
            <text:p>53</text:p>
          </table:table-cell>
          <table:table-cell table:number-columns-repeated="5"/>
        </table:table-row>
        <table:table-row table:style-name="ro1">
          <table:table-cell table:style-name="ce3" office:value-type="float" office:value="0.00157407">
            <text:p>0,00157407</text:p>
          </table:table-cell>
          <table:table-cell table:style-name="ce3" office:value-type="float" office:value="0.115187">
            <text:p>0,115187</text:p>
          </table:table-cell>
          <table:table-cell table:style-name="ce3" office:value-type="float" office:value="0.00600827">
            <text:p>0,00600827</text:p>
          </table:table-cell>
          <table:table-cell table:style-name="ce3" office:value-type="float" office:value="0.0106736">
            <text:p>0,0106736</text:p>
          </table:table-cell>
          <table:table-cell table:style-name="ce3" office:value-type="float" office:value="0.000002794">
            <text:p>0,000002794</text:p>
          </table:table-cell>
          <table:table-cell table:style-name="ce3" office:value-type="float" office:value="0.00839571">
            <text:p>0,00839571</text:p>
          </table:table-cell>
          <table:table-cell table:style-name="ce3" office:value-type="float" office:value="6.34498">
            <text:p>6,34498</text:p>
          </table:table-cell>
          <table:table-cell table:style-name="ce3" table:formula="of:=AVERAGE([.$G$4:.G589])" office:value-type="float" office:value="35.0386652218431">
            <text:p>35,038665221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54">
            <text:p>54</text:p>
          </table:table-cell>
          <table:table-cell table:number-columns-repeated="5"/>
        </table:table-row>
        <table:table-row table:style-name="ro1">
          <table:table-cell table:style-name="ce3" office:value-type="float" office:value="0.00165153">
            <text:p>0,00165153</text:p>
          </table:table-cell>
          <table:table-cell table:style-name="ce3" office:value-type="float" office:value="0.0910381">
            <text:p>0,0910381</text:p>
          </table:table-cell>
          <table:table-cell table:style-name="ce3" office:value-type="float" office:value="0.00522228">
            <text:p>0,00522228</text:p>
          </table:table-cell>
          <table:table-cell table:style-name="ce3" office:value-type="float" office:value="0.0609791">
            <text:p>0,0609791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37036">
            <text:p>0,00837036</text:p>
          </table:table-cell>
          <table:table-cell table:style-name="ce3" office:value-type="float" office:value="5.38549">
            <text:p>5,38549</text:p>
          </table:table-cell>
          <table:table-cell table:style-name="ce3" table:formula="of:=AVERAGE([.$G$4:.G590])" office:value-type="float" office:value="34.9881487393527">
            <text:p>34,988148739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37">
            <text:p>37</text:p>
          </table:table-cell>
          <table:table-cell table:number-columns-repeated="5"/>
        </table:table-row>
        <table:table-row table:style-name="ro1">
          <table:table-cell table:style-name="ce3" office:value-type="float" office:value="0.00163148">
            <text:p>0,00163148</text:p>
          </table:table-cell>
          <table:table-cell table:style-name="ce3" office:value-type="float" office:value="0.115397">
            <text:p>0,115397</text:p>
          </table:table-cell>
          <table:table-cell table:style-name="ce3" office:value-type="float" office:value="0.0041489">
            <text:p>0,0041489</text:p>
          </table:table-cell>
          <table:table-cell table:style-name="ce3" office:value-type="float" office:value="0.0566757">
            <text:p>0,0566757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838712">
            <text:p>0,00838712</text:p>
          </table:table-cell>
          <table:table-cell table:style-name="ce3" office:value-type="float" office:value="4.87912">
            <text:p>4,87912</text:p>
          </table:table-cell>
          <table:table-cell table:style-name="ce3" table:formula="of:=AVERAGE([.$G$4:.G591])" office:value-type="float" office:value="34.9369429081633">
            <text:p>34,936942908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style-name="ce3" office:value-type="float" office:value="0.00155326">
            <text:p>0,00155326</text:p>
          </table:table-cell>
          <table:table-cell table:style-name="ce3" office:value-type="float" office:value="0.114965">
            <text:p>0,114965</text:p>
          </table:table-cell>
          <table:table-cell table:style-name="ce3" office:value-type="float" office:value="0.00443566">
            <text:p>0,00443566</text:p>
          </table:table-cell>
          <table:table-cell table:style-name="ce3" office:value-type="float" office:value="0.0492368">
            <text:p>0,0492368</text:p>
          </table:table-cell>
          <table:table-cell table:style-name="ce3" office:value-type="float" office:value="0.000003283">
            <text:p>0,000003283</text:p>
          </table:table-cell>
          <table:table-cell table:style-name="ce3" office:value-type="float" office:value="0.0084541">
            <text:p>0,0084541</text:p>
          </table:table-cell>
          <table:table-cell table:style-name="ce3" office:value-type="float" office:value="5.00062">
            <text:p>5,00062</text:p>
          </table:table-cell>
          <table:table-cell table:style-name="ce3" table:formula="of:=AVERAGE([.$G$4:.G592])" office:value-type="float" office:value="34.8861172325977">
            <text:p>34,886117232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36">
            <text:p>36</text:p>
          </table:table-cell>
          <table:table-cell table:number-columns-repeated="5"/>
        </table:table-row>
        <table:table-row table:style-name="ro1">
          <table:table-cell table:style-name="ce3" office:value-type="float" office:value="0.00158644">
            <text:p>0,00158644</text:p>
          </table:table-cell>
          <table:table-cell table:style-name="ce3" office:value-type="float" office:value="0.143463">
            <text:p>0,143463</text:p>
          </table:table-cell>
          <table:table-cell table:style-name="ce3" office:value-type="float" office:value="0.00442966">
            <text:p>0,00442966</text:p>
          </table:table-cell>
          <table:table-cell table:style-name="ce3" office:value-type="float" office:value="0.0303485">
            <text:p>0,0303485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861027">
            <text:p>0,00861027</text:p>
          </table:table-cell>
          <table:table-cell table:style-name="ce3" office:value-type="float" office:value="4.80049">
            <text:p>4,80049</text:p>
          </table:table-cell>
          <table:table-cell table:style-name="ce3" table:formula="of:=AVERAGE([.$G$4:.G593])" office:value-type="float" office:value="34.8351246440679">
            <text:p>34,835124644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37">
            <text:p>37</text:p>
          </table:table-cell>
          <table:table-cell table:number-columns-repeated="5"/>
        </table:table-row>
        <table:table-row table:style-name="ro1">
          <table:table-cell table:style-name="ce3" office:value-type="float" office:value="0.00158225">
            <text:p>0,00158225</text:p>
          </table:table-cell>
          <table:table-cell table:style-name="ce3" office:value-type="float" office:value="0.105475">
            <text:p>0,105475</text:p>
          </table:table-cell>
          <table:table-cell table:style-name="ce3" office:value-type="float" office:value="0.00475274">
            <text:p>0,00475274</text:p>
          </table:table-cell>
          <table:table-cell table:style-name="ce3" office:value-type="float" office:value="0.0252138">
            <text:p>0,0252138</text:p>
          </table:table-cell>
          <table:table-cell table:style-name="ce3" office:value-type="float" office:value="0.000002514">
            <text:p>0,000002514</text:p>
          </table:table-cell>
          <table:table-cell table:style-name="ce3" office:value-type="float" office:value="0.00852925">
            <text:p>0,00852925</text:p>
          </table:table-cell>
          <table:table-cell table:style-name="ce3" office:value-type="float" office:value="6.20381">
            <text:p>6,20381</text:p>
          </table:table-cell>
          <table:table-cell table:style-name="ce3" table:formula="of:=AVERAGE([.$G$4:.G594])" office:value-type="float" office:value="34.786679103215">
            <text:p>34,786679103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style-name="ce3" office:value-type="float" office:value="0.00167744">
            <text:p>0,00167744</text:p>
          </table:table-cell>
          <table:table-cell table:style-name="ce3" office:value-type="float" office:value="0.109592">
            <text:p>0,109592</text:p>
          </table:table-cell>
          <table:table-cell table:style-name="ce3" office:value-type="float" office:value="0.00423194">
            <text:p>0,00423194</text:p>
          </table:table-cell>
          <table:table-cell table:style-name="ce3" office:value-type="float" office:value="0.081296">
            <text:p>0,081296</text:p>
          </table:table-cell>
          <table:table-cell table:style-name="ce3" office:value-type="float" office:value="0.000002584">
            <text:p>0,000002584</text:p>
          </table:table-cell>
          <table:table-cell table:style-name="ce3" office:value-type="float" office:value="0.00903197">
            <text:p>0,00903197</text:p>
          </table:table-cell>
          <table:table-cell table:style-name="ce3" office:value-type="float" office:value="4.42978">
            <text:p>4,42978</text:p>
          </table:table-cell>
          <table:table-cell table:style-name="ce3" table:formula="of:=AVERAGE([.$G$4:.G595])" office:value-type="float" office:value="34.7354005574325">
            <text:p>34,735400557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29">
            <text:p>29</text:p>
          </table:table-cell>
          <table:table-cell table:number-columns-repeated="5"/>
        </table:table-row>
        <table:table-row table:style-name="ro1">
          <table:table-cell table:style-name="ce3" office:value-type="float" office:value="0.00154299">
            <text:p>0,00154299</text:p>
          </table:table-cell>
          <table:table-cell table:style-name="ce3" office:value-type="float" office:value="0.122904">
            <text:p>0,122904</text:p>
          </table:table-cell>
          <table:table-cell table:style-name="ce3" office:value-type="float" office:value="0.00207441">
            <text:p>0,00207441</text:p>
          </table:table-cell>
          <table:table-cell table:style-name="ce3" office:value-type="float" office:value="0.0369743">
            <text:p>0,0369743</text:p>
          </table:table-cell>
          <table:table-cell table:style-name="ce3" office:value-type="float" office:value="0.000002235">
            <text:p>0,0000022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49747">
            <text:p>5,49747</text:p>
          </table:table-cell>
          <table:table-cell table:style-name="ce3" table:formula="of:=AVERAGE([.$G$4:.G596])" office:value-type="float" office:value="34.6860954468803">
            <text:p>34,686095446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style-name="ce3" office:value-type="float" office:value="0.00154677">
            <text:p>0,00154677</text:p>
          </table:table-cell>
          <table:table-cell table:style-name="ce3" office:value-type="float" office:value="0.0966651">
            <text:p>0,0966651</text:p>
          </table:table-cell>
          <table:table-cell table:style-name="ce3" office:value-type="float" office:value="0.0038175">
            <text:p>0,0038175</text:p>
          </table:table-cell>
          <table:table-cell table:style-name="ce3" office:value-type="float" office:value="0.124159">
            <text:p>0,124159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12749">
            <text:p>4,12749</text:p>
          </table:table-cell>
          <table:table-cell table:style-name="ce3" table:formula="of:=AVERAGE([.$G$4:.G597])" office:value-type="float" office:value="34.634649983165">
            <text:p>34,634649983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21">
            <text:p>21</text:p>
          </table:table-cell>
          <table:table-cell table:number-columns-repeated="5"/>
        </table:table-row>
        <table:table-row table:style-name="ro1">
          <table:table-cell table:style-name="ce3" office:value-type="float" office:value="0.00185358">
            <text:p>0,00185358</text:p>
          </table:table-cell>
          <table:table-cell table:style-name="ce3" office:value-type="float" office:value="0.0730366">
            <text:p>0,0730366</text:p>
          </table:table-cell>
          <table:table-cell table:style-name="ce3" office:value-type="float" office:value="0.00448239">
            <text:p>0,00448239</text:p>
          </table:table-cell>
          <table:table-cell table:style-name="ce3" office:value-type="float" office:value="0.123276">
            <text:p>0,123276</text:p>
          </table:table-cell>
          <table:table-cell table:style-name="ce3" office:value-type="float" office:value="0.000003352">
            <text:p>0,000003352</text:p>
          </table:table-cell>
          <table:table-cell table:style-name="ce3" office:value-type="float" office:value="0.00870909">
            <text:p>0,00870909</text:p>
          </table:table-cell>
          <table:table-cell table:style-name="ce3" office:value-type="float" office:value="4.37272">
            <text:p>4,37272</text:p>
          </table:table-cell>
          <table:table-cell table:style-name="ce3" table:formula="of:=AVERAGE([.$G$4:.G598])" office:value-type="float" office:value="34.5837895966387">
            <text:p>34,583789596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style-name="ce3" office:value-type="float" office:value="0.00182564">
            <text:p>0,0018256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2993">
            <text:p>50,2993</text:p>
          </table:table-cell>
          <table:table-cell table:style-name="ce3" table:formula="of:=AVERAGE([.$G$4:.G599])" office:value-type="float" office:value="34.6101579026846">
            <text:p>34,610157902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style-name="ce3" office:value-type="float" office:value="0.00172255">
            <text:p>0,0017225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6279">
            <text:p>47,6279</text:p>
          </table:table-cell>
          <table:table-cell table:style-name="ce3" table:formula="of:=AVERAGE([.$G$4:.G600])" office:value-type="float" office:value="34.6319631658292">
            <text:p>34,631963165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style-name="ce3" office:value-type="float" office:value="0.00164133">
            <text:p>0,00164133</text:p>
          </table:table-cell>
          <table:table-cell table:style-name="ce3" office:value-type="float" office:value="0.0843436">
            <text:p>0,0843436</text:p>
          </table:table-cell>
          <table:table-cell table:style-name="ce3" office:value-type="float" office:value="0.00328909">
            <text:p>0,00328909</text:p>
          </table:table-cell>
          <table:table-cell table:style-name="ce3" office:value-type="float" office:value="0.122824">
            <text:p>0,122824</text:p>
          </table:table-cell>
          <table:table-cell table:style-name="ce3" office:value-type="float" office:value="0.000002724">
            <text:p>0,0000027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40236">
            <text:p>4,40236</text:p>
          </table:table-cell>
          <table:table-cell table:style-name="ce3" table:formula="of:=AVERAGE([.$G$4:.G601])" office:value-type="float" office:value="34.5814119899666">
            <text:p>34,5814119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7">
            <text:p>17</text:p>
          </table:table-cell>
          <table:table-cell table:number-columns-repeated="5"/>
        </table:table-row>
        <table:table-row table:style-name="ro1">
          <table:table-cell table:style-name="ce3" office:value-type="float" office:value="0.00159936">
            <text:p>0,00159936</text:p>
          </table:table-cell>
          <table:table-cell table:style-name="ce3" office:value-type="float" office:value="0.115807">
            <text:p>0,115807</text:p>
          </table:table-cell>
          <table:table-cell table:style-name="ce3" office:value-type="float" office:value="0.00344693">
            <text:p>0,00344693</text:p>
          </table:table-cell>
          <table:table-cell table:style-name="ce3" office:value-type="float" office:value="0.108375">
            <text:p>0,108375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.0090319">
            <text:p>0,0090319</text:p>
          </table:table-cell>
          <table:table-cell table:style-name="ce3" office:value-type="float" office:value="3.90883">
            <text:p>3,90883</text:p>
          </table:table-cell>
          <table:table-cell table:style-name="ce3" table:formula="of:=AVERAGE([.$G$4:.G602])" office:value-type="float" office:value="34.5302056761269">
            <text:p>34,530205676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56325">
            <text:p>0,00156325</text:p>
          </table:table-cell>
          <table:table-cell table:style-name="ce3" office:value-type="float" office:value="0.127874">
            <text:p>0,127874</text:p>
          </table:table-cell>
          <table:table-cell table:style-name="ce3" office:value-type="float" office:value="0.00532886">
            <text:p>0,00532886</text:p>
          </table:table-cell>
          <table:table-cell table:style-name="ce3" office:value-type="float" office:value="0.0156027">
            <text:p>0,0156027</text:p>
          </table:table-cell>
          <table:table-cell table:style-name="ce3" office:value-type="float" office:value="0.000002864">
            <text:p>0,000002864</text:p>
          </table:table-cell>
          <table:table-cell table:style-name="ce3" office:value-type="float" office:value="0.00847862">
            <text:p>0,00847862</text:p>
          </table:table-cell>
          <table:table-cell table:style-name="ce3" office:value-type="float" office:value="5.6508">
            <text:p>5,6508</text:p>
          </table:table-cell>
          <table:table-cell table:style-name="ce3" table:formula="of:=AVERAGE([.$G$4:.G603])" office:value-type="float" office:value="34.4820733333334">
            <text:p>34,482073333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42">
            <text:p>42</text:p>
          </table:table-cell>
          <table:table-cell table:number-columns-repeated="5"/>
        </table:table-row>
        <table:table-row table:style-name="ro1">
          <table:table-cell table:style-name="ce3" office:value-type="float" office:value="0.00164189">
            <text:p>0,00164189</text:p>
          </table:table-cell>
          <table:table-cell table:style-name="ce3" office:value-type="float" office:value="0.161871">
            <text:p>0,161871</text:p>
          </table:table-cell>
          <table:table-cell table:style-name="ce3" office:value-type="float" office:value="0.00100417">
            <text:p>0,00100417</text:p>
          </table:table-cell>
          <table:table-cell table:style-name="ce3" office:value-type="float" office:value="0.0188729">
            <text:p>0,0188729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80231">
            <text:p>4,80231</text:p>
          </table:table-cell>
          <table:table-cell table:style-name="ce3" table:formula="of:=AVERAGE([.$G$4:.G604])" office:value-type="float" office:value="34.4326893677205">
            <text:p>34,432689367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72">
            <text:p>172</text:p>
          </table:table-cell>
          <table:table-cell table:style-name="ce3" office:value-type="float" office:value="63">
            <text:p>63</text:p>
          </table:table-cell>
          <table:table-cell table:number-columns-repeated="5"/>
        </table:table-row>
        <table:table-row table:style-name="ro1">
          <table:table-cell table:style-name="ce3" office:value-type="float" office:value="0.00157512">
            <text:p>0,00157512</text:p>
          </table:table-cell>
          <table:table-cell table:style-name="ce3" office:value-type="float" office:value="0.106678">
            <text:p>0,106678</text:p>
          </table:table-cell>
          <table:table-cell table:style-name="ce3" office:value-type="float" office:value="0.00218902">
            <text:p>0,00218902</text:p>
          </table:table-cell>
          <table:table-cell table:style-name="ce3" office:value-type="float" office:value="0.12247">
            <text:p>0,12247</text:p>
          </table:table-cell>
          <table:table-cell table:style-name="ce3" office:value-type="float" office:value="0.000002444">
            <text:p>0,00000244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02157">
            <text:p>4,02157</text:p>
          </table:table-cell>
          <table:table-cell table:style-name="ce3" table:formula="of:=AVERAGE([.$G$4:.G605])" office:value-type="float" office:value="34.3821725581396">
            <text:p>34,38217255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19">
            <text:p>19</text:p>
          </table:table-cell>
          <table:table-cell table:number-columns-repeated="5"/>
        </table:table-row>
        <table:table-row table:style-name="ro1">
          <table:table-cell table:style-name="ce3" office:value-type="float" office:value="0.00156995">
            <text:p>0,00156995</text:p>
          </table:table-cell>
          <table:table-cell table:style-name="ce3" office:value-type="float" office:value="0.0963686">
            <text:p>0,0963686</text:p>
          </table:table-cell>
          <table:table-cell table:style-name="ce3" office:value-type="float" office:value="0.000053079">
            <text:p>0,000053079</text:p>
          </table:table-cell>
          <table:table-cell table:style-name="ce3" office:value-type="float" office:value="0.12247">
            <text:p>0,1224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.66085">
            <text:p>8,66085</text:p>
          </table:table-cell>
          <table:table-cell table:style-name="ce3" table:formula="of:=AVERAGE([.$G$4:.G606])" office:value-type="float" office:value="34.3395169651742">
            <text:p>34,339516965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19">
            <text:p>19</text:p>
          </table:table-cell>
          <table:table-cell table:number-columns-repeated="5"/>
        </table:table-row>
        <table:table-row table:style-name="ro1">
          <table:table-cell table:style-name="ce3" office:value-type="float" office:value="0.00156311">
            <text:p>0,00156311</text:p>
          </table:table-cell>
          <table:table-cell table:style-name="ce3" office:value-type="float" office:value="0.126375">
            <text:p>0,126375</text:p>
          </table:table-cell>
          <table:table-cell table:style-name="ce3" office:value-type="float" office:value="0.00207064">
            <text:p>0,00207064</text:p>
          </table:table-cell>
          <table:table-cell table:style-name="ce3" office:value-type="float" office:value="0.025783">
            <text:p>0,025783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89438">
            <text:p>5,89438</text:p>
          </table:table-cell>
          <table:table-cell table:style-name="ce3" table:formula="of:=AVERAGE([.$G$4:.G607])" office:value-type="float" office:value="34.2924223675497">
            <text:p>34,292422367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0.00162206">
            <text:p>0,0016220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5.1403">
            <text:p>45,1403</text:p>
          </table:table-cell>
          <table:table-cell table:style-name="ce3" table:formula="of:=AVERAGE([.$G$4:.G608])" office:value-type="float" office:value="34.3103527438017">
            <text:p>34,310352743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0.00171243">
            <text:p>0,0017124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6559">
            <text:p>51,6559</text:p>
          </table:table-cell>
          <table:table-cell table:style-name="ce3" table:formula="of:=AVERAGE([.$G$4:.G609])" office:value-type="float" office:value="34.338975759076">
            <text:p>34,338975759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0.0018167">
            <text:p>0,001816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7881">
            <text:p>54,7881</text:p>
          </table:table-cell>
          <table:table-cell table:style-name="ce3" table:formula="of:=AVERAGE([.$G$4:.G610])" office:value-type="float" office:value="34.3726645963757">
            <text:p>34,372664596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0.00160445">
            <text:p>0,0016044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3.0912">
            <text:p>63,0912</text:p>
          </table:table-cell>
          <table:table-cell table:style-name="ce3" table:formula="of:=AVERAGE([.$G$4:.G611])" office:value-type="float" office:value="34.4198990296053">
            <text:p>34,419899029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0.0016157">
            <text:p>0,0016157</text:p>
          </table:table-cell>
          <table:table-cell table:style-name="ce3" office:value-type="float" office:value="0.00471608">
            <text:p>0,00471608</text:p>
          </table:table-cell>
          <table:table-cell table:style-name="ce3" office:value-type="float" office:value="0.000046025">
            <text:p>0,000046025</text:p>
          </table:table-cell>
          <table:table-cell table:style-name="ce3" office:value-type="float" office:value="0.025783">
            <text:p>0,02578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5.0511">
            <text:p>45,0511</text:p>
          </table:table-cell>
          <table:table-cell table:style-name="ce3" table:formula="of:=AVERAGE([.$G$4:.G612])" office:value-type="float" office:value="34.4373558456487">
            <text:p>34,437355845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0.00166151">
            <text:p>0,00166151</text:p>
          </table:table-cell>
          <table:table-cell table:style-name="ce3" office:value-type="float" office:value="0.00821678">
            <text:p>0,00821678</text:p>
          </table:table-cell>
          <table:table-cell table:style-name="ce3" office:value-type="float" office:value="0.000069003">
            <text:p>0,000069003</text:p>
          </table:table-cell>
          <table:table-cell table:style-name="ce3" office:value-type="float" office:value="0.025783">
            <text:p>0,02578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7.7971">
            <text:p>37,7971</text:p>
          </table:table-cell>
          <table:table-cell table:style-name="ce3" table:formula="of:=AVERAGE([.$G$4:.G613])" office:value-type="float" office:value="34.4428636229509">
            <text:p>34,44286362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0.00167562">
            <text:p>0,0016756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9.312">
            <text:p>59,312</text:p>
          </table:table-cell>
          <table:table-cell table:style-name="ce3" table:formula="of:=AVERAGE([.$G$4:.G614])" office:value-type="float" office:value="34.4835659738135">
            <text:p>34,483565973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0.00198634">
            <text:p>0,00198634</text:p>
          </table:table-cell>
          <table:table-cell table:style-name="ce3" office:value-type="float" office:value="0.0415951">
            <text:p>0,0415951</text:p>
          </table:table-cell>
          <table:table-cell table:style-name="ce3" office:value-type="float" office:value="0.000069282">
            <text:p>0,000069282</text:p>
          </table:table-cell>
          <table:table-cell table:style-name="ce3" office:value-type="float" office:value="0.025783">
            <text:p>0,02578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6.1792">
            <text:p>16,1792</text:p>
          </table:table-cell>
          <table:table-cell table:style-name="ce3" table:formula="of:=AVERAGE([.$G$4:.G615])" office:value-type="float" office:value="34.453656879085">
            <text:p>34,453656879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0.0016215">
            <text:p>0,0016215</text:p>
          </table:table-cell>
          <table:table-cell table:style-name="ce3" office:value-type="float" office:value="0.0801199">
            <text:p>0,0801199</text:p>
          </table:table-cell>
          <table:table-cell table:style-name="ce3" office:value-type="float" office:value="0.000051403">
            <text:p>0,000051403</text:p>
          </table:table-cell>
          <table:table-cell table:style-name="ce3" office:value-type="float" office:value="0.025783">
            <text:p>0,02578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.323">
            <text:p>10,323</text:p>
          </table:table-cell>
          <table:table-cell table:style-name="ce3" table:formula="of:=AVERAGE([.$G$4:.G616])" office:value-type="float" office:value="34.4142920228386">
            <text:p>34,414292022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0.00169043">
            <text:p>0,00169043</text:p>
          </table:table-cell>
          <table:table-cell table:style-name="ce3" office:value-type="float" office:value="0.017984">
            <text:p>0,017984</text:p>
          </table:table-cell>
          <table:table-cell table:style-name="ce3" office:value-type="float" office:value="0.000068234">
            <text:p>0,000068234</text:p>
          </table:table-cell>
          <table:table-cell table:style-name="ce3" office:value-type="float" office:value="0.025783">
            <text:p>0,02578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7.3113">
            <text:p>27,3113</text:p>
          </table:table-cell>
          <table:table-cell table:style-name="ce3" table:formula="of:=AVERAGE([.$G$4:.G617])" office:value-type="float" office:value="34.4027236319219">
            <text:p>34,402723631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0.00162673">
            <text:p>0,00162673</text:p>
          </table:table-cell>
          <table:table-cell table:style-name="ce3" office:value-type="float" office:value="0.113444">
            <text:p>0,113444</text:p>
          </table:table-cell>
          <table:table-cell table:style-name="ce3" office:value-type="float" office:value="0.000905628">
            <text:p>0,000905628</text:p>
          </table:table-cell>
          <table:table-cell table:style-name="ce3" office:value-type="float" office:value="0.000639044">
            <text:p>0,000639044</text:p>
          </table:table-cell>
          <table:table-cell table:style-name="ce3" office:value-type="float" office:value="0.000003142">
            <text:p>0,00000314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.54051">
            <text:p>7,54051</text:p>
          </table:table-cell>
          <table:table-cell table:style-name="ce3" table:formula="of:=AVERAGE([.$G$4:.G618])" office:value-type="float" office:value="34.3590452357724">
            <text:p>34,359045235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173">
            <text:p>173</text:p>
          </table:table-cell>
          <table:table-cell table:number-columns-repeated="5"/>
        </table:table-row>
        <table:table-row table:style-name="ro1">
          <table:table-cell table:style-name="ce3" office:value-type="float" office:value="0.00155068">
            <text:p>0,00155068</text:p>
          </table:table-cell>
          <table:table-cell table:style-name="ce3" office:value-type="float" office:value="0.0801241">
            <text:p>0,0801241</text:p>
          </table:table-cell>
          <table:table-cell table:style-name="ce3" office:value-type="float" office:value="0.000050215">
            <text:p>0,000050215</text:p>
          </table:table-cell>
          <table:table-cell table:style-name="ce3" office:value-type="float" office:value="0.000639044">
            <text:p>0,00063904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.3384">
            <text:p>10,3384</text:p>
          </table:table-cell>
          <table:table-cell table:style-name="ce3" table:formula="of:=AVERAGE([.$G$4:.G619])" office:value-type="float" office:value="34.3200506818182">
            <text:p>34,320050681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173">
            <text:p>173</text:p>
          </table:table-cell>
          <table:table-cell table:number-columns-repeated="5"/>
        </table:table-row>
        <table:table-row table:style-name="ro1">
          <table:table-cell table:style-name="ce3" office:value-type="float" office:value="0.00190351">
            <text:p>0,00190351</text:p>
          </table:table-cell>
          <table:table-cell table:style-name="ce3" office:value-type="float" office:value="0.0982506">
            <text:p>0,0982506</text:p>
          </table:table-cell>
          <table:table-cell table:style-name="ce3" office:value-type="float" office:value="0.000064952">
            <text:p>0,000064952</text:p>
          </table:table-cell>
          <table:table-cell table:style-name="ce3" office:value-type="float" office:value="0.000639044">
            <text:p>0,00063904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.5582">
            <text:p>8,5582</text:p>
          </table:table-cell>
          <table:table-cell table:style-name="ce3" table:formula="of:=AVERAGE([.$G$4:.G620])" office:value-type="float" office:value="34.2782972771476">
            <text:p>34,278297277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173">
            <text:p>173</text:p>
          </table:table-cell>
          <table:table-cell table:number-columns-repeated="5"/>
        </table:table-row>
        <table:table-row table:style-name="ro1">
          <table:table-cell table:style-name="ce3" office:value-type="float" office:value="0.0015168">
            <text:p>0,0015168</text:p>
          </table:table-cell>
          <table:table-cell table:style-name="ce3" office:value-type="float" office:value="0.118154">
            <text:p>0,118154</text:p>
          </table:table-cell>
          <table:table-cell table:style-name="ce3" office:value-type="float" office:value="0.000038552">
            <text:p>0,000038552</text:p>
          </table:table-cell>
          <table:table-cell table:style-name="ce3" office:value-type="float" office:value="0.000639044">
            <text:p>0,00063904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.4953">
            <text:p>7,4953</text:p>
          </table:table-cell>
          <table:table-cell table:style-name="ce3" table:formula="of:=AVERAGE([.$G$4:.G621])" office:value-type="float" office:value="34.2349590938512">
            <text:p>34,234959093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173">
            <text:p>173</text:p>
          </table:table-cell>
          <table:table-cell table:number-columns-repeated="5"/>
        </table:table-row>
        <table:table-row table:style-name="ro1">
          <table:table-cell table:style-name="ce3" office:value-type="float" office:value="0.00187544">
            <text:p>0,00187544</text:p>
          </table:table-cell>
          <table:table-cell table:style-name="ce3" office:value-type="float" office:value="0.11024">
            <text:p>0,11024</text:p>
          </table:table-cell>
          <table:table-cell table:style-name="ce3" office:value-type="float" office:value="0.000037226">
            <text:p>0,000037226</text:p>
          </table:table-cell>
          <table:table-cell table:style-name="ce3" office:value-type="float" office:value="0.000639044">
            <text:p>0,00063904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.84536">
            <text:p>7,84536</text:p>
          </table:table-cell>
          <table:table-cell table:style-name="ce3" table:formula="of:=AVERAGE([.$G$4:.G622])" office:value-type="float" office:value="34.1923264620356">
            <text:p>34,19232646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173">
            <text:p>173</text:p>
          </table:table-cell>
          <table:table-cell table:number-columns-repeated="5"/>
        </table:table-row>
        <table:table-row table:style-name="ro1">
          <table:table-cell table:style-name="ce3" office:value-type="float" office:value="0.00151101">
            <text:p>0,00151101</text:p>
          </table:table-cell>
          <table:table-cell table:style-name="ce3" office:value-type="float" office:value="0.111879">
            <text:p>0,111879</text:p>
          </table:table-cell>
          <table:table-cell table:style-name="ce3" office:value-type="float" office:value="0.000035898">
            <text:p>0,000035898</text:p>
          </table:table-cell>
          <table:table-cell table:style-name="ce3" office:value-type="float" office:value="0.000639044">
            <text:p>0,00063904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.80031">
            <text:p>7,80031</text:p>
          </table:table-cell>
          <table:table-cell table:style-name="ce3" table:formula="of:=AVERAGE([.$G$4:.G623])" office:value-type="float" office:value="34.1497586935484">
            <text:p>34,149758693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173">
            <text:p>173</text:p>
          </table:table-cell>
          <table:table-cell table:number-columns-repeated="5"/>
        </table:table-row>
        <table:table-row table:style-name="ro1">
          <table:table-cell table:style-name="ce3" office:value-type="float" office:value="0.00156185">
            <text:p>0,00156185</text:p>
          </table:table-cell>
          <table:table-cell table:style-name="ce3" office:value-type="float" office:value="0.121865">
            <text:p>0,121865</text:p>
          </table:table-cell>
          <table:table-cell table:style-name="ce3" office:value-type="float" office:value="0.000051682">
            <text:p>0,000051682</text:p>
          </table:table-cell>
          <table:table-cell table:style-name="ce3" office:value-type="float" office:value="0.000639044">
            <text:p>0,00063904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.22214">
            <text:p>7,22214</text:p>
          </table:table-cell>
          <table:table-cell table:style-name="ce3" table:formula="of:=AVERAGE([.$G$4:.G624])" office:value-type="float" office:value="34.1063969887279">
            <text:p>34,106396988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173">
            <text:p>173</text:p>
          </table:table-cell>
          <table:table-cell table:number-columns-repeated="5"/>
        </table:table-row>
        <table:table-row table:style-name="ro1">
          <table:table-cell table:style-name="ce3" office:value-type="float" office:value="0.00193466">
            <text:p>0,00193466</text:p>
          </table:table-cell>
          <table:table-cell table:style-name="ce3" office:value-type="float" office:value="0.125609">
            <text:p>0,125609</text:p>
          </table:table-cell>
          <table:table-cell table:style-name="ce3" office:value-type="float" office:value="0.00124261">
            <text:p>0,00124261</text:p>
          </table:table-cell>
          <table:table-cell table:style-name="ce3" office:value-type="float" office:value="0.122739">
            <text:p>0,122739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.68513">
            <text:p>3,68513</text:p>
          </table:table-cell>
          <table:table-cell table:style-name="ce3" table:formula="of:=AVERAGE([.$G$4:.G625])" office:value-type="float" office:value="34.057488199357">
            <text:p>34,057488199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29">
            <text:p>29</text:p>
          </table:table-cell>
          <table:table-cell table:number-columns-repeated="5"/>
        </table:table-row>
        <table:table-row table:style-name="ro1">
          <table:table-cell table:style-name="ce3" office:value-type="float" office:value="0.0019105">
            <text:p>0,0019105</text:p>
          </table:table-cell>
          <table:table-cell table:style-name="ce3" office:value-type="float" office:value="0.122711">
            <text:p>0,122711</text:p>
          </table:table-cell>
          <table:table-cell table:style-name="ce3" office:value-type="float" office:value="0.0011419">
            <text:p>0,0011419</text:p>
          </table:table-cell>
          <table:table-cell table:style-name="ce3" office:value-type="float" office:value="0.0380757">
            <text:p>0,0380757</text:p>
          </table:table-cell>
          <table:table-cell table:style-name="ce3" office:value-type="float" office:value="0.000002584">
            <text:p>0,00000258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52663">
            <text:p>5,52663</text:p>
          </table:table-cell>
          <table:table-cell table:style-name="ce3" table:formula="of:=AVERAGE([.$G$4:.G626])" office:value-type="float" office:value="34.0116922792938">
            <text:p>34,011692279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48">
            <text:p>48</text:p>
          </table:table-cell>
          <table:table-cell table:number-columns-repeated="5"/>
        </table:table-row>
        <table:table-row table:style-name="ro1">
          <table:table-cell table:style-name="ce3" office:value-type="float" office:value="0.00158267">
            <text:p>0,00158267</text:p>
          </table:table-cell>
          <table:table-cell table:style-name="ce3" office:value-type="float" office:value="0.104411">
            <text:p>0,104411</text:p>
          </table:table-cell>
          <table:table-cell table:style-name="ce3" office:value-type="float" office:value="0.00126566">
            <text:p>0,00126566</text:p>
          </table:table-cell>
          <table:table-cell table:style-name="ce3" office:value-type="float" office:value="0.0751631">
            <text:p>0,0751631</text:p>
          </table:table-cell>
          <table:table-cell table:style-name="ce3" office:value-type="float" office:value="0.000002724">
            <text:p>0,0000027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01728">
            <text:p>5,01728</text:p>
          </table:table-cell>
          <table:table-cell table:style-name="ce3" table:formula="of:=AVERAGE([.$G$4:.G627])" office:value-type="float" office:value="33.9652268750001">
            <text:p>33,96522687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52">
            <text:p>152</text:p>
          </table:table-cell>
          <table:table-cell table:style-name="ce3" office:value-type="float" office:value="39">
            <text:p>39</text:p>
          </table:table-cell>
          <table:table-cell table:number-columns-repeated="5"/>
        </table:table-row>
        <table:table-row table:style-name="ro1">
          <table:table-cell table:style-name="ce3" office:value-type="float" office:value="0.00193194">
            <text:p>0,00193194</text:p>
          </table:table-cell>
          <table:table-cell table:style-name="ce3" office:value-type="float" office:value="0.106988">
            <text:p>0,106988</text:p>
          </table:table-cell>
          <table:table-cell table:style-name="ce3" office:value-type="float" office:value="0.00143279">
            <text:p>0,00143279</text:p>
          </table:table-cell>
          <table:table-cell table:style-name="ce3" office:value-type="float" office:value="0.121484">
            <text:p>0,121484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07677">
            <text:p>4,07677</text:p>
          </table:table-cell>
          <table:table-cell table:style-name="ce3" table:formula="of:=AVERAGE([.$G$4:.G628])" office:value-type="float" office:value="33.9174053440001">
            <text:p>33,91740534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19">
            <text:p>19</text:p>
          </table:table-cell>
          <table:table-cell table:number-columns-repeated="5"/>
        </table:table-row>
        <table:table-row table:style-name="ro1">
          <table:table-cell table:style-name="ce3" office:value-type="float" office:value="0.00199473">
            <text:p>0,00199473</text:p>
          </table:table-cell>
          <table:table-cell table:style-name="ce3" office:value-type="float" office:value="0.0876089">
            <text:p>0,0876089</text:p>
          </table:table-cell>
          <table:table-cell table:style-name="ce3" office:value-type="float" office:value="0.00181503">
            <text:p>0,00181503</text:p>
          </table:table-cell>
          <table:table-cell table:style-name="ce3" office:value-type="float" office:value="0.0402096">
            <text:p>0,0402096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70579">
            <text:p>6,70579</text:p>
          </table:table-cell>
          <table:table-cell table:style-name="ce3" table:formula="of:=AVERAGE([.$G$4:.G629])" office:value-type="float" office:value="33.8739363099042">
            <text:p>33,873936309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style-name="ce3" office:value-type="float" office:value="0.00195038">
            <text:p>0,00195038</text:p>
          </table:table-cell>
          <table:table-cell table:style-name="ce3" office:value-type="float" office:value="0.0712825">
            <text:p>0,0712825</text:p>
          </table:table-cell>
          <table:table-cell table:style-name="ce3" office:value-type="float" office:value="0.000858624">
            <text:p>0,000858624</text:p>
          </table:table-cell>
          <table:table-cell table:style-name="ce3" office:value-type="float" office:value="0.00675152">
            <text:p>0,00675152</text:p>
          </table:table-cell>
          <table:table-cell table:style-name="ce3" office:value-type="float" office:value="0.000002515">
            <text:p>0,0000025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.4896">
            <text:p>10,4896</text:p>
          </table:table-cell>
          <table:table-cell table:style-name="ce3" table:formula="of:=AVERAGE([.$G$4:.G630])" office:value-type="float" office:value="33.8366407177034">
            <text:p>33,836640717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46">
            <text:p>46</text:p>
          </table:table-cell>
          <table:table-cell table:number-columns-repeated="5"/>
        </table:table-row>
        <table:table-row table:style-name="ro1">
          <table:table-cell table:style-name="ce3" office:value-type="float" office:value="0.00194933">
            <text:p>0,00194933</text:p>
          </table:table-cell>
          <table:table-cell table:style-name="ce3" office:value-type="float" office:value="0.100909">
            <text:p>0,100909</text:p>
          </table:table-cell>
          <table:table-cell table:style-name="ce3" office:value-type="float" office:value="0.00132258">
            <text:p>0,00132258</text:p>
          </table:table-cell>
          <table:table-cell table:style-name="ce3" office:value-type="float" office:value="0.031335">
            <text:p>0,031335</text:p>
          </table:table-cell>
          <table:table-cell table:style-name="ce3" office:value-type="float" office:value="0.000002724">
            <text:p>0,0000027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47715">
            <text:p>6,47715</text:p>
          </table:table-cell>
          <table:table-cell table:style-name="ce3" table:formula="of:=AVERAGE([.$G$4:.G631])" office:value-type="float" office:value="33.7930746496816">
            <text:p>33,793074649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45">
            <text:p>45</text:p>
          </table:table-cell>
          <table:table-cell table:number-columns-repeated="5"/>
        </table:table-row>
        <table:table-row table:style-name="ro1">
          <table:table-cell table:style-name="ce3" office:value-type="float" office:value="0.00205654">
            <text:p>0,00205654</text:p>
          </table:table-cell>
          <table:table-cell table:style-name="ce3" office:value-type="float" office:value="0.115602">
            <text:p>0,115602</text:p>
          </table:table-cell>
          <table:table-cell table:style-name="ce3" office:value-type="float" office:value="0.00476106">
            <text:p>0,00476106</text:p>
          </table:table-cell>
          <table:table-cell table:style-name="ce3" office:value-type="float" office:value="0.121411">
            <text:p>0,121411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87126">
            <text:p>0,00887126</text:p>
          </table:table-cell>
          <table:table-cell table:style-name="ce3" office:value-type="float" office:value="3.69955">
            <text:p>3,69955</text:p>
          </table:table-cell>
          <table:table-cell table:style-name="ce3" table:formula="of:=AVERAGE([.$G$4:.G632])" office:value-type="float" office:value="33.7452312082672">
            <text:p>33,745231208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3" office:value-type="float" office:value="0.00158651">
            <text:p>0,00158651</text:p>
          </table:table-cell>
          <table:table-cell table:style-name="ce3" office:value-type="float" office:value="0.119003">
            <text:p>0,119003</text:p>
          </table:table-cell>
          <table:table-cell table:style-name="ce3" office:value-type="float" office:value="0.00516061">
            <text:p>0,00516061</text:p>
          </table:table-cell>
          <table:table-cell table:style-name="ce3" office:value-type="float" office:value="0.12253">
            <text:p>0,12253</text:p>
          </table:table-cell>
          <table:table-cell table:style-name="ce3" office:value-type="float" office:value="0.000003004">
            <text:p>0,00000300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.74539">
            <text:p>3,74539</text:p>
          </table:table-cell>
          <table:table-cell table:style-name="ce3" table:formula="of:=AVERAGE([.$G$4:.G633])" office:value-type="float" office:value="33.6976124126985">
            <text:p>33,697612412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22">
            <text:p>22</text:p>
          </table:table-cell>
          <table:table-cell table:number-columns-repeated="5"/>
        </table:table-row>
        <table:table-row table:style-name="ro1">
          <table:table-cell table:style-name="ce3" office:value-type="float" office:value="0.00162513">
            <text:p>0,00162513</text:p>
          </table:table-cell>
          <table:table-cell table:style-name="ce3" office:value-type="float" office:value="0.105989">
            <text:p>0,105989</text:p>
          </table:table-cell>
          <table:table-cell table:style-name="ce3" office:value-type="float" office:value="0.0043374">
            <text:p>0,0043374</text:p>
          </table:table-cell>
          <table:table-cell table:style-name="ce3" office:value-type="float" office:value="0.115048">
            <text:p>0,115048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08013">
            <text:p>4,08013</text:p>
          </table:table-cell>
          <table:table-cell table:style-name="ce3" table:formula="of:=AVERAGE([.$G$4:.G634])" office:value-type="float" office:value="33.6506750396197">
            <text:p>33,650675039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style-name="ce3" office:value-type="float" office:value="0.00171285">
            <text:p>0,00171285</text:p>
          </table:table-cell>
          <table:table-cell table:style-name="ce3" office:value-type="float" office:value="0.115142">
            <text:p>0,115142</text:p>
          </table:table-cell>
          <table:table-cell table:style-name="ce3" office:value-type="float" office:value="0.0067342">
            <text:p>0,0067342</text:p>
          </table:table-cell>
          <table:table-cell table:style-name="ce3" office:value-type="float" office:value="0.108588">
            <text:p>0,108588</text:p>
          </table:table-cell>
          <table:table-cell table:style-name="ce3" office:value-type="float" office:value="0.000002934">
            <text:p>0,000002934</text:p>
          </table:table-cell>
          <table:table-cell table:style-name="ce3" office:value-type="float" office:value="0.00888614">
            <text:p>0,00888614</text:p>
          </table:table-cell>
          <table:table-cell table:style-name="ce3" office:value-type="float" office:value="3.8642">
            <text:p>3,8642</text:p>
          </table:table-cell>
          <table:table-cell table:style-name="ce3" table:formula="of:=AVERAGE([.$G$4:.G635])" office:value-type="float" office:value="33.6035445411393">
            <text:p>33,603544541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style-name="ce3" office:value-type="float" office:value="0.0016347">
            <text:p>0,001634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0615">
            <text:p>57,0615</text:p>
          </table:table-cell>
          <table:table-cell table:style-name="ce3" table:formula="of:=AVERAGE([.$G$4:.G636])" office:value-type="float" office:value="33.6406029225909">
            <text:p>33,640602922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style-name="ce3" office:value-type="float" office:value="0.00164245">
            <text:p>0,00164245</text:p>
          </table:table-cell>
          <table:table-cell table:style-name="ce3" office:value-type="float" office:value="0.104599">
            <text:p>0,104599</text:p>
          </table:table-cell>
          <table:table-cell table:style-name="ce3" office:value-type="float" office:value="0.00667015">
            <text:p>0,00667015</text:p>
          </table:table-cell>
          <table:table-cell table:style-name="ce3" office:value-type="float" office:value="0.121973">
            <text:p>0,121973</text:p>
          </table:table-cell>
          <table:table-cell table:style-name="ce3" office:value-type="float" office:value="0.000002445">
            <text:p>0,00000244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.98527">
            <text:p>3,98527</text:p>
          </table:table-cell>
          <table:table-cell table:style-name="ce3" table:formula="of:=AVERAGE([.$G$4:.G637])" office:value-type="float" office:value="33.5938279495269">
            <text:p>33,593827949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style-name="ce3" office:value-type="float" office:value="0.00161619">
            <text:p>0,00161619</text:p>
          </table:table-cell>
          <table:table-cell table:style-name="ce3" office:value-type="float" office:value="0.116388">
            <text:p>0,116388</text:p>
          </table:table-cell>
          <table:table-cell table:style-name="ce3" office:value-type="float" office:value="0.00661883">
            <text:p>0,00661883</text:p>
          </table:table-cell>
          <table:table-cell table:style-name="ce3" office:value-type="float" office:value="0.0748546">
            <text:p>0,0748546</text:p>
          </table:table-cell>
          <table:table-cell table:style-name="ce3" office:value-type="float" office:value="0.000003701">
            <text:p>0,000003701</text:p>
          </table:table-cell>
          <table:table-cell table:style-name="ce3" office:value-type="float" office:value="0.00886882">
            <text:p>0,00886882</text:p>
          </table:table-cell>
          <table:table-cell table:style-name="ce3" office:value-type="float" office:value="4.39373">
            <text:p>4,39373</text:p>
          </table:table-cell>
          <table:table-cell table:style-name="ce3" table:formula="of:=AVERAGE([.$G$4:.G638])" office:value-type="float" office:value="33.5478435433071">
            <text:p>33,547843543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29">
            <text:p>29</text:p>
          </table:table-cell>
          <table:table-cell table:number-columns-repeated="5"/>
        </table:table-row>
        <table:table-row table:style-name="ro1">
          <table:table-cell table:style-name="ce3" office:value-type="float" office:value="0.00178122">
            <text:p>0,00178122</text:p>
          </table:table-cell>
          <table:table-cell table:style-name="ce3" office:value-type="float" office:value="0.114789">
            <text:p>0,114789</text:p>
          </table:table-cell>
          <table:table-cell table:style-name="ce3" office:value-type="float" office:value="0.00417195">
            <text:p>0,00417195</text:p>
          </table:table-cell>
          <table:table-cell table:style-name="ce3" office:value-type="float" office:value="0.121947">
            <text:p>0,121947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84535">
            <text:p>0,00884535</text:p>
          </table:table-cell>
          <table:table-cell table:style-name="ce3" office:value-type="float" office:value="3.73194">
            <text:p>3,73194</text:p>
          </table:table-cell>
          <table:table-cell table:style-name="ce3" table:formula="of:=AVERAGE([.$G$4:.G639])" office:value-type="float" office:value="33.500963191824">
            <text:p>33,500963191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number-columns-repeated="5"/>
        </table:table-row>
        <table:table-row table:style-name="ro1">
          <table:table-cell table:style-name="ce3" office:value-type="float" office:value="0.00159139">
            <text:p>0,00159139</text:p>
          </table:table-cell>
          <table:table-cell table:style-name="ce3" office:value-type="float" office:value="0.126948">
            <text:p>0,126948</text:p>
          </table:table-cell>
          <table:table-cell table:style-name="ce3" office:value-type="float" office:value="0.00430423">
            <text:p>0,00430423</text:p>
          </table:table-cell>
          <table:table-cell table:style-name="ce3" office:value-type="float" office:value="0.1222">
            <text:p>0,1222</text:p>
          </table:table-cell>
          <table:table-cell table:style-name="ce3" office:value-type="float" office:value="0.000002584">
            <text:p>0,00000258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.68214">
            <text:p>3,68214</text:p>
          </table:table-cell>
          <table:table-cell table:style-name="ce3" table:formula="of:=AVERAGE([.$G$4:.G640])" office:value-type="float" office:value="33.4541518524333">
            <text:p>33,454151852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22">
            <text:p>22</text:p>
          </table:table-cell>
          <table:table-cell table:number-columns-repeated="5"/>
        </table:table-row>
        <table:table-row table:style-name="ro1">
          <table:table-cell table:style-name="ce3" office:value-type="float" office:value="0.00217247">
            <text:p>0,00217247</text:p>
          </table:table-cell>
          <table:table-cell table:style-name="ce3" office:value-type="float" office:value="0.0813013">
            <text:p>0,0813013</text:p>
          </table:table-cell>
          <table:table-cell table:style-name="ce3" office:value-type="float" office:value="0.00320542">
            <text:p>0,00320542</text:p>
          </table:table-cell>
          <table:table-cell table:style-name="ce3" office:value-type="float" office:value="0.122514">
            <text:p>0,122514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45064">
            <text:p>4,45064</text:p>
          </table:table-cell>
          <table:table-cell table:style-name="ce3" table:formula="of:=AVERAGE([.$G$4:.G641])" office:value-type="float" office:value="33.4086918025079">
            <text:p>33,408691802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17">
            <text:p>17</text:p>
          </table:table-cell>
          <table:table-cell table:number-columns-repeated="5"/>
        </table:table-row>
        <table:table-row table:style-name="ro1">
          <table:table-cell table:style-name="ce3" office:value-type="float" office:value="0.00193802">
            <text:p>0,00193802</text:p>
          </table:table-cell>
          <table:table-cell table:style-name="ce3" office:value-type="float" office:value="0.0853864">
            <text:p>0,0853864</text:p>
          </table:table-cell>
          <table:table-cell table:style-name="ce3" office:value-type="float" office:value="0.00268266">
            <text:p>0,00268266</text:p>
          </table:table-cell>
          <table:table-cell table:style-name="ce3" office:value-type="float" office:value="0.122375">
            <text:p>0,122375</text:p>
          </table:table-cell>
          <table:table-cell table:style-name="ce3" office:value-type="float" office:value="0.000002724">
            <text:p>0,0000027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35762">
            <text:p>4,35762</text:p>
          </table:table-cell>
          <table:table-cell table:style-name="ce3" table:formula="of:=AVERAGE([.$G$4:.G642])" office:value-type="float" office:value="33.3632284663537">
            <text:p>33,363228466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2">
            <text:p>22</text:p>
          </table:table-cell>
          <table:table-cell table:number-columns-repeated="5"/>
        </table:table-row>
        <table:table-row table:style-name="ro1">
          <table:table-cell table:style-name="ce3" office:value-type="float" office:value="0.00167842">
            <text:p>0,00167842</text:p>
          </table:table-cell>
          <table:table-cell table:style-name="ce3" office:value-type="float" office:value="0.0886164">
            <text:p>0,0886164</text:p>
          </table:table-cell>
          <table:table-cell table:style-name="ce3" office:value-type="float" office:value="0.00460908">
            <text:p>0,00460908</text:p>
          </table:table-cell>
          <table:table-cell table:style-name="ce3" office:value-type="float" office:value="0.121949">
            <text:p>0,121949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7908">
            <text:p>0,0087908</text:p>
          </table:table-cell>
          <table:table-cell table:style-name="ce3" office:value-type="float" office:value="4.0923">
            <text:p>4,0923</text:p>
          </table:table-cell>
          <table:table-cell table:style-name="ce3" table:formula="of:=AVERAGE([.$G$4:.G643])" office:value-type="float" office:value="33.3174926406251">
            <text:p>33,317492640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3" office:value-type="float" office:value="0.00194109">
            <text:p>0,00194109</text:p>
          </table:table-cell>
          <table:table-cell table:style-name="ce3" office:value-type="float" office:value="0.0804743">
            <text:p>0,0804743</text:p>
          </table:table-cell>
          <table:table-cell table:style-name="ce3" office:value-type="float" office:value="0.00685663">
            <text:p>0,00685663</text:p>
          </table:table-cell>
          <table:table-cell table:style-name="ce3" office:value-type="float" office:value="0.0100563">
            <text:p>0,0100563</text:p>
          </table:table-cell>
          <table:table-cell table:style-name="ce3" office:value-type="float" office:value="0.000003562">
            <text:p>0,000003562</text:p>
          </table:table-cell>
          <table:table-cell table:style-name="ce3" office:value-type="float" office:value="0.0087899">
            <text:p>0,0087899</text:p>
          </table:table-cell>
          <table:table-cell table:style-name="ce3" office:value-type="float" office:value="7.7484">
            <text:p>7,7484</text:p>
          </table:table-cell>
          <table:table-cell table:style-name="ce3" table:formula="of:=AVERAGE([.$G$4:.G644])" office:value-type="float" office:value="33.2776032605305">
            <text:p>33,277603260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54">
            <text:p>54</text:p>
          </table:table-cell>
          <table:table-cell table:number-columns-repeated="5"/>
        </table:table-row>
        <table:table-row table:style-name="ro1">
          <table:table-cell table:style-name="ce3" office:value-type="float" office:value="0.00164531">
            <text:p>0,00164531</text:p>
          </table:table-cell>
          <table:table-cell table:style-name="ce3" office:value-type="float" office:value="0.0789184">
            <text:p>0,0789184</text:p>
          </table:table-cell>
          <table:table-cell table:style-name="ce3" office:value-type="float" office:value="0.00639128">
            <text:p>0,00639128</text:p>
          </table:table-cell>
          <table:table-cell table:style-name="ce3" office:value-type="float" office:value="0.0224231">
            <text:p>0,0224231</text:p>
          </table:table-cell>
          <table:table-cell table:style-name="ce3" office:value-type="float" office:value="0.000002864">
            <text:p>0,000002864</text:p>
          </table:table-cell>
          <table:table-cell table:style-name="ce3" office:value-type="float" office:value="0.0087848">
            <text:p>0,0087848</text:p>
          </table:table-cell>
          <table:table-cell table:style-name="ce3" office:value-type="float" office:value="7.38721">
            <text:p>7,38721</text:p>
          </table:table-cell>
          <table:table-cell table:style-name="ce3" table:formula="of:=AVERAGE([.$G$4:.G645])" office:value-type="float" office:value="33.2372755451714">
            <text:p>33,23727554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48">
            <text:p>48</text:p>
          </table:table-cell>
          <table:table-cell table:number-columns-repeated="5"/>
        </table:table-row>
        <table:table-row table:style-name="ro1">
          <table:table-cell table:style-name="ce3" office:value-type="float" office:value="0.00157973">
            <text:p>0,00157973</text:p>
          </table:table-cell>
          <table:table-cell table:style-name="ce3" office:value-type="float" office:value="0.0944505">
            <text:p>0,0944505</text:p>
          </table:table-cell>
          <table:table-cell table:style-name="ce3" office:value-type="float" office:value="0.00638067">
            <text:p>0,00638067</text:p>
          </table:table-cell>
          <table:table-cell table:style-name="ce3" office:value-type="float" office:value="0.0929988">
            <text:p>0,0929988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885359">
            <text:p>0,00885359</text:p>
          </table:table-cell>
          <table:table-cell table:style-name="ce3" office:value-type="float" office:value="4.45082">
            <text:p>4,45082</text:p>
          </table:table-cell>
          <table:table-cell table:style-name="ce3" table:formula="of:=AVERAGE([.$G$4:.G646])" office:value-type="float" office:value="33.1925065629861">
            <text:p>33,19250656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style-name="ce3" office:value-type="float" office:value="0.00195352">
            <text:p>0,00195352</text:p>
          </table:table-cell>
          <table:table-cell table:style-name="ce3" office:value-type="float" office:value="0.0929857">
            <text:p>0,0929857</text:p>
          </table:table-cell>
          <table:table-cell table:style-name="ce3" office:value-type="float" office:value="0.0111039">
            <text:p>0,0111039</text:p>
          </table:table-cell>
          <table:table-cell table:style-name="ce3" office:value-type="float" office:value="0.010901">
            <text:p>0,010901</text:p>
          </table:table-cell>
          <table:table-cell table:style-name="ce3" office:value-type="float" office:value="0.000003492">
            <text:p>0,000003492</text:p>
          </table:table-cell>
          <table:table-cell table:style-name="ce3" office:value-type="float" office:value="0.00924205">
            <text:p>0,00924205</text:p>
          </table:table-cell>
          <table:table-cell table:style-name="ce3" office:value-type="float" office:value="6.82128">
            <text:p>6,82128</text:p>
          </table:table-cell>
          <table:table-cell table:style-name="ce3" table:formula="of:=AVERAGE([.$G$4:.G647])" office:value-type="float" office:value="33.1515574534162">
            <text:p>33,15155745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53">
            <text:p>53</text:p>
          </table:table-cell>
          <table:table-cell table:number-columns-repeated="5"/>
        </table:table-row>
        <table:table-row table:style-name="ro1">
          <table:table-cell table:style-name="ce3" office:value-type="float" office:value="0.00153741">
            <text:p>0,00153741</text:p>
          </table:table-cell>
          <table:table-cell table:style-name="ce3" office:value-type="float" office:value="0.0996413">
            <text:p>0,0996413</text:p>
          </table:table-cell>
          <table:table-cell table:style-name="ce3" office:value-type="float" office:value="0.00700707">
            <text:p>0,00700707</text:p>
          </table:table-cell>
          <table:table-cell table:style-name="ce3" office:value-type="float" office:value="0.00653753">
            <text:p>0,00653753</text:p>
          </table:table-cell>
          <table:table-cell table:style-name="ce3" office:value-type="float" office:value="0.000003423">
            <text:p>0,000003423</text:p>
          </table:table-cell>
          <table:table-cell table:style-name="ce3" office:value-type="float" office:value="0.00915328">
            <text:p>0,00915328</text:p>
          </table:table-cell>
          <table:table-cell table:style-name="ce3" office:value-type="float" office:value="7.06059">
            <text:p>7,06059</text:p>
          </table:table-cell>
          <table:table-cell table:style-name="ce3" table:formula="of:=AVERAGE([.$G$4:.G648])" office:value-type="float" office:value="33.1111063410853">
            <text:p>33,111106341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69">
            <text:p>69</text:p>
          </table:table-cell>
          <table:table-cell table:number-columns-repeated="5"/>
        </table:table-row>
        <table:table-row table:style-name="ro1">
          <table:table-cell table:style-name="ce3" office:value-type="float" office:value="0.00165411">
            <text:p>0,00165411</text:p>
          </table:table-cell>
          <table:table-cell table:style-name="ce3" office:value-type="float" office:value="0.0864579">
            <text:p>0,0864579</text:p>
          </table:table-cell>
          <table:table-cell table:style-name="ce3" office:value-type="float" office:value="0.00673699">
            <text:p>0,00673699</text:p>
          </table:table-cell>
          <table:table-cell table:style-name="ce3" office:value-type="float" office:value="0.0070672">
            <text:p>0,0070672</text:p>
          </table:table-cell>
          <table:table-cell table:style-name="ce3" office:value-type="float" office:value="0.000002864">
            <text:p>0,000002864</text:p>
          </table:table-cell>
          <table:table-cell table:style-name="ce3" office:value-type="float" office:value="0.00953293">
            <text:p>0,00953293</text:p>
          </table:table-cell>
          <table:table-cell table:style-name="ce3" office:value-type="float" office:value="7.80725">
            <text:p>7,80725</text:p>
          </table:table-cell>
          <table:table-cell table:style-name="ce3" table:formula="of:=AVERAGE([.$G$4:.G649])" office:value-type="float" office:value="33.0719362848298">
            <text:p>33,071936284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66">
            <text:p>66</text:p>
          </table:table-cell>
          <table:table-cell table:number-columns-repeated="5"/>
        </table:table-row>
        <table:table-row table:style-name="ro1">
          <table:table-cell table:style-name="ce3" office:value-type="float" office:value="0.00164294">
            <text:p>0,00164294</text:p>
          </table:table-cell>
          <table:table-cell table:style-name="ce3" office:value-type="float" office:value="0.121567">
            <text:p>0,121567</text:p>
          </table:table-cell>
          <table:table-cell table:style-name="ce3" office:value-type="float" office:value="0.00689833">
            <text:p>0,00689833</text:p>
          </table:table-cell>
          <table:table-cell table:style-name="ce3" office:value-type="float" office:value="0.00805077">
            <text:p>0,00805077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89032">
            <text:p>0,00889032</text:p>
          </table:table-cell>
          <table:table-cell table:style-name="ce3" office:value-type="float" office:value="5.7736">
            <text:p>5,7736</text:p>
          </table:table-cell>
          <table:table-cell table:style-name="ce3" table:formula="of:=AVERAGE([.$G$4:.G650])" office:value-type="float" office:value="33.0297441112829">
            <text:p>33,029744111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66">
            <text:p>66</text:p>
          </table:table-cell>
          <table:table-cell table:number-columns-repeated="5"/>
        </table:table-row>
        <table:table-row table:style-name="ro1">
          <table:table-cell table:style-name="ce3" office:value-type="float" office:value="0.00159195">
            <text:p>0,00159195</text:p>
          </table:table-cell>
          <table:table-cell table:style-name="ce3" office:value-type="float" office:value="0.100472">
            <text:p>0,100472</text:p>
          </table:table-cell>
          <table:table-cell table:style-name="ce3" office:value-type="float" office:value="0.00324683">
            <text:p>0,00324683</text:p>
          </table:table-cell>
          <table:table-cell table:style-name="ce3" office:value-type="float" office:value="0.123586">
            <text:p>0,123586</text:p>
          </table:table-cell>
          <table:table-cell table:style-name="ce3" office:value-type="float" office:value="0.000002514">
            <text:p>0,0000025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05421">
            <text:p>4,05421</text:p>
          </table:table-cell>
          <table:table-cell table:style-name="ce3" table:formula="of:=AVERAGE([.$G$4:.G651])" office:value-type="float" office:value="32.9850287808643">
            <text:p>32,985028780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style-name="ce3" office:value-type="float" office:value="0.00201994">
            <text:p>0,00201994</text:p>
          </table:table-cell>
          <table:table-cell table:style-name="ce3" office:value-type="float" office:value="0.107955">
            <text:p>0,107955</text:p>
          </table:table-cell>
          <table:table-cell table:style-name="ce3" office:value-type="float" office:value="0.00582438">
            <text:p>0,00582438</text:p>
          </table:table-cell>
          <table:table-cell table:style-name="ce3" office:value-type="float" office:value="0.122938">
            <text:p>0,122938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0879814">
            <text:p>0,00879814</text:p>
          </table:table-cell>
          <table:table-cell table:style-name="ce3" office:value-type="float" office:value="3.70324">
            <text:p>3,70324</text:p>
          </table:table-cell>
          <table:table-cell table:style-name="ce3" table:formula="of:=AVERAGE([.$G$4:.G652])" office:value-type="float" office:value="32.9399104622497">
            <text:p>32,939910462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style-name="ce3" office:value-type="float" office:value="0.00194018">
            <text:p>0,00194018</text:p>
          </table:table-cell>
          <table:table-cell table:style-name="ce3" office:value-type="float" office:value="0.0972764">
            <text:p>0,0972764</text:p>
          </table:table-cell>
          <table:table-cell table:style-name="ce3" office:value-type="float" office:value="0.00699331">
            <text:p>0,00699331</text:p>
          </table:table-cell>
          <table:table-cell table:style-name="ce3" office:value-type="float" office:value="0.0239417">
            <text:p>0,0239417</text:p>
          </table:table-cell>
          <table:table-cell table:style-name="ce3" office:value-type="float" office:value="0.000003283">
            <text:p>0,000003283</text:p>
          </table:table-cell>
          <table:table-cell table:style-name="ce3" office:value-type="float" office:value="0.00880401">
            <text:p>0,00880401</text:p>
          </table:table-cell>
          <table:table-cell table:style-name="ce3" office:value-type="float" office:value="6.3484">
            <text:p>6,3484</text:p>
          </table:table-cell>
          <table:table-cell table:style-name="ce3" table:formula="of:=AVERAGE([.$G$4:.G653])" office:value-type="float" office:value="32.8990004461539">
            <text:p>32,899000446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45">
            <text:p>45</text:p>
          </table:table-cell>
          <table:table-cell table:number-columns-repeated="5"/>
        </table:table-row>
        <table:table-row table:style-name="ro1">
          <table:table-cell table:style-name="ce3" office:value-type="float" office:value="0.00222045">
            <text:p>0,00222045</text:p>
          </table:table-cell>
          <table:table-cell table:style-name="ce3" office:value-type="float" office:value="0.0894251">
            <text:p>0,0894251</text:p>
          </table:table-cell>
          <table:table-cell table:style-name="ce3" office:value-type="float" office:value="0.00664578">
            <text:p>0,00664578</text:p>
          </table:table-cell>
          <table:table-cell table:style-name="ce3" office:value-type="float" office:value="0.00714814">
            <text:p>0,00714814</text:p>
          </table:table-cell>
          <table:table-cell table:style-name="ce3" office:value-type="float" office:value="0.000003702">
            <text:p>0,000003702</text:p>
          </table:table-cell>
          <table:table-cell table:style-name="ce3" office:value-type="float" office:value="0.00879856">
            <text:p>0,00879856</text:p>
          </table:table-cell>
          <table:table-cell table:style-name="ce3" office:value-type="float" office:value="7.57569">
            <text:p>7,57569</text:p>
          </table:table-cell>
          <table:table-cell table:style-name="ce3" table:formula="of:=AVERAGE([.$G$4:.G654])" office:value-type="float" office:value="32.8601013517666">
            <text:p>32,860101351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66">
            <text:p>66</text:p>
          </table:table-cell>
          <table:table-cell table:number-columns-repeated="5"/>
        </table:table-row>
        <table:table-row table:style-name="ro1">
          <table:table-cell table:style-name="ce3" office:value-type="float" office:value="0.00166312">
            <text:p>0,00166312</text:p>
          </table:table-cell>
          <table:table-cell table:style-name="ce3" office:value-type="float" office:value="0.0974159">
            <text:p>0,0974159</text:p>
          </table:table-cell>
          <table:table-cell table:style-name="ce3" office:value-type="float" office:value="0.00669593">
            <text:p>0,00669593</text:p>
          </table:table-cell>
          <table:table-cell table:style-name="ce3" office:value-type="float" office:value="0.0111195">
            <text:p>0,0111195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75239">
            <text:p>0,00875239</text:p>
          </table:table-cell>
          <table:table-cell table:style-name="ce3" office:value-type="float" office:value="6.88189">
            <text:p>6,88189</text:p>
          </table:table-cell>
          <table:table-cell table:style-name="ce3" table:formula="of:=AVERAGE([.$G$4:.G655])" office:value-type="float" office:value="32.8202574693252">
            <text:p>32,820257469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66">
            <text:p>66</text:p>
          </table:table-cell>
          <table:table-cell table:number-columns-repeated="5"/>
        </table:table-row>
        <table:table-row table:style-name="ro1">
          <table:table-cell table:style-name="ce3" office:value-type="float" office:value="0.00164112">
            <text:p>0,00164112</text:p>
          </table:table-cell>
          <table:table-cell table:style-name="ce3" office:value-type="float" office:value="0.105585">
            <text:p>0,105585</text:p>
          </table:table-cell>
          <table:table-cell table:style-name="ce3" office:value-type="float" office:value="0.00681605">
            <text:p>0,00681605</text:p>
          </table:table-cell>
          <table:table-cell table:style-name="ce3" office:value-type="float" office:value="0.00612491">
            <text:p>0,00612491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867194">
            <text:p>0,00867194</text:p>
          </table:table-cell>
          <table:table-cell table:style-name="ce3" office:value-type="float" office:value="6.84402">
            <text:p>6,84402</text:p>
          </table:table-cell>
          <table:table-cell table:style-name="ce3" table:formula="of:=AVERAGE([.$G$4:.G656])" office:value-type="float" office:value="32.78047762634">
            <text:p>32,780477626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147">
            <text:p>147</text:p>
          </table:table-cell>
          <table:table-cell table:style-name="ce3" office:value-type="float" office:value="72">
            <text:p>72</text:p>
          </table:table-cell>
          <table:table-cell table:number-columns-repeated="5"/>
        </table:table-row>
        <table:table-row table:style-name="ro1">
          <table:table-cell table:style-name="ce3" office:value-type="float" office:value="0.00161032">
            <text:p>0,00161032</text:p>
          </table:table-cell>
          <table:table-cell table:style-name="ce3" office:value-type="float" office:value="0.114582">
            <text:p>0,114582</text:p>
          </table:table-cell>
          <table:table-cell table:style-name="ce3" office:value-type="float" office:value="0.00733686">
            <text:p>0,00733686</text:p>
          </table:table-cell>
          <table:table-cell table:style-name="ce3" office:value-type="float" office:value="0.00698284">
            <text:p>0,00698284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885149">
            <text:p>0,00885149</text:p>
          </table:table-cell>
          <table:table-cell table:style-name="ce3" office:value-type="float" office:value="6.23018">
            <text:p>6,23018</text:p>
          </table:table-cell>
          <table:table-cell table:style-name="ce3" table:formula="of:=AVERAGE([.$G$4:.G657])" office:value-type="float" office:value="32.7398808409787">
            <text:p>32,73988084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71">
            <text:p>71</text:p>
          </table:table-cell>
          <table:table-cell table:number-columns-repeated="5"/>
        </table:table-row>
        <table:table-row table:style-name="ro1">
          <table:table-cell table:style-name="ce3" office:value-type="float" office:value="0.00158427">
            <text:p>0,00158427</text:p>
          </table:table-cell>
          <table:table-cell table:style-name="ce3" office:value-type="float" office:value="0.114635">
            <text:p>0,114635</text:p>
          </table:table-cell>
          <table:table-cell table:style-name="ce3" office:value-type="float" office:value="0.00671863">
            <text:p>0,00671863</text:p>
          </table:table-cell>
          <table:table-cell table:style-name="ce3" office:value-type="float" office:value="0.00658145">
            <text:p>0,00658145</text:p>
          </table:table-cell>
          <table:table-cell table:style-name="ce3" office:value-type="float" office:value="0.000003492">
            <text:p>0,000003492</text:p>
          </table:table-cell>
          <table:table-cell table:style-name="ce3" office:value-type="float" office:value="0.00861648">
            <text:p>0,00861648</text:p>
          </table:table-cell>
          <table:table-cell table:style-name="ce3" office:value-type="float" office:value="6.45344">
            <text:p>6,45344</text:p>
          </table:table-cell>
          <table:table-cell table:style-name="ce3" table:formula="of:=AVERAGE([.$G$4:.G658])" office:value-type="float" office:value="32.6997488702291">
            <text:p>32,699748870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144">
            <text:p>144</text:p>
          </table:table-cell>
          <table:table-cell table:style-name="ce3" office:value-type="float" office:value="69">
            <text:p>69</text:p>
          </table:table-cell>
          <table:table-cell table:number-columns-repeated="5"/>
        </table:table-row>
        <table:table-row table:style-name="ro1">
          <table:table-cell table:style-name="ce3" office:value-type="float" office:value="0.00165041">
            <text:p>0,00165041</text:p>
          </table:table-cell>
          <table:table-cell table:style-name="ce3" office:value-type="float" office:value="0.0112113">
            <text:p>0,0112113</text:p>
          </table:table-cell>
          <table:table-cell table:style-name="ce3" office:value-type="float" office:value="0.00218288">
            <text:p>0,00218288</text:p>
          </table:table-cell>
          <table:table-cell table:style-name="ce3" office:value-type="float" office:value="0.015509">
            <text:p>0,015509</text:p>
          </table:table-cell>
          <table:table-cell table:style-name="ce3" office:value-type="float" office:value="0.000003353">
            <text:p>0,00000335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.3817">
            <text:p>19,3817</text:p>
          </table:table-cell>
          <table:table-cell table:style-name="ce3" table:formula="of:=AVERAGE([.$G$4:.G659])" office:value-type="float" office:value="32.6794469664635">
            <text:p>32,679446966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0.0019105">
            <text:p>0,0019105</text:p>
          </table:table-cell>
          <table:table-cell table:style-name="ce3" office:value-type="float" office:value="0.00714927">
            <text:p>0,00714927</text:p>
          </table:table-cell>
          <table:table-cell table:style-name="ce3" office:value-type="float" office:value="0.00137084">
            <text:p>0,00137084</text:p>
          </table:table-cell>
          <table:table-cell table:style-name="ce3" office:value-type="float" office:value="0.001596">
            <text:p>0,001596</text:p>
          </table:table-cell>
          <table:table-cell table:style-name="ce3" office:value-type="float" office:value="0.000002305">
            <text:p>0,00000230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.0195">
            <text:p>32,0195</text:p>
          </table:table-cell>
          <table:table-cell table:style-name="ce3" table:formula="of:=AVERAGE([.$G$4:.G660])" office:value-type="float" office:value="32.6784424809742">
            <text:p>32,6784424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51">
            <text:p>51</text:p>
          </table:table-cell>
          <table:table-cell table:number-columns-repeated="5"/>
        </table:table-row>
        <table:table-row table:style-name="ro1">
          <table:table-cell table:style-name="ce3" office:value-type="float" office:value="0.00237382">
            <text:p>0,0023738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1.3754">
            <text:p>41,3754</text:p>
          </table:table-cell>
          <table:table-cell table:style-name="ce3" table:formula="of:=AVERAGE([.$G$4:.G661])" office:value-type="float" office:value="32.6916597416414">
            <text:p>32,691659741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51">
            <text:p>51</text:p>
          </table:table-cell>
          <table:table-cell table:number-columns-repeated="5"/>
        </table:table-row>
        <table:table-row table:style-name="ro1">
          <table:table-cell table:style-name="ce3" office:value-type="float" office:value="0.00159817">
            <text:p>0,00159817</text:p>
          </table:table-cell>
          <table:table-cell table:style-name="ce3" office:value-type="float" office:value="0.107475">
            <text:p>0,107475</text:p>
          </table:table-cell>
          <table:table-cell table:style-name="ce3" office:value-type="float" office:value="0.0071149">
            <text:p>0,0071149</text:p>
          </table:table-cell>
          <table:table-cell table:style-name="ce3" office:value-type="float" office:value="0.00717092">
            <text:p>0,00717092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184433">
            <text:p>0,0184433</text:p>
          </table:table-cell>
          <table:table-cell table:style-name="ce3" office:value-type="float" office:value="5.97561">
            <text:p>5,97561</text:p>
          </table:table-cell>
          <table:table-cell table:style-name="ce3" table:formula="of:=AVERAGE([.$G$4:.G662])" office:value-type="float" office:value="32.6511194537178">
            <text:p>32,651119453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59">
            <text:p>159</text:p>
          </table:table-cell>
          <table:table-cell table:style-name="ce3"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style-name="ce3" office:value-type="float" office:value="0.00167255">
            <text:p>0,00167255</text:p>
          </table:table-cell>
          <table:table-cell table:style-name="ce3" office:value-type="float" office:value="0.0190314">
            <text:p>0,0190314</text:p>
          </table:table-cell>
          <table:table-cell table:style-name="ce3" office:value-type="float" office:value="0.00178479">
            <text:p>0,00178479</text:p>
          </table:table-cell>
          <table:table-cell table:style-name="ce3" office:value-type="float" office:value="0.0444196">
            <text:p>0,0444196</text:p>
          </table:table-cell>
          <table:table-cell table:style-name="ce3" office:value-type="float" office:value="0.000002724">
            <text:p>0,0000027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.0142">
            <text:p>12,0142</text:p>
          </table:table-cell>
          <table:table-cell table:style-name="ce3" table:formula="of:=AVERAGE([.$G$4:.G663])" office:value-type="float" office:value="32.6198513939395">
            <text:p>32,619851393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42">
            <text:p>42</text:p>
          </table:table-cell>
          <table:table-cell table:number-columns-repeated="5"/>
        </table:table-row>
        <table:table-row table:style-name="ro1">
          <table:table-cell table:style-name="ce3" office:value-type="float" office:value="0.00164552">
            <text:p>0,0016455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0.2544">
            <text:p>40,2544</text:p>
          </table:table-cell>
          <table:table-cell table:style-name="ce3" table:formula="of:=AVERAGE([.$G$4:.G664])" office:value-type="float" office:value="32.6314013918306">
            <text:p>32,631401391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42">
            <text:p>42</text:p>
          </table:table-cell>
          <table:table-cell table:number-columns-repeated="5"/>
        </table:table-row>
        <table:table-row table:style-name="ro1">
          <table:table-cell table:style-name="ce3" office:value-type="float" office:value="0.0022581">
            <text:p>0,002258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5.2631">
            <text:p>45,2631</text:p>
          </table:table-cell>
          <table:table-cell table:style-name="ce3" table:formula="of:=AVERAGE([.$G$4:.G665])" office:value-type="float" office:value="32.6504825075529">
            <text:p>32,650482507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42">
            <text:p>42</text:p>
          </table:table-cell>
          <table:table-cell table:number-columns-repeated="5"/>
        </table:table-row>
        <table:table-row table:style-name="ro1">
          <table:table-cell table:style-name="ce3" office:value-type="float" office:value="0.00164475">
            <text:p>0,0016447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4.1425">
            <text:p>34,1425</text:p>
          </table:table-cell>
          <table:table-cell table:style-name="ce3" table:formula="of:=AVERAGE([.$G$4:.G666])" office:value-type="float" office:value="32.6527329110106">
            <text:p>32,65273291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42">
            <text:p>42</text:p>
          </table:table-cell>
          <table:table-cell table:number-columns-repeated="5"/>
        </table:table-row>
        <table:table-row table:style-name="ro1">
          <table:table-cell table:style-name="ce3" office:value-type="float" office:value="0.00196407">
            <text:p>0,00196407</text:p>
          </table:table-cell>
          <table:table-cell table:style-name="ce3" office:value-type="float" office:value="0.120894">
            <text:p>0,120894</text:p>
          </table:table-cell>
          <table:table-cell table:style-name="ce3" office:value-type="float" office:value="0.00668503">
            <text:p>0,00668503</text:p>
          </table:table-cell>
          <table:table-cell table:style-name="ce3" office:value-type="float" office:value="0.00619021">
            <text:p>0,00619021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.00860545">
            <text:p>0,00860545</text:p>
          </table:table-cell>
          <table:table-cell table:style-name="ce3" office:value-type="float" office:value="6.21574">
            <text:p>6,21574</text:p>
          </table:table-cell>
          <table:table-cell table:style-name="ce3" table:formula="of:=AVERAGE([.$G$4:.G667])" office:value-type="float" office:value="32.6129181626507">
            <text:p>32,612918162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64">
            <text:p>64</text:p>
          </table:table-cell>
          <table:table-cell table:number-columns-repeated="5"/>
        </table:table-row>
        <table:table-row table:style-name="ro1">
          <table:table-cell table:style-name="ce3" office:value-type="float" office:value="0.00159363">
            <text:p>0,00159363</text:p>
          </table:table-cell>
          <table:table-cell table:style-name="ce3" office:value-type="float" office:value="0.14054">
            <text:p>0,14054</text:p>
          </table:table-cell>
          <table:table-cell table:style-name="ce3" office:value-type="float" office:value="0.00665326">
            <text:p>0,00665326</text:p>
          </table:table-cell>
          <table:table-cell table:style-name="ce3" office:value-type="float" office:value="0.0180958">
            <text:p>0,0180958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0866111">
            <text:p>0,00866111</text:p>
          </table:table-cell>
          <table:table-cell table:style-name="ce3" office:value-type="float" office:value="5.24565">
            <text:p>5,24565</text:p>
          </table:table-cell>
          <table:table-cell table:style-name="ce3" table:formula="of:=AVERAGE([.$G$4:.G668])" office:value-type="float" office:value="32.5717643759399">
            <text:p>32,5717643759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47">
            <text:p>47</text:p>
          </table:table-cell>
          <table:table-cell table:number-columns-repeated="5"/>
        </table:table-row>
        <table:table-row table:style-name="ro1">
          <table:table-cell table:style-name="ce3" office:value-type="float" office:value="0.00220446">
            <text:p>0,00220446</text:p>
          </table:table-cell>
          <table:table-cell table:style-name="ce3" office:value-type="float" office:value="0.0988435">
            <text:p>0,0988435</text:p>
          </table:table-cell>
          <table:table-cell table:style-name="ce3" office:value-type="float" office:value="0.0067444">
            <text:p>0,0067444</text:p>
          </table:table-cell>
          <table:table-cell table:style-name="ce3" office:value-type="float" office:value="0.0094867">
            <text:p>0,0094867</text:p>
          </table:table-cell>
          <table:table-cell table:style-name="ce3" office:value-type="float" office:value="0.000002934">
            <text:p>0,000002934</text:p>
          </table:table-cell>
          <table:table-cell table:style-name="ce3" office:value-type="float" office:value="0.00866844">
            <text:p>0,00866844</text:p>
          </table:table-cell>
          <table:table-cell table:style-name="ce3" office:value-type="float" office:value="6.87857">
            <text:p>6,87857</text:p>
          </table:table-cell>
          <table:table-cell table:style-name="ce3" table:formula="of:=AVERAGE([.$G$4:.G669])" office:value-type="float" office:value="32.5331860060061">
            <text:p>32,53318600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64294">
            <text:p>0,00164294</text:p>
          </table:table-cell>
          <table:table-cell table:style-name="ce3" office:value-type="float" office:value="0.0162162">
            <text:p>0,0162162</text:p>
          </table:table-cell>
          <table:table-cell table:style-name="ce3" office:value-type="float" office:value="0.00659082">
            <text:p>0,00659082</text:p>
          </table:table-cell>
          <table:table-cell table:style-name="ce3" office:value-type="float" office:value="0.109002">
            <text:p>0,109002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63865">
            <text:p>6,63865</text:p>
          </table:table-cell>
          <table:table-cell table:style-name="ce3" table:formula="of:=AVERAGE([.$G$4:.G670])" office:value-type="float" office:value="32.4943636131935">
            <text:p>32,494363613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29">
            <text:p>29</text:p>
          </table:table-cell>
          <table:table-cell table:number-columns-repeated="5"/>
        </table:table-row>
        <table:table-row table:style-name="ro1">
          <table:table-cell table:style-name="ce3" office:value-type="float" office:value="0.00176187">
            <text:p>0,00176187</text:p>
          </table:table-cell>
          <table:table-cell table:style-name="ce3" office:value-type="float" office:value="0.0574031">
            <text:p>0,0574031</text:p>
          </table:table-cell>
          <table:table-cell table:style-name="ce3" office:value-type="float" office:value="0.00647307">
            <text:p>0,00647307</text:p>
          </table:table-cell>
          <table:table-cell table:style-name="ce3" office:value-type="float" office:value="0.0191819">
            <text:p>0,0191819</text:p>
          </table:table-cell>
          <table:table-cell table:style-name="ce3" office:value-type="float" office:value="0.000003283">
            <text:p>0,000003283</text:p>
          </table:table-cell>
          <table:table-cell table:style-name="ce3" office:value-type="float" office:value="0.00865573">
            <text:p>0,00865573</text:p>
          </table:table-cell>
          <table:table-cell table:style-name="ce3" office:value-type="float" office:value="8.81477">
            <text:p>8,81477</text:p>
          </table:table-cell>
          <table:table-cell table:style-name="ce3" table:formula="of:=AVERAGE([.$G$4:.G671])" office:value-type="float" office:value="32.4589151197606">
            <text:p>32,458915119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46">
            <text:p>46</text:p>
          </table:table-cell>
          <table:table-cell table:number-columns-repeated="5"/>
        </table:table-row>
        <table:table-row table:style-name="ro1">
          <table:table-cell table:style-name="ce3" office:value-type="float" office:value="0.00197999">
            <text:p>0,00197999</text:p>
          </table:table-cell>
          <table:table-cell table:style-name="ce3" office:value-type="float" office:value="0.0541674">
            <text:p>0,0541674</text:p>
          </table:table-cell>
          <table:table-cell table:style-name="ce3" office:value-type="float" office:value="0.00644087">
            <text:p>0,00644087</text:p>
          </table:table-cell>
          <table:table-cell table:style-name="ce3" office:value-type="float" office:value="0.0125211">
            <text:p>0,0125211</text:p>
          </table:table-cell>
          <table:table-cell table:style-name="ce3" office:value-type="float" office:value="0.000004051">
            <text:p>0,000004051</text:p>
          </table:table-cell>
          <table:table-cell table:style-name="ce3" office:value-type="float" office:value="0.00974329">
            <text:p>0,00974329</text:p>
          </table:table-cell>
          <table:table-cell table:style-name="ce3" office:value-type="float" office:value="9.45172">
            <text:p>9,45172</text:p>
          </table:table-cell>
          <table:table-cell table:style-name="ce3" table:formula="of:=AVERAGE([.$G$4:.G672])" office:value-type="float" office:value="32.4245246935726">
            <text:p>32,424524693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51">
            <text:p>51</text:p>
          </table:table-cell>
          <table:table-cell table:number-columns-repeated="5"/>
        </table:table-row>
        <table:table-row table:style-name="ro1">
          <table:table-cell table:style-name="ce3" office:value-type="float" office:value="0.00169203">
            <text:p>0,00169203</text:p>
          </table:table-cell>
          <table:table-cell table:style-name="ce3" office:value-type="float" office:value="0.108012">
            <text:p>0,108012</text:p>
          </table:table-cell>
          <table:table-cell table:style-name="ce3" office:value-type="float" office:value="0.00673385">
            <text:p>0,00673385</text:p>
          </table:table-cell>
          <table:table-cell table:style-name="ce3" office:value-type="float" office:value="0.00534723">
            <text:p>0,00534723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.00871887">
            <text:p>0,00871887</text:p>
          </table:table-cell>
          <table:table-cell table:style-name="ce3" office:value-type="float" office:value="6.68713">
            <text:p>6,68713</text:p>
          </table:table-cell>
          <table:table-cell table:style-name="ce3" table:formula="of:=AVERAGE([.$G$4:.G673])" office:value-type="float" office:value="32.3861106716419">
            <text:p>32,386110671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42">
            <text:p>142</text:p>
          </table:table-cell>
          <table:table-cell table:style-name="ce3" office:value-type="float" office:value="72">
            <text:p>72</text:p>
          </table:table-cell>
          <table:table-cell table:number-columns-repeated="5"/>
        </table:table-row>
        <table:table-row table:style-name="ro1">
          <table:table-cell table:style-name="ce3" office:value-type="float" office:value="0.00162003">
            <text:p>0,0016200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8.6821">
            <text:p>58,6821</text:p>
          </table:table-cell>
          <table:table-cell table:style-name="ce3" table:formula="of:=AVERAGE([.$G$4:.G674])" office:value-type="float" office:value="32.4252999254844">
            <text:p>32,425299925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42">
            <text:p>142</text:p>
          </table:table-cell>
          <table:table-cell table:style-name="ce3" office:value-type="float" office:value="72">
            <text:p>72</text:p>
          </table:table-cell>
          <table:table-cell table:number-columns-repeated="5"/>
        </table:table-row>
        <table:table-row table:style-name="ro1">
          <table:table-cell table:style-name="ce3" office:value-type="float" office:value="0.0017405">
            <text:p>0,001740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7439">
            <text:p>47,7439</text:p>
          </table:table-cell>
          <table:table-cell table:style-name="ce3" table:formula="of:=AVERAGE([.$G$4:.G675])" office:value-type="float" office:value="32.4480954613096">
            <text:p>32,448095461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42">
            <text:p>142</text:p>
          </table:table-cell>
          <table:table-cell table:style-name="ce3" office:value-type="float" office:value="72">
            <text:p>72</text:p>
          </table:table-cell>
          <table:table-cell table:number-columns-repeated="5"/>
        </table:table-row>
        <table:table-row table:style-name="ro1">
          <table:table-cell table:style-name="ce3" office:value-type="float" office:value="0.00201896">
            <text:p>0,0020189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5.4628">
            <text:p>45,4628</text:p>
          </table:table-cell>
          <table:table-cell table:style-name="ce3" table:formula="of:=AVERAGE([.$G$4:.G676])" office:value-type="float" office:value="32.4674338038634">
            <text:p>32,467433803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42">
            <text:p>142</text:p>
          </table:table-cell>
          <table:table-cell table:style-name="ce3" office:value-type="float" office:value="72">
            <text:p>72</text:p>
          </table:table-cell>
          <table:table-cell table:number-columns-repeated="5"/>
        </table:table-row>
        <table:table-row table:style-name="ro1">
          <table:table-cell table:style-name="ce3" office:value-type="float" office:value="0.00159391">
            <text:p>0,00159391</text:p>
          </table:table-cell>
          <table:table-cell table:style-name="ce3" office:value-type="float" office:value="0.108643">
            <text:p>0,108643</text:p>
          </table:table-cell>
          <table:table-cell table:style-name="ce3" office:value-type="float" office:value="0.00694931">
            <text:p>0,00694931</text:p>
          </table:table-cell>
          <table:table-cell table:style-name="ce3" office:value-type="float" office:value="0.00417858">
            <text:p>0,00417858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70434">
            <text:p>0,00870434</text:p>
          </table:table-cell>
          <table:table-cell table:style-name="ce3" office:value-type="float" office:value="6.87073">
            <text:p>6,87073</text:p>
          </table:table-cell>
          <table:table-cell table:style-name="ce3" table:formula="of:=AVERAGE([.$G$4:.G677])" office:value-type="float" office:value="32.4294564985164">
            <text:p>32,429456498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81">
            <text:p>81</text:p>
          </table:table-cell>
          <table:table-cell table:number-columns-repeated="5"/>
        </table:table-row>
        <table:table-row table:style-name="ro1">
          <table:table-cell table:style-name="ce3" office:value-type="float" office:value="0.00162373">
            <text:p>0,0016237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5568">
            <text:p>51,5568</text:p>
          </table:table-cell>
          <table:table-cell table:style-name="ce3" table:formula="of:=AVERAGE([.$G$4:.G678])" office:value-type="float" office:value="32.4577933037038">
            <text:p>32,457793303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81">
            <text:p>81</text:p>
          </table:table-cell>
          <table:table-cell table:number-columns-repeated="5"/>
        </table:table-row>
        <table:table-row table:style-name="ro1">
          <table:table-cell table:style-name="ce3" office:value-type="float" office:value="0.00170768">
            <text:p>0,00170768</text:p>
          </table:table-cell>
          <table:table-cell table:style-name="ce3" office:value-type="float" office:value="0.100302">
            <text:p>0,100302</text:p>
          </table:table-cell>
          <table:table-cell table:style-name="ce3" office:value-type="float" office:value="0.00648501">
            <text:p>0,00648501</text:p>
          </table:table-cell>
          <table:table-cell table:style-name="ce3" office:value-type="float" office:value="0.00488886">
            <text:p>0,00488886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910271">
            <text:p>0,00910271</text:p>
          </table:table-cell>
          <table:table-cell table:style-name="ce3" office:value-type="float" office:value="7.12774">
            <text:p>7,12774</text:p>
          </table:table-cell>
          <table:table-cell table:style-name="ce3" table:formula="of:=AVERAGE([.$G$4:.G679])" office:value-type="float" office:value="32.420322810651">
            <text:p>32,420322810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80">
            <text:p>80</text:p>
          </table:table-cell>
          <table:table-cell table:number-columns-repeated="5"/>
        </table:table-row>
        <table:table-row table:style-name="ro1">
          <table:table-cell table:style-name="ce3" office:value-type="float" office:value="0.00168184">
            <text:p>0,0016818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8.6099">
            <text:p>38,6099</text:p>
          </table:table-cell>
          <table:table-cell table:style-name="ce3" table:formula="of:=AVERAGE([.$G$4:.G680])" office:value-type="float" office:value="32.4294654652881">
            <text:p>32,429465465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80">
            <text:p>80</text:p>
          </table:table-cell>
          <table:table-cell table:number-columns-repeated="5"/>
        </table:table-row>
        <table:table-row table:style-name="ro1">
          <table:table-cell table:style-name="ce3" office:value-type="float" office:value="0.00198809">
            <text:p>0,0019880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3901">
            <text:p>51,3901</text:p>
          </table:table-cell>
          <table:table-cell table:style-name="ce3" table:formula="of:=AVERAGE([.$G$4:.G681])" office:value-type="float" office:value="32.4574310029499">
            <text:p>32,45743100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80">
            <text:p>80</text:p>
          </table:table-cell>
          <table:table-cell table:number-columns-repeated="5"/>
        </table:table-row>
        <table:table-row table:style-name="ro1">
          <table:table-cell table:style-name="ce3" office:value-type="float" office:value="0.00204396">
            <text:p>0,0020439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7.0577">
            <text:p>37,0577</text:p>
          </table:table-cell>
          <table:table-cell table:style-name="ce3" table:formula="of:=AVERAGE([.$G$4:.G682])" office:value-type="float" office:value="32.4642060677468">
            <text:p>32,464206067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80">
            <text:p>80</text:p>
          </table:table-cell>
          <table:table-cell table:number-columns-repeated="5"/>
        </table:table-row>
        <table:table-row table:style-name="ro1">
          <table:table-cell table:style-name="ce3" office:value-type="float" office:value="0.00161263">
            <text:p>0,0016126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9359">
            <text:p>54,9359</text:p>
          </table:table-cell>
          <table:table-cell table:style-name="ce3" table:formula="of:=AVERAGE([.$G$4:.G683])" office:value-type="float" office:value="32.4972526764707">
            <text:p>32,497252676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80">
            <text:p>80</text:p>
          </table:table-cell>
          <table:table-cell table:number-columns-repeated="5"/>
        </table:table-row>
        <table:table-row table:style-name="ro1">
          <table:table-cell table:style-name="ce3" office:value-type="float" office:value="0.00162597">
            <text:p>0,00162597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3554">
            <text:p>50,3554</text:p>
          </table:table-cell>
          <table:table-cell table:style-name="ce3" table:formula="of:=AVERAGE([.$G$4:.G684])" office:value-type="float" office:value="32.5234760939795">
            <text:p>32,52347609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80">
            <text:p>80</text:p>
          </table:table-cell>
          <table:table-cell table:number-columns-repeated="5"/>
        </table:table-row>
        <table:table-row table:style-name="ro1">
          <table:table-cell table:style-name="ce3" office:value-type="float" office:value="0.00166948">
            <text:p>0,0016694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8.69">
            <text:p>48,69</text:p>
          </table:table-cell>
          <table:table-cell table:style-name="ce3" table:formula="of:=AVERAGE([.$G$4:.G685])" office:value-type="float" office:value="32.5471806744869">
            <text:p>32,547180674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80">
            <text:p>80</text:p>
          </table:table-cell>
          <table:table-cell table:number-columns-repeated="5"/>
        </table:table-row>
        <table:table-row table:style-name="ro1">
          <table:table-cell table:style-name="ce3" office:value-type="float" office:value="0.0022252">
            <text:p>0,002225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8.9571">
            <text:p>48,9571</text:p>
          </table:table-cell>
          <table:table-cell table:style-name="ce3" table:formula="of:=AVERAGE([.$G$4:.G686])" office:value-type="float" office:value="32.5712069106882">
            <text:p>32,571206910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80">
            <text:p>80</text:p>
          </table:table-cell>
          <table:table-cell table:number-columns-repeated="5"/>
        </table:table-row>
        <table:table-row table:style-name="ro1">
          <table:table-cell table:style-name="ce3" office:value-type="float" office:value="0.00170971">
            <text:p>0,00170971</text:p>
          </table:table-cell>
          <table:table-cell table:style-name="ce3" office:value-type="float" office:value="0.0231826">
            <text:p>0,0231826</text:p>
          </table:table-cell>
          <table:table-cell table:style-name="ce3" office:value-type="float" office:value="0.00446381">
            <text:p>0,00446381</text:p>
          </table:table-cell>
          <table:table-cell table:style-name="ce3" office:value-type="float" office:value="0.105676">
            <text:p>0,105676</text:p>
          </table:table-cell>
          <table:table-cell table:style-name="ce3" office:value-type="float" office:value="0.000002934">
            <text:p>0,000002934</text:p>
          </table:table-cell>
          <table:table-cell table:style-name="ce3" office:value-type="float" office:value="0.00864819">
            <text:p>0,00864819</text:p>
          </table:table-cell>
          <table:table-cell table:style-name="ce3" office:value-type="float" office:value="6.02925">
            <text:p>6,02925</text:p>
          </table:table-cell>
          <table:table-cell table:style-name="ce3" table:formula="of:=AVERAGE([.$G$4:.G687])" office:value-type="float" office:value="32.532402880117">
            <text:p>32,532402880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224">
            <text:p>0,001622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8.9286">
            <text:p>48,9286</text:p>
          </table:table-cell>
          <table:table-cell table:style-name="ce3" table:formula="of:=AVERAGE([.$G$4:.G688])" office:value-type="float" office:value="32.5563389343066">
            <text:p>32,556338934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5816">
            <text:p>0,0016581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9.3848">
            <text:p>49,3848</text:p>
          </table:table-cell>
          <table:table-cell table:style-name="ce3" table:formula="of:=AVERAGE([.$G$4:.G689])" office:value-type="float" office:value="32.580870218659">
            <text:p>32,580870218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5523">
            <text:p>0,0016552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8.6026">
            <text:p>58,6026</text:p>
          </table:table-cell>
          <table:table-cell table:style-name="ce3" table:formula="of:=AVERAGE([.$G$4:.G690])" office:value-type="float" office:value="32.6187475545852">
            <text:p>32,618747554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6868">
            <text:p>0,001686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8.8397">
            <text:p>48,8397</text:p>
          </table:table-cell>
          <table:table-cell table:style-name="ce3" table:formula="of:=AVERAGE([.$G$4:.G691])" office:value-type="float" office:value="32.6423245203489">
            <text:p>32,642324520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157673">
            <text:p>0,0015767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7.6497">
            <text:p>57,6497</text:p>
          </table:table-cell>
          <table:table-cell table:style-name="ce3" table:formula="of:=AVERAGE([.$G$4:.G692])" office:value-type="float" office:value="32.6786196952105">
            <text:p>32,678619695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float" office:value="0.00225251">
            <text:p>0,00225251</text:p>
          </table:table-cell>
          <table:table-cell table:style-name="ce3" office:value-type="float" office:value="0.0115654">
            <text:p>0,0115654</text:p>
          </table:table-cell>
          <table:table-cell table:style-name="ce3" office:value-type="float" office:value="0.018615">
            <text:p>0,018615</text:p>
          </table:table-cell>
          <table:table-cell table:style-name="ce3" office:value-type="float" office:value="0.00446053">
            <text:p>0,00446053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7.2485">
            <text:p>17,2485</text:p>
          </table:table-cell>
          <table:table-cell table:style-name="ce3" table:formula="of:=AVERAGE([.$G$4:.G693])" office:value-type="float" office:value="32.6562572028986">
            <text:p>32,656257202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72269">
            <text:p>0,0017226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4.5553">
            <text:p>44,5553</text:p>
          </table:table-cell>
          <table:table-cell table:style-name="ce3" table:formula="of:=AVERAGE([.$G$4:.G694])" office:value-type="float" office:value="32.6734772358901">
            <text:p>32,673477235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60543">
            <text:p>0,0016054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8.9203">
            <text:p>58,9203</text:p>
          </table:table-cell>
          <table:table-cell table:style-name="ce3" table:formula="of:=AVERAGE([.$G$4:.G695])" office:value-type="float" office:value="32.7114061705203">
            <text:p>32,711406170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64748">
            <text:p>0,0016474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8.0414">
            <text:p>58,0414</text:p>
          </table:table-cell>
          <table:table-cell table:style-name="ce3" table:formula="of:=AVERAGE([.$G$4:.G696])" office:value-type="float" office:value="32.7479573881675">
            <text:p>32,747957388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65041">
            <text:p>0,0016504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9.5663">
            <text:p>59,5663</text:p>
          </table:table-cell>
          <table:table-cell table:style-name="ce3" table:formula="of:=AVERAGE([.$G$4:.G697])" office:value-type="float" office:value="32.7866005331413">
            <text:p>32,786600533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93375">
            <text:p>0,0019337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9.1013">
            <text:p>59,1013</text:p>
          </table:table-cell>
          <table:table-cell table:style-name="ce3" table:formula="of:=AVERAGE([.$G$4:.G698])" office:value-type="float" office:value="32.824463410072">
            <text:p>32,824463410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98928">
            <text:p>0,0019892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9.7834">
            <text:p>49,7834</text:p>
          </table:table-cell>
          <table:table-cell table:style-name="ce3" table:formula="of:=AVERAGE([.$G$4:.G699])" office:value-type="float" office:value="32.8488296982759">
            <text:p>32,848829698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93592">
            <text:p>0,0019359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6746">
            <text:p>54,6746</text:p>
          </table:table-cell>
          <table:table-cell table:style-name="ce3" table:formula="of:=AVERAGE([.$G$4:.G700])" office:value-type="float" office:value="32.8801435724534">
            <text:p>32,880143572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224706">
            <text:p>0,0022470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3.8849">
            <text:p>43,8849</text:p>
          </table:table-cell>
          <table:table-cell table:style-name="ce3" table:formula="of:=AVERAGE([.$G$4:.G701])" office:value-type="float" office:value="32.8959096991405">
            <text:p>32,895909699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63609">
            <text:p>0,0016360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1.5271">
            <text:p>61,5271</text:p>
          </table:table-cell>
          <table:table-cell table:style-name="ce3" table:formula="of:=AVERAGE([.$G$4:.G702])" office:value-type="float" office:value="32.9368699141632">
            <text:p>32,936869914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69092">
            <text:p>0,0016909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7.7658">
            <text:p>37,7658</text:p>
          </table:table-cell>
          <table:table-cell table:style-name="ce3" table:formula="of:=AVERAGE([.$G$4:.G703])" office:value-type="float" office:value="32.9437683857144">
            <text:p>32,943768385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79498">
            <text:p>0,0017949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5.5205">
            <text:p>45,5205</text:p>
          </table:table-cell>
          <table:table-cell table:style-name="ce3" table:formula="of:=AVERAGE([.$G$4:.G704])" office:value-type="float" office:value="32.9617095149787">
            <text:p>32,96170951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6208">
            <text:p>0,001620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3372">
            <text:p>51,3372</text:p>
          </table:table-cell>
          <table:table-cell table:style-name="ce3" table:formula="of:=AVERAGE([.$G$4:.G705])" office:value-type="float" office:value="32.9878854273505">
            <text:p>32,987885427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67332">
            <text:p>0,0016733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9.4675">
            <text:p>59,4675</text:p>
          </table:table-cell>
          <table:table-cell table:style-name="ce3" table:formula="of:=AVERAGE([.$G$4:.G706])" office:value-type="float" office:value="33.0255520199147">
            <text:p>33,025552019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933144">
            <text:p>0,0093314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6.2356">
            <text:p>36,2356</text:p>
          </table:table-cell>
          <table:table-cell table:style-name="ce3" table:formula="of:=AVERAGE([.$G$4:.G707])" office:value-type="float" office:value="33.0301117471592">
            <text:p>33,030111747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205493">
            <text:p>0,0020549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0.7384">
            <text:p>40,7384</text:p>
          </table:table-cell>
          <table:table-cell table:style-name="ce3" table:formula="of:=AVERAGE([.$G$4:.G708])" office:value-type="float" office:value="33.0410454893618">
            <text:p>33,041045489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66731">
            <text:p>0,0016673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2138">
            <text:p>51,2138</text:p>
          </table:table-cell>
          <table:table-cell table:style-name="ce3" table:formula="of:=AVERAGE([.$G$4:.G709])" office:value-type="float" office:value="33.0667859348443">
            <text:p>33,066785934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62534">
            <text:p>0,0016253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8785">
            <text:p>47,8785</text:p>
          </table:table-cell>
          <table:table-cell table:style-name="ce3" table:formula="of:=AVERAGE([.$G$4:.G710])" office:value-type="float" office:value="33.0877360254598">
            <text:p>33,087736025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59426">
            <text:p>0,0015942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8049">
            <text:p>50,8049</text:p>
          </table:table-cell>
          <table:table-cell table:style-name="ce3" table:formula="of:=AVERAGE([.$G$4:.G711])" office:value-type="float" office:value="33.1127602683616">
            <text:p>33,112760268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61752">
            <text:p>0,00161752</text:p>
          </table:table-cell>
          <table:table-cell table:style-name="ce3" office:value-type="float" office:value="0.100976">
            <text:p>0,100976</text:p>
          </table:table-cell>
          <table:table-cell table:style-name="ce3" office:value-type="float" office:value="0.0065061">
            <text:p>0,0065061</text:p>
          </table:table-cell>
          <table:table-cell table:style-name="ce3" office:value-type="float" office:value="0.00720499">
            <text:p>0,00720499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68527">
            <text:p>0,00868527</text:p>
          </table:table-cell>
          <table:table-cell table:style-name="ce3" office:value-type="float" office:value="7.06589">
            <text:p>7,06589</text:p>
          </table:table-cell>
          <table:table-cell table:style-name="ce3" table:formula="of:=AVERAGE([.$G$4:.G712])" office:value-type="float" office:value="33.0760227926658">
            <text:p>33,076022792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73">
            <text:p>73</text:p>
          </table:table-cell>
          <table:table-cell table:number-columns-repeated="5"/>
        </table:table-row>
        <table:table-row table:style-name="ro1">
          <table:table-cell table:style-name="ce3" office:value-type="float" office:value="0.00170628">
            <text:p>0,0017062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7088">
            <text:p>51,7088</text:p>
          </table:table-cell>
          <table:table-cell table:style-name="ce3" table:formula="of:=AVERAGE([.$G$4:.G713])" office:value-type="float" office:value="33.1022661408451">
            <text:p>33,102266140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73">
            <text:p>73</text:p>
          </table:table-cell>
          <table:table-cell table:number-columns-repeated="5"/>
        </table:table-row>
        <table:table-row table:style-name="ro1">
          <table:table-cell table:style-name="ce3" office:value-type="float" office:value="0.00167709">
            <text:p>0,0016770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0.3808">
            <text:p>50,3808</text:p>
          </table:table-cell>
          <table:table-cell table:style-name="ce3" table:formula="of:=AVERAGE([.$G$4:.G714])" office:value-type="float" office:value="33.1265678762307">
            <text:p>33,126567876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73">
            <text:p>73</text:p>
          </table:table-cell>
          <table:table-cell table:number-columns-repeated="5"/>
        </table:table-row>
        <table:table-row table:style-name="ro1">
          <table:table-cell table:style-name="ce3" office:value-type="float" office:value="0.00160334">
            <text:p>0,0016033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4.8003">
            <text:p>54,8003</text:p>
          </table:table-cell>
          <table:table-cell table:style-name="ce3" table:formula="of:=AVERAGE([.$G$4:.G715])" office:value-type="float" office:value="33.157008511236">
            <text:p>33,157008511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73">
            <text:p>73</text:p>
          </table:table-cell>
          <table:table-cell table:number-columns-repeated="5"/>
        </table:table-row>
        <table:table-row table:style-name="ro1">
          <table:table-cell table:style-name="ce3" office:value-type="float" office:value="0.00231949">
            <text:p>0,0023194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5.706">
            <text:p>45,706</text:p>
          </table:table-cell>
          <table:table-cell table:style-name="ce3" table:formula="of:=AVERAGE([.$G$4:.G716])" office:value-type="float" office:value="33.1746087798037">
            <text:p>33,174608779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73">
            <text:p>73</text:p>
          </table:table-cell>
          <table:table-cell table:number-columns-repeated="5"/>
        </table:table-row>
        <table:table-row table:style-name="ro1">
          <table:table-cell table:style-name="ce3" office:value-type="float" office:value="0.00196462">
            <text:p>0,0019646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8.0288">
            <text:p>48,0288</text:p>
          </table:table-cell>
          <table:table-cell table:style-name="ce3" table:formula="of:=AVERAGE([.$G$4:.G717])" office:value-type="float" office:value="33.1954129691877">
            <text:p>33,195412969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73">
            <text:p>73</text:p>
          </table:table-cell>
          <table:table-cell table:number-columns-repeated="5"/>
        </table:table-row>
        <table:table-row table:style-name="ro1">
          <table:table-cell table:style-name="ce3" office:value-type="float" office:value="0.00312734">
            <text:p>0,0031273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7.2481">
            <text:p>47,2481</text:p>
          </table:table-cell>
          <table:table-cell table:style-name="ce3" table:formula="of:=AVERAGE([.$G$4:.G718])" office:value-type="float" office:value="33.2150670769231">
            <text:p>33,215067076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73">
            <text:p>73</text:p>
          </table:table-cell>
          <table:table-cell table:number-columns-repeated="5"/>
        </table:table-row>
        <table:table-row table:style-name="ro1">
          <table:table-cell table:style-name="ce3" office:value-type="float" office:value="0.00167653">
            <text:p>0,00167653</text:p>
          </table:table-cell>
          <table:table-cell table:style-name="ce3" office:value-type="float" office:value="0.119304">
            <text:p>0,119304</text:p>
          </table:table-cell>
          <table:table-cell table:style-name="ce3" office:value-type="float" office:value="0.006495">
            <text:p>0,006495</text:p>
          </table:table-cell>
          <table:table-cell table:style-name="ce3" office:value-type="float" office:value="0.0064466">
            <text:p>0,0064466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91215">
            <text:p>0,0091215</text:p>
          </table:table-cell>
          <table:table-cell table:style-name="ce3" office:value-type="float" office:value="6.24754">
            <text:p>6,24754</text:p>
          </table:table-cell>
          <table:table-cell table:style-name="ce3" table:formula="of:=AVERAGE([.$G$4:.G719])" office:value-type="float" office:value="33.177402932961">
            <text:p>33,17740293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67">
            <text:p>67</text:p>
          </table:table-cell>
          <table:table-cell table:number-columns-repeated="5"/>
        </table:table-row>
        <table:table-row table:style-name="ro1">
          <table:table-cell table:style-name="ce3" office:value-type="float" office:value="0.00207022">
            <text:p>0,00207022</text:p>
          </table:table-cell>
          <table:table-cell table:style-name="ce3" office:value-type="float" office:value="0.112427">
            <text:p>0,112427</text:p>
          </table:table-cell>
          <table:table-cell table:style-name="ce3" office:value-type="float" office:value="0.00672945">
            <text:p>0,00672945</text:p>
          </table:table-cell>
          <table:table-cell table:style-name="ce3" office:value-type="float" office:value="0.00914064">
            <text:p>0,00914064</text:p>
          </table:table-cell>
          <table:table-cell table:style-name="ce3" office:value-type="float" office:value="0.000002794">
            <text:p>0,000002794</text:p>
          </table:table-cell>
          <table:table-cell table:style-name="ce3" office:value-type="float" office:value="0.00868541">
            <text:p>0,00868541</text:p>
          </table:table-cell>
          <table:table-cell table:style-name="ce3" office:value-type="float" office:value="6.13885">
            <text:p>6,13885</text:p>
          </table:table-cell>
          <table:table-cell table:style-name="ce3" table:formula="of:=AVERAGE([.$G$4:.G720])" office:value-type="float" office:value="33.1396922594143">
            <text:p>33,139692259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63">
            <text:p>63</text:p>
          </table:table-cell>
          <table:table-cell table:number-columns-repeated="5"/>
        </table:table-row>
        <table:table-row table:style-name="ro1">
          <table:table-cell table:style-name="ce3" office:value-type="float" office:value="0.00160369">
            <text:p>0,00160369</text:p>
          </table:table-cell>
          <table:table-cell table:style-name="ce3" office:value-type="float" office:value="0.0135033">
            <text:p>0,0135033</text:p>
          </table:table-cell>
          <table:table-cell table:style-name="ce3" office:value-type="float" office:value="0.00315834">
            <text:p>0,00315834</text:p>
          </table:table-cell>
          <table:table-cell table:style-name="ce3" office:value-type="float" office:value="0.123189">
            <text:p>0,123189</text:p>
          </table:table-cell>
          <table:table-cell table:style-name="ce3" office:value-type="float" office:value="0.000002374">
            <text:p>0,00000237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32004">
            <text:p>6,32004</text:p>
          </table:table-cell>
          <table:table-cell table:style-name="ce3" table:formula="of:=AVERAGE([.$G$4:.G721])" office:value-type="float" office:value="33.102338983287">
            <text:p>33,102338983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style-name="ce3" office:value-type="float" office:value="0.00168044">
            <text:p>0,00168044</text:p>
          </table:table-cell>
          <table:table-cell table:style-name="ce3" office:value-type="float" office:value="0.114069">
            <text:p>0,114069</text:p>
          </table:table-cell>
          <table:table-cell table:style-name="ce3" office:value-type="float" office:value="0.00666275">
            <text:p>0,00666275</text:p>
          </table:table-cell>
          <table:table-cell table:style-name="ce3" office:value-type="float" office:value="0.0206539">
            <text:p>0,0206539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.00867019">
            <text:p>0,00867019</text:p>
          </table:table-cell>
          <table:table-cell table:style-name="ce3" office:value-type="float" office:value="5.9992">
            <text:p>5,9992</text:p>
          </table:table-cell>
          <table:table-cell table:style-name="ce3" table:formula="of:=AVERAGE([.$G$4:.G722])" office:value-type="float" office:value="33.0646433796941">
            <text:p>33,064643379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41">
            <text:p>141</text:p>
          </table:table-cell>
          <table:table-cell table:style-name="ce3" office:value-type="float" office:value="54">
            <text:p>54</text:p>
          </table:table-cell>
          <table:table-cell table:number-columns-repeated="5"/>
        </table:table-row>
        <table:table-row table:style-name="ro1">
          <table:table-cell table:style-name="ce3" office:value-type="float" office:value="0.0016025">
            <text:p>0,0016025</text:p>
          </table:table-cell>
          <table:table-cell table:style-name="ce3" office:value-type="float" office:value="0.111273">
            <text:p>0,111273</text:p>
          </table:table-cell>
          <table:table-cell table:style-name="ce3" office:value-type="float" office:value="0.00642795">
            <text:p>0,00642795</text:p>
          </table:table-cell>
          <table:table-cell table:style-name="ce3" office:value-type="float" office:value="0.0173352">
            <text:p>0,0173352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868549">
            <text:p>0,00868549</text:p>
          </table:table-cell>
          <table:table-cell table:style-name="ce3" office:value-type="float" office:value="6.10046">
            <text:p>6,10046</text:p>
          </table:table-cell>
          <table:table-cell table:style-name="ce3" table:formula="of:=AVERAGE([.$G$4:.G723])" office:value-type="float" office:value="33.0271931250001">
            <text:p>33,02719312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49">
            <text:p>49</text:p>
          </table:table-cell>
          <table:table-cell table:number-columns-repeated="5"/>
        </table:table-row>
        <table:table-row table:style-name="ro1">
          <table:table-cell table:style-name="ce3" office:value-type="float" office:value="0.00160906">
            <text:p>0,00160906</text:p>
          </table:table-cell>
          <table:table-cell table:style-name="ce3" office:value-type="float" office:value="0.121945">
            <text:p>0,121945</text:p>
          </table:table-cell>
          <table:table-cell table:style-name="ce3" office:value-type="float" office:value="0.00716784">
            <text:p>0,00716784</text:p>
          </table:table-cell>
          <table:table-cell table:style-name="ce3" office:value-type="float" office:value="0.00765268">
            <text:p>0,00765268</text:p>
          </table:table-cell>
          <table:table-cell table:style-name="ce3" office:value-type="float" office:value="0.000002794">
            <text:p>0,000002794</text:p>
          </table:table-cell>
          <table:table-cell table:style-name="ce3" office:value-type="float" office:value="0.0086579">
            <text:p>0,0086579</text:p>
          </table:table-cell>
          <table:table-cell table:style-name="ce3" office:value-type="float" office:value="5.99337">
            <text:p>5,99337</text:p>
          </table:table-cell>
          <table:table-cell table:style-name="ce3" table:formula="of:=AVERAGE([.$G$4:.G724])" office:value-type="float" office:value="32.989698224688">
            <text:p>32,989698224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60">
            <text:p>60</text:p>
          </table:table-cell>
          <table:table-cell table:number-columns-repeated="5"/>
        </table:table-row>
        <table:table-row table:style-name="ro1">
          <table:table-cell table:style-name="ce3" office:value-type="float" office:value="0.00159265">
            <text:p>0,00159265</text:p>
          </table:table-cell>
          <table:table-cell table:style-name="ce3" office:value-type="float" office:value="0.117918">
            <text:p>0,117918</text:p>
          </table:table-cell>
          <table:table-cell table:style-name="ce3" office:value-type="float" office:value="0.00679713">
            <text:p>0,00679713</text:p>
          </table:table-cell>
          <table:table-cell table:style-name="ce3" office:value-type="float" office:value="0.0107771">
            <text:p>0,0107771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906542">
            <text:p>0,00906542</text:p>
          </table:table-cell>
          <table:table-cell table:style-name="ce3" office:value-type="float" office:value="6.08051">
            <text:p>6,08051</text:p>
          </table:table-cell>
          <table:table-cell table:style-name="ce3" table:formula="of:=AVERAGE([.$G$4:.G725])" office:value-type="float" office:value="32.9524278808865">
            <text:p>32,9524278809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55">
            <text:p>55</text:p>
          </table:table-cell>
          <table:table-cell table:number-columns-repeated="5"/>
        </table:table-row>
        <table:table-row table:style-name="ro1">
          <table:table-cell table:style-name="ce3" office:value-type="float" office:value="0.0016136">
            <text:p>0,0016136</text:p>
          </table:table-cell>
          <table:table-cell table:style-name="ce3" office:value-type="float" office:value="0.112337">
            <text:p>0,112337</text:p>
          </table:table-cell>
          <table:table-cell table:style-name="ce3" office:value-type="float" office:value="0.0067731">
            <text:p>0,0067731</text:p>
          </table:table-cell>
          <table:table-cell table:style-name="ce3" office:value-type="float" office:value="0.0115962">
            <text:p>0,0115962</text:p>
          </table:table-cell>
          <table:table-cell table:style-name="ce3" office:value-type="float" office:value="0.000003353">
            <text:p>0,000003353</text:p>
          </table:table-cell>
          <table:table-cell table:style-name="ce3" office:value-type="float" office:value="0.00875644">
            <text:p>0,00875644</text:p>
          </table:table-cell>
          <table:table-cell table:style-name="ce3" office:value-type="float" office:value="6.3589">
            <text:p>6,3589</text:p>
          </table:table-cell>
          <table:table-cell table:style-name="ce3" table:formula="of:=AVERAGE([.$G$4:.G726])" office:value-type="float" office:value="32.9156456846474">
            <text:p>32,915645684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60">
            <text:p>60</text:p>
          </table:table-cell>
          <table:table-cell table:number-columns-repeated="5"/>
        </table:table-row>
        <table:table-row table:style-name="ro1">
          <table:table-cell table:style-name="ce3" office:value-type="float" office:value="0.00161891">
            <text:p>0,00161891</text:p>
          </table:table-cell>
          <table:table-cell table:style-name="ce3" office:value-type="float" office:value="0.127266">
            <text:p>0,127266</text:p>
          </table:table-cell>
          <table:table-cell table:style-name="ce3" office:value-type="float" office:value="0.00683233">
            <text:p>0,00683233</text:p>
          </table:table-cell>
          <table:table-cell table:style-name="ce3" office:value-type="float" office:value="0.0190871">
            <text:p>0,0190871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866502">
            <text:p>0,00866502</text:p>
          </table:table-cell>
          <table:table-cell table:style-name="ce3" office:value-type="float" office:value="5.54223">
            <text:p>5,54223</text:p>
          </table:table-cell>
          <table:table-cell table:style-name="ce3" table:formula="of:=AVERAGE([.$G$4:.G727])" office:value-type="float" office:value="32.8778370994476">
            <text:p>32,877837099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60">
            <text:p>60</text:p>
          </table:table-cell>
          <table:table-cell table:number-columns-repeated="5"/>
        </table:table-row>
        <table:table-row table:style-name="ro1">
          <table:table-cell table:style-name="ce3" office:value-type="float" office:value="0.00157833">
            <text:p>0,00157833</text:p>
          </table:table-cell>
          <table:table-cell table:style-name="ce3" office:value-type="float" office:value="0.105974">
            <text:p>0,105974</text:p>
          </table:table-cell>
          <table:table-cell table:style-name="ce3" office:value-type="float" office:value="0.00656128">
            <text:p>0,00656128</text:p>
          </table:table-cell>
          <table:table-cell table:style-name="ce3" office:value-type="float" office:value="0.0200748">
            <text:p>0,0200748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79087">
            <text:p>0,00879087</text:p>
          </table:table-cell>
          <table:table-cell table:style-name="ce3" office:value-type="float" office:value="6.06509">
            <text:p>6,06509</text:p>
          </table:table-cell>
          <table:table-cell table:style-name="ce3" table:formula="of:=AVERAGE([.$G$4:.G728])" office:value-type="float" office:value="32.8408540000001">
            <text:p>32,84085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52">
            <text:p>52</text:p>
          </table:table-cell>
          <table:table-cell table:number-columns-repeated="5"/>
        </table:table-row>
        <table:table-row table:style-name="ro1">
          <table:table-cell table:style-name="ce3" office:value-type="float" office:value="0.00159866">
            <text:p>0,00159866</text:p>
          </table:table-cell>
          <table:table-cell table:style-name="ce3" office:value-type="float" office:value="0.101376">
            <text:p>0,101376</text:p>
          </table:table-cell>
          <table:table-cell table:style-name="ce3" office:value-type="float" office:value="0.00650002">
            <text:p>0,00650002</text:p>
          </table:table-cell>
          <table:table-cell table:style-name="ce3" office:value-type="float" office:value="0.0123458">
            <text:p>0,0123458</text:p>
          </table:table-cell>
          <table:table-cell table:style-name="ce3" office:value-type="float" office:value="0.000003353">
            <text:p>0,000003353</text:p>
          </table:table-cell>
          <table:table-cell table:style-name="ce3" office:value-type="float" office:value="0.00868597">
            <text:p>0,00868597</text:p>
          </table:table-cell>
          <table:table-cell table:style-name="ce3" office:value-type="float" office:value="6.74828">
            <text:p>6,74828</text:p>
          </table:table-cell>
          <table:table-cell table:style-name="ce3" table:formula="of:=AVERAGE([.$G$4:.G729])" office:value-type="float" office:value="32.8049138154271">
            <text:p>32,804913815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53">
            <text:p>53</text:p>
          </table:table-cell>
          <table:table-cell table:number-columns-repeated="5"/>
        </table:table-row>
        <table:table-row table:style-name="ro1">
          <table:table-cell table:style-name="ce3" office:value-type="float" office:value="0.00160411">
            <text:p>0,00160411</text:p>
          </table:table-cell>
          <table:table-cell table:style-name="ce3" office:value-type="float" office:value="0.0975446">
            <text:p>0,0975446</text:p>
          </table:table-cell>
          <table:table-cell table:style-name="ce3" office:value-type="float" office:value="0.0067532">
            <text:p>0,0067532</text:p>
          </table:table-cell>
          <table:table-cell table:style-name="ce3" office:value-type="float" office:value="0.00973107">
            <text:p>0,00973107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872739">
            <text:p>0,00872739</text:p>
          </table:table-cell>
          <table:table-cell table:style-name="ce3" office:value-type="float" office:value="7.07283">
            <text:p>7,07283</text:p>
          </table:table-cell>
          <table:table-cell table:style-name="ce3" table:formula="of:=AVERAGE([.$G$4:.G730])" office:value-type="float" office:value="32.7695189270977">
            <text:p>32,769518927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0.00157107">
            <text:p>0,00157107</text:p>
          </table:table-cell>
          <table:table-cell table:style-name="ce3" office:value-type="float" office:value="0.0858949">
            <text:p>0,0858949</text:p>
          </table:table-cell>
          <table:table-cell table:style-name="ce3" office:value-type="float" office:value="0.00660779">
            <text:p>0,00660779</text:p>
          </table:table-cell>
          <table:table-cell table:style-name="ce3" office:value-type="float" office:value="0.0269074">
            <text:p>0,0269074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68723">
            <text:p>0,00868723</text:p>
          </table:table-cell>
          <table:table-cell table:style-name="ce3" office:value-type="float" office:value="6.92157">
            <text:p>6,92157</text:p>
          </table:table-cell>
          <table:table-cell table:style-name="ce3" table:formula="of:=AVERAGE([.$G$4:.G731])" office:value-type="float" office:value="32.7340135027473">
            <text:p>32,734013502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52">
            <text:p>52</text:p>
          </table:table-cell>
          <table:table-cell table:number-columns-repeated="5"/>
        </table:table-row>
        <table:table-row table:style-name="ro1">
          <table:table-cell table:style-name="ce3" office:value-type="float" office:value="0.00161283">
            <text:p>0,00161283</text:p>
          </table:table-cell>
          <table:table-cell table:style-name="ce3" office:value-type="float" office:value="0.091227">
            <text:p>0,091227</text:p>
          </table:table-cell>
          <table:table-cell table:style-name="ce3" office:value-type="float" office:value="0.00664774">
            <text:p>0,00664774</text:p>
          </table:table-cell>
          <table:table-cell table:style-name="ce3" office:value-type="float" office:value="0.0304142">
            <text:p>0,0304142</text:p>
          </table:table-cell>
          <table:table-cell table:style-name="ce3" office:value-type="float" office:value="0.000003562">
            <text:p>0,000003562</text:p>
          </table:table-cell>
          <table:table-cell table:style-name="ce3" office:value-type="float" office:value="0.00872306">
            <text:p>0,00872306</text:p>
          </table:table-cell>
          <table:table-cell table:style-name="ce3" office:value-type="float" office:value="6.32512">
            <text:p>6,32512</text:p>
          </table:table-cell>
          <table:table-cell table:style-name="ce3" table:formula="of:=AVERAGE([.$G$4:.G732])" office:value-type="float" office:value="32.6977873113855">
            <text:p>32,697787311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0.00164427">
            <text:p>0,00164427</text:p>
          </table:table-cell>
          <table:table-cell table:style-name="ce3" office:value-type="float" office:value="0.0998696">
            <text:p>0,0998696</text:p>
          </table:table-cell>
          <table:table-cell table:style-name="ce3" office:value-type="float" office:value="0.00651099">
            <text:p>0,00651099</text:p>
          </table:table-cell>
          <table:table-cell table:style-name="ce3" office:value-type="float" office:value="0.00927816">
            <text:p>0,00927816</text:p>
          </table:table-cell>
          <table:table-cell table:style-name="ce3" office:value-type="float" office:value="0.000003353">
            <text:p>0,000003353</text:p>
          </table:table-cell>
          <table:table-cell table:style-name="ce3" office:value-type="float" office:value="0.00883634">
            <text:p>0,00883634</text:p>
          </table:table-cell>
          <table:table-cell table:style-name="ce3" office:value-type="float" office:value="7.05802">
            <text:p>7,05802</text:p>
          </table:table-cell>
          <table:table-cell table:style-name="ce3" table:formula="of:=AVERAGE([.$G$4:.G733])" office:value-type="float" office:value="32.6626643424658">
            <text:p>32,6626643425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59">
            <text:p>59</text:p>
          </table:table-cell>
          <table:table-cell table:number-columns-repeated="5"/>
        </table:table-row>
        <table:table-row table:style-name="ro1">
          <table:table-cell table:style-name="ce3" office:value-type="float" office:value="0.00235881">
            <text:p>0,00235881</text:p>
          </table:table-cell>
          <table:table-cell table:style-name="ce3" office:value-type="float" office:value="0.096619">
            <text:p>0,096619</text:p>
          </table:table-cell>
          <table:table-cell table:style-name="ce3" office:value-type="float" office:value="0.00647349">
            <text:p>0,00647349</text:p>
          </table:table-cell>
          <table:table-cell table:style-name="ce3" office:value-type="float" office:value="0.021924">
            <text:p>0,021924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90618">
            <text:p>0,00890618</text:p>
          </table:table-cell>
          <table:table-cell table:style-name="ce3" office:value-type="float" office:value="6.42971">
            <text:p>6,42971</text:p>
          </table:table-cell>
          <table:table-cell table:style-name="ce3" table:formula="of:=AVERAGE([.$G$4:.G734])" office:value-type="float" office:value="32.6267779480165">
            <text:p>32,62677794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48">
            <text:p>48</text:p>
          </table:table-cell>
          <table:table-cell table:number-columns-repeated="5"/>
        </table:table-row>
        <table:table-row table:style-name="ro1">
          <table:table-cell table:style-name="ce3" office:value-type="float" office:value="0.00161696">
            <text:p>0,00161696</text:p>
          </table:table-cell>
          <table:table-cell table:style-name="ce3" office:value-type="float" office:value="0.0846981">
            <text:p>0,0846981</text:p>
          </table:table-cell>
          <table:table-cell table:style-name="ce3" office:value-type="float" office:value="0.00675669">
            <text:p>0,00675669</text:p>
          </table:table-cell>
          <table:table-cell table:style-name="ce3" office:value-type="float" office:value="0.008116">
            <text:p>0,008116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8663">
            <text:p>0,0088663</text:p>
          </table:table-cell>
          <table:table-cell table:style-name="ce3" office:value-type="float" office:value="7.81464">
            <text:p>7,81464</text:p>
          </table:table-cell>
          <table:table-cell table:style-name="ce3" table:formula="of:=AVERAGE([.$G$4:.G735])" office:value-type="float" office:value="32.5928815846995">
            <text:p>32,5928815847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52">
            <text:p>152</text:p>
          </table:table-cell>
          <table:table-cell table:style-name="ce3" office:value-type="float" office:value="69">
            <text:p>69</text:p>
          </table:table-cell>
          <table:table-cell table:number-columns-repeated="5"/>
        </table:table-row>
        <table:table-row table:style-name="ro1">
          <table:table-cell table:style-name="ce3" office:value-type="float" office:value="0.00195198">
            <text:p>0,0019519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8.5037">
            <text:p>58,5037</text:p>
          </table:table-cell>
          <table:table-cell table:style-name="ce3" table:formula="of:=AVERAGE([.$G$4:.G736])" office:value-type="float" office:value="32.6282305866304">
            <text:p>32,628230586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52">
            <text:p>152</text:p>
          </table:table-cell>
          <table:table-cell table:style-name="ce3" office:value-type="float" office:value="69">
            <text:p>69</text:p>
          </table:table-cell>
          <table:table-cell table:number-columns-repeated="5"/>
        </table:table-row>
        <table:table-row table:style-name="ro1">
          <table:table-cell table:style-name="ce3" office:value-type="float" office:value="0.00156988">
            <text:p>0,00156988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3.3728">
            <text:p>53,3728</text:p>
          </table:table-cell>
          <table:table-cell table:style-name="ce3" table:formula="of:=AVERAGE([.$G$4:.G737])" office:value-type="float" office:value="32.6564929427794">
            <text:p>32,656492942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52">
            <text:p>152</text:p>
          </table:table-cell>
          <table:table-cell table:style-name="ce3" office:value-type="float" office:value="69">
            <text:p>69</text:p>
          </table:table-cell>
          <table:table-cell table:number-columns-repeated="5"/>
        </table:table-row>
        <table:table-row table:style-name="ro1">
          <table:table-cell table:style-name="ce3" office:value-type="float" office:value="0.00165285">
            <text:p>0,00165285</text:p>
          </table:table-cell>
          <table:table-cell table:style-name="ce3" office:value-type="float" office:value="0.0906047">
            <text:p>0,0906047</text:p>
          </table:table-cell>
          <table:table-cell table:style-name="ce3" office:value-type="float" office:value="0.00666268">
            <text:p>0,00666268</text:p>
          </table:table-cell>
          <table:table-cell table:style-name="ce3" office:value-type="float" office:value="0.0079201">
            <text:p>0,0079201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906179">
            <text:p>0,00906179</text:p>
          </table:table-cell>
          <table:table-cell table:style-name="ce3" office:value-type="float" office:value="7.07089">
            <text:p>7,07089</text:p>
          </table:table-cell>
          <table:table-cell table:style-name="ce3" table:formula="of:=AVERAGE([.$G$4:.G738])" office:value-type="float" office:value="32.6216825986395">
            <text:p>32,621682598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68">
            <text:p>68</text:p>
          </table:table-cell>
          <table:table-cell table:number-columns-repeated="5"/>
        </table:table-row>
        <table:table-row table:style-name="ro1">
          <table:table-cell table:style-name="ce3" office:value-type="float" office:value="0.00163016">
            <text:p>0,00163016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1.513">
            <text:p>41,513</text:p>
          </table:table-cell>
          <table:table-cell table:style-name="ce3" table:formula="of:=AVERAGE([.$G$4:.G739])" office:value-type="float" office:value="32.6337631929348">
            <text:p>32,633763192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68">
            <text:p>68</text:p>
          </table:table-cell>
          <table:table-cell table:number-columns-repeated="5"/>
        </table:table-row>
        <table:table-row table:style-name="ro1">
          <table:table-cell table:style-name="ce3" office:value-type="float" office:value="0.00202525">
            <text:p>0,0020252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5.8214">
            <text:p>45,8214</text:p>
          </table:table-cell>
          <table:table-cell table:style-name="ce3" table:formula="of:=AVERAGE([.$G$4:.G740])" office:value-type="float" office:value="32.6516568656717">
            <text:p>32,651656865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68">
            <text:p>68</text:p>
          </table:table-cell>
          <table:table-cell table:number-columns-repeated="5"/>
        </table:table-row>
        <table:table-row table:style-name="ro1">
          <table:table-cell table:style-name="ce3" office:value-type="float" office:value="0.00162757">
            <text:p>0,00162757</text:p>
          </table:table-cell>
          <table:table-cell table:style-name="ce3" office:value-type="float" office:value="0.015669">
            <text:p>0,015669</text:p>
          </table:table-cell>
          <table:table-cell table:style-name="ce3" office:value-type="float" office:value="0.00301839">
            <text:p>0,00301839</text:p>
          </table:table-cell>
          <table:table-cell table:style-name="ce3" office:value-type="float" office:value="0.132853">
            <text:p>0,132853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90584">
            <text:p>5,90584</text:p>
          </table:table-cell>
          <table:table-cell table:style-name="ce3" table:formula="of:=AVERAGE([.$G$4:.G741])" office:value-type="float" office:value="32.6154159214093">
            <text:p>32,615415921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22">
            <text:p>22</text:p>
          </table:table-cell>
          <table:table-cell table:number-columns-repeated="5"/>
        </table:table-row>
        <table:table-row table:style-name="ro1">
          <table:table-cell table:style-name="ce3" office:value-type="float" office:value="0.00207092">
            <text:p>0,0020709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1.4904">
            <text:p>51,4904</text:p>
          </table:table-cell>
          <table:table-cell table:style-name="ce3" table:formula="of:=AVERAGE([.$G$4:.G742])" office:value-type="float" office:value="32.6409571718539">
            <text:p>32,640957171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22">
            <text:p>22</text:p>
          </table:table-cell>
          <table:table-cell table:number-columns-repeated="5"/>
        </table:table-row>
        <table:table-row table:style-name="ro1">
          <table:table-cell table:style-name="ce3" office:value-type="float" office:value="0.00168051">
            <text:p>0,00168051</text:p>
          </table:table-cell>
          <table:table-cell table:style-name="ce3" office:value-type="float" office:value="0.0988534">
            <text:p>0,0988534</text:p>
          </table:table-cell>
          <table:table-cell table:style-name="ce3" office:value-type="float" office:value="0.0066712">
            <text:p>0,0066712</text:p>
          </table:table-cell>
          <table:table-cell table:style-name="ce3" office:value-type="float" office:value="0.0109015">
            <text:p>0,0109015</text:p>
          </table:table-cell>
          <table:table-cell table:style-name="ce3" office:value-type="float" office:value="0.000002723">
            <text:p>0,000002723</text:p>
          </table:table-cell>
          <table:table-cell table:style-name="ce3" office:value-type="float" office:value="0.00924547">
            <text:p>0,00924547</text:p>
          </table:table-cell>
          <table:table-cell table:style-name="ce3" office:value-type="float" office:value="7.03706">
            <text:p>7,03706</text:p>
          </table:table-cell>
          <table:table-cell table:style-name="ce3" table:formula="of:=AVERAGE([.$G$4:.G743])" office:value-type="float" office:value="32.6063573108109">
            <text:p>32,606357310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63">
            <text:p>63</text:p>
          </table:table-cell>
          <table:table-cell table:number-columns-repeated="5"/>
        </table:table-row>
        <table:table-row table:style-name="ro1">
          <table:table-cell table:style-name="ce3" office:value-type="float" office:value="0.00159063">
            <text:p>0,00159063</text:p>
          </table:table-cell>
          <table:table-cell table:style-name="ce3" office:value-type="float" office:value="0.0984838">
            <text:p>0,0984838</text:p>
          </table:table-cell>
          <table:table-cell table:style-name="ce3" office:value-type="float" office:value="0.00641202">
            <text:p>0,00641202</text:p>
          </table:table-cell>
          <table:table-cell table:style-name="ce3" office:value-type="float" office:value="0.0101105">
            <text:p>0,0101105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85324">
            <text:p>0,00885324</text:p>
          </table:table-cell>
          <table:table-cell table:style-name="ce3" office:value-type="float" office:value="7.02953">
            <text:p>7,02953</text:p>
          </table:table-cell>
          <table:table-cell table:style-name="ce3" table:formula="of:=AVERAGE([.$G$4:.G744])" office:value-type="float" office:value="32.5718406747639">
            <text:p>32,571840674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59">
            <text:p>59</text:p>
          </table:table-cell>
          <table:table-cell table:number-columns-repeated="5"/>
        </table:table-row>
        <table:table-row table:style-name="ro1">
          <table:table-cell table:style-name="ce3" office:value-type="float" office:value="0.0018255">
            <text:p>0,0018255</text:p>
          </table:table-cell>
          <table:table-cell table:style-name="ce3" office:value-type="float" office:value="0.0944208">
            <text:p>0,0944208</text:p>
          </table:table-cell>
          <table:table-cell table:style-name="ce3" office:value-type="float" office:value="0.00713299">
            <text:p>0,00713299</text:p>
          </table:table-cell>
          <table:table-cell table:style-name="ce3" office:value-type="float" office:value="0.0328592">
            <text:p>0,0328592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8471">
            <text:p>0,0088471</text:p>
          </table:table-cell>
          <table:table-cell table:style-name="ce3" office:value-type="float" office:value="6.16037">
            <text:p>6,16037</text:p>
          </table:table-cell>
          <table:table-cell table:style-name="ce3" table:formula="of:=AVERAGE([.$G$4:.G745])" office:value-type="float" office:value="32.5362457008087">
            <text:p>32,5362457008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48">
            <text:p>48</text:p>
          </table:table-cell>
          <table:table-cell table:number-columns-repeated="5"/>
        </table:table-row>
        <table:table-row table:style-name="ro1">
          <table:table-cell table:style-name="ce3" office:value-type="float" office:value="0.00161109">
            <text:p>0,00161109</text:p>
          </table:table-cell>
          <table:table-cell table:style-name="ce3" office:value-type="float" office:value="0.103501">
            <text:p>0,103501</text:p>
          </table:table-cell>
          <table:table-cell table:style-name="ce3" office:value-type="float" office:value="0.00696222">
            <text:p>0,00696222</text:p>
          </table:table-cell>
          <table:table-cell table:style-name="ce3" office:value-type="float" office:value="0.0220504">
            <text:p>0,0220504</text:p>
          </table:table-cell>
          <table:table-cell table:style-name="ce3" office:value-type="float" office:value="0.000003492">
            <text:p>0,000003492</text:p>
          </table:table-cell>
          <table:table-cell table:style-name="ce3" office:value-type="float" office:value="0.00888488">
            <text:p>0,00888488</text:p>
          </table:table-cell>
          <table:table-cell table:style-name="ce3" office:value-type="float" office:value="6.22561">
            <text:p>6,22561</text:p>
          </table:table-cell>
          <table:table-cell table:style-name="ce3" table:formula="of:=AVERAGE([.$G$4:.G746])" office:value-type="float" office:value="32.500834347241">
            <text:p>32,500834347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47">
            <text:p>47</text:p>
          </table:table-cell>
          <table:table-cell table:number-columns-repeated="5"/>
        </table:table-row>
        <table:table-row table:style-name="ro1">
          <table:table-cell table:style-name="ce3" office:value-type="float" office:value="0.00220627">
            <text:p>0,00220627</text:p>
          </table:table-cell>
          <table:table-cell table:style-name="ce3" office:value-type="float" office:value="0.0620207">
            <text:p>0,0620207</text:p>
          </table:table-cell>
          <table:table-cell table:style-name="ce3" office:value-type="float" office:value="0.00617422">
            <text:p>0,00617422</text:p>
          </table:table-cell>
          <table:table-cell table:style-name="ce3" office:value-type="float" office:value="0.0244799">
            <text:p>0,0244799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902002">
            <text:p>0,00902002</text:p>
          </table:table-cell>
          <table:table-cell table:style-name="ce3" office:value-type="float" office:value="8.17292">
            <text:p>8,17292</text:p>
          </table:table-cell>
          <table:table-cell table:style-name="ce3" table:formula="of:=AVERAGE([.$G$4:.G747])" office:value-type="float" office:value="32.4681355376345">
            <text:p>32,4681355376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134">
            <text:p>134</text:p>
          </table:table-cell>
          <table:table-cell table:style-name="ce3" office:value-type="float" office:value="46">
            <text:p>46</text:p>
          </table:table-cell>
          <table:table-cell table:number-columns-repeated="5"/>
        </table:table-row>
        <table:table-row table:style-name="ro1">
          <table:table-cell table:style-name="ce3" office:value-type="float" office:value="0.00341271">
            <text:p>0,00341271</text:p>
          </table:table-cell>
          <table:table-cell table:style-name="ce3" office:value-type="float" office:value="0.0879519">
            <text:p>0,0879519</text:p>
          </table:table-cell>
          <table:table-cell table:style-name="ce3" office:value-type="float" office:value="0.00617694">
            <text:p>0,00617694</text:p>
          </table:table-cell>
          <table:table-cell table:style-name="ce3" office:value-type="float" office:value="0.0470705">
            <text:p>0,0470705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.0089272">
            <text:p>0,0089272</text:p>
          </table:table-cell>
          <table:table-cell table:style-name="ce3" office:value-type="float" office:value="5.898">
            <text:p>5,898</text:p>
          </table:table-cell>
          <table:table-cell table:style-name="ce3" table:formula="of:=AVERAGE([.$G$4:.G748])" office:value-type="float" office:value="32.4324709261746">
            <text:p>32,432470926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39">
            <text:p>39</text:p>
          </table:table-cell>
          <table:table-cell table:number-columns-repeated="5"/>
        </table:table-row>
        <table:table-row table:style-name="ro1">
          <table:table-cell table:style-name="ce3" table:formula="of:=AVERAGE([.A4:.A748])" office:value-type="float" office:value="0.0019936937852349">
            <text:p>0,0019936938</text:p>
          </table:table-cell>
          <table:table-cell table:style-name="ce3" table:formula="of:=AVERAGE([.B4:.B748])" office:value-type="float" office:value="0.0370759645503355">
            <text:p>0,0370759646</text:p>
          </table:table-cell>
          <table:table-cell table:style-name="ce3" table:formula="of:=AVERAGE([.C4:.C748])" office:value-type="float" office:value="0.00177570114362416">
            <text:p>0,0017757011</text:p>
          </table:table-cell>
          <table:table-cell table:style-name="ce3" table:formula="of:=AVERAGE([.D4:.D748])" office:value-type="float" office:value="0.0254000870979866">
            <text:p>0,0254000871</text:p>
          </table:table-cell>
          <table:table-cell table:style-name="ce3" table:formula="of:=AVERAGE([.E4:.E748])" office:value-type="float" office:value="0.00000114277181208054">
            <text:p>1,14277181208054E-006</text:p>
          </table:table-cell>
          <table:table-cell table:style-name="ce3" table:formula="of:=AVERAGE([.F4:.F748])" office:value-type="float" office:value="0.0021587611409396">
            <text:p>0,0021587611</text:p>
          </table:table-cell>
          <table:table-cell table:style-name="ce3" table:formula="of:=AVERAGE([.G4:.G748])" office:value-type="float" office:value="32.4324709261746">
            <text:p>32,4324709262</text:p>
          </table:table-cell>
          <table:table-cell table:style-name="ce3"/>
          <table:table-cell table:style-name="ce7"/>
          <table:table-cell table:style-name="ce3" table:number-columns-repeated="3"/>
          <table:table-cell table:number-columns-repeated="5"/>
        </table:table-row>
        <table:table-row table:style-name="ro1" table:number-rows-repeated="115">
          <table:table-cell table:style-name="ce3" table:number-columns-repeated="8"/>
          <table:table-cell table:style-name="ce7"/>
          <table:table-cell table:style-name="ce3" table:number-columns-repeated="3"/>
          <table:table-cell table:number-columns-repeated="5"/>
        </table:table-row>
        <table:table-row table:style-name="ro1" table:number-rows-repeated="104771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Hoja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row table:style-name="ro2">
          <table:table-cell/>
          <table:table-cell table:style-name="ce2" office:value-type="string">
            <text:p>Detección </text:p>
            <text:p>Movimiento</text:p>
          </table:table-cell>
          <table:table-cell table:style-name="ce2" office:value-type="string">
            <text:p>Extracción y </text:p>
            <text:p>Descripción</text:p>
          </table:table-cell>
          <table:table-cell table:style-name="ce2" office:value-type="string">
            <text:p>Correspondencias</text:p>
          </table:table-cell>
          <table:table-cell table:style-name="ce2" office:value-type="string">
            <text:p>Homografía</text:p>
          </table:table-cell>
          <table:table-cell table:style-name="ce2" office:value-type="string">
            <text:p>Comprobación</text:p>
            <text:p>Convexidad y </text:p>
            <text:p>Vértices</text:p>
          </table:table-cell>
          <table:table-cell table:style-name="ce2" office:value-type="string">
            <text:p>Transf. Persp.</text:p>
            <text:p>Imagen AR</text:p>
          </table:table-cell>
          <table:table-cell table:style-name="ce2" office:value-type="string">
            <text:p>FPS</text:p>
          </table:table-cell>
          <table:table-cell table:style-name="ce2" office:value-type="string">
            <text:p>FPS </text:p>
            <text:p>Acum</text:p>
          </table:table-cell>
          <table:table-cell table:style-name="ce11" office:value-type="string">
            <text:p>Hace todo</text:p>
            <text:p>El proceso?</text:p>
          </table:table-cell>
          <table:table-cell table:style-name="ce2" office:value-type="string">
            <text:p>Total puntos</text:p>
            <text:p>Detectados</text:p>
            <text:p>Imagen objeto</text:p>
          </table:table-cell>
          <table:table-cell table:style-name="ce2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2" office:value-type="string">
            <text:p>Coincidencias</text:p>
            <text:p>Válidas</text:p>
            <text:p>Estimadas</text:p>
            <text:p>Homografía</text:p>
          </table:table-cell>
          <table:table-cell table:number-columns-repeated="5"/>
        </table:table-row>
        <table:table-row table:style-name="ro1">
          <table:table-cell office:value-type="float" office:value="256">
            <text:p>256</text:p>
          </table:table-cell>
          <table:table-cell table:style-name="ce3" office:value-type="float" office:value="0.00157449">
            <text:p>0,00157449</text:p>
          </table:table-cell>
          <table:table-cell table:style-name="ce3" office:value-type="float" office:value="0.0544066">
            <text:p>0,0544066</text:p>
          </table:table-cell>
          <table:table-cell table:style-name="ce3" office:value-type="float" office:value="0.00503469">
            <text:p>0,00503469</text:p>
          </table:table-cell>
          <table:table-cell table:style-name="ce3" office:value-type="float" office:value="0.139854">
            <text:p>0,139854</text:p>
          </table:table-cell>
          <table:table-cell table:style-name="ce3" office:value-type="float" office:value="0.000006077">
            <text:p>0,000006077</text:p>
          </table:table-cell>
          <table:table-cell table:style-name="ce3" office:value-type="float" office:value="0.00893524">
            <text:p>0,00893524</text:p>
          </table:table-cell>
          <table:table-cell table:style-name="ce3" office:value-type="float" office:value="4.43607">
            <text:p>4,43607</text:p>
          </table:table-cell>
          <table:table-cell table:style-name="ce3" table:formula="of:=AVERAGE([.H2])" office:value-type="float" office:value="4.43607">
            <text:p>4,4360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57">
            <text:p>257</text:p>
          </table:table-cell>
          <table:table-cell table:style-name="ce3" office:value-type="float" office:value="0.00163211">
            <text:p>0,00163211</text:p>
          </table:table-cell>
          <table:table-cell table:style-name="ce3" office:value-type="float" office:value="0.0593047">
            <text:p>0,0593047</text:p>
          </table:table-cell>
          <table:table-cell table:style-name="ce3" office:value-type="float" office:value="0.0058512">
            <text:p>0,0058512</text:p>
          </table:table-cell>
          <table:table-cell table:style-name="ce3" office:value-type="float" office:value="0.122612">
            <text:p>0,122612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82935">
            <text:p>0,00882935</text:p>
          </table:table-cell>
          <table:table-cell table:style-name="ce3" office:value-type="float" office:value="4.64784">
            <text:p>4,64784</text:p>
          </table:table-cell>
          <table:table-cell table:style-name="ce3" table:formula="of:=AVERAGE([.$H$2:.H3])" office:value-type="float" office:value="4.541955">
            <text:p>4,54195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5">
            <text:p>15</text:p>
          </table:table-cell>
          <table:table-cell/>
          <table:table-cell table:style-name="ce14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prom</text:p>
          </table:table-cell>
        </table:table-row>
        <table:table-row table:style-name="ro3">
          <table:table-cell office:value-type="float" office:value="258">
            <text:p>258</text:p>
          </table:table-cell>
          <table:table-cell table:style-name="ce3" office:value-type="float" office:value="0.0048802">
            <text:p>0,0048802</text:p>
          </table:table-cell>
          <table:table-cell table:style-name="ce3" office:value-type="float" office:value="0.0585795">
            <text:p>0,0585795</text:p>
          </table:table-cell>
          <table:table-cell table:style-name="ce3" office:value-type="float" office:value="0.00439907">
            <text:p>0,00439907</text:p>
          </table:table-cell>
          <table:table-cell table:style-name="ce3" office:value-type="float" office:value="0.122505">
            <text:p>0,122505</text:p>
          </table:table-cell>
          <table:table-cell table:style-name="ce3" office:value-type="float" office:value="0.000003631">
            <text:p>0,000003631</text:p>
          </table:table-cell>
          <table:table-cell table:style-name="ce3" office:value-type="float" office:value="0.00881916">
            <text:p>0,00881916</text:p>
          </table:table-cell>
          <table:table-cell table:style-name="ce3" office:value-type="float" office:value="4.65211">
            <text:p>4,65211</text:p>
          </table:table-cell>
          <table:table-cell table:style-name="ce3" table:formula="of:=AVERAGE([.$H$2:.H4])" office:value-type="float" office:value="4.57867333333333">
            <text:p>4,578673333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16">
            <text:p>16</text:p>
          </table:table-cell>
          <table:table-cell/>
          <table:table-cell table:style-name="ce2" office:value-type="string">
            <text:p>Total puntos</text:p>
            <text:p>Detectados</text:p>
            <text:p>Imagen objeto</text:p>
          </table:table-cell>
          <table:table-cell table:formula="of:=MIN([.K$2:.K$179])" office:value-type="float" office:value="35">
            <text:p>35</text:p>
          </table:table-cell>
          <table:table-cell table:formula="of:=MAX([.K$2:.K$179])" office:value-type="float" office:value="163">
            <text:p>163</text:p>
          </table:table-cell>
          <table:table-cell table:formula="of:=AVERAGE([.K$2:.K$179])" office:value-type="float" office:value="85.2696629213483">
            <text:p>85,2696629213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table:style-name="ce3" office:value-type="float" office:value="0.00205863">
            <text:p>0,00205863</text:p>
          </table:table-cell>
          <table:table-cell table:style-name="ce3" office:value-type="float" office:value="0.079051">
            <text:p>0,079051</text:p>
          </table:table-cell>
          <table:table-cell table:style-name="ce3" office:value-type="float" office:value="0.00540729">
            <text:p>0,00540729</text:p>
          </table:table-cell>
          <table:table-cell table:style-name="ce3" office:value-type="float" office:value="0.154827">
            <text:p>0,154827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95207">
            <text:p>0,00895207</text:p>
          </table:table-cell>
          <table:table-cell table:style-name="ce3" office:value-type="float" office:value="3.69352">
            <text:p>3,69352</text:p>
          </table:table-cell>
          <table:table-cell table:style-name="ce3" table:formula="of:=AVERAGE([.$H$2:.H5])" office:value-type="float" office:value="4.357385">
            <text:p>4,35738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5">
            <text:p>15</text:p>
          </table:table-cell>
          <table:table-cell/>
          <table:table-cell table:style-name="ce2" office:value-type="string">
            <text:p>Coincidencias</text:p>
            <text:p>Válidas por</text:p>
            <text:p>Validación vecino</text:p>
            <text:p>Más cercano</text:p>
          </table:table-cell>
          <table:table-cell table:formula="of:=MIN([.L$2:.L$179])" office:value-type="float" office:value="87">
            <text:p>87</text:p>
          </table:table-cell>
          <table:table-cell table:formula="of:=MAX([.L$2:.L$179])" office:value-type="float" office:value="159">
            <text:p>159</text:p>
          </table:table-cell>
          <table:table-cell table:formula="of:=AVERAGE([.L$2:.L$179])" office:value-type="float" office:value="126.387640449438">
            <text:p>126,3876404494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table:style-name="ce3" office:value-type="float" office:value="0.0016539">
            <text:p>0,0016539</text:p>
          </table:table-cell>
          <table:table-cell table:style-name="ce3" office:value-type="float" office:value="0.0659012">
            <text:p>0,0659012</text:p>
          </table:table-cell>
          <table:table-cell table:style-name="ce3" office:value-type="float" office:value="0.00608796">
            <text:p>0,00608796</text:p>
          </table:table-cell>
          <table:table-cell table:style-name="ce3" office:value-type="float" office:value="0.123103">
            <text:p>0,123103</text:p>
          </table:table-cell>
          <table:table-cell table:style-name="ce3" office:value-type="float" office:value="0.000003701">
            <text:p>0,000003701</text:p>
          </table:table-cell>
          <table:table-cell table:style-name="ce3" office:value-type="float" office:value="0.0088772">
            <text:p>0,0088772</text:p>
          </table:table-cell>
          <table:table-cell table:style-name="ce3" office:value-type="float" office:value="4.38776">
            <text:p>4,38776</text:p>
          </table:table-cell>
          <table:table-cell table:style-name="ce3" table:formula="of:=AVERAGE([.$H$2:.H6])" office:value-type="float" office:value="4.36346">
            <text:p>4,36346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21">
            <text:p>21</text:p>
          </table:table-cell>
          <table:table-cell/>
          <table:table-cell table:style-name="ce2" office:value-type="string">
            <text:p>Coincidencias</text:p>
            <text:p>Válidas</text:p>
            <text:p>Estimadas</text:p>
            <text:p>Homografía</text:p>
          </table:table-cell>
          <table:table-cell table:formula="of:=MIN([.M$2:.M$179])" office:value-type="float" office:value="14">
            <text:p>14</text:p>
          </table:table-cell>
          <table:table-cell table:formula="of:=MAX([.M$2:.M$179])" office:value-type="float" office:value="81">
            <text:p>81</text:p>
          </table:table-cell>
          <table:table-cell table:formula="of:=AVERAGE([.M$2:.M$179])" office:value-type="float" office:value="40.9887640449438">
            <text:p>40,988764044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style-name="ce3" office:value-type="float" office:value="0.00164392">
            <text:p>0,00164392</text:p>
          </table:table-cell>
          <table:table-cell table:style-name="ce3" office:value-type="float" office:value="0.0737347">
            <text:p>0,0737347</text:p>
          </table:table-cell>
          <table:table-cell table:style-name="ce3" office:value-type="float" office:value="0.00646427">
            <text:p>0,00646427</text:p>
          </table:table-cell>
          <table:table-cell table:style-name="ce3" office:value-type="float" office:value="0.0768075">
            <text:p>0,0768075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917598">
            <text:p>0,00917598</text:p>
          </table:table-cell>
          <table:table-cell table:style-name="ce3" office:value-type="float" office:value="5.36009">
            <text:p>5,36009</text:p>
          </table:table-cell>
          <table:table-cell table:style-name="ce3" table:formula="of:=AVERAGE([.$H$2:.H7])" office:value-type="float" office:value="4.529565">
            <text:p>4,52956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5">
            <text:p>265</text:p>
          </table:table-cell>
          <table:table-cell table:style-name="ce3" office:value-type="float" office:value="0.00164587">
            <text:p>0,00164587</text:p>
          </table:table-cell>
          <table:table-cell table:style-name="ce3" office:value-type="float" office:value="0.0928571">
            <text:p>0,0928571</text:p>
          </table:table-cell>
          <table:table-cell table:style-name="ce3" office:value-type="float" office:value="0.0065962">
            <text:p>0,0065962</text:p>
          </table:table-cell>
          <table:table-cell table:style-name="ce3" office:value-type="float" office:value="0.0672363">
            <text:p>0,0672363</text:p>
          </table:table-cell>
          <table:table-cell table:style-name="ce3" office:value-type="float" office:value="0.000003423">
            <text:p>0,000003423</text:p>
          </table:table-cell>
          <table:table-cell table:style-name="ce3" office:value-type="float" office:value="0.0089337">
            <text:p>0,0089337</text:p>
          </table:table-cell>
          <table:table-cell table:style-name="ce3" office:value-type="float" office:value="5.09139">
            <text:p>5,09139</text:p>
          </table:table-cell>
          <table:table-cell table:style-name="ce3" table:formula="of:=AVERAGE([.$H$2:.H8])" office:value-type="float" office:value="4.60982571428571">
            <text:p>4,609825714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267">
            <text:p>267</text:p>
          </table:table-cell>
          <table:table-cell table:style-name="ce3" office:value-type="float" office:value="0.00162129">
            <text:p>0,00162129</text:p>
          </table:table-cell>
          <table:table-cell table:style-name="ce3" office:value-type="float" office:value="0.073297">
            <text:p>0,073297</text:p>
          </table:table-cell>
          <table:table-cell table:style-name="ce3" office:value-type="float" office:value="0.00623638">
            <text:p>0,00623638</text:p>
          </table:table-cell>
          <table:table-cell table:style-name="ce3" office:value-type="float" office:value="0.0348262">
            <text:p>0,0348262</text:p>
          </table:table-cell>
          <table:table-cell table:style-name="ce3" office:value-type="float" office:value="0.000003632">
            <text:p>0,000003632</text:p>
          </table:table-cell>
          <table:table-cell table:style-name="ce3" office:value-type="float" office:value="0.00898915">
            <text:p>0,00898915</text:p>
          </table:table-cell>
          <table:table-cell table:style-name="ce3" office:value-type="float" office:value="7.0363">
            <text:p>7,0363</text:p>
          </table:table-cell>
          <table:table-cell table:style-name="ce3" table:formula="of:=AVERAGE([.$H$2:.H9])" office:value-type="float" office:value="4.913135">
            <text:p>4,91313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268">
            <text:p>268</text:p>
          </table:table-cell>
          <table:table-cell table:style-name="ce3" office:value-type="float" office:value="0.0016502">
            <text:p>0,0016502</text:p>
          </table:table-cell>
          <table:table-cell table:style-name="ce3" office:value-type="float" office:value="0.0700872">
            <text:p>0,0700872</text:p>
          </table:table-cell>
          <table:table-cell table:style-name="ce3" office:value-type="float" office:value="0.00515838">
            <text:p>0,00515838</text:p>
          </table:table-cell>
          <table:table-cell table:style-name="ce3" office:value-type="float" office:value="0.0940178">
            <text:p>0,0940178</text:p>
          </table:table-cell>
          <table:table-cell table:style-name="ce3" office:value-type="float" office:value="0.000003283">
            <text:p>0,000003283</text:p>
          </table:table-cell>
          <table:table-cell table:style-name="ce3" office:value-type="float" office:value="0.00893139">
            <text:p>0,00893139</text:p>
          </table:table-cell>
          <table:table-cell table:style-name="ce3" office:value-type="float" office:value="5.02149">
            <text:p>5,02149</text:p>
          </table:table-cell>
          <table:table-cell table:style-name="ce3" table:formula="of:=AVERAGE([.$H$2:.H10])" office:value-type="float" office:value="4.92517444444445">
            <text:p>4,9251744444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69">
            <text:p>269</text:p>
          </table:table-cell>
          <table:table-cell table:style-name="ce3" office:value-type="float" office:value="0.00161877">
            <text:p>0,00161877</text:p>
          </table:table-cell>
          <table:table-cell table:style-name="ce3" office:value-type="float" office:value="0.0722633">
            <text:p>0,0722633</text:p>
          </table:table-cell>
          <table:table-cell table:style-name="ce3" office:value-type="float" office:value="0.00570887">
            <text:p>0,00570887</text:p>
          </table:table-cell>
          <table:table-cell table:style-name="ce3" office:value-type="float" office:value="0.0235302">
            <text:p>0,0235302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90667">
            <text:p>0,00890667</text:p>
          </table:table-cell>
          <table:table-cell table:style-name="ce3" office:value-type="float" office:value="7.74516">
            <text:p>7,74516</text:p>
          </table:table-cell>
          <table:table-cell table:style-name="ce3" table:formula="of:=AVERAGE([.$H$2:.H11])" office:value-type="float" office:value="5.207173">
            <text:p>5,20717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270">
            <text:p>270</text:p>
          </table:table-cell>
          <table:table-cell table:style-name="ce3" office:value-type="float" office:value="0.00161263">
            <text:p>0,00161263</text:p>
          </table:table-cell>
          <table:table-cell table:style-name="ce3" office:value-type="float" office:value="0.0834989">
            <text:p>0,0834989</text:p>
          </table:table-cell>
          <table:table-cell table:style-name="ce3" office:value-type="float" office:value="0.00422586">
            <text:p>0,00422586</text:p>
          </table:table-cell>
          <table:table-cell table:style-name="ce3" office:value-type="float" office:value="0.123515">
            <text:p>0,123515</text:p>
          </table:table-cell>
          <table:table-cell table:style-name="ce3" office:value-type="float" office:value="0.000003632">
            <text:p>0,000003632</text:p>
          </table:table-cell>
          <table:table-cell table:style-name="ce3" office:value-type="float" office:value="0.00923255">
            <text:p>0,00923255</text:p>
          </table:table-cell>
          <table:table-cell table:style-name="ce3" office:value-type="float" office:value="4.1834">
            <text:p>4,1834</text:p>
          </table:table-cell>
          <table:table-cell table:style-name="ce3" table:formula="of:=AVERAGE([.$H$2:.H12])" office:value-type="float" office:value="5.11410272727273">
            <text:p>5,114102727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71">
            <text:p>271</text:p>
          </table:table-cell>
          <table:table-cell table:style-name="ce3" office:value-type="float" office:value="0.00176998">
            <text:p>0,00176998</text:p>
          </table:table-cell>
          <table:table-cell table:style-name="ce3" office:value-type="float" office:value="0.0803675">
            <text:p>0,0803675</text:p>
          </table:table-cell>
          <table:table-cell table:style-name="ce3" office:value-type="float" office:value="0.00616758">
            <text:p>0,00616758</text:p>
          </table:table-cell>
          <table:table-cell table:style-name="ce3" office:value-type="float" office:value="0.0128009">
            <text:p>0,0128009</text:p>
          </table:table-cell>
          <table:table-cell table:style-name="ce3" office:value-type="float" office:value="0.000002934">
            <text:p>0,000002934</text:p>
          </table:table-cell>
          <table:table-cell table:style-name="ce3" office:value-type="float" office:value="0.00880889">
            <text:p>0,00880889</text:p>
          </table:table-cell>
          <table:table-cell table:style-name="ce3" office:value-type="float" office:value="7.81042">
            <text:p>7,81042</text:p>
          </table:table-cell>
          <table:table-cell table:style-name="ce3" table:formula="of:=AVERAGE([.$H$2:.H13])" office:value-type="float" office:value="5.33879583333333">
            <text:p>5,338795833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34">
            <text:p>134</text:p>
          </table:table-cell>
          <table:table-cell table:style-name="ce3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272">
            <text:p>272</text:p>
          </table:table-cell>
          <table:table-cell table:style-name="ce3" office:value-type="float" office:value="0.00166584">
            <text:p>0,00166584</text:p>
          </table:table-cell>
          <table:table-cell table:style-name="ce3" office:value-type="float" office:value="0.0787822">
            <text:p>0,0787822</text:p>
          </table:table-cell>
          <table:table-cell table:style-name="ce3" office:value-type="float" office:value="0.00589541">
            <text:p>0,00589541</text:p>
          </table:table-cell>
          <table:table-cell table:style-name="ce3" office:value-type="float" office:value="0.0175753">
            <text:p>0,0175753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873675">
            <text:p>0,00873675</text:p>
          </table:table-cell>
          <table:table-cell table:style-name="ce3" office:value-type="float" office:value="7.73651">
            <text:p>7,73651</text:p>
          </table:table-cell>
          <table:table-cell table:style-name="ce3" table:formula="of:=AVERAGE([.$H$2:.H14])" office:value-type="float" office:value="5.52323538461538">
            <text:p>5,5232353846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273">
            <text:p>273</text:p>
          </table:table-cell>
          <table:table-cell table:style-name="ce3" office:value-type="float" office:value="0.00164405">
            <text:p>0,00164405</text:p>
          </table:table-cell>
          <table:table-cell table:style-name="ce3" office:value-type="float" office:value="0.0869194">
            <text:p>0,0869194</text:p>
          </table:table-cell>
          <table:table-cell table:style-name="ce3" office:value-type="float" office:value="0.00640099">
            <text:p>0,00640099</text:p>
          </table:table-cell>
          <table:table-cell table:style-name="ce3" office:value-type="float" office:value="0.00766322">
            <text:p>0,00766322</text:p>
          </table:table-cell>
          <table:table-cell table:style-name="ce3" office:value-type="float" office:value="0.000002584">
            <text:p>0,000002584</text:p>
          </table:table-cell>
          <table:table-cell table:style-name="ce3" office:value-type="float" office:value="0.00938152">
            <text:p>0,00938152</text:p>
          </table:table-cell>
          <table:table-cell table:style-name="ce3" office:value-type="float" office:value="7.68669">
            <text:p>7,68669</text:p>
          </table:table-cell>
          <table:table-cell table:style-name="ce3" table:formula="of:=AVERAGE([.$H$2:.H15])" office:value-type="float" office:value="5.67776785714286">
            <text:p>5,677767857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276">
            <text:p>276</text:p>
          </table:table-cell>
          <table:table-cell table:style-name="ce3" office:value-type="float" office:value="0.00171438">
            <text:p>0,00171438</text:p>
          </table:table-cell>
          <table:table-cell table:style-name="ce3" office:value-type="float" office:value="0.10935">
            <text:p>0,10935</text:p>
          </table:table-cell>
          <table:table-cell table:style-name="ce3" office:value-type="float" office:value="0.00584645">
            <text:p>0,00584645</text:p>
          </table:table-cell>
          <table:table-cell table:style-name="ce3" office:value-type="float" office:value="0.116958">
            <text:p>0,116958</text:p>
          </table:table-cell>
          <table:table-cell table:style-name="ce3" office:value-type="float" office:value="0.000003353">
            <text:p>0,000003353</text:p>
          </table:table-cell>
          <table:table-cell table:style-name="ce3" office:value-type="float" office:value="0.00921697">
            <text:p>0,00921697</text:p>
          </table:table-cell>
          <table:table-cell table:style-name="ce3" office:value-type="float" office:value="3.83828">
            <text:p>3,83828</text:p>
          </table:table-cell>
          <table:table-cell table:style-name="ce3" table:formula="of:=AVERAGE([.$H$2:.H16])" office:value-type="float" office:value="5.55513533333333">
            <text:p>5,555135333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279">
            <text:p>279</text:p>
          </table:table-cell>
          <table:table-cell table:style-name="ce3" office:value-type="float" office:value="0.00201882">
            <text:p>0,00201882</text:p>
          </table:table-cell>
          <table:table-cell table:style-name="ce3" office:value-type="float" office:value="0.107289">
            <text:p>0,107289</text:p>
          </table:table-cell>
          <table:table-cell table:style-name="ce3" office:value-type="float" office:value="0.00591189">
            <text:p>0,00591189</text:p>
          </table:table-cell>
          <table:table-cell table:style-name="ce3" office:value-type="float" office:value="0.105857">
            <text:p>0,105857</text:p>
          </table:table-cell>
          <table:table-cell table:style-name="ce3" office:value-type="float" office:value="0.000002864">
            <text:p>0,000002864</text:p>
          </table:table-cell>
          <table:table-cell table:style-name="ce3" office:value-type="float" office:value="0.00918707">
            <text:p>0,00918707</text:p>
          </table:table-cell>
          <table:table-cell table:style-name="ce3" office:value-type="float" office:value="4.02267">
            <text:p>4,02267</text:p>
          </table:table-cell>
          <table:table-cell table:style-name="ce3" table:formula="of:=AVERAGE([.$H$2:.H17])" office:value-type="float" office:value="5.45935625">
            <text:p>5,4593562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281">
            <text:p>281</text:p>
          </table:table-cell>
          <table:table-cell table:style-name="ce3" office:value-type="float" office:value="0.00160494">
            <text:p>0,00160494</text:p>
          </table:table-cell>
          <table:table-cell table:style-name="ce3" office:value-type="float" office:value="0.109179">
            <text:p>0,109179</text:p>
          </table:table-cell>
          <table:table-cell table:style-name="ce3" office:value-type="float" office:value="0.00686626">
            <text:p>0,00686626</text:p>
          </table:table-cell>
          <table:table-cell table:style-name="ce3" office:value-type="float" office:value="0.0228633">
            <text:p>0,0228633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918107">
            <text:p>0,00918107</text:p>
          </table:table-cell>
          <table:table-cell table:style-name="ce3" office:value-type="float" office:value="6.02573">
            <text:p>6,02573</text:p>
          </table:table-cell>
          <table:table-cell table:style-name="ce3" table:formula="of:=AVERAGE([.$H$2:.H18])" office:value-type="float" office:value="5.49267235294118">
            <text:p>5,4926723529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282">
            <text:p>282</text:p>
          </table:table-cell>
          <table:table-cell table:style-name="ce3" office:value-type="float" office:value="0.00159091">
            <text:p>0,00159091</text:p>
          </table:table-cell>
          <table:table-cell table:style-name="ce3" office:value-type="float" office:value="0.118725">
            <text:p>0,118725</text:p>
          </table:table-cell>
          <table:table-cell table:style-name="ce3" office:value-type="float" office:value="0.00574833">
            <text:p>0,00574833</text:p>
          </table:table-cell>
          <table:table-cell table:style-name="ce3" office:value-type="float" office:value="0.0987365">
            <text:p>0,0987365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9131">
            <text:p>0,009131</text:p>
          </table:table-cell>
          <table:table-cell table:style-name="ce3" office:value-type="float" office:value="3.99442">
            <text:p>3,99442</text:p>
          </table:table-cell>
          <table:table-cell table:style-name="ce3" table:formula="of:=AVERAGE([.$H$2:.H19])" office:value-type="float" office:value="5.40943611111111">
            <text:p>5,409436111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283">
            <text:p>283</text:p>
          </table:table-cell>
          <table:table-cell table:style-name="ce3" office:value-type="float" office:value="0.0015768">
            <text:p>0,0015768</text:p>
          </table:table-cell>
          <table:table-cell table:style-name="ce3" office:value-type="float" office:value="0.108414">
            <text:p>0,108414</text:p>
          </table:table-cell>
          <table:table-cell table:style-name="ce3" office:value-type="float" office:value="0.00645079">
            <text:p>0,00645079</text:p>
          </table:table-cell>
          <table:table-cell table:style-name="ce3" office:value-type="float" office:value="0.0209412">
            <text:p>0,0209412</text:p>
          </table:table-cell>
          <table:table-cell table:style-name="ce3" office:value-type="float" office:value="0.000003212">
            <text:p>0,000003212</text:p>
          </table:table-cell>
          <table:table-cell table:style-name="ce3" office:value-type="float" office:value="0.00915984">
            <text:p>0,00915984</text:p>
          </table:table-cell>
          <table:table-cell table:style-name="ce3" office:value-type="float" office:value="6.11812">
            <text:p>6,11812</text:p>
          </table:table-cell>
          <table:table-cell table:style-name="ce3" table:formula="of:=AVERAGE([.$H$2:.H20])" office:value-type="float" office:value="5.4467352631579">
            <text:p>5,446735263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284">
            <text:p>284</text:p>
          </table:table-cell>
          <table:table-cell table:style-name="ce3" office:value-type="float" office:value="0.00159573">
            <text:p>0,00159573</text:p>
          </table:table-cell>
          <table:table-cell table:style-name="ce3" office:value-type="float" office:value="0.111577">
            <text:p>0,111577</text:p>
          </table:table-cell>
          <table:table-cell table:style-name="ce3" office:value-type="float" office:value="0.00676444">
            <text:p>0,00676444</text:p>
          </table:table-cell>
          <table:table-cell table:style-name="ce3" office:value-type="float" office:value="0.00687821">
            <text:p>0,00687821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915943">
            <text:p>0,00915943</text:p>
          </table:table-cell>
          <table:table-cell table:style-name="ce3" office:value-type="float" office:value="6.50754">
            <text:p>6,50754</text:p>
          </table:table-cell>
          <table:table-cell table:style-name="ce3" table:formula="of:=AVERAGE([.$H$2:.H21])" office:value-type="float" office:value="5.4997755">
            <text:p>5,499775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285">
            <text:p>285</text:p>
          </table:table-cell>
          <table:table-cell table:style-name="ce3" office:value-type="float" office:value="0.00327742">
            <text:p>0,00327742</text:p>
          </table:table-cell>
          <table:table-cell table:style-name="ce3" office:value-type="float" office:value="0.108562">
            <text:p>0,108562</text:p>
          </table:table-cell>
          <table:table-cell table:style-name="ce3" office:value-type="float" office:value="0.00624538">
            <text:p>0,00624538</text:p>
          </table:table-cell>
          <table:table-cell table:style-name="ce3" office:value-type="float" office:value="0.0322705">
            <text:p>0,0322705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0914441">
            <text:p>0,00914441</text:p>
          </table:table-cell>
          <table:table-cell table:style-name="ce3" office:value-type="float" office:value="5.64191">
            <text:p>5,64191</text:p>
          </table:table-cell>
          <table:table-cell table:style-name="ce3" table:formula="of:=AVERAGE([.$H$2:.H22])" office:value-type="float" office:value="5.50654380952381">
            <text:p>5,506543809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286">
            <text:p>286</text:p>
          </table:table-cell>
          <table:table-cell table:style-name="ce3" office:value-type="float" office:value="0.00155152">
            <text:p>0,00155152</text:p>
          </table:table-cell>
          <table:table-cell table:style-name="ce3" office:value-type="float" office:value="0.113172">
            <text:p>0,113172</text:p>
          </table:table-cell>
          <table:table-cell table:style-name="ce3" office:value-type="float" office:value="0.00676528">
            <text:p>0,00676528</text:p>
          </table:table-cell>
          <table:table-cell table:style-name="ce3" office:value-type="float" office:value="0.0121235">
            <text:p>0,0121235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916026">
            <text:p>0,00916026</text:p>
          </table:table-cell>
          <table:table-cell table:style-name="ce3" office:value-type="float" office:value="6.31916">
            <text:p>6,31916</text:p>
          </table:table-cell>
          <table:table-cell table:style-name="ce3" table:formula="of:=AVERAGE([.$H$2:.H23])" office:value-type="float" office:value="5.54348090909091">
            <text:p>5,543480909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288">
            <text:p>288</text:p>
          </table:table-cell>
          <table:table-cell table:style-name="ce3" office:value-type="float" office:value="0.00185875">
            <text:p>0,00185875</text:p>
          </table:table-cell>
          <table:table-cell table:style-name="ce3" office:value-type="float" office:value="0.113102">
            <text:p>0,113102</text:p>
          </table:table-cell>
          <table:table-cell table:style-name="ce3" office:value-type="float" office:value="0.00645344">
            <text:p>0,00645344</text:p>
          </table:table-cell>
          <table:table-cell table:style-name="ce3" office:value-type="float" office:value="0.018345">
            <text:p>0,018345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913274">
            <text:p>0,00913274</text:p>
          </table:table-cell>
          <table:table-cell table:style-name="ce3" office:value-type="float" office:value="6.06557">
            <text:p>6,06557</text:p>
          </table:table-cell>
          <table:table-cell table:style-name="ce3" table:formula="of:=AVERAGE([.$H$2:.H24])" office:value-type="float" office:value="5.56618043478261">
            <text:p>5,566180434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290">
            <text:p>290</text:p>
          </table:table-cell>
          <table:table-cell table:style-name="ce3" office:value-type="float" office:value="0.00158204">
            <text:p>0,00158204</text:p>
          </table:table-cell>
          <table:table-cell table:style-name="ce3" office:value-type="float" office:value="0.0891935">
            <text:p>0,0891935</text:p>
          </table:table-cell>
          <table:table-cell table:style-name="ce3" office:value-type="float" office:value="0.00590072">
            <text:p>0,00590072</text:p>
          </table:table-cell>
          <table:table-cell table:style-name="ce3" office:value-type="float" office:value="0.0533196">
            <text:p>0,0533196</text:p>
          </table:table-cell>
          <table:table-cell table:style-name="ce3" office:value-type="float" office:value="0.000003212">
            <text:p>0,000003212</text:p>
          </table:table-cell>
          <table:table-cell table:style-name="ce3" office:value-type="float" office:value="0.00959349">
            <text:p>0,00959349</text:p>
          </table:table-cell>
          <table:table-cell table:style-name="ce3" office:value-type="float" office:value="5.64401">
            <text:p>5,64401</text:p>
          </table:table-cell>
          <table:table-cell table:style-name="ce3" table:formula="of:=AVERAGE([.$H$2:.H25])" office:value-type="float" office:value="5.56942333333333">
            <text:p>5,569423333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291">
            <text:p>291</text:p>
          </table:table-cell>
          <table:table-cell table:style-name="ce3" office:value-type="float" office:value="0.00174428">
            <text:p>0,00174428</text:p>
          </table:table-cell>
          <table:table-cell table:style-name="ce3" office:value-type="float" office:value="0.0887197">
            <text:p>0,0887197</text:p>
          </table:table-cell>
          <table:table-cell table:style-name="ce3" office:value-type="float" office:value="0.0061849">
            <text:p>0,0061849</text:p>
          </table:table-cell>
          <table:table-cell table:style-name="ce3" office:value-type="float" office:value="0.0576868">
            <text:p>0,0576868</text:p>
          </table:table-cell>
          <table:table-cell table:style-name="ce3" office:value-type="float" office:value="0.000003771">
            <text:p>0,000003771</text:p>
          </table:table-cell>
          <table:table-cell table:style-name="ce3" office:value-type="float" office:value="0.00867871">
            <text:p>0,00867871</text:p>
          </table:table-cell>
          <table:table-cell table:style-name="ce3" office:value-type="float" office:value="5.5292">
            <text:p>5,5292</text:p>
          </table:table-cell>
          <table:table-cell table:style-name="ce3" table:formula="of:=AVERAGE([.$H$2:.H26])" office:value-type="float" office:value="5.5678144">
            <text:p>5,5678144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2">
            <text:p>292</text:p>
          </table:table-cell>
          <table:table-cell table:style-name="ce3" office:value-type="float" office:value="0.00195876">
            <text:p>0,00195876</text:p>
          </table:table-cell>
          <table:table-cell table:style-name="ce3" office:value-type="float" office:value="0.0875584">
            <text:p>0,0875584</text:p>
          </table:table-cell>
          <table:table-cell table:style-name="ce3" office:value-type="float" office:value="0.00665577">
            <text:p>0,00665577</text:p>
          </table:table-cell>
          <table:table-cell table:style-name="ce3" office:value-type="float" office:value="0.0440963">
            <text:p>0,0440963</text:p>
          </table:table-cell>
          <table:table-cell table:style-name="ce3" office:value-type="float" office:value="0.000003353">
            <text:p>0,000003353</text:p>
          </table:table-cell>
          <table:table-cell table:style-name="ce3" office:value-type="float" office:value="0.00891247">
            <text:p>0,00891247</text:p>
          </table:table-cell>
          <table:table-cell table:style-name="ce3" office:value-type="float" office:value="6.06973">
            <text:p>6,06973</text:p>
          </table:table-cell>
          <table:table-cell table:style-name="ce3" table:formula="of:=AVERAGE([.$H$2:.H27])" office:value-type="float" office:value="5.58711884615385">
            <text:p>5,587118846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293">
            <text:p>293</text:p>
          </table:table-cell>
          <table:table-cell table:style-name="ce3" office:value-type="float" office:value="0.00176942">
            <text:p>0,00176942</text:p>
          </table:table-cell>
          <table:table-cell table:style-name="ce3" office:value-type="float" office:value="0.0915011">
            <text:p>0,0915011</text:p>
          </table:table-cell>
          <table:table-cell table:style-name="ce3" office:value-type="float" office:value="0.00687088">
            <text:p>0,00687088</text:p>
          </table:table-cell>
          <table:table-cell table:style-name="ce3" office:value-type="float" office:value="0.0225808">
            <text:p>0,0225808</text:p>
          </table:table-cell>
          <table:table-cell table:style-name="ce3" office:value-type="float" office:value="0.000003701">
            <text:p>0,000003701</text:p>
          </table:table-cell>
          <table:table-cell table:style-name="ce3" office:value-type="float" office:value="0.00885617">
            <text:p>0,00885617</text:p>
          </table:table-cell>
          <table:table-cell table:style-name="ce3" office:value-type="float" office:value="6.7844">
            <text:p>6,7844</text:p>
          </table:table-cell>
          <table:table-cell table:style-name="ce3" table:formula="of:=AVERAGE([.$H$2:.H28])" office:value-type="float" office:value="5.63146259259259">
            <text:p>5,6314625926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294">
            <text:p>294</text:p>
          </table:table-cell>
          <table:table-cell table:style-name="ce3" office:value-type="float" office:value="0.00159272">
            <text:p>0,00159272</text:p>
          </table:table-cell>
          <table:table-cell table:style-name="ce3" office:value-type="float" office:value="0.0939343">
            <text:p>0,0939343</text:p>
          </table:table-cell>
          <table:table-cell table:style-name="ce3" office:value-type="float" office:value="0.00665975">
            <text:p>0,00665975</text:p>
          </table:table-cell>
          <table:table-cell table:style-name="ce3" office:value-type="float" office:value="0.0244926">
            <text:p>0,0244926</text:p>
          </table:table-cell>
          <table:table-cell table:style-name="ce3" office:value-type="float" office:value="0.000003562">
            <text:p>0,000003562</text:p>
          </table:table-cell>
          <table:table-cell table:style-name="ce3" office:value-type="float" office:value="0.00893104">
            <text:p>0,00893104</text:p>
          </table:table-cell>
          <table:table-cell table:style-name="ce3" office:value-type="float" office:value="6.56892">
            <text:p>6,56892</text:p>
          </table:table-cell>
          <table:table-cell table:style-name="ce3" table:formula="of:=AVERAGE([.$H$2:.H29])" office:value-type="float" office:value="5.66494321428571">
            <text:p>5,664943214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295">
            <text:p>295</text:p>
          </table:table-cell>
          <table:table-cell table:style-name="ce3" office:value-type="float" office:value="0.00193012">
            <text:p>0,00193012</text:p>
          </table:table-cell>
          <table:table-cell table:style-name="ce3" office:value-type="float" office:value="0.0992038">
            <text:p>0,0992038</text:p>
          </table:table-cell>
          <table:table-cell table:style-name="ce3" office:value-type="float" office:value="0.00626243">
            <text:p>0,00626243</text:p>
          </table:table-cell>
          <table:table-cell table:style-name="ce3" office:value-type="float" office:value="0.0353577">
            <text:p>0,0353577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85485">
            <text:p>0,00885485</text:p>
          </table:table-cell>
          <table:table-cell table:style-name="ce3" office:value-type="float" office:value="5.8958">
            <text:p>5,8958</text:p>
          </table:table-cell>
          <table:table-cell table:style-name="ce3" table:formula="of:=AVERAGE([.$H$2:.H30])" office:value-type="float" office:value="5.67290379310345">
            <text:p>5,672903793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296">
            <text:p>296</text:p>
          </table:table-cell>
          <table:table-cell table:style-name="ce3" office:value-type="float" office:value="0.0019795">
            <text:p>0,0019795</text:p>
          </table:table-cell>
          <table:table-cell table:style-name="ce3" office:value-type="float" office:value="0.101171">
            <text:p>0,101171</text:p>
          </table:table-cell>
          <table:table-cell table:style-name="ce3" office:value-type="float" office:value="0.00655876">
            <text:p>0,00655876</text:p>
          </table:table-cell>
          <table:table-cell table:style-name="ce3" office:value-type="float" office:value="0.0734747">
            <text:p>0,0734747</text:p>
          </table:table-cell>
          <table:table-cell table:style-name="ce3" office:value-type="float" office:value="0.000003632">
            <text:p>0,000003632</text:p>
          </table:table-cell>
          <table:table-cell table:style-name="ce3" office:value-type="float" office:value="0.00906004">
            <text:p>0,00906004</text:p>
          </table:table-cell>
          <table:table-cell table:style-name="ce3" office:value-type="float" office:value="4.74539">
            <text:p>4,74539</text:p>
          </table:table-cell>
          <table:table-cell table:style-name="ce3" table:formula="of:=AVERAGE([.$H$2:.H31])" office:value-type="float" office:value="5.64198666666667">
            <text:p>5,641986666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297">
            <text:p>297</text:p>
          </table:table-cell>
          <table:table-cell table:style-name="ce3" office:value-type="float" office:value="0.00550688">
            <text:p>0,00550688</text:p>
          </table:table-cell>
          <table:table-cell table:style-name="ce3" office:value-type="float" office:value="0.109568">
            <text:p>0,109568</text:p>
          </table:table-cell>
          <table:table-cell table:style-name="ce3" office:value-type="float" office:value="0.0069139">
            <text:p>0,0069139</text:p>
          </table:table-cell>
          <table:table-cell table:style-name="ce3" office:value-type="float" office:value="0.0272473">
            <text:p>0,0272473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76112">
            <text:p>0,00876112</text:p>
          </table:table-cell>
          <table:table-cell table:style-name="ce3" office:value-type="float" office:value="5.654">
            <text:p>5,654</text:p>
          </table:table-cell>
          <table:table-cell table:style-name="ce3" table:formula="of:=AVERAGE([.$H$2:.H32])" office:value-type="float" office:value="5.64237419354839">
            <text:p>5,642374193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298">
            <text:p>298</text:p>
          </table:table-cell>
          <table:table-cell table:style-name="ce3" office:value-type="float" office:value="0.00155906">
            <text:p>0,00155906</text:p>
          </table:table-cell>
          <table:table-cell table:style-name="ce3" office:value-type="float" office:value="0.101756">
            <text:p>0,101756</text:p>
          </table:table-cell>
          <table:table-cell table:style-name="ce3" office:value-type="float" office:value="0.00676095">
            <text:p>0,00676095</text:p>
          </table:table-cell>
          <table:table-cell table:style-name="ce3" office:value-type="float" office:value="0.013674">
            <text:p>0,013674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74869">
            <text:p>0,00874869</text:p>
          </table:table-cell>
          <table:table-cell table:style-name="ce3" office:value-type="float" office:value="6.73278">
            <text:p>6,73278</text:p>
          </table:table-cell>
          <table:table-cell table:style-name="ce3" table:formula="of:=AVERAGE([.$H$2:.H33])" office:value-type="float" office:value="5.676449375">
            <text:p>5,67644937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table:style-name="ce3" office:value-type="float" office:value="0.00200248">
            <text:p>0,00200248</text:p>
          </table:table-cell>
          <table:table-cell table:style-name="ce3" office:value-type="float" office:value="0.102833">
            <text:p>0,102833</text:p>
          </table:table-cell>
          <table:table-cell table:style-name="ce3" office:value-type="float" office:value="0.00706071">
            <text:p>0,00706071</text:p>
          </table:table-cell>
          <table:table-cell table:style-name="ce3" office:value-type="float" office:value="0.0158232">
            <text:p>0,0158232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.00876622">
            <text:p>0,00876622</text:p>
          </table:table-cell>
          <table:table-cell table:style-name="ce3" office:value-type="float" office:value="6.55175">
            <text:p>6,55175</text:p>
          </table:table-cell>
          <table:table-cell table:style-name="ce3" table:formula="of:=AVERAGE([.$H$2:.H34])" office:value-type="float" office:value="5.70297363636364">
            <text:p>5,7029736364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63">
            <text:p>163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302">
            <text:p>302</text:p>
          </table:table-cell>
          <table:table-cell table:style-name="ce3" office:value-type="float" office:value="0.00162604">
            <text:p>0,00162604</text:p>
          </table:table-cell>
          <table:table-cell table:style-name="ce3" office:value-type="float" office:value="0.114097">
            <text:p>0,114097</text:p>
          </table:table-cell>
          <table:table-cell table:style-name="ce3" office:value-type="float" office:value="0.00666653">
            <text:p>0,00666653</text:p>
          </table:table-cell>
          <table:table-cell table:style-name="ce3" office:value-type="float" office:value="0.0739633">
            <text:p>0,0739633</text:p>
          </table:table-cell>
          <table:table-cell table:style-name="ce3" office:value-type="float" office:value="0.000004051">
            <text:p>0,000004051</text:p>
          </table:table-cell>
          <table:table-cell table:style-name="ce3" office:value-type="float" office:value="0.00878354">
            <text:p>0,00878354</text:p>
          </table:table-cell>
          <table:table-cell table:style-name="ce3" office:value-type="float" office:value="4.29058">
            <text:p>4,29058</text:p>
          </table:table-cell>
          <table:table-cell table:style-name="ce3" table:formula="of:=AVERAGE([.$H$2:.H35])" office:value-type="float" office:value="5.66143264705882">
            <text:p>5,661432647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03">
            <text:p>303</text:p>
          </table:table-cell>
          <table:table-cell table:style-name="ce3" office:value-type="float" office:value="0.00162185">
            <text:p>0,00162185</text:p>
          </table:table-cell>
          <table:table-cell table:style-name="ce3" office:value-type="float" office:value="0.103515">
            <text:p>0,103515</text:p>
          </table:table-cell>
          <table:table-cell table:style-name="ce3" office:value-type="float" office:value="0.0067057">
            <text:p>0,0067057</text:p>
          </table:table-cell>
          <table:table-cell table:style-name="ce3" office:value-type="float" office:value="0.121635">
            <text:p>0,121635</text:p>
          </table:table-cell>
          <table:table-cell table:style-name="ce3" office:value-type="float" office:value="0.000005099">
            <text:p>0,000005099</text:p>
          </table:table-cell>
          <table:table-cell table:style-name="ce3" office:value-type="float" office:value="0.00904747">
            <text:p>0,00904747</text:p>
          </table:table-cell>
          <table:table-cell table:style-name="ce3" office:value-type="float" office:value="3.81584">
            <text:p>3,81584</text:p>
          </table:table-cell>
          <table:table-cell table:style-name="ce3" table:formula="of:=AVERAGE([.$H$2:.H36])" office:value-type="float" office:value="5.60870142857143">
            <text:p>5,6087014286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304">
            <text:p>304</text:p>
          </table:table-cell>
          <table:table-cell table:style-name="ce3" office:value-type="float" office:value="0.00171474">
            <text:p>0,00171474</text:p>
          </table:table-cell>
          <table:table-cell table:style-name="ce3" office:value-type="float" office:value="0.123126">
            <text:p>0,123126</text:p>
          </table:table-cell>
          <table:table-cell table:style-name="ce3" office:value-type="float" office:value="0.00682729">
            <text:p>0,00682729</text:p>
          </table:table-cell>
          <table:table-cell table:style-name="ce3" office:value-type="float" office:value="0.0813732">
            <text:p>0,0813732</text:p>
          </table:table-cell>
          <table:table-cell table:style-name="ce3" office:value-type="float" office:value="0.000002724">
            <text:p>0,000002724</text:p>
          </table:table-cell>
          <table:table-cell table:style-name="ce3" office:value-type="float" office:value="0.00898776">
            <text:p>0,00898776</text:p>
          </table:table-cell>
          <table:table-cell table:style-name="ce3" office:value-type="float" office:value="4.18673">
            <text:p>4,18673</text:p>
          </table:table-cell>
          <table:table-cell table:style-name="ce3" table:formula="of:=AVERAGE([.$H$2:.H37])" office:value-type="float" office:value="5.56920222222222">
            <text:p>5,569202222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05">
            <text:p>305</text:p>
          </table:table-cell>
          <table:table-cell table:style-name="ce3" office:value-type="float" office:value="0.0019957">
            <text:p>0,0019957</text:p>
          </table:table-cell>
          <table:table-cell table:style-name="ce3" office:value-type="float" office:value="0.0948519">
            <text:p>0,0948519</text:p>
          </table:table-cell>
          <table:table-cell table:style-name="ce3" office:value-type="float" office:value="0.0067629">
            <text:p>0,0067629</text:p>
          </table:table-cell>
          <table:table-cell table:style-name="ce3" office:value-type="float" office:value="0.0737225">
            <text:p>0,0737225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.00898042">
            <text:p>0,00898042</text:p>
          </table:table-cell>
          <table:table-cell table:style-name="ce3" office:value-type="float" office:value="4.84736">
            <text:p>4,84736</text:p>
          </table:table-cell>
          <table:table-cell table:style-name="ce3" table:formula="of:=AVERAGE([.$H$2:.H38])" office:value-type="float" office:value="5.54969297297297">
            <text:p>5,54969297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306">
            <text:p>306</text:p>
          </table:table-cell>
          <table:table-cell table:style-name="ce3" office:value-type="float" office:value="0.00559112">
            <text:p>0,00559112</text:p>
          </table:table-cell>
          <table:table-cell table:style-name="ce3" office:value-type="float" office:value="0.138743">
            <text:p>0,138743</text:p>
          </table:table-cell>
          <table:table-cell table:style-name="ce3" office:value-type="float" office:value="0.00693806">
            <text:p>0,00693806</text:p>
          </table:table-cell>
          <table:table-cell table:style-name="ce3" office:value-type="float" office:value="0.123346">
            <text:p>0,123346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81057">
            <text:p>0,00881057</text:p>
          </table:table-cell>
          <table:table-cell table:style-name="ce3" office:value-type="float" office:value="3.32562">
            <text:p>3,32562</text:p>
          </table:table-cell>
          <table:table-cell table:style-name="ce3" table:formula="of:=AVERAGE([.$H$2:.H39])" office:value-type="float" office:value="5.49116473684211">
            <text:p>5,491164736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307">
            <text:p>307</text:p>
          </table:table-cell>
          <table:table-cell table:style-name="ce3" office:value-type="float" office:value="0.00224909">
            <text:p>0,00224909</text:p>
          </table:table-cell>
          <table:table-cell table:style-name="ce3" office:value-type="float" office:value="0.0896496">
            <text:p>0,0896496</text:p>
          </table:table-cell>
          <table:table-cell table:style-name="ce3" office:value-type="float" office:value="0.00688422">
            <text:p>0,00688422</text:p>
          </table:table-cell>
          <table:table-cell table:style-name="ce3" office:value-type="float" office:value="0.062815">
            <text:p>0,062815</text:p>
          </table:table-cell>
          <table:table-cell table:style-name="ce3" office:value-type="float" office:value="0.000004051">
            <text:p>0,000004051</text:p>
          </table:table-cell>
          <table:table-cell table:style-name="ce3" office:value-type="float" office:value="0.00941225">
            <text:p>0,00941225</text:p>
          </table:table-cell>
          <table:table-cell table:style-name="ce3" office:value-type="float" office:value="5.26865">
            <text:p>5,26865</text:p>
          </table:table-cell>
          <table:table-cell table:style-name="ce3" table:formula="of:=AVERAGE([.$H$2:.H40])" office:value-type="float" office:value="5.48545923076923">
            <text:p>5,485459230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10">
            <text:p>310</text:p>
          </table:table-cell>
          <table:table-cell table:style-name="ce3" office:value-type="float" office:value="0.00193948">
            <text:p>0,00193948</text:p>
          </table:table-cell>
          <table:table-cell table:style-name="ce3" office:value-type="float" office:value="0.107026">
            <text:p>0,107026</text:p>
          </table:table-cell>
          <table:table-cell table:style-name="ce3" office:value-type="float" office:value="0.00641196">
            <text:p>0,00641196</text:p>
          </table:table-cell>
          <table:table-cell table:style-name="ce3" office:value-type="float" office:value="0.0189429">
            <text:p>0,0189429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.00915147">
            <text:p>0,00915147</text:p>
          </table:table-cell>
          <table:table-cell table:style-name="ce3" office:value-type="float" office:value="6.1453">
            <text:p>6,1453</text:p>
          </table:table-cell>
          <table:table-cell table:style-name="ce3" table:formula="of:=AVERAGE([.$H$2:.H41])" office:value-type="float" office:value="5.50195525">
            <text:p>5,5019552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311">
            <text:p>311</text:p>
          </table:table-cell>
          <table:table-cell table:style-name="ce3" office:value-type="float" office:value="0.00171236">
            <text:p>0,00171236</text:p>
          </table:table-cell>
          <table:table-cell table:style-name="ce3" office:value-type="float" office:value="0.0989173">
            <text:p>0,0989173</text:p>
          </table:table-cell>
          <table:table-cell table:style-name="ce3" office:value-type="float" office:value="0.00676325">
            <text:p>0,00676325</text:p>
          </table:table-cell>
          <table:table-cell table:style-name="ce3" office:value-type="float" office:value="0.00892986">
            <text:p>0,00892986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912659">
            <text:p>0,00912659</text:p>
          </table:table-cell>
          <table:table-cell table:style-name="ce3" office:value-type="float" office:value="6.8518">
            <text:p>6,8518</text:p>
          </table:table-cell>
          <table:table-cell table:style-name="ce3" table:formula="of:=AVERAGE([.$H$2:.H42])" office:value-type="float" office:value="5.53487829268293">
            <text:p>5,534878292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41">
            <text:p>141</text:p>
          </table:table-cell>
          <table:table-cell table:style-name="ce3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312">
            <text:p>312</text:p>
          </table:table-cell>
          <table:table-cell table:style-name="ce3" office:value-type="float" office:value="0.00162506">
            <text:p>0,00162506</text:p>
          </table:table-cell>
          <table:table-cell table:style-name="ce3" office:value-type="float" office:value="0.0973396">
            <text:p>0,0973396</text:p>
          </table:table-cell>
          <table:table-cell table:style-name="ce3" office:value-type="float" office:value="0.00640714">
            <text:p>0,00640714</text:p>
          </table:table-cell>
          <table:table-cell table:style-name="ce3" office:value-type="float" office:value="0.0296278">
            <text:p>0,0296278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916557">
            <text:p>0,00916557</text:p>
          </table:table-cell>
          <table:table-cell table:style-name="ce3" office:value-type="float" office:value="6.16724">
            <text:p>6,16724</text:p>
          </table:table-cell>
          <table:table-cell table:style-name="ce3" table:formula="of:=AVERAGE([.$H$2:.H43])" office:value-type="float" office:value="5.54993452380952">
            <text:p>5,549934523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323">
            <text:p>323</text:p>
          </table:table-cell>
          <table:table-cell table:style-name="ce3" office:value-type="float" office:value="0.00164971">
            <text:p>0,00164971</text:p>
          </table:table-cell>
          <table:table-cell table:style-name="ce3" office:value-type="float" office:value="0.118901">
            <text:p>0,118901</text:p>
          </table:table-cell>
          <table:table-cell table:style-name="ce3" office:value-type="float" office:value="0.00645861">
            <text:p>0,00645861</text:p>
          </table:table-cell>
          <table:table-cell table:style-name="ce3" office:value-type="float" office:value="0.0428364">
            <text:p>0,0428364</text:p>
          </table:table-cell>
          <table:table-cell table:style-name="ce3" office:value-type="float" office:value="0.000003492">
            <text:p>0,000003492</text:p>
          </table:table-cell>
          <table:table-cell table:style-name="ce3" office:value-type="float" office:value="0.00857178">
            <text:p>0,00857178</text:p>
          </table:table-cell>
          <table:table-cell table:style-name="ce3" office:value-type="float" office:value="5.12405">
            <text:p>5,12405</text:p>
          </table:table-cell>
          <table:table-cell table:style-name="ce3" table:formula="of:=AVERAGE([.$H$2:.H44])" office:value-type="float" office:value="5.54003023255814">
            <text:p>5,5400302326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324">
            <text:p>324</text:p>
          </table:table-cell>
          <table:table-cell table:style-name="ce3" office:value-type="float" office:value="0.00161933">
            <text:p>0,00161933</text:p>
          </table:table-cell>
          <table:table-cell table:style-name="ce3" office:value-type="float" office:value="0.0910869">
            <text:p>0,0910869</text:p>
          </table:table-cell>
          <table:table-cell table:style-name="ce3" office:value-type="float" office:value="0.00389048">
            <text:p>0,00389048</text:p>
          </table:table-cell>
          <table:table-cell table:style-name="ce3" office:value-type="float" office:value="0.122901">
            <text:p>0,122901</text:p>
          </table:table-cell>
          <table:table-cell table:style-name="ce3" office:value-type="float" office:value="0.000002864">
            <text:p>0,000002864</text:p>
          </table:table-cell>
          <table:table-cell table:style-name="ce3" office:value-type="float" office:value="0.00860733">
            <text:p>0,00860733</text:p>
          </table:table-cell>
          <table:table-cell table:style-name="ce3" office:value-type="float" office:value="4.06077">
            <text:p>4,06077</text:p>
          </table:table-cell>
          <table:table-cell table:style-name="ce3" table:formula="of:=AVERAGE([.$H$2:.H45])" office:value-type="float" office:value="5.50641068181818">
            <text:p>5,506410681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325">
            <text:p>325</text:p>
          </table:table-cell>
          <table:table-cell table:style-name="ce3" office:value-type="float" office:value="0.00240127">
            <text:p>0,00240127</text:p>
          </table:table-cell>
          <table:table-cell table:style-name="ce3" office:value-type="float" office:value="0.101743">
            <text:p>0,101743</text:p>
          </table:table-cell>
          <table:table-cell table:style-name="ce3" office:value-type="float" office:value="0.00513757">
            <text:p>0,00513757</text:p>
          </table:table-cell>
          <table:table-cell table:style-name="ce3" office:value-type="float" office:value="0.122893">
            <text:p>0,122893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55104">
            <text:p>0,00855104</text:p>
          </table:table-cell>
          <table:table-cell table:style-name="ce3" office:value-type="float" office:value="3.89748">
            <text:p>3,89748</text:p>
          </table:table-cell>
          <table:table-cell table:style-name="ce3" table:formula="of:=AVERAGE([.$H$2:.H46])" office:value-type="float" office:value="5.47065666666667">
            <text:p>5,470656666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326">
            <text:p>326</text:p>
          </table:table-cell>
          <table:table-cell table:style-name="ce3" office:value-type="float" office:value="0.0016032">
            <text:p>0,0016032</text:p>
          </table:table-cell>
          <table:table-cell table:style-name="ce3" office:value-type="float" office:value="0.106904">
            <text:p>0,106904</text:p>
          </table:table-cell>
          <table:table-cell table:style-name="ce3" office:value-type="float" office:value="0.00430869">
            <text:p>0,00430869</text:p>
          </table:table-cell>
          <table:table-cell table:style-name="ce3" office:value-type="float" office:value="0.0574234">
            <text:p>0,0574234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859917">
            <text:p>0,00859917</text:p>
          </table:table-cell>
          <table:table-cell table:style-name="ce3" office:value-type="float" office:value="5.09163">
            <text:p>5,09163</text:p>
          </table:table-cell>
          <table:table-cell table:style-name="ce3" table:formula="of:=AVERAGE([.$H$2:.H47])" office:value-type="float" office:value="5.46241695652174">
            <text:p>5,462416956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328">
            <text:p>328</text:p>
          </table:table-cell>
          <table:table-cell table:style-name="ce3" office:value-type="float" office:value="0.00159139">
            <text:p>0,00159139</text:p>
          </table:table-cell>
          <table:table-cell table:style-name="ce3" office:value-type="float" office:value="0.0966639">
            <text:p>0,0966639</text:p>
          </table:table-cell>
          <table:table-cell table:style-name="ce3" office:value-type="float" office:value="0.006498">
            <text:p>0,006498</text:p>
          </table:table-cell>
          <table:table-cell table:style-name="ce3" office:value-type="float" office:value="0.0163713">
            <text:p>0,0163713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0859092">
            <text:p>0,00859092</text:p>
          </table:table-cell>
          <table:table-cell table:style-name="ce3" office:value-type="float" office:value="6.63425">
            <text:p>6,63425</text:p>
          </table:table-cell>
          <table:table-cell table:style-name="ce3" table:formula="of:=AVERAGE([.$H$2:.H48])" office:value-type="float" office:value="5.48734957446809">
            <text:p>5,487349574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329">
            <text:p>329</text:p>
          </table:table-cell>
          <table:table-cell table:style-name="ce3" office:value-type="float" office:value="0.00161793">
            <text:p>0,00161793</text:p>
          </table:table-cell>
          <table:table-cell table:style-name="ce3" office:value-type="float" office:value="0.114389">
            <text:p>0,114389</text:p>
          </table:table-cell>
          <table:table-cell table:style-name="ce3" office:value-type="float" office:value="0.00677652">
            <text:p>0,00677652</text:p>
          </table:table-cell>
          <table:table-cell table:style-name="ce3" office:value-type="float" office:value="0.00876329">
            <text:p>0,00876329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860461">
            <text:p>0,00860461</text:p>
          </table:table-cell>
          <table:table-cell table:style-name="ce3" office:value-type="float" office:value="6.28607">
            <text:p>6,28607</text:p>
          </table:table-cell>
          <table:table-cell table:style-name="ce3" table:formula="of:=AVERAGE([.$H$2:.H49])" office:value-type="float" office:value="5.50398958333333">
            <text:p>5,503989583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330">
            <text:p>330</text:p>
          </table:table-cell>
          <table:table-cell table:style-name="ce3" office:value-type="float" office:value="0.00158169">
            <text:p>0,00158169</text:p>
          </table:table-cell>
          <table:table-cell table:style-name="ce3" office:value-type="float" office:value="0.106229">
            <text:p>0,106229</text:p>
          </table:table-cell>
          <table:table-cell table:style-name="ce3" office:value-type="float" office:value="0.00633457">
            <text:p>0,00633457</text:p>
          </table:table-cell>
          <table:table-cell table:style-name="ce3" office:value-type="float" office:value="0.035331">
            <text:p>0,035331</text:p>
          </table:table-cell>
          <table:table-cell table:style-name="ce3" office:value-type="float" office:value="0.000003562">
            <text:p>0,000003562</text:p>
          </table:table-cell>
          <table:table-cell table:style-name="ce3" office:value-type="float" office:value="0.00860223">
            <text:p>0,00860223</text:p>
          </table:table-cell>
          <table:table-cell table:style-name="ce3" office:value-type="float" office:value="5.73994">
            <text:p>5,73994</text:p>
          </table:table-cell>
          <table:table-cell table:style-name="ce3" table:formula="of:=AVERAGE([.$H$2:.H50])" office:value-type="float" office:value="5.50880489795918">
            <text:p>5,50880489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134">
            <text:p>134</text:p>
          </table:table-cell>
          <table:table-cell table:style-name="ce3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331">
            <text:p>331</text:p>
          </table:table-cell>
          <table:table-cell table:style-name="ce3" office:value-type="float" office:value="0.00159957">
            <text:p>0,00159957</text:p>
          </table:table-cell>
          <table:table-cell table:style-name="ce3" office:value-type="float" office:value="0.119247">
            <text:p>0,119247</text:p>
          </table:table-cell>
          <table:table-cell table:style-name="ce3" office:value-type="float" office:value="0.00631634">
            <text:p>0,00631634</text:p>
          </table:table-cell>
          <table:table-cell table:style-name="ce3" office:value-type="float" office:value="0.0907789">
            <text:p>0,0907789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58897">
            <text:p>0,00858897</text:p>
          </table:table-cell>
          <table:table-cell table:style-name="ce3" office:value-type="float" office:value="4.10305">
            <text:p>4,10305</text:p>
          </table:table-cell>
          <table:table-cell table:style-name="ce3" table:formula="of:=AVERAGE([.$H$2:.H51])" office:value-type="float" office:value="5.4806898">
            <text:p>5,480689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32">
            <text:p>332</text:p>
          </table:table-cell>
          <table:table-cell table:style-name="ce3" office:value-type="float" office:value="0.00160383">
            <text:p>0,00160383</text:p>
          </table:table-cell>
          <table:table-cell table:style-name="ce3" office:value-type="float" office:value="0.109442">
            <text:p>0,109442</text:p>
          </table:table-cell>
          <table:table-cell table:style-name="ce3" office:value-type="float" office:value="0.00651916">
            <text:p>0,00651916</text:p>
          </table:table-cell>
          <table:table-cell table:style-name="ce3" office:value-type="float" office:value="0.037977">
            <text:p>0,037977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859825">
            <text:p>0,00859825</text:p>
          </table:table-cell>
          <table:table-cell table:style-name="ce3" office:value-type="float" office:value="5.4433">
            <text:p>5,4433</text:p>
          </table:table-cell>
          <table:table-cell table:style-name="ce3" table:formula="of:=AVERAGE([.$H$2:.H52])" office:value-type="float" office:value="5.47995666666667">
            <text:p>5,479956666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41">
            <text:p>141</text:p>
          </table:table-cell>
          <table:table-cell table:style-name="ce3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337">
            <text:p>337</text:p>
          </table:table-cell>
          <table:table-cell table:style-name="ce3" office:value-type="float" office:value="0.0015958">
            <text:p>0,0015958</text:p>
          </table:table-cell>
          <table:table-cell table:style-name="ce3" office:value-type="float" office:value="0.144323">
            <text:p>0,144323</text:p>
          </table:table-cell>
          <table:table-cell table:style-name="ce3" office:value-type="float" office:value="0.00534066">
            <text:p>0,00534066</text:p>
          </table:table-cell>
          <table:table-cell table:style-name="ce3" office:value-type="float" office:value="0.128354">
            <text:p>0,128354</text:p>
          </table:table-cell>
          <table:table-cell table:style-name="ce3" office:value-type="float" office:value="0.000003632">
            <text:p>0,000003632</text:p>
          </table:table-cell>
          <table:table-cell table:style-name="ce3" office:value-type="float" office:value="0.00890422">
            <text:p>0,00890422</text:p>
          </table:table-cell>
          <table:table-cell table:style-name="ce3" office:value-type="float" office:value="3.2706">
            <text:p>3,2706</text:p>
          </table:table-cell>
          <table:table-cell table:style-name="ce3" table:formula="of:=AVERAGE([.$H$2:.H53])" office:value-type="float" office:value="5.43746903846154">
            <text:p>5,437469038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338">
            <text:p>338</text:p>
          </table:table-cell>
          <table:table-cell table:style-name="ce3" office:value-type="float" office:value="0.00164839">
            <text:p>0,00164839</text:p>
          </table:table-cell>
          <table:table-cell table:style-name="ce3" office:value-type="float" office:value="0.114236">
            <text:p>0,114236</text:p>
          </table:table-cell>
          <table:table-cell table:style-name="ce3" office:value-type="float" office:value="0.00507806">
            <text:p>0,00507806</text:p>
          </table:table-cell>
          <table:table-cell table:style-name="ce3" office:value-type="float" office:value="0.123765">
            <text:p>0,123765</text:p>
          </table:table-cell>
          <table:table-cell table:style-name="ce3" office:value-type="float" office:value="0.000003004">
            <text:p>0,000003004</text:p>
          </table:table-cell>
          <table:table-cell table:style-name="ce3" office:value-type="float" office:value="0.0132937">
            <text:p>0,0132937</text:p>
          </table:table-cell>
          <table:table-cell table:style-name="ce3" office:value-type="float" office:value="3.6209">
            <text:p>3,6209</text:p>
          </table:table-cell>
          <table:table-cell table:style-name="ce3" table:formula="of:=AVERAGE([.$H$2:.H54])" office:value-type="float" office:value="5.4031941509434">
            <text:p>5,4031941509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339">
            <text:p>339</text:p>
          </table:table-cell>
          <table:table-cell table:style-name="ce3" office:value-type="float" office:value="0.00171655">
            <text:p>0,00171655</text:p>
          </table:table-cell>
          <table:table-cell table:style-name="ce3" office:value-type="float" office:value="0.121678">
            <text:p>0,121678</text:p>
          </table:table-cell>
          <table:table-cell table:style-name="ce3" office:value-type="float" office:value="0.00611534">
            <text:p>0,00611534</text:p>
          </table:table-cell>
          <table:table-cell table:style-name="ce3" office:value-type="float" office:value="0.123543">
            <text:p>0,123543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69191">
            <text:p>0,00869191</text:p>
          </table:table-cell>
          <table:table-cell table:style-name="ce3" office:value-type="float" office:value="3.59099">
            <text:p>3,59099</text:p>
          </table:table-cell>
          <table:table-cell table:style-name="ce3" table:formula="of:=AVERAGE([.$H$2:.H55])" office:value-type="float" office:value="5.36963481481482">
            <text:p>5,369634814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340">
            <text:p>340</text:p>
          </table:table-cell>
          <table:table-cell table:style-name="ce3" office:value-type="float" office:value="0.00165474">
            <text:p>0,00165474</text:p>
          </table:table-cell>
          <table:table-cell table:style-name="ce3" office:value-type="float" office:value="0.0713873">
            <text:p>0,0713873</text:p>
          </table:table-cell>
          <table:table-cell table:style-name="ce3" office:value-type="float" office:value="0.0058049">
            <text:p>0,0058049</text:p>
          </table:table-cell>
          <table:table-cell table:style-name="ce3" office:value-type="float" office:value="0.0964499">
            <text:p>0,0964499</text:p>
          </table:table-cell>
          <table:table-cell table:style-name="ce3" office:value-type="float" office:value="0.000003283">
            <text:p>0,000003283</text:p>
          </table:table-cell>
          <table:table-cell table:style-name="ce3" office:value-type="float" office:value="0.00867745">
            <text:p>0,00867745</text:p>
          </table:table-cell>
          <table:table-cell table:style-name="ce3" office:value-type="float" office:value="4.92761">
            <text:p>4,92761</text:p>
          </table:table-cell>
          <table:table-cell table:style-name="ce3" table:formula="of:=AVERAGE([.$H$2:.H56])" office:value-type="float" office:value="5.361598">
            <text:p>5,36159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341">
            <text:p>341</text:p>
          </table:table-cell>
          <table:table-cell table:style-name="ce3" office:value-type="float" office:value="0.00162534">
            <text:p>0,00162534</text:p>
          </table:table-cell>
          <table:table-cell table:style-name="ce3" office:value-type="float" office:value="0.126781">
            <text:p>0,126781</text:p>
          </table:table-cell>
          <table:table-cell table:style-name="ce3" office:value-type="float" office:value="0.00628226">
            <text:p>0,00628226</text:p>
          </table:table-cell>
          <table:table-cell table:style-name="ce3" office:value-type="float" office:value="0.0519306">
            <text:p>0,0519306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889277">
            <text:p>0,00889277</text:p>
          </table:table-cell>
          <table:table-cell table:style-name="ce3" office:value-type="float" office:value="4.64251">
            <text:p>4,64251</text:p>
          </table:table-cell>
          <table:table-cell table:style-name="ce3" table:formula="of:=AVERAGE([.$H$2:.H57])" office:value-type="float" office:value="5.34875714285714">
            <text:p>5,3487571429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343">
            <text:p>343</text:p>
          </table:table-cell>
          <table:table-cell table:style-name="ce3" office:value-type="float" office:value="0.00389">
            <text:p>0,00389</text:p>
          </table:table-cell>
          <table:table-cell table:style-name="ce3" office:value-type="float" office:value="0.114329">
            <text:p>0,114329</text:p>
          </table:table-cell>
          <table:table-cell table:style-name="ce3" office:value-type="float" office:value="0.00519337">
            <text:p>0,00519337</text:p>
          </table:table-cell>
          <table:table-cell table:style-name="ce3" office:value-type="float" office:value="0.0634687">
            <text:p>0,0634687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.0085472">
            <text:p>0,0085472</text:p>
          </table:table-cell>
          <table:table-cell table:style-name="ce3" office:value-type="float" office:value="4.71662">
            <text:p>4,71662</text:p>
          </table:table-cell>
          <table:table-cell table:style-name="ce3" table:formula="of:=AVERAGE([.$H$2:.H58])" office:value-type="float" office:value="5.33766701754386">
            <text:p>5,337667017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344">
            <text:p>344</text:p>
          </table:table-cell>
          <table:table-cell table:style-name="ce3" office:value-type="float" office:value="0.00168421">
            <text:p>0,00168421</text:p>
          </table:table-cell>
          <table:table-cell table:style-name="ce3" office:value-type="float" office:value="0.111778">
            <text:p>0,111778</text:p>
          </table:table-cell>
          <table:table-cell table:style-name="ce3" office:value-type="float" office:value="0.00503399">
            <text:p>0,00503399</text:p>
          </table:table-cell>
          <table:table-cell table:style-name="ce3" office:value-type="float" office:value="0.0610969">
            <text:p>0,0610969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5574">
            <text:p>0,0085574</text:p>
          </table:table-cell>
          <table:table-cell table:style-name="ce3" office:value-type="float" office:value="4.90432">
            <text:p>4,90432</text:p>
          </table:table-cell>
          <table:table-cell table:style-name="ce3" table:formula="of:=AVERAGE([.$H$2:.H59])" office:value-type="float" office:value="5.33019551724138">
            <text:p>5,330195517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5">
            <text:p>345</text:p>
          </table:table-cell>
          <table:table-cell table:style-name="ce3" office:value-type="float" office:value="0.00193194">
            <text:p>0,00193194</text:p>
          </table:table-cell>
          <table:table-cell table:style-name="ce3" office:value-type="float" office:value="0.0973862">
            <text:p>0,0973862</text:p>
          </table:table-cell>
          <table:table-cell table:style-name="ce3" office:value-type="float" office:value="0.00535575">
            <text:p>0,00535575</text:p>
          </table:table-cell>
          <table:table-cell table:style-name="ce3" office:value-type="float" office:value="0.0458242">
            <text:p>0,0458242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55795">
            <text:p>0,00855795</text:p>
          </table:table-cell>
          <table:table-cell table:style-name="ce3" office:value-type="float" office:value="5.66001">
            <text:p>5,66001</text:p>
          </table:table-cell>
          <table:table-cell table:style-name="ce3" table:formula="of:=AVERAGE([.$H$2:.H60])" office:value-type="float" office:value="5.33578559322034">
            <text:p>5,335785593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46">
            <text:p>346</text:p>
          </table:table-cell>
          <table:table-cell table:style-name="ce3" office:value-type="float" office:value="0.001747">
            <text:p>0,001747</text:p>
          </table:table-cell>
          <table:table-cell table:style-name="ce3" office:value-type="float" office:value="0.111299">
            <text:p>0,111299</text:p>
          </table:table-cell>
          <table:table-cell table:style-name="ce3" office:value-type="float" office:value="0.00496471">
            <text:p>0,00496471</text:p>
          </table:table-cell>
          <table:table-cell table:style-name="ce3" office:value-type="float" office:value="0.0485808">
            <text:p>0,0485808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61655">
            <text:p>0,00861655</text:p>
          </table:table-cell>
          <table:table-cell table:style-name="ce3" office:value-type="float" office:value="5.18677">
            <text:p>5,18677</text:p>
          </table:table-cell>
          <table:table-cell table:style-name="ce3" table:formula="of:=AVERAGE([.$H$2:.H61])" office:value-type="float" office:value="5.333302">
            <text:p>5,33330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48">
            <text:p>348</text:p>
          </table:table-cell>
          <table:table-cell table:style-name="ce3" office:value-type="float" office:value="0.00171879">
            <text:p>0,00171879</text:p>
          </table:table-cell>
          <table:table-cell table:style-name="ce3" office:value-type="float" office:value="0.0185683">
            <text:p>0,0185683</text:p>
          </table:table-cell>
          <table:table-cell table:style-name="ce3" office:value-type="float" office:value="0.000070399">
            <text:p>0,000070399</text:p>
          </table:table-cell>
          <table:table-cell table:style-name="ce3" office:value-type="float" office:value="0.0485808">
            <text:p>0,048580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87232">
            <text:p>0,0087232</text:p>
          </table:table-cell>
          <table:table-cell table:style-name="ce3" office:value-type="float" office:value="19.3017">
            <text:p>19,3017</text:p>
          </table:table-cell>
          <table:table-cell table:style-name="ce3" table:formula="of:=AVERAGE([.$H$2:.H62])" office:value-type="float" office:value="5.56229213114754">
            <text:p>5,562292131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66">
            <text:p>366</text:p>
          </table:table-cell>
          <table:table-cell table:style-name="ce3" office:value-type="float" office:value="0.0173983">
            <text:p>0,0173983</text:p>
          </table:table-cell>
          <table:table-cell table:style-name="ce3" office:value-type="float" office:value="0.113978">
            <text:p>0,113978</text:p>
          </table:table-cell>
          <table:table-cell table:style-name="ce3" office:value-type="float" office:value="0.00420086">
            <text:p>0,00420086</text:p>
          </table:table-cell>
          <table:table-cell table:style-name="ce3" office:value-type="float" office:value="0.0652582">
            <text:p>0,0652582</text:p>
          </table:table-cell>
          <table:table-cell table:style-name="ce3" office:value-type="float" office:value="0.000002934">
            <text:p>0,000002934</text:p>
          </table:table-cell>
          <table:table-cell table:style-name="ce3" office:value-type="float" office:value="0.00871943">
            <text:p>0,00871943</text:p>
          </table:table-cell>
          <table:table-cell table:style-name="ce3" office:value-type="float" office:value="4.34081">
            <text:p>4,34081</text:p>
          </table:table-cell>
          <table:table-cell table:style-name="ce3" table:formula="of:=AVERAGE([.$H$2:.H63])" office:value-type="float" office:value="5.54259080645161">
            <text:p>5,542590806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367">
            <text:p>367</text:p>
          </table:table-cell>
          <table:table-cell table:style-name="ce3" office:value-type="float" office:value="0.00159377">
            <text:p>0,00159377</text:p>
          </table:table-cell>
          <table:table-cell table:style-name="ce3" office:value-type="float" office:value="0.101737">
            <text:p>0,101737</text:p>
          </table:table-cell>
          <table:table-cell table:style-name="ce3" office:value-type="float" office:value="0.00650917">
            <text:p>0,00650917</text:p>
          </table:table-cell>
          <table:table-cell table:style-name="ce3" office:value-type="float" office:value="0.139658">
            <text:p>0,139658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.0103738">
            <text:p>0,0103738</text:p>
          </table:table-cell>
          <table:table-cell table:style-name="ce3" office:value-type="float" office:value="3.60629">
            <text:p>3,60629</text:p>
          </table:table-cell>
          <table:table-cell table:style-name="ce3" table:formula="of:=AVERAGE([.$H$2:.H64])" office:value-type="float" office:value="5.51185587301587">
            <text:p>5,51185587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368">
            <text:p>368</text:p>
          </table:table-cell>
          <table:table-cell table:style-name="ce3" office:value-type="float" office:value="0.00186692">
            <text:p>0,00186692</text:p>
          </table:table-cell>
          <table:table-cell table:style-name="ce3" office:value-type="float" office:value="0.158614">
            <text:p>0,158614</text:p>
          </table:table-cell>
          <table:table-cell table:style-name="ce3" office:value-type="float" office:value="0.00669872">
            <text:p>0,00669872</text:p>
          </table:table-cell>
          <table:table-cell table:style-name="ce3" office:value-type="float" office:value="0.0908748">
            <text:p>0,0908748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889591">
            <text:p>0,00889591</text:p>
          </table:table-cell>
          <table:table-cell table:style-name="ce3" office:value-type="float" office:value="3.47002">
            <text:p>3,47002</text:p>
          </table:table-cell>
          <table:table-cell table:style-name="ce3" table:formula="of:=AVERAGE([.$H$2:.H65])" office:value-type="float" office:value="5.4799521875">
            <text:p>5,479952187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407">
            <text:p>407</text:p>
          </table:table-cell>
          <table:table-cell table:style-name="ce3" office:value-type="float" office:value="0.00168205">
            <text:p>0,00168205</text:p>
          </table:table-cell>
          <table:table-cell table:style-name="ce3" office:value-type="float" office:value="0.0117508">
            <text:p>0,0117508</text:p>
          </table:table-cell>
          <table:table-cell table:style-name="ce3" office:value-type="float" office:value="0.000079618">
            <text:p>0,000079618</text:p>
          </table:table-cell>
          <table:table-cell table:style-name="ce3" office:value-type="float" office:value="0.0908748">
            <text:p>0,09087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893384">
            <text:p>0,00893384</text:p>
          </table:table-cell>
          <table:table-cell table:style-name="ce3" office:value-type="float" office:value="24.009">
            <text:p>24,009</text:p>
          </table:table-cell>
          <table:table-cell table:style-name="ce3" table:formula="of:=AVERAGE([.$H$2:.H66])" office:value-type="float" office:value="5.76501446153846">
            <text:p>5,765014461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408">
            <text:p>408</text:p>
          </table:table-cell>
          <table:table-cell table:style-name="ce3" office:value-type="float" office:value="0.00403792">
            <text:p>0,00403792</text:p>
          </table:table-cell>
          <table:table-cell table:style-name="ce3" office:value-type="float" office:value="0.0146221">
            <text:p>0,0146221</text:p>
          </table:table-cell>
          <table:table-cell table:style-name="ce3" office:value-type="float" office:value="0.000125644">
            <text:p>0,000125644</text:p>
          </table:table-cell>
          <table:table-cell table:style-name="ce3" office:value-type="float" office:value="0.0908748">
            <text:p>0,09087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901639">
            <text:p>0,00901639</text:p>
          </table:table-cell>
          <table:table-cell table:style-name="ce3" office:value-type="float" office:value="21.2382">
            <text:p>21,2382</text:p>
          </table:table-cell>
          <table:table-cell table:style-name="ce3" table:formula="of:=AVERAGE([.$H$2:.H67])" office:value-type="float" office:value="5.99945666666667">
            <text:p>5,999456666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410">
            <text:p>410</text:p>
          </table:table-cell>
          <table:table-cell table:style-name="ce3" office:value-type="float" office:value="0.00162408">
            <text:p>0,00162408</text:p>
          </table:table-cell>
          <table:table-cell table:style-name="ce3" office:value-type="float" office:value="0.0154184">
            <text:p>0,0154184</text:p>
          </table:table-cell>
          <table:table-cell table:style-name="ce3" office:value-type="float" office:value="0.000078361">
            <text:p>0,000078361</text:p>
          </table:table-cell>
          <table:table-cell table:style-name="ce3" office:value-type="float" office:value="0.0908748">
            <text:p>0,09087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893684">
            <text:p>0,00893684</text:p>
          </table:table-cell>
          <table:table-cell table:style-name="ce3" office:value-type="float" office:value="22.0139">
            <text:p>22,0139</text:p>
          </table:table-cell>
          <table:table-cell table:style-name="ce3" table:formula="of:=AVERAGE([.$H$2:.H68])" office:value-type="float" office:value="6.23847820895522">
            <text:p>6,238478209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411">
            <text:p>411</text:p>
          </table:table-cell>
          <table:table-cell table:style-name="ce3" office:value-type="float" office:value="0.00160976">
            <text:p>0,00160976</text:p>
          </table:table-cell>
          <table:table-cell table:style-name="ce3" office:value-type="float" office:value="0.0159445">
            <text:p>0,0159445</text:p>
          </table:table-cell>
          <table:table-cell table:style-name="ce3" office:value-type="float" office:value="0.000133885">
            <text:p>0,000133885</text:p>
          </table:table-cell>
          <table:table-cell table:style-name="ce3" office:value-type="float" office:value="0.0908748">
            <text:p>0,09087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945569">
            <text:p>0,00945569</text:p>
          </table:table-cell>
          <table:table-cell table:style-name="ce3" office:value-type="float" office:value="22.1823">
            <text:p>22,1823</text:p>
          </table:table-cell>
          <table:table-cell table:style-name="ce3" table:formula="of:=AVERAGE([.$H$2:.H69])" office:value-type="float" office:value="6.47294617647059">
            <text:p>6,472946176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413">
            <text:p>413</text:p>
          </table:table-cell>
          <table:table-cell table:style-name="ce3" office:value-type="float" office:value="0.00216486">
            <text:p>0,00216486</text:p>
          </table:table-cell>
          <table:table-cell table:style-name="ce3" office:value-type="float" office:value="0.0141095">
            <text:p>0,0141095</text:p>
          </table:table-cell>
          <table:table-cell table:style-name="ce3" office:value-type="float" office:value="0.000062298">
            <text:p>0,000062298</text:p>
          </table:table-cell>
          <table:table-cell table:style-name="ce3" office:value-type="float" office:value="0.0908748">
            <text:p>0,09087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39781">
            <text:p>0,0139781</text:p>
          </table:table-cell>
          <table:table-cell table:style-name="ce3" office:value-type="float" office:value="20.0521">
            <text:p>20,0521</text:p>
          </table:table-cell>
          <table:table-cell table:style-name="ce3" table:formula="of:=AVERAGE([.$H$2:.H70])" office:value-type="float" office:value="6.66974550724638">
            <text:p>6,669745507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419">
            <text:p>419</text:p>
          </table:table-cell>
          <table:table-cell table:style-name="ce3" office:value-type="float" office:value="0.00159789">
            <text:p>0,00159789</text:p>
          </table:table-cell>
          <table:table-cell table:style-name="ce3" office:value-type="float" office:value="0.0135407">
            <text:p>0,0135407</text:p>
          </table:table-cell>
          <table:table-cell table:style-name="ce3" office:value-type="float" office:value="0.000130532">
            <text:p>0,000130532</text:p>
          </table:table-cell>
          <table:table-cell table:style-name="ce3" office:value-type="float" office:value="0.0908748">
            <text:p>0,09087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2365">
            <text:p>0,012365</text:p>
          </table:table-cell>
          <table:table-cell table:style-name="ce3" office:value-type="float" office:value="22.0385">
            <text:p>22,0385</text:p>
          </table:table-cell>
          <table:table-cell table:style-name="ce3" table:formula="of:=AVERAGE([.$H$2:.H71])" office:value-type="float" office:value="6.88929914285714">
            <text:p>6,8892991429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424">
            <text:p>424</text:p>
          </table:table-cell>
          <table:table-cell table:style-name="ce3" office:value-type="float" office:value="0.00175741">
            <text:p>0,00175741</text:p>
          </table:table-cell>
          <table:table-cell table:style-name="ce3" office:value-type="float" office:value="0.0161945">
            <text:p>0,0161945</text:p>
          </table:table-cell>
          <table:table-cell table:style-name="ce3" office:value-type="float" office:value="0.000073682">
            <text:p>0,000073682</text:p>
          </table:table-cell>
          <table:table-cell table:style-name="ce3" office:value-type="float" office:value="0.0908748">
            <text:p>0,09087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85833">
            <text:p>0,0185833</text:p>
          </table:table-cell>
          <table:table-cell table:style-name="ce3" office:value-type="float" office:value="18.9988">
            <text:p>18,9988</text:p>
          </table:table-cell>
          <table:table-cell table:style-name="ce3" table:formula="of:=AVERAGE([.$H$2:.H72])" office:value-type="float" office:value="7.05985549295775">
            <text:p>7,05985549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426">
            <text:p>426</text:p>
          </table:table-cell>
          <table:table-cell table:style-name="ce3" office:value-type="float" office:value="0.00205961">
            <text:p>0,00205961</text:p>
          </table:table-cell>
          <table:table-cell table:style-name="ce3" office:value-type="float" office:value="0.115433">
            <text:p>0,115433</text:p>
          </table:table-cell>
          <table:table-cell table:style-name="ce3" office:value-type="float" office:value="0.00645449">
            <text:p>0,00645449</text:p>
          </table:table-cell>
          <table:table-cell table:style-name="ce3" office:value-type="float" office:value="0.125803">
            <text:p>0,125803</text:p>
          </table:table-cell>
          <table:table-cell table:style-name="ce3" office:value-type="float" office:value="0.000003562">
            <text:p>0,000003562</text:p>
          </table:table-cell>
          <table:table-cell table:style-name="ce3" office:value-type="float" office:value="0.00880561">
            <text:p>0,00880561</text:p>
          </table:table-cell>
          <table:table-cell table:style-name="ce3" office:value-type="float" office:value="3.53832">
            <text:p>3,53832</text:p>
          </table:table-cell>
          <table:table-cell table:style-name="ce3" table:formula="of:=AVERAGE([.$H$2:.H73])" office:value-type="float" office:value="7.01094527777778">
            <text:p>7,010945277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427">
            <text:p>427</text:p>
          </table:table-cell>
          <table:table-cell table:style-name="ce3" office:value-type="float" office:value="0.00161319">
            <text:p>0,00161319</text:p>
          </table:table-cell>
          <table:table-cell table:style-name="ce3" office:value-type="float" office:value="0.0518919">
            <text:p>0,0518919</text:p>
          </table:table-cell>
          <table:table-cell table:style-name="ce3" office:value-type="float" office:value="0.00538781">
            <text:p>0,00538781</text:p>
          </table:table-cell>
          <table:table-cell table:style-name="ce3" office:value-type="float" office:value="0.124068">
            <text:p>0,124068</text:p>
          </table:table-cell>
          <table:table-cell table:style-name="ce3" office:value-type="float" office:value="0.000003283">
            <text:p>0,000003283</text:p>
          </table:table-cell>
          <table:table-cell table:style-name="ce3" office:value-type="float" office:value="0.00883166">
            <text:p>0,00883166</text:p>
          </table:table-cell>
          <table:table-cell table:style-name="ce3" office:value-type="float" office:value="4.74426">
            <text:p>4,74426</text:p>
          </table:table-cell>
          <table:table-cell table:style-name="ce3" table:formula="of:=AVERAGE([.$H$2:.H74])" office:value-type="float" office:value="6.97989479452055">
            <text:p>6,979894794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431">
            <text:p>431</text:p>
          </table:table-cell>
          <table:table-cell table:style-name="ce3" office:value-type="float" office:value="0.00162834">
            <text:p>0,00162834</text:p>
          </table:table-cell>
          <table:table-cell table:style-name="ce3" office:value-type="float" office:value="0.110704">
            <text:p>0,110704</text:p>
          </table:table-cell>
          <table:table-cell table:style-name="ce3" office:value-type="float" office:value="0.00664061">
            <text:p>0,00664061</text:p>
          </table:table-cell>
          <table:table-cell table:style-name="ce3" office:value-type="float" office:value="0.0467814">
            <text:p>0,0467814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926496">
            <text:p>0,00926496</text:p>
          </table:table-cell>
          <table:table-cell table:style-name="ce3" office:value-type="float" office:value="5.21282">
            <text:p>5,21282</text:p>
          </table:table-cell>
          <table:table-cell table:style-name="ce3" table:formula="of:=AVERAGE([.$H$2:.H75])" office:value-type="float" office:value="6.95601540540541">
            <text:p>6,9560154054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432">
            <text:p>432</text:p>
          </table:table-cell>
          <table:table-cell table:style-name="ce3" office:value-type="float" office:value="0.00187334">
            <text:p>0,00187334</text:p>
          </table:table-cell>
          <table:table-cell table:style-name="ce3" office:value-type="float" office:value="0.112534">
            <text:p>0,112534</text:p>
          </table:table-cell>
          <table:table-cell table:style-name="ce3" office:value-type="float" office:value="0.00718963">
            <text:p>0,00718963</text:p>
          </table:table-cell>
          <table:table-cell table:style-name="ce3" office:value-type="float" office:value="0.0386581">
            <text:p>0,0386581</text:p>
          </table:table-cell>
          <table:table-cell table:style-name="ce3" office:value-type="float" office:value="0.000003492">
            <text:p>0,000003492</text:p>
          </table:table-cell>
          <table:table-cell table:style-name="ce3" office:value-type="float" office:value="0.00873445">
            <text:p>0,00873445</text:p>
          </table:table-cell>
          <table:table-cell table:style-name="ce3" office:value-type="float" office:value="5.39223">
            <text:p>5,39223</text:p>
          </table:table-cell>
          <table:table-cell table:style-name="ce3" table:formula="of:=AVERAGE([.$H$2:.H76])" office:value-type="float" office:value="6.93516493333333">
            <text:p>6,935164933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433">
            <text:p>433</text:p>
          </table:table-cell>
          <table:table-cell table:style-name="ce3" office:value-type="float" office:value="0.00186392">
            <text:p>0,00186392</text:p>
          </table:table-cell>
          <table:table-cell table:style-name="ce3" office:value-type="float" office:value="0.116686">
            <text:p>0,116686</text:p>
          </table:table-cell>
          <table:table-cell table:style-name="ce3" office:value-type="float" office:value="0.00627514">
            <text:p>0,00627514</text:p>
          </table:table-cell>
          <table:table-cell table:style-name="ce3" office:value-type="float" office:value="0.106376">
            <text:p>0,106376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871133">
            <text:p>0,00871133</text:p>
          </table:table-cell>
          <table:table-cell table:style-name="ce3" office:value-type="float" office:value="3.89879">
            <text:p>3,89879</text:p>
          </table:table-cell>
          <table:table-cell table:style-name="ce3" table:formula="of:=AVERAGE([.$H$2:.H77])" office:value-type="float" office:value="6.89521263157895">
            <text:p>6,8952126316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434">
            <text:p>434</text:p>
          </table:table-cell>
          <table:table-cell table:style-name="ce3" office:value-type="float" office:value="0.00194591">
            <text:p>0,00194591</text:p>
          </table:table-cell>
          <table:table-cell table:style-name="ce3" office:value-type="float" office:value="0.117123">
            <text:p>0,117123</text:p>
          </table:table-cell>
          <table:table-cell table:style-name="ce3" office:value-type="float" office:value="0.00657483">
            <text:p>0,00657483</text:p>
          </table:table-cell>
          <table:table-cell table:style-name="ce3" office:value-type="float" office:value="0.0332982">
            <text:p>0,0332982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.00871803">
            <text:p>0,00871803</text:p>
          </table:table-cell>
          <table:table-cell table:style-name="ce3" office:value-type="float" office:value="5.32305">
            <text:p>5,32305</text:p>
          </table:table-cell>
          <table:table-cell table:style-name="ce3" table:formula="of:=AVERAGE([.$H$2:.H78])" office:value-type="float" office:value="6.87479493506493">
            <text:p>6,874794935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436">
            <text:p>436</text:p>
          </table:table-cell>
          <table:table-cell table:style-name="ce3" office:value-type="float" office:value="0.00165474">
            <text:p>0,00165474</text:p>
          </table:table-cell>
          <table:table-cell table:style-name="ce3" office:value-type="float" office:value="0.0899998">
            <text:p>0,0899998</text:p>
          </table:table-cell>
          <table:table-cell table:style-name="ce3" office:value-type="float" office:value="0.00648473">
            <text:p>0,00648473</text:p>
          </table:table-cell>
          <table:table-cell table:style-name="ce3" office:value-type="float" office:value="0.0424286">
            <text:p>0,0424286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870078">
            <text:p>0,00870078</text:p>
          </table:table-cell>
          <table:table-cell table:style-name="ce3" office:value-type="float" office:value="5.94089">
            <text:p>5,94089</text:p>
          </table:table-cell>
          <table:table-cell table:style-name="ce3" table:formula="of:=AVERAGE([.$H$2:.H79])" office:value-type="float" office:value="6.86282179487179">
            <text:p>6,8628217949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439">
            <text:p>439</text:p>
          </table:table-cell>
          <table:table-cell table:style-name="ce3" office:value-type="float" office:value="0.00173548">
            <text:p>0,00173548</text:p>
          </table:table-cell>
          <table:table-cell table:style-name="ce3" office:value-type="float" office:value="0.116188">
            <text:p>0,116188</text:p>
          </table:table-cell>
          <table:table-cell table:style-name="ce3" office:value-type="float" office:value="0.00393009">
            <text:p>0,00393009</text:p>
          </table:table-cell>
          <table:table-cell table:style-name="ce3" office:value-type="float" office:value="0.123392">
            <text:p>0,123392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82796">
            <text:p>0,00882796</text:p>
          </table:table-cell>
          <table:table-cell table:style-name="ce3" office:value-type="float" office:value="3.68388">
            <text:p>3,68388</text:p>
          </table:table-cell>
          <table:table-cell table:style-name="ce3" table:formula="of:=AVERAGE([.$H$2:.H80])" office:value-type="float" office:value="6.82258202531646">
            <text:p>6,822582025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441">
            <text:p>441</text:p>
          </table:table-cell>
          <table:table-cell table:style-name="ce3" office:value-type="float" office:value="0.00158336">
            <text:p>0,00158336</text:p>
          </table:table-cell>
          <table:table-cell table:style-name="ce3" office:value-type="float" office:value="0.107758">
            <text:p>0,107758</text:p>
          </table:table-cell>
          <table:table-cell table:style-name="ce3" office:value-type="float" office:value="0.00691355">
            <text:p>0,00691355</text:p>
          </table:table-cell>
          <table:table-cell table:style-name="ce3" office:value-type="float" office:value="0.0532973">
            <text:p>0,0532973</text:p>
          </table:table-cell>
          <table:table-cell table:style-name="ce3" office:value-type="float" office:value="0.000003562">
            <text:p>0,000003562</text:p>
          </table:table-cell>
          <table:table-cell table:style-name="ce3" office:value-type="float" office:value="0.00907359">
            <text:p>0,00907359</text:p>
          </table:table-cell>
          <table:table-cell table:style-name="ce3" office:value-type="float" office:value="5.10889">
            <text:p>5,10889</text:p>
          </table:table-cell>
          <table:table-cell table:style-name="ce3" table:formula="of:=AVERAGE([.$H$2:.H81])" office:value-type="float" office:value="6.801160875">
            <text:p>6,80116087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444">
            <text:p>444</text:p>
          </table:table-cell>
          <table:table-cell table:style-name="ce3" office:value-type="float" office:value="0.00160753">
            <text:p>0,00160753</text:p>
          </table:table-cell>
          <table:table-cell table:style-name="ce3" office:value-type="float" office:value="0.0989337">
            <text:p>0,0989337</text:p>
          </table:table-cell>
          <table:table-cell table:style-name="ce3" office:value-type="float" office:value="0.00450202">
            <text:p>0,00450202</text:p>
          </table:table-cell>
          <table:table-cell table:style-name="ce3" office:value-type="float" office:value="0.1241">
            <text:p>0,1241</text:p>
          </table:table-cell>
          <table:table-cell table:style-name="ce3" office:value-type="float" office:value="0.000003142">
            <text:p>0,000003142</text:p>
          </table:table-cell>
          <table:table-cell table:style-name="ce3" office:value-type="float" office:value="0.00872878">
            <text:p>0,00872878</text:p>
          </table:table-cell>
          <table:table-cell table:style-name="ce3" office:value-type="float" office:value="3.934">
            <text:p>3,934</text:p>
          </table:table-cell>
          <table:table-cell table:style-name="ce3" table:formula="of:=AVERAGE([.$H$2:.H82])" office:value-type="float" office:value="6.76576382716049">
            <text:p>6,765763827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446">
            <text:p>446</text:p>
          </table:table-cell>
          <table:table-cell table:style-name="ce3" office:value-type="float" office:value="0.00164985">
            <text:p>0,00164985</text:p>
          </table:table-cell>
          <table:table-cell table:style-name="ce3" office:value-type="float" office:value="0.113453">
            <text:p>0,113453</text:p>
          </table:table-cell>
          <table:table-cell table:style-name="ce3" office:value-type="float" office:value="0.00628107">
            <text:p>0,00628107</text:p>
          </table:table-cell>
          <table:table-cell table:style-name="ce3" office:value-type="float" office:value="0.106694">
            <text:p>0,106694</text:p>
          </table:table-cell>
          <table:table-cell table:style-name="ce3" office:value-type="float" office:value="0.000003562">
            <text:p>0,000003562</text:p>
          </table:table-cell>
          <table:table-cell table:style-name="ce3" office:value-type="float" office:value="0.00875512">
            <text:p>0,00875512</text:p>
          </table:table-cell>
          <table:table-cell table:style-name="ce3" office:value-type="float" office:value="3.94695">
            <text:p>3,94695</text:p>
          </table:table-cell>
          <table:table-cell table:style-name="ce3" table:formula="of:=AVERAGE([.$H$2:.H83])" office:value-type="float" office:value="6.73138804878049">
            <text:p>6,731388048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449">
            <text:p>449</text:p>
          </table:table-cell>
          <table:table-cell table:style-name="ce3" office:value-type="float" office:value="0.00176558">
            <text:p>0,00176558</text:p>
          </table:table-cell>
          <table:table-cell table:style-name="ce3" office:value-type="float" office:value="0.111899">
            <text:p>0,111899</text:p>
          </table:table-cell>
          <table:table-cell table:style-name="ce3" office:value-type="float" office:value="0.00672554">
            <text:p>0,00672554</text:p>
          </table:table-cell>
          <table:table-cell table:style-name="ce3" office:value-type="float" office:value="0.121642">
            <text:p>0,121642</text:p>
          </table:table-cell>
          <table:table-cell table:style-name="ce3" office:value-type="float" office:value="0.000003492">
            <text:p>0,000003492</text:p>
          </table:table-cell>
          <table:table-cell table:style-name="ce3" office:value-type="float" office:value="0.00878187">
            <text:p>0,00878187</text:p>
          </table:table-cell>
          <table:table-cell table:style-name="ce3" office:value-type="float" office:value="3.75975">
            <text:p>3,75975</text:p>
          </table:table-cell>
          <table:table-cell table:style-name="ce3" table:formula="of:=AVERAGE([.$H$2:.H84])" office:value-type="float" office:value="6.69558518072289">
            <text:p>6,695585180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0">
            <text:p>450</text:p>
          </table:table-cell>
          <table:table-cell table:style-name="ce3" office:value-type="float" office:value="0.00164922">
            <text:p>0,00164922</text:p>
          </table:table-cell>
          <table:table-cell table:style-name="ce3" office:value-type="float" office:value="0.0983721">
            <text:p>0,0983721</text:p>
          </table:table-cell>
          <table:table-cell table:style-name="ce3" office:value-type="float" office:value="0.00663237">
            <text:p>0,00663237</text:p>
          </table:table-cell>
          <table:table-cell table:style-name="ce3" office:value-type="float" office:value="0.103661">
            <text:p>0,103661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917437">
            <text:p>0,00917437</text:p>
          </table:table-cell>
          <table:table-cell table:style-name="ce3" office:value-type="float" office:value="4.23761">
            <text:p>4,23761</text:p>
          </table:table-cell>
          <table:table-cell table:style-name="ce3" table:formula="of:=AVERAGE([.$H$2:.H85])" office:value-type="float" office:value="6.66632357142857">
            <text:p>6,6663235714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134">
            <text:p>134</text:p>
          </table:table-cell>
          <table:table-cell table:style-name="ce3"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451">
            <text:p>451</text:p>
          </table:table-cell>
          <table:table-cell table:style-name="ce3" office:value-type="float" office:value="0.00182313">
            <text:p>0,00182313</text:p>
          </table:table-cell>
          <table:table-cell table:style-name="ce3" office:value-type="float" office:value="0.110158">
            <text:p>0,110158</text:p>
          </table:table-cell>
          <table:table-cell table:style-name="ce3" office:value-type="float" office:value="0.00646845">
            <text:p>0,00646845</text:p>
          </table:table-cell>
          <table:table-cell table:style-name="ce3" office:value-type="float" office:value="0.0601634">
            <text:p>0,0601634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88928">
            <text:p>0,00888928</text:p>
          </table:table-cell>
          <table:table-cell table:style-name="ce3" office:value-type="float" office:value="4.85084">
            <text:p>4,85084</text:p>
          </table:table-cell>
          <table:table-cell table:style-name="ce3" table:formula="of:=AVERAGE([.$H$2:.H86])" office:value-type="float" office:value="6.64496494117647">
            <text:p>6,644964941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453">
            <text:p>453</text:p>
          </table:table-cell>
          <table:table-cell table:style-name="ce3" office:value-type="float" office:value="0.00268294">
            <text:p>0,00268294</text:p>
          </table:table-cell>
          <table:table-cell table:style-name="ce3" office:value-type="float" office:value="0.0983348">
            <text:p>0,0983348</text:p>
          </table:table-cell>
          <table:table-cell table:style-name="ce3" office:value-type="float" office:value="0.0063074">
            <text:p>0,0063074</text:p>
          </table:table-cell>
          <table:table-cell table:style-name="ce3" office:value-type="float" office:value="0.122243">
            <text:p>0,122243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75735">
            <text:p>0,00875735</text:p>
          </table:table-cell>
          <table:table-cell table:style-name="ce3" office:value-type="float" office:value="3.89014">
            <text:p>3,89014</text:p>
          </table:table-cell>
          <table:table-cell table:style-name="ce3" table:formula="of:=AVERAGE([.$H$2:.H87])" office:value-type="float" office:value="6.61293209302326">
            <text:p>6,61293209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454">
            <text:p>454</text:p>
          </table:table-cell>
          <table:table-cell table:style-name="ce3" office:value-type="float" office:value="0.00175133">
            <text:p>0,00175133</text:p>
          </table:table-cell>
          <table:table-cell table:style-name="ce3" office:value-type="float" office:value="0.00958504">
            <text:p>0,00958504</text:p>
          </table:table-cell>
          <table:table-cell table:style-name="ce3" office:value-type="float" office:value="0.000065161">
            <text:p>0,000065161</text:p>
          </table:table-cell>
          <table:table-cell table:style-name="ce3" office:value-type="float" office:value="0.122243">
            <text:p>0,1222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901353">
            <text:p>0,00901353</text:p>
          </table:table-cell>
          <table:table-cell table:style-name="ce3" office:value-type="float" office:value="25.5989">
            <text:p>25,5989</text:p>
          </table:table-cell>
          <table:table-cell table:style-name="ce3" table:formula="of:=AVERAGE([.$H$2:.H88])" office:value-type="float" office:value="6.8311616091954">
            <text:p>6,831161609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460">
            <text:p>460</text:p>
          </table:table-cell>
          <table:table-cell table:style-name="ce3" office:value-type="float" office:value="0.00166117">
            <text:p>0,00166117</text:p>
          </table:table-cell>
          <table:table-cell table:style-name="ce3" office:value-type="float" office:value="0.0805577">
            <text:p>0,0805577</text:p>
          </table:table-cell>
          <table:table-cell table:style-name="ce3" office:value-type="float" office:value="0.00370003">
            <text:p>0,00370003</text:p>
          </table:table-cell>
          <table:table-cell table:style-name="ce3" office:value-type="float" office:value="0.122015">
            <text:p>0,122015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69952">
            <text:p>0,00869952</text:p>
          </table:table-cell>
          <table:table-cell table:style-name="ce3" office:value-type="float" office:value="4.28102">
            <text:p>4,28102</text:p>
          </table:table-cell>
          <table:table-cell table:style-name="ce3" table:formula="of:=AVERAGE([.$H$2:.H89])" office:value-type="float" office:value="6.80218272727273">
            <text:p>6,802182727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461">
            <text:p>461</text:p>
          </table:table-cell>
          <table:table-cell table:style-name="ce3" office:value-type="float" office:value="0.0018878">
            <text:p>0,0018878</text:p>
          </table:table-cell>
          <table:table-cell table:style-name="ce3" office:value-type="float" office:value="0.0845765">
            <text:p>0,0845765</text:p>
          </table:table-cell>
          <table:table-cell table:style-name="ce3" office:value-type="float" office:value="0.0039333">
            <text:p>0,0039333</text:p>
          </table:table-cell>
          <table:table-cell table:style-name="ce3" office:value-type="float" office:value="0.0495745">
            <text:p>0,0495745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68765">
            <text:p>0,00868765</text:p>
          </table:table-cell>
          <table:table-cell table:style-name="ce3" office:value-type="float" office:value="5.95231">
            <text:p>5,95231</text:p>
          </table:table-cell>
          <table:table-cell table:style-name="ce3" table:formula="of:=AVERAGE([.$H$2:.H90])" office:value-type="float" office:value="6.79263359550562">
            <text:p>6,792633595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462">
            <text:p>462</text:p>
          </table:table-cell>
          <table:table-cell table:style-name="ce3" office:value-type="float" office:value="0.00158001">
            <text:p>0,00158001</text:p>
          </table:table-cell>
          <table:table-cell table:style-name="ce3" office:value-type="float" office:value="0.0893505">
            <text:p>0,0893505</text:p>
          </table:table-cell>
          <table:table-cell table:style-name="ce3" office:value-type="float" office:value="0.00572402">
            <text:p>0,00572402</text:p>
          </table:table-cell>
          <table:table-cell table:style-name="ce3" office:value-type="float" office:value="0.0393762">
            <text:p>0,0393762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0904796">
            <text:p>0,00904796</text:p>
          </table:table-cell>
          <table:table-cell table:style-name="ce3" office:value-type="float" office:value="6.12291">
            <text:p>6,12291</text:p>
          </table:table-cell>
          <table:table-cell table:style-name="ce3" table:formula="of:=AVERAGE([.$H$2:.H91])" office:value-type="float" office:value="6.78519222222222">
            <text:p>6,785192222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463">
            <text:p>463</text:p>
          </table:table-cell>
          <table:table-cell table:style-name="ce3" office:value-type="float" office:value="0.001587">
            <text:p>0,001587</text:p>
          </table:table-cell>
          <table:table-cell table:style-name="ce3" office:value-type="float" office:value="0.090224">
            <text:p>0,090224</text:p>
          </table:table-cell>
          <table:table-cell table:style-name="ce3" office:value-type="float" office:value="0.00626138">
            <text:p>0,00626138</text:p>
          </table:table-cell>
          <table:table-cell table:style-name="ce3" office:value-type="float" office:value="0.0299601">
            <text:p>0,0299601</text:p>
          </table:table-cell>
          <table:table-cell table:style-name="ce3" office:value-type="float" office:value="0.000003701">
            <text:p>0,000003701</text:p>
          </table:table-cell>
          <table:table-cell table:style-name="ce3" office:value-type="float" office:value="0.00868632">
            <text:p>0,00868632</text:p>
          </table:table-cell>
          <table:table-cell table:style-name="ce3" office:value-type="float" office:value="6.37109">
            <text:p>6,37109</text:p>
          </table:table-cell>
          <table:table-cell table:style-name="ce3" table:formula="of:=AVERAGE([.$H$2:.H92])" office:value-type="float" office:value="6.78064164835165">
            <text:p>6,7806416484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466">
            <text:p>466</text:p>
          </table:table-cell>
          <table:table-cell table:style-name="ce3" office:value-type="float" office:value="0.00226613">
            <text:p>0,00226613</text:p>
          </table:table-cell>
          <table:table-cell table:style-name="ce3" office:value-type="float" office:value="0.0969461">
            <text:p>0,0969461</text:p>
          </table:table-cell>
          <table:table-cell table:style-name="ce3" office:value-type="float" office:value="0.00619398">
            <text:p>0,00619398</text:p>
          </table:table-cell>
          <table:table-cell table:style-name="ce3" office:value-type="float" office:value="0.0426746">
            <text:p>0,0426746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86998">
            <text:p>0,0086998</text:p>
          </table:table-cell>
          <table:table-cell table:style-name="ce3" office:value-type="float" office:value="5.63257">
            <text:p>5,63257</text:p>
          </table:table-cell>
          <table:table-cell table:style-name="ce3" table:formula="of:=AVERAGE([.$H$2:.H93])" office:value-type="float" office:value="6.76816260869565">
            <text:p>6,768162608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467">
            <text:p>467</text:p>
          </table:table-cell>
          <table:table-cell table:style-name="ce3" office:value-type="float" office:value="0.00158658">
            <text:p>0,00158658</text:p>
          </table:table-cell>
          <table:table-cell table:style-name="ce3" office:value-type="float" office:value="0.0943222">
            <text:p>0,0943222</text:p>
          </table:table-cell>
          <table:table-cell table:style-name="ce3" office:value-type="float" office:value="0.00645148">
            <text:p>0,00645148</text:p>
          </table:table-cell>
          <table:table-cell table:style-name="ce3" office:value-type="float" office:value="0.0433885">
            <text:p>0,0433885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871182">
            <text:p>0,00871182</text:p>
          </table:table-cell>
          <table:table-cell table:style-name="ce3" office:value-type="float" office:value="5.69739">
            <text:p>5,69739</text:p>
          </table:table-cell>
          <table:table-cell table:style-name="ce3" table:formula="of:=AVERAGE([.$H$2:.H94])" office:value-type="float" office:value="6.75664892473118">
            <text:p>6,756648924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142">
            <text:p>142</text:p>
          </table:table-cell>
          <table:table-cell table:style-name="ce3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468">
            <text:p>468</text:p>
          </table:table-cell>
          <table:table-cell table:style-name="ce3" office:value-type="float" office:value="0.00210913">
            <text:p>0,00210913</text:p>
          </table:table-cell>
          <table:table-cell table:style-name="ce3" office:value-type="float" office:value="0.0750085">
            <text:p>0,0750085</text:p>
          </table:table-cell>
          <table:table-cell table:style-name="ce3" office:value-type="float" office:value="0.0064628">
            <text:p>0,0064628</text:p>
          </table:table-cell>
          <table:table-cell table:style-name="ce3" office:value-type="float" office:value="0.0230873">
            <text:p>0,0230873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0873081">
            <text:p>0,00873081</text:p>
          </table:table-cell>
          <table:table-cell table:style-name="ce3" office:value-type="float" office:value="7.38433">
            <text:p>7,38433</text:p>
          </table:table-cell>
          <table:table-cell table:style-name="ce3" table:formula="of:=AVERAGE([.$H$2:.H95])" office:value-type="float" office:value="6.76332638297872">
            <text:p>6,76332638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473">
            <text:p>473</text:p>
          </table:table-cell>
          <table:table-cell table:style-name="ce3" office:value-type="float" office:value="0.00158706">
            <text:p>0,00158706</text:p>
          </table:table-cell>
          <table:table-cell table:style-name="ce3" office:value-type="float" office:value="0.0952597">
            <text:p>0,0952597</text:p>
          </table:table-cell>
          <table:table-cell table:style-name="ce3" office:value-type="float" office:value="0.00378621">
            <text:p>0,00378621</text:p>
          </table:table-cell>
          <table:table-cell table:style-name="ce3" office:value-type="float" office:value="0.102888">
            <text:p>0,102888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872069">
            <text:p>0,00872069</text:p>
          </table:table-cell>
          <table:table-cell table:style-name="ce3" office:value-type="float" office:value="4.33379">
            <text:p>4,33379</text:p>
          </table:table-cell>
          <table:table-cell table:style-name="ce3" table:formula="of:=AVERAGE([.$H$2:.H96])" office:value-type="float" office:value="6.73775231578947">
            <text:p>6,737752315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477">
            <text:p>477</text:p>
          </table:table-cell>
          <table:table-cell table:style-name="ce3" office:value-type="float" office:value="0.00198593">
            <text:p>0,00198593</text:p>
          </table:table-cell>
          <table:table-cell table:style-name="ce3" office:value-type="float" office:value="0.0891654">
            <text:p>0,0891654</text:p>
          </table:table-cell>
          <table:table-cell table:style-name="ce3" office:value-type="float" office:value="0.00572647">
            <text:p>0,00572647</text:p>
          </table:table-cell>
          <table:table-cell table:style-name="ce3" office:value-type="float" office:value="0.123023">
            <text:p>0,123023</text:p>
          </table:table-cell>
          <table:table-cell table:style-name="ce3" office:value-type="float" office:value="0.000003702">
            <text:p>0,000003702</text:p>
          </table:table-cell>
          <table:table-cell table:style-name="ce3" office:value-type="float" office:value="0.00899949">
            <text:p>0,00899949</text:p>
          </table:table-cell>
          <table:table-cell table:style-name="ce3" office:value-type="float" office:value="4.01842">
            <text:p>4,01842</text:p>
          </table:table-cell>
          <table:table-cell table:style-name="ce3" table:formula="of:=AVERAGE([.$H$2:.H97])" office:value-type="float" office:value="6.7094259375">
            <text:p>6,709425937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478">
            <text:p>478</text:p>
          </table:table-cell>
          <table:table-cell table:style-name="ce3" office:value-type="float" office:value="0.00171613">
            <text:p>0,00171613</text:p>
          </table:table-cell>
          <table:table-cell table:style-name="ce3" office:value-type="float" office:value="0.0775117">
            <text:p>0,0775117</text:p>
          </table:table-cell>
          <table:table-cell table:style-name="ce3" office:value-type="float" office:value="0.00610751">
            <text:p>0,00610751</text:p>
          </table:table-cell>
          <table:table-cell table:style-name="ce3" office:value-type="float" office:value="0.0706073">
            <text:p>0,0706073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0878019">
            <text:p>0,00878019</text:p>
          </table:table-cell>
          <table:table-cell table:style-name="ce3" office:value-type="float" office:value="5.39474">
            <text:p>5,39474</text:p>
          </table:table-cell>
          <table:table-cell table:style-name="ce3" table:formula="of:=AVERAGE([.$H$2:.H98])" office:value-type="float" office:value="6.6958724742268">
            <text:p>6,695872474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480">
            <text:p>480</text:p>
          </table:table-cell>
          <table:table-cell table:style-name="ce3" office:value-type="float" office:value="0.00164992">
            <text:p>0,00164992</text:p>
          </table:table-cell>
          <table:table-cell table:style-name="ce3" office:value-type="float" office:value="0.0775552">
            <text:p>0,0775552</text:p>
          </table:table-cell>
          <table:table-cell table:style-name="ce3" office:value-type="float" office:value="0.00515028">
            <text:p>0,00515028</text:p>
          </table:table-cell>
          <table:table-cell table:style-name="ce3" office:value-type="float" office:value="0.12337">
            <text:p>0,12337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89857">
            <text:p>0,00889857</text:p>
          </table:table-cell>
          <table:table-cell table:style-name="ce3" office:value-type="float" office:value="4.25072">
            <text:p>4,25072</text:p>
          </table:table-cell>
          <table:table-cell table:style-name="ce3" table:formula="of:=AVERAGE([.$H$2:.H99])" office:value-type="float" office:value="6.67092193877551">
            <text:p>6,670921938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505">
            <text:p>505</text:p>
          </table:table-cell>
          <table:table-cell table:style-name="ce3" office:value-type="float" office:value="0.00156611">
            <text:p>0,00156611</text:p>
          </table:table-cell>
          <table:table-cell table:style-name="ce3" office:value-type="float" office:value="0.115093">
            <text:p>0,115093</text:p>
          </table:table-cell>
          <table:table-cell table:style-name="ce3" office:value-type="float" office:value="0.00453609">
            <text:p>0,00453609</text:p>
          </table:table-cell>
          <table:table-cell table:style-name="ce3" office:value-type="float" office:value="0.125261">
            <text:p>0,125261</text:p>
          </table:table-cell>
          <table:table-cell table:style-name="ce3" office:value-type="float" office:value="0.000003562">
            <text:p>0,000003562</text:p>
          </table:table-cell>
          <table:table-cell table:style-name="ce3" office:value-type="float" office:value="0.00900591">
            <text:p>0,00900591</text:p>
          </table:table-cell>
          <table:table-cell table:style-name="ce3" office:value-type="float" office:value="3.63074">
            <text:p>3,63074</text:p>
          </table:table-cell>
          <table:table-cell table:style-name="ce3" table:formula="of:=AVERAGE([.$H$2:.H100])" office:value-type="float" office:value="6.64021303030303">
            <text:p>6,640213030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506">
            <text:p>506</text:p>
          </table:table-cell>
          <table:table-cell table:style-name="ce3" office:value-type="float" office:value="0.00200709">
            <text:p>0,00200709</text:p>
          </table:table-cell>
          <table:table-cell table:style-name="ce3" office:value-type="float" office:value="0.0978049">
            <text:p>0,0978049</text:p>
          </table:table-cell>
          <table:table-cell table:style-name="ce3" office:value-type="float" office:value="0.00539074">
            <text:p>0,00539074</text:p>
          </table:table-cell>
          <table:table-cell table:style-name="ce3" office:value-type="float" office:value="0.062078">
            <text:p>0,062078</text:p>
          </table:table-cell>
          <table:table-cell table:style-name="ce3" office:value-type="float" office:value="0.000003702">
            <text:p>0,000003702</text:p>
          </table:table-cell>
          <table:table-cell table:style-name="ce3" office:value-type="float" office:value="0.0094251">
            <text:p>0,0094251</text:p>
          </table:table-cell>
          <table:table-cell table:style-name="ce3" office:value-type="float" office:value="5.17805">
            <text:p>5,17805</text:p>
          </table:table-cell>
          <table:table-cell table:style-name="ce3" table:formula="of:=AVERAGE([.$H$2:.H101])" office:value-type="float" office:value="6.6255914">
            <text:p>6,6255914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07">
            <text:p>507</text:p>
          </table:table-cell>
          <table:table-cell table:style-name="ce3" office:value-type="float" office:value="0.00220271">
            <text:p>0,00220271</text:p>
          </table:table-cell>
          <table:table-cell table:style-name="ce3" office:value-type="float" office:value="0.0905403">
            <text:p>0,0905403</text:p>
          </table:table-cell>
          <table:table-cell table:style-name="ce3" office:value-type="float" office:value="0.00649912">
            <text:p>0,00649912</text:p>
          </table:table-cell>
          <table:table-cell table:style-name="ce3" office:value-type="float" office:value="0.0370761">
            <text:p>0,0370761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.00882168">
            <text:p>0,00882168</text:p>
          </table:table-cell>
          <table:table-cell table:style-name="ce3" office:value-type="float" office:value="6.19168">
            <text:p>6,19168</text:p>
          </table:table-cell>
          <table:table-cell table:style-name="ce3" table:formula="of:=AVERAGE([.$H$2:.H102])" office:value-type="float" office:value="6.62129524752475">
            <text:p>6,621295247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44">
            <text:p>144</text:p>
          </table:table-cell>
          <table:table-cell table:style-name="ce3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508">
            <text:p>508</text:p>
          </table:table-cell>
          <table:table-cell table:style-name="ce3" office:value-type="float" office:value="0.0015893">
            <text:p>0,0015893</text:p>
          </table:table-cell>
          <table:table-cell table:style-name="ce3" office:value-type="float" office:value="0.0826226">
            <text:p>0,0826226</text:p>
          </table:table-cell>
          <table:table-cell table:style-name="ce3" office:value-type="float" office:value="0.00643339">
            <text:p>0,00643339</text:p>
          </table:table-cell>
          <table:table-cell table:style-name="ce3" office:value-type="float" office:value="0.025271">
            <text:p>0,025271</text:p>
          </table:table-cell>
          <table:table-cell table:style-name="ce3" office:value-type="float" office:value="0.000003911">
            <text:p>0,000003911</text:p>
          </table:table-cell>
          <table:table-cell table:style-name="ce3" office:value-type="float" office:value="0.0087959">
            <text:p>0,0087959</text:p>
          </table:table-cell>
          <table:table-cell table:style-name="ce3" office:value-type="float" office:value="7.12367">
            <text:p>7,12367</text:p>
          </table:table-cell>
          <table:table-cell table:style-name="ce3" table:formula="of:=AVERAGE([.$H$2:.H103])" office:value-type="float" office:value="6.62622049019608">
            <text:p>6,626220490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09">
            <text:p>509</text:p>
          </table:table-cell>
          <table:table-cell table:style-name="ce3" office:value-type="float" office:value="0.00153657">
            <text:p>0,00153657</text:p>
          </table:table-cell>
          <table:table-cell table:style-name="ce3" office:value-type="float" office:value="0.0951116">
            <text:p>0,0951116</text:p>
          </table:table-cell>
          <table:table-cell table:style-name="ce3" office:value-type="float" office:value="0.00667218">
            <text:p>0,00667218</text:p>
          </table:table-cell>
          <table:table-cell table:style-name="ce3" office:value-type="float" office:value="0.00744986">
            <text:p>0,00744986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0878613">
            <text:p>0,00878613</text:p>
          </table:table-cell>
          <table:table-cell table:style-name="ce3" office:value-type="float" office:value="7.38138">
            <text:p>7,38138</text:p>
          </table:table-cell>
          <table:table-cell table:style-name="ce3" table:formula="of:=AVERAGE([.$H$2:.H104])" office:value-type="float" office:value="6.63355213592233">
            <text:p>6,6335521359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510">
            <text:p>510</text:p>
          </table:table-cell>
          <table:table-cell table:style-name="ce3" office:value-type="float" office:value="0.00160515">
            <text:p>0,00160515</text:p>
          </table:table-cell>
          <table:table-cell table:style-name="ce3" office:value-type="float" office:value="0.0601995">
            <text:p>0,0601995</text:p>
          </table:table-cell>
          <table:table-cell table:style-name="ce3" office:value-type="float" office:value="0.00648969">
            <text:p>0,00648969</text:p>
          </table:table-cell>
          <table:table-cell table:style-name="ce3" office:value-type="float" office:value="0.012453">
            <text:p>0,012453</text:p>
          </table:table-cell>
          <table:table-cell table:style-name="ce3" office:value-type="float" office:value="0.000003353">
            <text:p>0,000003353</text:p>
          </table:table-cell>
          <table:table-cell table:style-name="ce3" office:value-type="float" office:value="0.00882041">
            <text:p>0,00882041</text:p>
          </table:table-cell>
          <table:table-cell table:style-name="ce3" office:value-type="float" office:value="9.46988">
            <text:p>9,46988</text:p>
          </table:table-cell>
          <table:table-cell table:style-name="ce3" table:formula="of:=AVERAGE([.$H$2:.H105])" office:value-type="float" office:value="6.66082451923077">
            <text:p>6,660824519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511">
            <text:p>511</text:p>
          </table:table-cell>
          <table:table-cell table:style-name="ce3" office:value-type="float" office:value="0.00161563">
            <text:p>0,00161563</text:p>
          </table:table-cell>
          <table:table-cell table:style-name="ce3" office:value-type="float" office:value="0.0725711">
            <text:p>0,0725711</text:p>
          </table:table-cell>
          <table:table-cell table:style-name="ce3" office:value-type="float" office:value="0.00663321">
            <text:p>0,00663321</text:p>
          </table:table-cell>
          <table:table-cell table:style-name="ce3" office:value-type="float" office:value="0.0149871">
            <text:p>0,0149871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876971">
            <text:p>0,00876971</text:p>
          </table:table-cell>
          <table:table-cell table:style-name="ce3" office:value-type="float" office:value="7.84098">
            <text:p>7,84098</text:p>
          </table:table-cell>
          <table:table-cell table:style-name="ce3" table:formula="of:=AVERAGE([.$H$2:.H106])" office:value-type="float" office:value="6.67206409523809">
            <text:p>6,672064095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13">
            <text:p>513</text:p>
          </table:table-cell>
          <table:table-cell table:style-name="ce3" office:value-type="float" office:value="0.00171348">
            <text:p>0,00171348</text:p>
          </table:table-cell>
          <table:table-cell table:style-name="ce3" office:value-type="float" office:value="0.0759417">
            <text:p>0,0759417</text:p>
          </table:table-cell>
          <table:table-cell table:style-name="ce3" office:value-type="float" office:value="0.00652607">
            <text:p>0,00652607</text:p>
          </table:table-cell>
          <table:table-cell table:style-name="ce3" office:value-type="float" office:value="0.00847931">
            <text:p>0,00847931</text:p>
          </table:table-cell>
          <table:table-cell table:style-name="ce3" office:value-type="float" office:value="0.000002584">
            <text:p>0,000002584</text:p>
          </table:table-cell>
          <table:table-cell table:style-name="ce3" office:value-type="float" office:value="0.008804">
            <text:p>0,008804</text:p>
          </table:table-cell>
          <table:table-cell table:style-name="ce3" office:value-type="float" office:value="8.50427">
            <text:p>8,50427</text:p>
          </table:table-cell>
          <table:table-cell table:style-name="ce3" table:formula="of:=AVERAGE([.$H$2:.H107])" office:value-type="float" office:value="6.68934905660377">
            <text:p>6,6893490566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18">
            <text:p>518</text:p>
          </table:table-cell>
          <table:table-cell table:style-name="ce3" office:value-type="float" office:value="0.00547462">
            <text:p>0,00547462</text:p>
          </table:table-cell>
          <table:table-cell table:style-name="ce3" office:value-type="float" office:value="0.0320991">
            <text:p>0,0320991</text:p>
          </table:table-cell>
          <table:table-cell table:style-name="ce3" office:value-type="float" office:value="0.000066698">
            <text:p>0,000066698</text:p>
          </table:table-cell>
          <table:table-cell table:style-name="ce3" office:value-type="float" office:value="0.00847931">
            <text:p>0,0084793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915642">
            <text:p>0,00915642</text:p>
          </table:table-cell>
          <table:table-cell table:style-name="ce3" office:value-type="float" office:value="13.6118">
            <text:p>13,6118</text:p>
          </table:table-cell>
          <table:table-cell table:style-name="ce3" table:formula="of:=AVERAGE([.$H$2:.H108])" office:value-type="float" office:value="6.75404485981308">
            <text:p>6,754044859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24">
            <text:p>524</text:p>
          </table:table-cell>
          <table:table-cell table:style-name="ce3" office:value-type="float" office:value="0.00192251">
            <text:p>0,00192251</text:p>
          </table:table-cell>
          <table:table-cell table:style-name="ce3" office:value-type="float" office:value="0.0887625">
            <text:p>0,0887625</text:p>
          </table:table-cell>
          <table:table-cell table:style-name="ce3" office:value-type="float" office:value="0.00453561">
            <text:p>0,00453561</text:p>
          </table:table-cell>
          <table:table-cell table:style-name="ce3" office:value-type="float" office:value="0.0938219">
            <text:p>0,0938219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751">
            <text:p>0,008751</text:p>
          </table:table-cell>
          <table:table-cell table:style-name="ce3" office:value-type="float" office:value="4.62746">
            <text:p>4,62746</text:p>
          </table:table-cell>
          <table:table-cell table:style-name="ce3" table:formula="of:=AVERAGE([.$H$2:.H109])" office:value-type="float" office:value="6.73435425925926">
            <text:p>6,734354259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578">
            <text:p>578</text:p>
          </table:table-cell>
          <table:table-cell table:style-name="ce3" office:value-type="float" office:value="0.0015659">
            <text:p>0,0015659</text:p>
          </table:table-cell>
          <table:table-cell table:style-name="ce3" office:value-type="float" office:value="0.119153">
            <text:p>0,119153</text:p>
          </table:table-cell>
          <table:table-cell table:style-name="ce3" office:value-type="float" office:value="0.00393917">
            <text:p>0,00393917</text:p>
          </table:table-cell>
          <table:table-cell table:style-name="ce3" office:value-type="float" office:value="0.057201">
            <text:p>0,057201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55132">
            <text:p>0,00855132</text:p>
          </table:table-cell>
          <table:table-cell table:style-name="ce3" office:value-type="float" office:value="4.77072">
            <text:p>4,77072</text:p>
          </table:table-cell>
          <table:table-cell table:style-name="ce3" table:formula="of:=AVERAGE([.$H$2:.H110])" office:value-type="float" office:value="6.71633926605504">
            <text:p>6,716339266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579">
            <text:p>579</text:p>
          </table:table-cell>
          <table:table-cell table:style-name="ce3" office:value-type="float" office:value="0.00157016">
            <text:p>0,00157016</text:p>
          </table:table-cell>
          <table:table-cell table:style-name="ce3" office:value-type="float" office:value="0.11979">
            <text:p>0,11979</text:p>
          </table:table-cell>
          <table:table-cell table:style-name="ce3" office:value-type="float" office:value="0.0061541">
            <text:p>0,0061541</text:p>
          </table:table-cell>
          <table:table-cell table:style-name="ce3" office:value-type="float" office:value="0.0236629">
            <text:p>0,0236629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50795">
            <text:p>0,00850795</text:p>
          </table:table-cell>
          <table:table-cell table:style-name="ce3" office:value-type="float" office:value="5.62572">
            <text:p>5,62572</text:p>
          </table:table-cell>
          <table:table-cell table:style-name="ce3" table:formula="of:=AVERAGE([.$H$2:.H111])" office:value-type="float" office:value="6.70642454545454">
            <text:p>6,706424545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580">
            <text:p>580</text:p>
          </table:table-cell>
          <table:table-cell table:style-name="ce3" office:value-type="float" office:value="0.00991755">
            <text:p>0,00991755</text:p>
          </table:table-cell>
          <table:table-cell table:style-name="ce3" office:value-type="float" office:value="0.120003">
            <text:p>0,120003</text:p>
          </table:table-cell>
          <table:table-cell table:style-name="ce3" office:value-type="float" office:value="0.00506703">
            <text:p>0,00506703</text:p>
          </table:table-cell>
          <table:table-cell table:style-name="ce3" office:value-type="float" office:value="0.0241878">
            <text:p>0,0241878</text:p>
          </table:table-cell>
          <table:table-cell table:style-name="ce3" office:value-type="float" office:value="0.000002515">
            <text:p>0,000002515</text:p>
          </table:table-cell>
          <table:table-cell table:style-name="ce3" office:value-type="float" office:value="0.00849783">
            <text:p>0,00849783</text:p>
          </table:table-cell>
          <table:table-cell table:style-name="ce3" office:value-type="float" office:value="5.2201">
            <text:p>5,2201</text:p>
          </table:table-cell>
          <table:table-cell table:style-name="ce3" table:formula="of:=AVERAGE([.$H$2:.H112])" office:value-type="float" office:value="6.69303423423423">
            <text:p>6,693034234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581">
            <text:p>581</text:p>
          </table:table-cell>
          <table:table-cell table:style-name="ce3" office:value-type="float" office:value="0.0026182">
            <text:p>0,0026182</text:p>
          </table:table-cell>
          <table:table-cell table:style-name="ce3" office:value-type="float" office:value="0.121373">
            <text:p>0,121373</text:p>
          </table:table-cell>
          <table:table-cell table:style-name="ce3" office:value-type="float" office:value="0.00447631">
            <text:p>0,00447631</text:p>
          </table:table-cell>
          <table:table-cell table:style-name="ce3" office:value-type="float" office:value="0.0801721">
            <text:p>0,0801721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843406">
            <text:p>0,00843406</text:p>
          </table:table-cell>
          <table:table-cell table:style-name="ce3" office:value-type="float" office:value="4.13704">
            <text:p>4,13704</text:p>
          </table:table-cell>
          <table:table-cell table:style-name="ce3" table:formula="of:=AVERAGE([.$H$2:.H113])" office:value-type="float" office:value="6.67021285714286">
            <text:p>6,670212857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582">
            <text:p>582</text:p>
          </table:table-cell>
          <table:table-cell table:style-name="ce3" office:value-type="float" office:value="0.00159663">
            <text:p>0,00159663</text:p>
          </table:table-cell>
          <table:table-cell table:style-name="ce3" office:value-type="float" office:value="0.119443">
            <text:p>0,119443</text:p>
          </table:table-cell>
          <table:table-cell table:style-name="ce3" office:value-type="float" office:value="0.00621912">
            <text:p>0,00621912</text:p>
          </table:table-cell>
          <table:table-cell table:style-name="ce3" office:value-type="float" office:value="0.0297957">
            <text:p>0,0297957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43014">
            <text:p>0,00843014</text:p>
          </table:table-cell>
          <table:table-cell table:style-name="ce3" office:value-type="float" office:value="5.40894">
            <text:p>5,40894</text:p>
          </table:table-cell>
          <table:table-cell table:style-name="ce3" table:formula="of:=AVERAGE([.$H$2:.H114])" office:value-type="float" office:value="6.65905115044248">
            <text:p>6,6590511504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83">
            <text:p>583</text:p>
          </table:table-cell>
          <table:table-cell table:style-name="ce3" office:value-type="float" office:value="0.00157659">
            <text:p>0,00157659</text:p>
          </table:table-cell>
          <table:table-cell table:style-name="ce3" office:value-type="float" office:value="0.124146">
            <text:p>0,124146</text:p>
          </table:table-cell>
          <table:table-cell table:style-name="ce3" office:value-type="float" office:value="0.00588731">
            <text:p>0,00588731</text:p>
          </table:table-cell>
          <table:table-cell table:style-name="ce3" office:value-type="float" office:value="0.0288793">
            <text:p>0,0288793</text:p>
          </table:table-cell>
          <table:table-cell table:style-name="ce3" office:value-type="float" office:value="0.000002793">
            <text:p>0,000002793</text:p>
          </table:table-cell>
          <table:table-cell table:style-name="ce3" office:value-type="float" office:value="0.00842512">
            <text:p>0,00842512</text:p>
          </table:table-cell>
          <table:table-cell table:style-name="ce3" office:value-type="float" office:value="5.26704">
            <text:p>5,26704</text:p>
          </table:table-cell>
          <table:table-cell table:style-name="ce3" table:formula="of:=AVERAGE([.$H$2:.H115])" office:value-type="float" office:value="6.64684052631579">
            <text:p>6,646840526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84">
            <text:p>584</text:p>
          </table:table-cell>
          <table:table-cell table:style-name="ce3" office:value-type="float" office:value="0.00164384">
            <text:p>0,00164384</text:p>
          </table:table-cell>
          <table:table-cell table:style-name="ce3" office:value-type="float" office:value="0.130152">
            <text:p>0,130152</text:p>
          </table:table-cell>
          <table:table-cell table:style-name="ce3" office:value-type="float" office:value="0.00616534">
            <text:p>0,00616534</text:p>
          </table:table-cell>
          <table:table-cell table:style-name="ce3" office:value-type="float" office:value="0.012465">
            <text:p>0,012465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840933">
            <text:p>0,00840933</text:p>
          </table:table-cell>
          <table:table-cell table:style-name="ce3" office:value-type="float" office:value="5.71053">
            <text:p>5,71053</text:p>
          </table:table-cell>
          <table:table-cell table:style-name="ce3" table:formula="of:=AVERAGE([.$H$2:.H116])" office:value-type="float" office:value="6.63869869565217">
            <text:p>6,638698695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586">
            <text:p>586</text:p>
          </table:table-cell>
          <table:table-cell table:style-name="ce3" office:value-type="float" office:value="0.00157407">
            <text:p>0,00157407</text:p>
          </table:table-cell>
          <table:table-cell table:style-name="ce3" office:value-type="float" office:value="0.115187">
            <text:p>0,115187</text:p>
          </table:table-cell>
          <table:table-cell table:style-name="ce3" office:value-type="float" office:value="0.00600827">
            <text:p>0,00600827</text:p>
          </table:table-cell>
          <table:table-cell table:style-name="ce3" office:value-type="float" office:value="0.0106736">
            <text:p>0,0106736</text:p>
          </table:table-cell>
          <table:table-cell table:style-name="ce3" office:value-type="float" office:value="0.000002794">
            <text:p>0,000002794</text:p>
          </table:table-cell>
          <table:table-cell table:style-name="ce3" office:value-type="float" office:value="0.00839571">
            <text:p>0,00839571</text:p>
          </table:table-cell>
          <table:table-cell table:style-name="ce3" office:value-type="float" office:value="6.34498">
            <text:p>6,34498</text:p>
          </table:table-cell>
          <table:table-cell table:style-name="ce3" table:formula="of:=AVERAGE([.$H$2:.H117])" office:value-type="float" office:value="6.63616663793103">
            <text:p>6,6361666379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587">
            <text:p>587</text:p>
          </table:table-cell>
          <table:table-cell table:style-name="ce3" office:value-type="float" office:value="0.00165153">
            <text:p>0,00165153</text:p>
          </table:table-cell>
          <table:table-cell table:style-name="ce3" office:value-type="float" office:value="0.0910381">
            <text:p>0,0910381</text:p>
          </table:table-cell>
          <table:table-cell table:style-name="ce3" office:value-type="float" office:value="0.00522228">
            <text:p>0,00522228</text:p>
          </table:table-cell>
          <table:table-cell table:style-name="ce3" office:value-type="float" office:value="0.0609791">
            <text:p>0,0609791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37036">
            <text:p>0,00837036</text:p>
          </table:table-cell>
          <table:table-cell table:style-name="ce3" office:value-type="float" office:value="5.38549">
            <text:p>5,38549</text:p>
          </table:table-cell>
          <table:table-cell table:style-name="ce3" table:formula="of:=AVERAGE([.$H$2:.H118])" office:value-type="float" office:value="6.62547709401709">
            <text:p>6,625477094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588">
            <text:p>588</text:p>
          </table:table-cell>
          <table:table-cell table:style-name="ce3" office:value-type="float" office:value="0.00163148">
            <text:p>0,00163148</text:p>
          </table:table-cell>
          <table:table-cell table:style-name="ce3" office:value-type="float" office:value="0.115397">
            <text:p>0,115397</text:p>
          </table:table-cell>
          <table:table-cell table:style-name="ce3" office:value-type="float" office:value="0.0041489">
            <text:p>0,0041489</text:p>
          </table:table-cell>
          <table:table-cell table:style-name="ce3" office:value-type="float" office:value="0.0566757">
            <text:p>0,0566757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838712">
            <text:p>0,00838712</text:p>
          </table:table-cell>
          <table:table-cell table:style-name="ce3" office:value-type="float" office:value="4.87912">
            <text:p>4,87912</text:p>
          </table:table-cell>
          <table:table-cell table:style-name="ce3" table:formula="of:=AVERAGE([.$H$2:.H119])" office:value-type="float" office:value="6.61067745762712">
            <text:p>6,6106774576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89">
            <text:p>589</text:p>
          </table:table-cell>
          <table:table-cell table:style-name="ce3" office:value-type="float" office:value="0.00155326">
            <text:p>0,00155326</text:p>
          </table:table-cell>
          <table:table-cell table:style-name="ce3" office:value-type="float" office:value="0.114965">
            <text:p>0,114965</text:p>
          </table:table-cell>
          <table:table-cell table:style-name="ce3" office:value-type="float" office:value="0.00443566">
            <text:p>0,00443566</text:p>
          </table:table-cell>
          <table:table-cell table:style-name="ce3" office:value-type="float" office:value="0.0492368">
            <text:p>0,0492368</text:p>
          </table:table-cell>
          <table:table-cell table:style-name="ce3" office:value-type="float" office:value="0.000003283">
            <text:p>0,000003283</text:p>
          </table:table-cell>
          <table:table-cell table:style-name="ce3" office:value-type="float" office:value="0.0084541">
            <text:p>0,0084541</text:p>
          </table:table-cell>
          <table:table-cell table:style-name="ce3" office:value-type="float" office:value="5.00062">
            <text:p>5,00062</text:p>
          </table:table-cell>
          <table:table-cell table:style-name="ce3" table:formula="of:=AVERAGE([.$H$2:.H120])" office:value-type="float" office:value="6.59714756302521">
            <text:p>6,59714756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590">
            <text:p>590</text:p>
          </table:table-cell>
          <table:table-cell table:style-name="ce3" office:value-type="float" office:value="0.00158644">
            <text:p>0,00158644</text:p>
          </table:table-cell>
          <table:table-cell table:style-name="ce3" office:value-type="float" office:value="0.143463">
            <text:p>0,143463</text:p>
          </table:table-cell>
          <table:table-cell table:style-name="ce3" office:value-type="float" office:value="0.00442966">
            <text:p>0,00442966</text:p>
          </table:table-cell>
          <table:table-cell table:style-name="ce3" office:value-type="float" office:value="0.0303485">
            <text:p>0,0303485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861027">
            <text:p>0,00861027</text:p>
          </table:table-cell>
          <table:table-cell table:style-name="ce3" office:value-type="float" office:value="4.80049">
            <text:p>4,80049</text:p>
          </table:table-cell>
          <table:table-cell table:style-name="ce3" table:formula="of:=AVERAGE([.$H$2:.H121])" office:value-type="float" office:value="6.58217541666666">
            <text:p>6,582175416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591">
            <text:p>591</text:p>
          </table:table-cell>
          <table:table-cell table:style-name="ce3" office:value-type="float" office:value="0.00158225">
            <text:p>0,00158225</text:p>
          </table:table-cell>
          <table:table-cell table:style-name="ce3" office:value-type="float" office:value="0.105475">
            <text:p>0,105475</text:p>
          </table:table-cell>
          <table:table-cell table:style-name="ce3" office:value-type="float" office:value="0.00475274">
            <text:p>0,00475274</text:p>
          </table:table-cell>
          <table:table-cell table:style-name="ce3" office:value-type="float" office:value="0.0252138">
            <text:p>0,0252138</text:p>
          </table:table-cell>
          <table:table-cell table:style-name="ce3" office:value-type="float" office:value="0.000002514">
            <text:p>0,000002514</text:p>
          </table:table-cell>
          <table:table-cell table:style-name="ce3" office:value-type="float" office:value="0.00852925">
            <text:p>0,00852925</text:p>
          </table:table-cell>
          <table:table-cell table:style-name="ce3" office:value-type="float" office:value="6.20381">
            <text:p>6,20381</text:p>
          </table:table-cell>
          <table:table-cell table:style-name="ce3" table:formula="of:=AVERAGE([.$H$2:.H122])" office:value-type="float" office:value="6.57904842975206">
            <text:p>6,579048429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92">
            <text:p>592</text:p>
          </table:table-cell>
          <table:table-cell table:style-name="ce3" office:value-type="float" office:value="0.00167744">
            <text:p>0,00167744</text:p>
          </table:table-cell>
          <table:table-cell table:style-name="ce3" office:value-type="float" office:value="0.109592">
            <text:p>0,109592</text:p>
          </table:table-cell>
          <table:table-cell table:style-name="ce3" office:value-type="float" office:value="0.00423194">
            <text:p>0,00423194</text:p>
          </table:table-cell>
          <table:table-cell table:style-name="ce3" office:value-type="float" office:value="0.081296">
            <text:p>0,081296</text:p>
          </table:table-cell>
          <table:table-cell table:style-name="ce3" office:value-type="float" office:value="0.000002584">
            <text:p>0,000002584</text:p>
          </table:table-cell>
          <table:table-cell table:style-name="ce3" office:value-type="float" office:value="0.00903197">
            <text:p>0,00903197</text:p>
          </table:table-cell>
          <table:table-cell table:style-name="ce3" office:value-type="float" office:value="4.42978">
            <text:p>4,42978</text:p>
          </table:table-cell>
          <table:table-cell table:style-name="ce3" table:formula="of:=AVERAGE([.$H$2:.H123])" office:value-type="float" office:value="6.56143147540983">
            <text:p>6,5614314754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595">
            <text:p>595</text:p>
          </table:table-cell>
          <table:table-cell table:style-name="ce3" office:value-type="float" office:value="0.00185358">
            <text:p>0,00185358</text:p>
          </table:table-cell>
          <table:table-cell table:style-name="ce3" office:value-type="float" office:value="0.0730366">
            <text:p>0,0730366</text:p>
          </table:table-cell>
          <table:table-cell table:style-name="ce3" office:value-type="float" office:value="0.00448239">
            <text:p>0,00448239</text:p>
          </table:table-cell>
          <table:table-cell table:style-name="ce3" office:value-type="float" office:value="0.123276">
            <text:p>0,123276</text:p>
          </table:table-cell>
          <table:table-cell table:style-name="ce3" office:value-type="float" office:value="0.000003352">
            <text:p>0,000003352</text:p>
          </table:table-cell>
          <table:table-cell table:style-name="ce3" office:value-type="float" office:value="0.00870909">
            <text:p>0,00870909</text:p>
          </table:table-cell>
          <table:table-cell table:style-name="ce3" office:value-type="float" office:value="4.37272">
            <text:p>4,37272</text:p>
          </table:table-cell>
          <table:table-cell table:style-name="ce3" table:formula="of:=AVERAGE([.$H$2:.H124])" office:value-type="float" office:value="6.54363707317073">
            <text:p>6,543637073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599">
            <text:p>599</text:p>
          </table:table-cell>
          <table:table-cell table:style-name="ce3" office:value-type="float" office:value="0.00159936">
            <text:p>0,00159936</text:p>
          </table:table-cell>
          <table:table-cell table:style-name="ce3" office:value-type="float" office:value="0.115807">
            <text:p>0,115807</text:p>
          </table:table-cell>
          <table:table-cell table:style-name="ce3" office:value-type="float" office:value="0.00344693">
            <text:p>0,00344693</text:p>
          </table:table-cell>
          <table:table-cell table:style-name="ce3" office:value-type="float" office:value="0.108375">
            <text:p>0,108375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.0090319">
            <text:p>0,0090319</text:p>
          </table:table-cell>
          <table:table-cell table:style-name="ce3" office:value-type="float" office:value="3.90883">
            <text:p>3,90883</text:p>
          </table:table-cell>
          <table:table-cell table:style-name="ce3" table:formula="of:=AVERAGE([.$H$2:.H125])" office:value-type="float" office:value="6.52238862903226">
            <text:p>6,522388629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table:style-name="ce3" office:value-type="float" office:value="0.00156325">
            <text:p>0,00156325</text:p>
          </table:table-cell>
          <table:table-cell table:style-name="ce3" office:value-type="float" office:value="0.127874">
            <text:p>0,127874</text:p>
          </table:table-cell>
          <table:table-cell table:style-name="ce3" office:value-type="float" office:value="0.00532886">
            <text:p>0,00532886</text:p>
          </table:table-cell>
          <table:table-cell table:style-name="ce3" office:value-type="float" office:value="0.0156027">
            <text:p>0,0156027</text:p>
          </table:table-cell>
          <table:table-cell table:style-name="ce3" office:value-type="float" office:value="0.000002864">
            <text:p>0,000002864</text:p>
          </table:table-cell>
          <table:table-cell table:style-name="ce3" office:value-type="float" office:value="0.00847862">
            <text:p>0,00847862</text:p>
          </table:table-cell>
          <table:table-cell table:style-name="ce3" office:value-type="float" office:value="5.6508">
            <text:p>5,6508</text:p>
          </table:table-cell>
          <table:table-cell table:style-name="ce3" table:formula="of:=AVERAGE([.$H$2:.H126])" office:value-type="float" office:value="6.51541592">
            <text:p>6,5154159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29">
            <text:p>629</text:p>
          </table:table-cell>
          <table:table-cell table:style-name="ce3" office:value-type="float" office:value="0.00205654">
            <text:p>0,00205654</text:p>
          </table:table-cell>
          <table:table-cell table:style-name="ce3" office:value-type="float" office:value="0.115602">
            <text:p>0,115602</text:p>
          </table:table-cell>
          <table:table-cell table:style-name="ce3" office:value-type="float" office:value="0.00476106">
            <text:p>0,00476106</text:p>
          </table:table-cell>
          <table:table-cell table:style-name="ce3" office:value-type="float" office:value="0.121411">
            <text:p>0,121411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87126">
            <text:p>0,00887126</text:p>
          </table:table-cell>
          <table:table-cell table:style-name="ce3" office:value-type="float" office:value="3.69955">
            <text:p>3,69955</text:p>
          </table:table-cell>
          <table:table-cell table:style-name="ce3" table:formula="of:=AVERAGE([.$H$2:.H127])" office:value-type="float" office:value="6.49306777777777">
            <text:p>6,493067777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632">
            <text:p>632</text:p>
          </table:table-cell>
          <table:table-cell table:style-name="ce3" office:value-type="float" office:value="0.00171285">
            <text:p>0,00171285</text:p>
          </table:table-cell>
          <table:table-cell table:style-name="ce3" office:value-type="float" office:value="0.115142">
            <text:p>0,115142</text:p>
          </table:table-cell>
          <table:table-cell table:style-name="ce3" office:value-type="float" office:value="0.0067342">
            <text:p>0,0067342</text:p>
          </table:table-cell>
          <table:table-cell table:style-name="ce3" office:value-type="float" office:value="0.108588">
            <text:p>0,108588</text:p>
          </table:table-cell>
          <table:table-cell table:style-name="ce3" office:value-type="float" office:value="0.000002934">
            <text:p>0,000002934</text:p>
          </table:table-cell>
          <table:table-cell table:style-name="ce3" office:value-type="float" office:value="0.00888614">
            <text:p>0,00888614</text:p>
          </table:table-cell>
          <table:table-cell table:style-name="ce3" office:value-type="float" office:value="3.8642">
            <text:p>3,8642</text:p>
          </table:table-cell>
          <table:table-cell table:style-name="ce3" table:formula="of:=AVERAGE([.$H$2:.H128])" office:value-type="float" office:value="6.47236803149606">
            <text:p>6,472368031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635">
            <text:p>635</text:p>
          </table:table-cell>
          <table:table-cell table:style-name="ce3" office:value-type="float" office:value="0.00161619">
            <text:p>0,00161619</text:p>
          </table:table-cell>
          <table:table-cell table:style-name="ce3" office:value-type="float" office:value="0.116388">
            <text:p>0,116388</text:p>
          </table:table-cell>
          <table:table-cell table:style-name="ce3" office:value-type="float" office:value="0.00661883">
            <text:p>0,00661883</text:p>
          </table:table-cell>
          <table:table-cell table:style-name="ce3" office:value-type="float" office:value="0.0748546">
            <text:p>0,0748546</text:p>
          </table:table-cell>
          <table:table-cell table:style-name="ce3" office:value-type="float" office:value="0.000003701">
            <text:p>0,000003701</text:p>
          </table:table-cell>
          <table:table-cell table:style-name="ce3" office:value-type="float" office:value="0.00886882">
            <text:p>0,00886882</text:p>
          </table:table-cell>
          <table:table-cell table:style-name="ce3" office:value-type="float" office:value="4.39373">
            <text:p>4,39373</text:p>
          </table:table-cell>
          <table:table-cell table:style-name="ce3" table:formula="of:=AVERAGE([.$H$2:.H129])" office:value-type="float" office:value="6.456128671875">
            <text:p>6,4561286719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636">
            <text:p>636</text:p>
          </table:table-cell>
          <table:table-cell table:style-name="ce3" office:value-type="float" office:value="0.00178122">
            <text:p>0,00178122</text:p>
          </table:table-cell>
          <table:table-cell table:style-name="ce3" office:value-type="float" office:value="0.114789">
            <text:p>0,114789</text:p>
          </table:table-cell>
          <table:table-cell table:style-name="ce3" office:value-type="float" office:value="0.00417195">
            <text:p>0,00417195</text:p>
          </table:table-cell>
          <table:table-cell table:style-name="ce3" office:value-type="float" office:value="0.121947">
            <text:p>0,121947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84535">
            <text:p>0,00884535</text:p>
          </table:table-cell>
          <table:table-cell table:style-name="ce3" office:value-type="float" office:value="3.73194">
            <text:p>3,73194</text:p>
          </table:table-cell>
          <table:table-cell table:style-name="ce3" table:formula="of:=AVERAGE([.$H$2:.H130])" office:value-type="float" office:value="6.43501093023256">
            <text:p>6,435010930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640">
            <text:p>640</text:p>
          </table:table-cell>
          <table:table-cell table:style-name="ce3" office:value-type="float" office:value="0.00167842">
            <text:p>0,00167842</text:p>
          </table:table-cell>
          <table:table-cell table:style-name="ce3" office:value-type="float" office:value="0.0886164">
            <text:p>0,0886164</text:p>
          </table:table-cell>
          <table:table-cell table:style-name="ce3" office:value-type="float" office:value="0.00460908">
            <text:p>0,00460908</text:p>
          </table:table-cell>
          <table:table-cell table:style-name="ce3" office:value-type="float" office:value="0.121949">
            <text:p>0,121949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7908">
            <text:p>0,0087908</text:p>
          </table:table-cell>
          <table:table-cell table:style-name="ce3" office:value-type="float" office:value="4.0923">
            <text:p>4,0923</text:p>
          </table:table-cell>
          <table:table-cell table:style-name="ce3" table:formula="of:=AVERAGE([.$H$2:.H131])" office:value-type="float" office:value="6.41699007692307">
            <text:p>6,4169900769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641">
            <text:p>641</text:p>
          </table:table-cell>
          <table:table-cell table:style-name="ce3" office:value-type="float" office:value="0.00194109">
            <text:p>0,00194109</text:p>
          </table:table-cell>
          <table:table-cell table:style-name="ce3" office:value-type="float" office:value="0.0804743">
            <text:p>0,0804743</text:p>
          </table:table-cell>
          <table:table-cell table:style-name="ce3" office:value-type="float" office:value="0.00685663">
            <text:p>0,00685663</text:p>
          </table:table-cell>
          <table:table-cell table:style-name="ce3" office:value-type="float" office:value="0.0100563">
            <text:p>0,0100563</text:p>
          </table:table-cell>
          <table:table-cell table:style-name="ce3" office:value-type="float" office:value="0.000003562">
            <text:p>0,000003562</text:p>
          </table:table-cell>
          <table:table-cell table:style-name="ce3" office:value-type="float" office:value="0.0087899">
            <text:p>0,0087899</text:p>
          </table:table-cell>
          <table:table-cell table:style-name="ce3" office:value-type="float" office:value="7.7484">
            <text:p>7,7484</text:p>
          </table:table-cell>
          <table:table-cell table:style-name="ce3" table:formula="of:=AVERAGE([.$H$2:.H132])" office:value-type="float" office:value="6.42715351145038">
            <text:p>6,427153511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642">
            <text:p>642</text:p>
          </table:table-cell>
          <table:table-cell table:style-name="ce3" office:value-type="float" office:value="0.00164531">
            <text:p>0,00164531</text:p>
          </table:table-cell>
          <table:table-cell table:style-name="ce3" office:value-type="float" office:value="0.0789184">
            <text:p>0,0789184</text:p>
          </table:table-cell>
          <table:table-cell table:style-name="ce3" office:value-type="float" office:value="0.00639128">
            <text:p>0,00639128</text:p>
          </table:table-cell>
          <table:table-cell table:style-name="ce3" office:value-type="float" office:value="0.0224231">
            <text:p>0,0224231</text:p>
          </table:table-cell>
          <table:table-cell table:style-name="ce3" office:value-type="float" office:value="0.000002864">
            <text:p>0,000002864</text:p>
          </table:table-cell>
          <table:table-cell table:style-name="ce3" office:value-type="float" office:value="0.0087848">
            <text:p>0,0087848</text:p>
          </table:table-cell>
          <table:table-cell table:style-name="ce3" office:value-type="float" office:value="7.38721">
            <text:p>7,38721</text:p>
          </table:table-cell>
          <table:table-cell table:style-name="ce3" table:formula="of:=AVERAGE([.$H$2:.H133])" office:value-type="float" office:value="6.43442666666666">
            <text:p>6,434426666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643">
            <text:p>643</text:p>
          </table:table-cell>
          <table:table-cell table:style-name="ce3" office:value-type="float" office:value="0.00157973">
            <text:p>0,00157973</text:p>
          </table:table-cell>
          <table:table-cell table:style-name="ce3" office:value-type="float" office:value="0.0944505">
            <text:p>0,0944505</text:p>
          </table:table-cell>
          <table:table-cell table:style-name="ce3" office:value-type="float" office:value="0.00638067">
            <text:p>0,00638067</text:p>
          </table:table-cell>
          <table:table-cell table:style-name="ce3" office:value-type="float" office:value="0.0929988">
            <text:p>0,0929988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885359">
            <text:p>0,00885359</text:p>
          </table:table-cell>
          <table:table-cell table:style-name="ce3" office:value-type="float" office:value="4.45082">
            <text:p>4,45082</text:p>
          </table:table-cell>
          <table:table-cell table:style-name="ce3" table:formula="of:=AVERAGE([.$H$2:.H134])" office:value-type="float" office:value="6.41951233082706">
            <text:p>6,419512330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644">
            <text:p>644</text:p>
          </table:table-cell>
          <table:table-cell table:style-name="ce3" office:value-type="float" office:value="0.00195352">
            <text:p>0,00195352</text:p>
          </table:table-cell>
          <table:table-cell table:style-name="ce3" office:value-type="float" office:value="0.0929857">
            <text:p>0,0929857</text:p>
          </table:table-cell>
          <table:table-cell table:style-name="ce3" office:value-type="float" office:value="0.0111039">
            <text:p>0,0111039</text:p>
          </table:table-cell>
          <table:table-cell table:style-name="ce3" office:value-type="float" office:value="0.010901">
            <text:p>0,010901</text:p>
          </table:table-cell>
          <table:table-cell table:style-name="ce3" office:value-type="float" office:value="0.000003492">
            <text:p>0,000003492</text:p>
          </table:table-cell>
          <table:table-cell table:style-name="ce3" office:value-type="float" office:value="0.00924205">
            <text:p>0,00924205</text:p>
          </table:table-cell>
          <table:table-cell table:style-name="ce3" office:value-type="float" office:value="6.82128">
            <text:p>6,82128</text:p>
          </table:table-cell>
          <table:table-cell table:style-name="ce3" table:formula="of:=AVERAGE([.$H$2:.H135])" office:value-type="float" office:value="6.42251059701492">
            <text:p>6,42251059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645">
            <text:p>645</text:p>
          </table:table-cell>
          <table:table-cell table:style-name="ce3" office:value-type="float" office:value="0.00153741">
            <text:p>0,00153741</text:p>
          </table:table-cell>
          <table:table-cell table:style-name="ce3" office:value-type="float" office:value="0.0996413">
            <text:p>0,0996413</text:p>
          </table:table-cell>
          <table:table-cell table:style-name="ce3" office:value-type="float" office:value="0.00700707">
            <text:p>0,00700707</text:p>
          </table:table-cell>
          <table:table-cell table:style-name="ce3" office:value-type="float" office:value="0.00653753">
            <text:p>0,00653753</text:p>
          </table:table-cell>
          <table:table-cell table:style-name="ce3" office:value-type="float" office:value="0.000003423">
            <text:p>0,000003423</text:p>
          </table:table-cell>
          <table:table-cell table:style-name="ce3" office:value-type="float" office:value="0.00915328">
            <text:p>0,00915328</text:p>
          </table:table-cell>
          <table:table-cell table:style-name="ce3" office:value-type="float" office:value="7.06059">
            <text:p>7,06059</text:p>
          </table:table-cell>
          <table:table-cell table:style-name="ce3" table:formula="of:=AVERAGE([.$H$2:.H136])" office:value-type="float" office:value="6.42723711111111">
            <text:p>6,427237111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646">
            <text:p>646</text:p>
          </table:table-cell>
          <table:table-cell table:style-name="ce3" office:value-type="float" office:value="0.00165411">
            <text:p>0,00165411</text:p>
          </table:table-cell>
          <table:table-cell table:style-name="ce3" office:value-type="float" office:value="0.0864579">
            <text:p>0,0864579</text:p>
          </table:table-cell>
          <table:table-cell table:style-name="ce3" office:value-type="float" office:value="0.00673699">
            <text:p>0,00673699</text:p>
          </table:table-cell>
          <table:table-cell table:style-name="ce3" office:value-type="float" office:value="0.0070672">
            <text:p>0,0070672</text:p>
          </table:table-cell>
          <table:table-cell table:style-name="ce3" office:value-type="float" office:value="0.000002864">
            <text:p>0,000002864</text:p>
          </table:table-cell>
          <table:table-cell table:style-name="ce3" office:value-type="float" office:value="0.00953293">
            <text:p>0,00953293</text:p>
          </table:table-cell>
          <table:table-cell table:style-name="ce3" office:value-type="float" office:value="7.80725">
            <text:p>7,80725</text:p>
          </table:table-cell>
          <table:table-cell table:style-name="ce3" table:formula="of:=AVERAGE([.$H$2:.H137])" office:value-type="float" office:value="6.43738426470588">
            <text:p>6,437384264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47">
            <text:p>647</text:p>
          </table:table-cell>
          <table:table-cell table:style-name="ce3" office:value-type="float" office:value="0.00164294">
            <text:p>0,00164294</text:p>
          </table:table-cell>
          <table:table-cell table:style-name="ce3" office:value-type="float" office:value="0.121567">
            <text:p>0,121567</text:p>
          </table:table-cell>
          <table:table-cell table:style-name="ce3" office:value-type="float" office:value="0.00689833">
            <text:p>0,00689833</text:p>
          </table:table-cell>
          <table:table-cell table:style-name="ce3" office:value-type="float" office:value="0.00805077">
            <text:p>0,00805077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89032">
            <text:p>0,00889032</text:p>
          </table:table-cell>
          <table:table-cell table:style-name="ce3" office:value-type="float" office:value="5.7736">
            <text:p>5,7736</text:p>
          </table:table-cell>
          <table:table-cell table:style-name="ce3" table:formula="of:=AVERAGE([.$H$2:.H138])" office:value-type="float" office:value="6.43253912408759">
            <text:p>6,432539124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49">
            <text:p>649</text:p>
          </table:table-cell>
          <table:table-cell table:style-name="ce3" office:value-type="float" office:value="0.00201994">
            <text:p>0,00201994</text:p>
          </table:table-cell>
          <table:table-cell table:style-name="ce3" office:value-type="float" office:value="0.107955">
            <text:p>0,107955</text:p>
          </table:table-cell>
          <table:table-cell table:style-name="ce3" office:value-type="float" office:value="0.00582438">
            <text:p>0,00582438</text:p>
          </table:table-cell>
          <table:table-cell table:style-name="ce3" office:value-type="float" office:value="0.122938">
            <text:p>0,122938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0879814">
            <text:p>0,00879814</text:p>
          </table:table-cell>
          <table:table-cell table:style-name="ce3" office:value-type="float" office:value="3.70324">
            <text:p>3,70324</text:p>
          </table:table-cell>
          <table:table-cell table:style-name="ce3" table:formula="of:=AVERAGE([.$H$2:.H139])" office:value-type="float" office:value="6.4127615942029">
            <text:p>6,412761594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650">
            <text:p>650</text:p>
          </table:table-cell>
          <table:table-cell table:style-name="ce3" office:value-type="float" office:value="0.00194018">
            <text:p>0,00194018</text:p>
          </table:table-cell>
          <table:table-cell table:style-name="ce3" office:value-type="float" office:value="0.0972764">
            <text:p>0,0972764</text:p>
          </table:table-cell>
          <table:table-cell table:style-name="ce3" office:value-type="float" office:value="0.00699331">
            <text:p>0,00699331</text:p>
          </table:table-cell>
          <table:table-cell table:style-name="ce3" office:value-type="float" office:value="0.0239417">
            <text:p>0,0239417</text:p>
          </table:table-cell>
          <table:table-cell table:style-name="ce3" office:value-type="float" office:value="0.000003283">
            <text:p>0,000003283</text:p>
          </table:table-cell>
          <table:table-cell table:style-name="ce3" office:value-type="float" office:value="0.00880401">
            <text:p>0,00880401</text:p>
          </table:table-cell>
          <table:table-cell table:style-name="ce3" office:value-type="float" office:value="6.3484">
            <text:p>6,3484</text:p>
          </table:table-cell>
          <table:table-cell table:style-name="ce3" table:formula="of:=AVERAGE([.$H$2:.H140])" office:value-type="float" office:value="6.41229856115108">
            <text:p>6,412298561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651">
            <text:p>651</text:p>
          </table:table-cell>
          <table:table-cell table:style-name="ce3" office:value-type="float" office:value="0.00222045">
            <text:p>0,00222045</text:p>
          </table:table-cell>
          <table:table-cell table:style-name="ce3" office:value-type="float" office:value="0.0894251">
            <text:p>0,0894251</text:p>
          </table:table-cell>
          <table:table-cell table:style-name="ce3" office:value-type="float" office:value="0.00664578">
            <text:p>0,00664578</text:p>
          </table:table-cell>
          <table:table-cell table:style-name="ce3" office:value-type="float" office:value="0.00714814">
            <text:p>0,00714814</text:p>
          </table:table-cell>
          <table:table-cell table:style-name="ce3" office:value-type="float" office:value="0.000003702">
            <text:p>0,000003702</text:p>
          </table:table-cell>
          <table:table-cell table:style-name="ce3" office:value-type="float" office:value="0.00879856">
            <text:p>0,00879856</text:p>
          </table:table-cell>
          <table:table-cell table:style-name="ce3" office:value-type="float" office:value="7.57569">
            <text:p>7,57569</text:p>
          </table:table-cell>
          <table:table-cell table:style-name="ce3" table:formula="of:=AVERAGE([.$H$2:.H141])" office:value-type="float" office:value="6.4206085">
            <text:p>6,420608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52">
            <text:p>652</text:p>
          </table:table-cell>
          <table:table-cell table:style-name="ce3" office:value-type="float" office:value="0.00166312">
            <text:p>0,00166312</text:p>
          </table:table-cell>
          <table:table-cell table:style-name="ce3" office:value-type="float" office:value="0.0974159">
            <text:p>0,0974159</text:p>
          </table:table-cell>
          <table:table-cell table:style-name="ce3" office:value-type="float" office:value="0.00669593">
            <text:p>0,00669593</text:p>
          </table:table-cell>
          <table:table-cell table:style-name="ce3" office:value-type="float" office:value="0.0111195">
            <text:p>0,0111195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75239">
            <text:p>0,00875239</text:p>
          </table:table-cell>
          <table:table-cell table:style-name="ce3" office:value-type="float" office:value="6.88189">
            <text:p>6,88189</text:p>
          </table:table-cell>
          <table:table-cell table:style-name="ce3" table:formula="of:=AVERAGE([.$H$2:.H142])" office:value-type="float" office:value="6.42388">
            <text:p>6,4238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53">
            <text:p>653</text:p>
          </table:table-cell>
          <table:table-cell table:style-name="ce3" office:value-type="float" office:value="0.00164112">
            <text:p>0,00164112</text:p>
          </table:table-cell>
          <table:table-cell table:style-name="ce3" office:value-type="float" office:value="0.105585">
            <text:p>0,105585</text:p>
          </table:table-cell>
          <table:table-cell table:style-name="ce3" office:value-type="float" office:value="0.00681605">
            <text:p>0,00681605</text:p>
          </table:table-cell>
          <table:table-cell table:style-name="ce3" office:value-type="float" office:value="0.00612491">
            <text:p>0,00612491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867194">
            <text:p>0,00867194</text:p>
          </table:table-cell>
          <table:table-cell table:style-name="ce3" office:value-type="float" office:value="6.84402">
            <text:p>6,84402</text:p>
          </table:table-cell>
          <table:table-cell table:style-name="ce3" table:formula="of:=AVERAGE([.$H$2:.H143])" office:value-type="float" office:value="6.42683873239436">
            <text:p>6,4268387324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147">
            <text:p>147</text:p>
          </table:table-cell>
          <table:table-cell table:style-name="ce3"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654">
            <text:p>654</text:p>
          </table:table-cell>
          <table:table-cell table:style-name="ce3" office:value-type="float" office:value="0.00161032">
            <text:p>0,00161032</text:p>
          </table:table-cell>
          <table:table-cell table:style-name="ce3" office:value-type="float" office:value="0.114582">
            <text:p>0,114582</text:p>
          </table:table-cell>
          <table:table-cell table:style-name="ce3" office:value-type="float" office:value="0.00733686">
            <text:p>0,00733686</text:p>
          </table:table-cell>
          <table:table-cell table:style-name="ce3" office:value-type="float" office:value="0.00698284">
            <text:p>0,00698284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885149">
            <text:p>0,00885149</text:p>
          </table:table-cell>
          <table:table-cell table:style-name="ce3" office:value-type="float" office:value="6.23018">
            <text:p>6,23018</text:p>
          </table:table-cell>
          <table:table-cell table:style-name="ce3" table:formula="of:=AVERAGE([.$H$2:.H144])" office:value-type="float" office:value="6.42546349650349">
            <text:p>6,425463496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655">
            <text:p>655</text:p>
          </table:table-cell>
          <table:table-cell table:style-name="ce3" office:value-type="float" office:value="0.00158427">
            <text:p>0,00158427</text:p>
          </table:table-cell>
          <table:table-cell table:style-name="ce3" office:value-type="float" office:value="0.114635">
            <text:p>0,114635</text:p>
          </table:table-cell>
          <table:table-cell table:style-name="ce3" office:value-type="float" office:value="0.00671863">
            <text:p>0,00671863</text:p>
          </table:table-cell>
          <table:table-cell table:style-name="ce3" office:value-type="float" office:value="0.00658145">
            <text:p>0,00658145</text:p>
          </table:table-cell>
          <table:table-cell table:style-name="ce3" office:value-type="float" office:value="0.000003492">
            <text:p>0,000003492</text:p>
          </table:table-cell>
          <table:table-cell table:style-name="ce3" office:value-type="float" office:value="0.00861648">
            <text:p>0,00861648</text:p>
          </table:table-cell>
          <table:table-cell table:style-name="ce3" office:value-type="float" office:value="6.45344">
            <text:p>6,45344</text:p>
          </table:table-cell>
          <table:table-cell table:style-name="ce3" table:formula="of:=AVERAGE([.$H$2:.H145])" office:value-type="float" office:value="6.42565777777778">
            <text:p>6,425657777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144">
            <text:p>144</text:p>
          </table:table-cell>
          <table:table-cell table:style-name="ce3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659">
            <text:p>659</text:p>
          </table:table-cell>
          <table:table-cell table:style-name="ce3" office:value-type="float" office:value="0.00159817">
            <text:p>0,00159817</text:p>
          </table:table-cell>
          <table:table-cell table:style-name="ce3" office:value-type="float" office:value="0.107475">
            <text:p>0,107475</text:p>
          </table:table-cell>
          <table:table-cell table:style-name="ce3" office:value-type="float" office:value="0.0071149">
            <text:p>0,0071149</text:p>
          </table:table-cell>
          <table:table-cell table:style-name="ce3" office:value-type="float" office:value="0.00717092">
            <text:p>0,00717092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184433">
            <text:p>0,0184433</text:p>
          </table:table-cell>
          <table:table-cell table:style-name="ce3" office:value-type="float" office:value="5.97561">
            <text:p>5,97561</text:p>
          </table:table-cell>
          <table:table-cell table:style-name="ce3" table:formula="of:=AVERAGE([.$H$2:.H146])" office:value-type="float" office:value="6.422554">
            <text:p>6,422554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59">
            <text:p>159</text:p>
          </table:table-cell>
          <table:table-cell table:style-name="ce3"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664">
            <text:p>664</text:p>
          </table:table-cell>
          <table:table-cell table:style-name="ce3" office:value-type="float" office:value="0.00196407">
            <text:p>0,00196407</text:p>
          </table:table-cell>
          <table:table-cell table:style-name="ce3" office:value-type="float" office:value="0.120894">
            <text:p>0,120894</text:p>
          </table:table-cell>
          <table:table-cell table:style-name="ce3" office:value-type="float" office:value="0.00668503">
            <text:p>0,00668503</text:p>
          </table:table-cell>
          <table:table-cell table:style-name="ce3" office:value-type="float" office:value="0.00619021">
            <text:p>0,00619021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.00860545">
            <text:p>0,00860545</text:p>
          </table:table-cell>
          <table:table-cell table:style-name="ce3" office:value-type="float" office:value="6.21574">
            <text:p>6,21574</text:p>
          </table:table-cell>
          <table:table-cell table:style-name="ce3" table:formula="of:=AVERAGE([.$H$2:.H147])" office:value-type="float" office:value="6.42113746575342">
            <text:p>6,421137465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665">
            <text:p>665</text:p>
          </table:table-cell>
          <table:table-cell table:style-name="ce3" office:value-type="float" office:value="0.00159363">
            <text:p>0,00159363</text:p>
          </table:table-cell>
          <table:table-cell table:style-name="ce3" office:value-type="float" office:value="0.14054">
            <text:p>0,14054</text:p>
          </table:table-cell>
          <table:table-cell table:style-name="ce3" office:value-type="float" office:value="0.00665326">
            <text:p>0,00665326</text:p>
          </table:table-cell>
          <table:table-cell table:style-name="ce3" office:value-type="float" office:value="0.0180958">
            <text:p>0,0180958</text:p>
          </table:table-cell>
          <table:table-cell table:style-name="ce3" office:value-type="float" office:value="0.000003213">
            <text:p>0,000003213</text:p>
          </table:table-cell>
          <table:table-cell table:style-name="ce3" office:value-type="float" office:value="0.00866111">
            <text:p>0,00866111</text:p>
          </table:table-cell>
          <table:table-cell table:style-name="ce3" office:value-type="float" office:value="5.24565">
            <text:p>5,24565</text:p>
          </table:table-cell>
          <table:table-cell table:style-name="ce3" table:formula="of:=AVERAGE([.$H$2:.H148])" office:value-type="float" office:value="6.41314095238095">
            <text:p>6,4131409524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666">
            <text:p>666</text:p>
          </table:table-cell>
          <table:table-cell table:style-name="ce3" office:value-type="float" office:value="0.00220446">
            <text:p>0,00220446</text:p>
          </table:table-cell>
          <table:table-cell table:style-name="ce3" office:value-type="float" office:value="0.0988435">
            <text:p>0,0988435</text:p>
          </table:table-cell>
          <table:table-cell table:style-name="ce3" office:value-type="float" office:value="0.0067444">
            <text:p>0,0067444</text:p>
          </table:table-cell>
          <table:table-cell table:style-name="ce3" office:value-type="float" office:value="0.0094867">
            <text:p>0,0094867</text:p>
          </table:table-cell>
          <table:table-cell table:style-name="ce3" office:value-type="float" office:value="0.000002934">
            <text:p>0,000002934</text:p>
          </table:table-cell>
          <table:table-cell table:style-name="ce3" office:value-type="float" office:value="0.00866844">
            <text:p>0,00866844</text:p>
          </table:table-cell>
          <table:table-cell table:style-name="ce3" office:value-type="float" office:value="6.87857">
            <text:p>6,87857</text:p>
          </table:table-cell>
          <table:table-cell table:style-name="ce3" table:formula="of:=AVERAGE([.$H$2:.H149])" office:value-type="float" office:value="6.41628574324324">
            <text:p>6,416285743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668">
            <text:p>668</text:p>
          </table:table-cell>
          <table:table-cell table:style-name="ce3" office:value-type="float" office:value="0.00176187">
            <text:p>0,00176187</text:p>
          </table:table-cell>
          <table:table-cell table:style-name="ce3" office:value-type="float" office:value="0.0574031">
            <text:p>0,0574031</text:p>
          </table:table-cell>
          <table:table-cell table:style-name="ce3" office:value-type="float" office:value="0.00647307">
            <text:p>0,00647307</text:p>
          </table:table-cell>
          <table:table-cell table:style-name="ce3" office:value-type="float" office:value="0.0191819">
            <text:p>0,0191819</text:p>
          </table:table-cell>
          <table:table-cell table:style-name="ce3" office:value-type="float" office:value="0.000003283">
            <text:p>0,000003283</text:p>
          </table:table-cell>
          <table:table-cell table:style-name="ce3" office:value-type="float" office:value="0.00865573">
            <text:p>0,00865573</text:p>
          </table:table-cell>
          <table:table-cell table:style-name="ce3" office:value-type="float" office:value="8.81477">
            <text:p>8,81477</text:p>
          </table:table-cell>
          <table:table-cell table:style-name="ce3" table:formula="of:=AVERAGE([.$H$2:.H150])" office:value-type="float" office:value="6.43238295302013">
            <text:p>6,43238295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669">
            <text:p>669</text:p>
          </table:table-cell>
          <table:table-cell table:style-name="ce3" office:value-type="float" office:value="0.00197999">
            <text:p>0,00197999</text:p>
          </table:table-cell>
          <table:table-cell table:style-name="ce3" office:value-type="float" office:value="0.0541674">
            <text:p>0,0541674</text:p>
          </table:table-cell>
          <table:table-cell table:style-name="ce3" office:value-type="float" office:value="0.00644087">
            <text:p>0,00644087</text:p>
          </table:table-cell>
          <table:table-cell table:style-name="ce3" office:value-type="float" office:value="0.0125211">
            <text:p>0,0125211</text:p>
          </table:table-cell>
          <table:table-cell table:style-name="ce3" office:value-type="float" office:value="0.000004051">
            <text:p>0,000004051</text:p>
          </table:table-cell>
          <table:table-cell table:style-name="ce3" office:value-type="float" office:value="0.00974329">
            <text:p>0,00974329</text:p>
          </table:table-cell>
          <table:table-cell table:style-name="ce3" office:value-type="float" office:value="9.45172">
            <text:p>9,45172</text:p>
          </table:table-cell>
          <table:table-cell table:style-name="ce3" table:formula="of:=AVERAGE([.$H$2:.H151])" office:value-type="float" office:value="6.45251186666666">
            <text:p>6,452511866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670">
            <text:p>670</text:p>
          </table:table-cell>
          <table:table-cell table:style-name="ce3" office:value-type="float" office:value="0.00169203">
            <text:p>0,00169203</text:p>
          </table:table-cell>
          <table:table-cell table:style-name="ce3" office:value-type="float" office:value="0.108012">
            <text:p>0,108012</text:p>
          </table:table-cell>
          <table:table-cell table:style-name="ce3" office:value-type="float" office:value="0.00673385">
            <text:p>0,00673385</text:p>
          </table:table-cell>
          <table:table-cell table:style-name="ce3" office:value-type="float" office:value="0.00534723">
            <text:p>0,00534723</text:p>
          </table:table-cell>
          <table:table-cell table:style-name="ce3" office:value-type="float" office:value="0.000002654">
            <text:p>0,000002654</text:p>
          </table:table-cell>
          <table:table-cell table:style-name="ce3" office:value-type="float" office:value="0.00871887">
            <text:p>0,00871887</text:p>
          </table:table-cell>
          <table:table-cell table:style-name="ce3" office:value-type="float" office:value="6.68713">
            <text:p>6,68713</text:p>
          </table:table-cell>
          <table:table-cell table:style-name="ce3" table:formula="of:=AVERAGE([.$H$2:.H152])" office:value-type="float" office:value="6.45406562913907">
            <text:p>6,454065629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42">
            <text:p>142</text:p>
          </table:table-cell>
          <table:table-cell table:style-name="ce3"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674">
            <text:p>674</text:p>
          </table:table-cell>
          <table:table-cell table:style-name="ce3" office:value-type="float" office:value="0.00159391">
            <text:p>0,00159391</text:p>
          </table:table-cell>
          <table:table-cell table:style-name="ce3" office:value-type="float" office:value="0.108643">
            <text:p>0,108643</text:p>
          </table:table-cell>
          <table:table-cell table:style-name="ce3" office:value-type="float" office:value="0.00694931">
            <text:p>0,00694931</text:p>
          </table:table-cell>
          <table:table-cell table:style-name="ce3" office:value-type="float" office:value="0.00417858">
            <text:p>0,00417858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70434">
            <text:p>0,00870434</text:p>
          </table:table-cell>
          <table:table-cell table:style-name="ce3" office:value-type="float" office:value="6.87073">
            <text:p>6,87073</text:p>
          </table:table-cell>
          <table:table-cell table:style-name="ce3" table:formula="of:=AVERAGE([.$H$2:.H153])" office:value-type="float" office:value="6.45680684210526">
            <text:p>6,456806842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676">
            <text:p>676</text:p>
          </table:table-cell>
          <table:table-cell table:style-name="ce3" office:value-type="float" office:value="0.00170768">
            <text:p>0,00170768</text:p>
          </table:table-cell>
          <table:table-cell table:style-name="ce3" office:value-type="float" office:value="0.100302">
            <text:p>0,100302</text:p>
          </table:table-cell>
          <table:table-cell table:style-name="ce3" office:value-type="float" office:value="0.00648501">
            <text:p>0,00648501</text:p>
          </table:table-cell>
          <table:table-cell table:style-name="ce3" office:value-type="float" office:value="0.00488886">
            <text:p>0,00488886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910271">
            <text:p>0,00910271</text:p>
          </table:table-cell>
          <table:table-cell table:style-name="ce3" office:value-type="float" office:value="7.12774">
            <text:p>7,12774</text:p>
          </table:table-cell>
          <table:table-cell table:style-name="ce3" table:formula="of:=AVERAGE([.$H$2:.H154])" office:value-type="float" office:value="6.46119202614379">
            <text:p>6,461192026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684">
            <text:p>684</text:p>
          </table:table-cell>
          <table:table-cell table:style-name="ce3" office:value-type="float" office:value="0.00170971">
            <text:p>0,00170971</text:p>
          </table:table-cell>
          <table:table-cell table:style-name="ce3" office:value-type="float" office:value="0.0231826">
            <text:p>0,0231826</text:p>
          </table:table-cell>
          <table:table-cell table:style-name="ce3" office:value-type="float" office:value="0.00446381">
            <text:p>0,00446381</text:p>
          </table:table-cell>
          <table:table-cell table:style-name="ce3" office:value-type="float" office:value="0.105676">
            <text:p>0,105676</text:p>
          </table:table-cell>
          <table:table-cell table:style-name="ce3" office:value-type="float" office:value="0.000002934">
            <text:p>0,000002934</text:p>
          </table:table-cell>
          <table:table-cell table:style-name="ce3" office:value-type="float" office:value="0.00864819">
            <text:p>0,00864819</text:p>
          </table:table-cell>
          <table:table-cell table:style-name="ce3" office:value-type="float" office:value="6.02925">
            <text:p>6,02925</text:p>
          </table:table-cell>
          <table:table-cell table:style-name="ce3" table:formula="of:=AVERAGE([.$H$2:.H155])" office:value-type="float" office:value="6.45838720779221">
            <text:p>6,458387207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709">
            <text:p>709</text:p>
          </table:table-cell>
          <table:table-cell table:style-name="ce3" office:value-type="float" office:value="0.00161752">
            <text:p>0,00161752</text:p>
          </table:table-cell>
          <table:table-cell table:style-name="ce3" office:value-type="float" office:value="0.100976">
            <text:p>0,100976</text:p>
          </table:table-cell>
          <table:table-cell table:style-name="ce3" office:value-type="float" office:value="0.0065061">
            <text:p>0,0065061</text:p>
          </table:table-cell>
          <table:table-cell table:style-name="ce3" office:value-type="float" office:value="0.00720499">
            <text:p>0,00720499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68527">
            <text:p>0,00868527</text:p>
          </table:table-cell>
          <table:table-cell table:style-name="ce3" office:value-type="float" office:value="7.06589">
            <text:p>7,06589</text:p>
          </table:table-cell>
          <table:table-cell table:style-name="ce3" table:formula="of:=AVERAGE([.$H$2:.H156])" office:value-type="float" office:value="6.46230658064516">
            <text:p>6,4623065806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716">
            <text:p>716</text:p>
          </table:table-cell>
          <table:table-cell table:style-name="ce3" office:value-type="float" office:value="0.00167653">
            <text:p>0,00167653</text:p>
          </table:table-cell>
          <table:table-cell table:style-name="ce3" office:value-type="float" office:value="0.119304">
            <text:p>0,119304</text:p>
          </table:table-cell>
          <table:table-cell table:style-name="ce3" office:value-type="float" office:value="0.006495">
            <text:p>0,006495</text:p>
          </table:table-cell>
          <table:table-cell table:style-name="ce3" office:value-type="float" office:value="0.0064466">
            <text:p>0,0064466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91215">
            <text:p>0,0091215</text:p>
          </table:table-cell>
          <table:table-cell table:style-name="ce3" office:value-type="float" office:value="6.24754">
            <text:p>6,24754</text:p>
          </table:table-cell>
          <table:table-cell table:style-name="ce3" table:formula="of:=AVERAGE([.$H$2:.H157])" office:value-type="float" office:value="6.46092987179487">
            <text:p>6,460929871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717">
            <text:p>717</text:p>
          </table:table-cell>
          <table:table-cell table:style-name="ce3" office:value-type="float" office:value="0.00207022">
            <text:p>0,00207022</text:p>
          </table:table-cell>
          <table:table-cell table:style-name="ce3" office:value-type="float" office:value="0.112427">
            <text:p>0,112427</text:p>
          </table:table-cell>
          <table:table-cell table:style-name="ce3" office:value-type="float" office:value="0.00672945">
            <text:p>0,00672945</text:p>
          </table:table-cell>
          <table:table-cell table:style-name="ce3" office:value-type="float" office:value="0.00914064">
            <text:p>0,00914064</text:p>
          </table:table-cell>
          <table:table-cell table:style-name="ce3" office:value-type="float" office:value="0.000002794">
            <text:p>0,000002794</text:p>
          </table:table-cell>
          <table:table-cell table:style-name="ce3" office:value-type="float" office:value="0.00868541">
            <text:p>0,00868541</text:p>
          </table:table-cell>
          <table:table-cell table:style-name="ce3" office:value-type="float" office:value="6.13885">
            <text:p>6,13885</text:p>
          </table:table-cell>
          <table:table-cell table:style-name="ce3" table:formula="of:=AVERAGE([.$H$2:.H158])" office:value-type="float" office:value="6.45887840764331">
            <text:p>6,4588784076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719">
            <text:p>719</text:p>
          </table:table-cell>
          <table:table-cell table:style-name="ce3" office:value-type="float" office:value="0.00168044">
            <text:p>0,00168044</text:p>
          </table:table-cell>
          <table:table-cell table:style-name="ce3" office:value-type="float" office:value="0.114069">
            <text:p>0,114069</text:p>
          </table:table-cell>
          <table:table-cell table:style-name="ce3" office:value-type="float" office:value="0.00666275">
            <text:p>0,00666275</text:p>
          </table:table-cell>
          <table:table-cell table:style-name="ce3" office:value-type="float" office:value="0.0206539">
            <text:p>0,0206539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.00867019">
            <text:p>0,00867019</text:p>
          </table:table-cell>
          <table:table-cell table:style-name="ce3" office:value-type="float" office:value="5.9992">
            <text:p>5,9992</text:p>
          </table:table-cell>
          <table:table-cell table:style-name="ce3" table:formula="of:=AVERAGE([.$H$2:.H159])" office:value-type="float" office:value="6.45596905063291">
            <text:p>6,4559690506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41">
            <text:p>141</text:p>
          </table:table-cell>
          <table:table-cell table:style-name="ce3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720">
            <text:p>720</text:p>
          </table:table-cell>
          <table:table-cell table:style-name="ce3" office:value-type="float" office:value="0.0016025">
            <text:p>0,0016025</text:p>
          </table:table-cell>
          <table:table-cell table:style-name="ce3" office:value-type="float" office:value="0.111273">
            <text:p>0,111273</text:p>
          </table:table-cell>
          <table:table-cell table:style-name="ce3" office:value-type="float" office:value="0.00642795">
            <text:p>0,00642795</text:p>
          </table:table-cell>
          <table:table-cell table:style-name="ce3" office:value-type="float" office:value="0.0173352">
            <text:p>0,0173352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868549">
            <text:p>0,00868549</text:p>
          </table:table-cell>
          <table:table-cell table:style-name="ce3" office:value-type="float" office:value="6.10046">
            <text:p>6,10046</text:p>
          </table:table-cell>
          <table:table-cell table:style-name="ce3" table:formula="of:=AVERAGE([.$H$2:.H160])" office:value-type="float" office:value="6.45373314465409">
            <text:p>6,453733144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721">
            <text:p>721</text:p>
          </table:table-cell>
          <table:table-cell table:style-name="ce3" office:value-type="float" office:value="0.00160906">
            <text:p>0,00160906</text:p>
          </table:table-cell>
          <table:table-cell table:style-name="ce3" office:value-type="float" office:value="0.121945">
            <text:p>0,121945</text:p>
          </table:table-cell>
          <table:table-cell table:style-name="ce3" office:value-type="float" office:value="0.00716784">
            <text:p>0,00716784</text:p>
          </table:table-cell>
          <table:table-cell table:style-name="ce3" office:value-type="float" office:value="0.00765268">
            <text:p>0,00765268</text:p>
          </table:table-cell>
          <table:table-cell table:style-name="ce3" office:value-type="float" office:value="0.000002794">
            <text:p>0,000002794</text:p>
          </table:table-cell>
          <table:table-cell table:style-name="ce3" office:value-type="float" office:value="0.0086579">
            <text:p>0,0086579</text:p>
          </table:table-cell>
          <table:table-cell table:style-name="ce3" office:value-type="float" office:value="5.99337">
            <text:p>5,99337</text:p>
          </table:table-cell>
          <table:table-cell table:style-name="ce3" table:formula="of:=AVERAGE([.$H$2:.H161])" office:value-type="float" office:value="6.450855875">
            <text:p>6,45085587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722">
            <text:p>722</text:p>
          </table:table-cell>
          <table:table-cell table:style-name="ce3" office:value-type="float" office:value="0.00159265">
            <text:p>0,00159265</text:p>
          </table:table-cell>
          <table:table-cell table:style-name="ce3" office:value-type="float" office:value="0.117918">
            <text:p>0,117918</text:p>
          </table:table-cell>
          <table:table-cell table:style-name="ce3" office:value-type="float" office:value="0.00679713">
            <text:p>0,00679713</text:p>
          </table:table-cell>
          <table:table-cell table:style-name="ce3" office:value-type="float" office:value="0.0107771">
            <text:p>0,0107771</text:p>
          </table:table-cell>
          <table:table-cell table:style-name="ce3" office:value-type="float" office:value="0.000003143">
            <text:p>0,000003143</text:p>
          </table:table-cell>
          <table:table-cell table:style-name="ce3" office:value-type="float" office:value="0.00906542">
            <text:p>0,00906542</text:p>
          </table:table-cell>
          <table:table-cell table:style-name="ce3" office:value-type="float" office:value="6.08051">
            <text:p>6,08051</text:p>
          </table:table-cell>
          <table:table-cell table:style-name="ce3" table:formula="of:=AVERAGE([.$H$2:.H162])" office:value-type="float" office:value="6.44855559006211">
            <text:p>6,448555590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723">
            <text:p>723</text:p>
          </table:table-cell>
          <table:table-cell table:style-name="ce3" office:value-type="float" office:value="0.0016136">
            <text:p>0,0016136</text:p>
          </table:table-cell>
          <table:table-cell table:style-name="ce3" office:value-type="float" office:value="0.112337">
            <text:p>0,112337</text:p>
          </table:table-cell>
          <table:table-cell table:style-name="ce3" office:value-type="float" office:value="0.0067731">
            <text:p>0,0067731</text:p>
          </table:table-cell>
          <table:table-cell table:style-name="ce3" office:value-type="float" office:value="0.0115962">
            <text:p>0,0115962</text:p>
          </table:table-cell>
          <table:table-cell table:style-name="ce3" office:value-type="float" office:value="0.000003353">
            <text:p>0,000003353</text:p>
          </table:table-cell>
          <table:table-cell table:style-name="ce3" office:value-type="float" office:value="0.00875644">
            <text:p>0,00875644</text:p>
          </table:table-cell>
          <table:table-cell table:style-name="ce3" office:value-type="float" office:value="6.3589">
            <text:p>6,3589</text:p>
          </table:table-cell>
          <table:table-cell table:style-name="ce3" table:formula="of:=AVERAGE([.$H$2:.H163])" office:value-type="float" office:value="6.44800216049382">
            <text:p>6,448002160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724">
            <text:p>724</text:p>
          </table:table-cell>
          <table:table-cell table:style-name="ce3" office:value-type="float" office:value="0.00161891">
            <text:p>0,00161891</text:p>
          </table:table-cell>
          <table:table-cell table:style-name="ce3" office:value-type="float" office:value="0.127266">
            <text:p>0,127266</text:p>
          </table:table-cell>
          <table:table-cell table:style-name="ce3" office:value-type="float" office:value="0.00683233">
            <text:p>0,00683233</text:p>
          </table:table-cell>
          <table:table-cell table:style-name="ce3" office:value-type="float" office:value="0.0190871">
            <text:p>0,0190871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866502">
            <text:p>0,00866502</text:p>
          </table:table-cell>
          <table:table-cell table:style-name="ce3" office:value-type="float" office:value="5.54223">
            <text:p>5,54223</text:p>
          </table:table-cell>
          <table:table-cell table:style-name="ce3" table:formula="of:=AVERAGE([.$H$2:.H164])" office:value-type="float" office:value="6.44244527607362">
            <text:p>6,442445276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725">
            <text:p>725</text:p>
          </table:table-cell>
          <table:table-cell table:style-name="ce3" office:value-type="float" office:value="0.00157833">
            <text:p>0,00157833</text:p>
          </table:table-cell>
          <table:table-cell table:style-name="ce3" office:value-type="float" office:value="0.105974">
            <text:p>0,105974</text:p>
          </table:table-cell>
          <table:table-cell table:style-name="ce3" office:value-type="float" office:value="0.00656128">
            <text:p>0,00656128</text:p>
          </table:table-cell>
          <table:table-cell table:style-name="ce3" office:value-type="float" office:value="0.0200748">
            <text:p>0,0200748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79087">
            <text:p>0,00879087</text:p>
          </table:table-cell>
          <table:table-cell table:style-name="ce3" office:value-type="float" office:value="6.06509">
            <text:p>6,06509</text:p>
          </table:table-cell>
          <table:table-cell table:style-name="ce3" table:formula="of:=AVERAGE([.$H$2:.H165])" office:value-type="float" office:value="6.44014432926829">
            <text:p>6,440144329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726">
            <text:p>726</text:p>
          </table:table-cell>
          <table:table-cell table:style-name="ce3" office:value-type="float" office:value="0.00159866">
            <text:p>0,00159866</text:p>
          </table:table-cell>
          <table:table-cell table:style-name="ce3" office:value-type="float" office:value="0.101376">
            <text:p>0,101376</text:p>
          </table:table-cell>
          <table:table-cell table:style-name="ce3" office:value-type="float" office:value="0.00650002">
            <text:p>0,00650002</text:p>
          </table:table-cell>
          <table:table-cell table:style-name="ce3" office:value-type="float" office:value="0.0123458">
            <text:p>0,0123458</text:p>
          </table:table-cell>
          <table:table-cell table:style-name="ce3" office:value-type="float" office:value="0.000003353">
            <text:p>0,000003353</text:p>
          </table:table-cell>
          <table:table-cell table:style-name="ce3" office:value-type="float" office:value="0.00868597">
            <text:p>0,00868597</text:p>
          </table:table-cell>
          <table:table-cell table:style-name="ce3" office:value-type="float" office:value="6.74828">
            <text:p>6,74828</text:p>
          </table:table-cell>
          <table:table-cell table:style-name="ce3" table:formula="of:=AVERAGE([.$H$2:.H166])" office:value-type="float" office:value="6.44201181818182">
            <text:p>6,4420118182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727">
            <text:p>727</text:p>
          </table:table-cell>
          <table:table-cell table:style-name="ce3" office:value-type="float" office:value="0.00160411">
            <text:p>0,00160411</text:p>
          </table:table-cell>
          <table:table-cell table:style-name="ce3" office:value-type="float" office:value="0.0975446">
            <text:p>0,0975446</text:p>
          </table:table-cell>
          <table:table-cell table:style-name="ce3" office:value-type="float" office:value="0.0067532">
            <text:p>0,0067532</text:p>
          </table:table-cell>
          <table:table-cell table:style-name="ce3" office:value-type="float" office:value="0.00973107">
            <text:p>0,00973107</text:p>
          </table:table-cell>
          <table:table-cell table:style-name="ce3" office:value-type="float" office:value="0.000003422">
            <text:p>0,000003422</text:p>
          </table:table-cell>
          <table:table-cell table:style-name="ce3" office:value-type="float" office:value="0.00872739">
            <text:p>0,00872739</text:p>
          </table:table-cell>
          <table:table-cell table:style-name="ce3" office:value-type="float" office:value="7.07283">
            <text:p>7,07283</text:p>
          </table:table-cell>
          <table:table-cell table:style-name="ce3" table:formula="of:=AVERAGE([.$H$2:.H167])" office:value-type="float" office:value="6.44581192771084">
            <text:p>6,445811927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728">
            <text:p>728</text:p>
          </table:table-cell>
          <table:table-cell table:style-name="ce3" office:value-type="float" office:value="0.00157107">
            <text:p>0,00157107</text:p>
          </table:table-cell>
          <table:table-cell table:style-name="ce3" office:value-type="float" office:value="0.0858949">
            <text:p>0,0858949</text:p>
          </table:table-cell>
          <table:table-cell table:style-name="ce3" office:value-type="float" office:value="0.00660779">
            <text:p>0,00660779</text:p>
          </table:table-cell>
          <table:table-cell table:style-name="ce3" office:value-type="float" office:value="0.0269074">
            <text:p>0,0269074</text:p>
          </table:table-cell>
          <table:table-cell table:style-name="ce3" office:value-type="float" office:value="0.000003073">
            <text:p>0,000003073</text:p>
          </table:table-cell>
          <table:table-cell table:style-name="ce3" office:value-type="float" office:value="0.00868723">
            <text:p>0,00868723</text:p>
          </table:table-cell>
          <table:table-cell table:style-name="ce3" office:value-type="float" office:value="6.92157">
            <text:p>6,92157</text:p>
          </table:table-cell>
          <table:table-cell table:style-name="ce3" table:formula="of:=AVERAGE([.$H$2:.H168])" office:value-type="float" office:value="6.44866077844311">
            <text:p>6,4486607784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729">
            <text:p>729</text:p>
          </table:table-cell>
          <table:table-cell table:style-name="ce3" office:value-type="float" office:value="0.00161283">
            <text:p>0,00161283</text:p>
          </table:table-cell>
          <table:table-cell table:style-name="ce3" office:value-type="float" office:value="0.091227">
            <text:p>0,091227</text:p>
          </table:table-cell>
          <table:table-cell table:style-name="ce3" office:value-type="float" office:value="0.00664774">
            <text:p>0,00664774</text:p>
          </table:table-cell>
          <table:table-cell table:style-name="ce3" office:value-type="float" office:value="0.0304142">
            <text:p>0,0304142</text:p>
          </table:table-cell>
          <table:table-cell table:style-name="ce3" office:value-type="float" office:value="0.000003562">
            <text:p>0,000003562</text:p>
          </table:table-cell>
          <table:table-cell table:style-name="ce3" office:value-type="float" office:value="0.00872306">
            <text:p>0,00872306</text:p>
          </table:table-cell>
          <table:table-cell table:style-name="ce3" office:value-type="float" office:value="6.32512">
            <text:p>6,32512</text:p>
          </table:table-cell>
          <table:table-cell table:style-name="ce3" table:formula="of:=AVERAGE([.$H$2:.H169])" office:value-type="float" office:value="6.44792541666666">
            <text:p>6,447925416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730">
            <text:p>730</text:p>
          </table:table-cell>
          <table:table-cell table:style-name="ce3" office:value-type="float" office:value="0.00164427">
            <text:p>0,00164427</text:p>
          </table:table-cell>
          <table:table-cell table:style-name="ce3" office:value-type="float" office:value="0.0998696">
            <text:p>0,0998696</text:p>
          </table:table-cell>
          <table:table-cell table:style-name="ce3" office:value-type="float" office:value="0.00651099">
            <text:p>0,00651099</text:p>
          </table:table-cell>
          <table:table-cell table:style-name="ce3" office:value-type="float" office:value="0.00927816">
            <text:p>0,00927816</text:p>
          </table:table-cell>
          <table:table-cell table:style-name="ce3" office:value-type="float" office:value="0.000003353">
            <text:p>0,000003353</text:p>
          </table:table-cell>
          <table:table-cell table:style-name="ce3" office:value-type="float" office:value="0.00883634">
            <text:p>0,00883634</text:p>
          </table:table-cell>
          <table:table-cell table:style-name="ce3" office:value-type="float" office:value="7.05802">
            <text:p>7,05802</text:p>
          </table:table-cell>
          <table:table-cell table:style-name="ce3" table:formula="of:=AVERAGE([.$H$2:.H170])" office:value-type="float" office:value="6.45153544378698">
            <text:p>6,451535443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731">
            <text:p>731</text:p>
          </table:table-cell>
          <table:table-cell table:style-name="ce3" office:value-type="float" office:value="0.00235881">
            <text:p>0,00235881</text:p>
          </table:table-cell>
          <table:table-cell table:style-name="ce3" office:value-type="float" office:value="0.096619">
            <text:p>0,096619</text:p>
          </table:table-cell>
          <table:table-cell table:style-name="ce3" office:value-type="float" office:value="0.00647349">
            <text:p>0,00647349</text:p>
          </table:table-cell>
          <table:table-cell table:style-name="ce3" office:value-type="float" office:value="0.021924">
            <text:p>0,021924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90618">
            <text:p>0,00890618</text:p>
          </table:table-cell>
          <table:table-cell table:style-name="ce3" office:value-type="float" office:value="6.42971">
            <text:p>6,42971</text:p>
          </table:table-cell>
          <table:table-cell table:style-name="ce3" table:formula="of:=AVERAGE([.$H$2:.H171])" office:value-type="float" office:value="6.45140705882353">
            <text:p>6,451407058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732">
            <text:p>732</text:p>
          </table:table-cell>
          <table:table-cell table:style-name="ce3" office:value-type="float" office:value="0.00161696">
            <text:p>0,00161696</text:p>
          </table:table-cell>
          <table:table-cell table:style-name="ce3" office:value-type="float" office:value="0.0846981">
            <text:p>0,0846981</text:p>
          </table:table-cell>
          <table:table-cell table:style-name="ce3" office:value-type="float" office:value="0.00675669">
            <text:p>0,00675669</text:p>
          </table:table-cell>
          <table:table-cell table:style-name="ce3" office:value-type="float" office:value="0.008116">
            <text:p>0,008116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88663">
            <text:p>0,0088663</text:p>
          </table:table-cell>
          <table:table-cell table:style-name="ce3" office:value-type="float" office:value="7.81464">
            <text:p>7,81464</text:p>
          </table:table-cell>
          <table:table-cell table:style-name="ce3" table:formula="of:=AVERAGE([.$H$2:.H172])" office:value-type="float" office:value="6.45937918128655">
            <text:p>6,4593791813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52">
            <text:p>152</text:p>
          </table:table-cell>
          <table:table-cell table:style-name="ce3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735">
            <text:p>735</text:p>
          </table:table-cell>
          <table:table-cell table:style-name="ce3" office:value-type="float" office:value="0.00165285">
            <text:p>0,00165285</text:p>
          </table:table-cell>
          <table:table-cell table:style-name="ce3" office:value-type="float" office:value="0.0906047">
            <text:p>0,0906047</text:p>
          </table:table-cell>
          <table:table-cell table:style-name="ce3" office:value-type="float" office:value="0.00666268">
            <text:p>0,00666268</text:p>
          </table:table-cell>
          <table:table-cell table:style-name="ce3" office:value-type="float" office:value="0.0079201">
            <text:p>0,0079201</text:p>
          </table:table-cell>
          <table:table-cell table:style-name="ce3" office:value-type="float" office:value="0.000002863">
            <text:p>0,000002863</text:p>
          </table:table-cell>
          <table:table-cell table:style-name="ce3" office:value-type="float" office:value="0.00906179">
            <text:p>0,00906179</text:p>
          </table:table-cell>
          <table:table-cell table:style-name="ce3" office:value-type="float" office:value="7.07089">
            <text:p>7,07089</text:p>
          </table:table-cell>
          <table:table-cell table:style-name="ce3" table:formula="of:=AVERAGE([.$H$2:.H173])" office:value-type="float" office:value="6.46293447674418">
            <text:p>6,4629344767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740">
            <text:p>740</text:p>
          </table:table-cell>
          <table:table-cell table:style-name="ce3" office:value-type="float" office:value="0.00168051">
            <text:p>0,00168051</text:p>
          </table:table-cell>
          <table:table-cell table:style-name="ce3" office:value-type="float" office:value="0.0988534">
            <text:p>0,0988534</text:p>
          </table:table-cell>
          <table:table-cell table:style-name="ce3" office:value-type="float" office:value="0.0066712">
            <text:p>0,0066712</text:p>
          </table:table-cell>
          <table:table-cell table:style-name="ce3" office:value-type="float" office:value="0.0109015">
            <text:p>0,0109015</text:p>
          </table:table-cell>
          <table:table-cell table:style-name="ce3" office:value-type="float" office:value="0.000002723">
            <text:p>0,000002723</text:p>
          </table:table-cell>
          <table:table-cell table:style-name="ce3" office:value-type="float" office:value="0.00924547">
            <text:p>0,00924547</text:p>
          </table:table-cell>
          <table:table-cell table:style-name="ce3" office:value-type="float" office:value="7.03706">
            <text:p>7,03706</text:p>
          </table:table-cell>
          <table:table-cell table:style-name="ce3" table:formula="of:=AVERAGE([.$H$2:.H174])" office:value-type="float" office:value="6.46625312138728">
            <text:p>6,4662531214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741">
            <text:p>741</text:p>
          </table:table-cell>
          <table:table-cell table:style-name="ce3" office:value-type="float" office:value="0.00159063">
            <text:p>0,00159063</text:p>
          </table:table-cell>
          <table:table-cell table:style-name="ce3" office:value-type="float" office:value="0.0984838">
            <text:p>0,0984838</text:p>
          </table:table-cell>
          <table:table-cell table:style-name="ce3" office:value-type="float" office:value="0.00641202">
            <text:p>0,00641202</text:p>
          </table:table-cell>
          <table:table-cell table:style-name="ce3" office:value-type="float" office:value="0.0101105">
            <text:p>0,0101105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85324">
            <text:p>0,00885324</text:p>
          </table:table-cell>
          <table:table-cell table:style-name="ce3" office:value-type="float" office:value="7.02953">
            <text:p>7,02953</text:p>
          </table:table-cell>
          <table:table-cell table:style-name="ce3" table:formula="of:=AVERAGE([.$H$2:.H175])" office:value-type="float" office:value="6.46949034482758">
            <text:p>6,4694903448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742">
            <text:p>742</text:p>
          </table:table-cell>
          <table:table-cell table:style-name="ce3" office:value-type="float" office:value="0.0018255">
            <text:p>0,0018255</text:p>
          </table:table-cell>
          <table:table-cell table:style-name="ce3" office:value-type="float" office:value="0.0944208">
            <text:p>0,0944208</text:p>
          </table:table-cell>
          <table:table-cell table:style-name="ce3" office:value-type="float" office:value="0.00713299">
            <text:p>0,00713299</text:p>
          </table:table-cell>
          <table:table-cell table:style-name="ce3" office:value-type="float" office:value="0.0328592">
            <text:p>0,0328592</text:p>
          </table:table-cell>
          <table:table-cell table:style-name="ce3" office:value-type="float" office:value="0.000002933">
            <text:p>0,000002933</text:p>
          </table:table-cell>
          <table:table-cell table:style-name="ce3" office:value-type="float" office:value="0.0088471">
            <text:p>0,0088471</text:p>
          </table:table-cell>
          <table:table-cell table:style-name="ce3" office:value-type="float" office:value="6.16037">
            <text:p>6,16037</text:p>
          </table:table-cell>
          <table:table-cell table:style-name="ce3" table:formula="of:=AVERAGE([.$H$2:.H176])" office:value-type="float" office:value="6.46772394285714">
            <text:p>6,4677239429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743">
            <text:p>743</text:p>
          </table:table-cell>
          <table:table-cell table:style-name="ce3" office:value-type="float" office:value="0.00161109">
            <text:p>0,00161109</text:p>
          </table:table-cell>
          <table:table-cell table:style-name="ce3" office:value-type="float" office:value="0.103501">
            <text:p>0,103501</text:p>
          </table:table-cell>
          <table:table-cell table:style-name="ce3" office:value-type="float" office:value="0.00696222">
            <text:p>0,00696222</text:p>
          </table:table-cell>
          <table:table-cell table:style-name="ce3" office:value-type="float" office:value="0.0220504">
            <text:p>0,0220504</text:p>
          </table:table-cell>
          <table:table-cell table:style-name="ce3" office:value-type="float" office:value="0.000003492">
            <text:p>0,000003492</text:p>
          </table:table-cell>
          <table:table-cell table:style-name="ce3" office:value-type="float" office:value="0.00888488">
            <text:p>0,00888488</text:p>
          </table:table-cell>
          <table:table-cell table:style-name="ce3" office:value-type="float" office:value="6.22561">
            <text:p>6,22561</text:p>
          </table:table-cell>
          <table:table-cell table:style-name="ce3" table:formula="of:=AVERAGE([.$H$2:.H177])" office:value-type="float" office:value="6.46634829545454">
            <text:p>6,466348295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744">
            <text:p>744</text:p>
          </table:table-cell>
          <table:table-cell table:style-name="ce3" office:value-type="float" office:value="0.00220627">
            <text:p>0,00220627</text:p>
          </table:table-cell>
          <table:table-cell table:style-name="ce3" office:value-type="float" office:value="0.0620207">
            <text:p>0,0620207</text:p>
          </table:table-cell>
          <table:table-cell table:style-name="ce3" office:value-type="float" office:value="0.00617422">
            <text:p>0,00617422</text:p>
          </table:table-cell>
          <table:table-cell table:style-name="ce3" office:value-type="float" office:value="0.0244799">
            <text:p>0,0244799</text:p>
          </table:table-cell>
          <table:table-cell table:style-name="ce3" office:value-type="float" office:value="0.000003003">
            <text:p>0,000003003</text:p>
          </table:table-cell>
          <table:table-cell table:style-name="ce3" office:value-type="float" office:value="0.00902002">
            <text:p>0,00902002</text:p>
          </table:table-cell>
          <table:table-cell table:style-name="ce3" office:value-type="float" office:value="8.17292">
            <text:p>8,17292</text:p>
          </table:table-cell>
          <table:table-cell table:style-name="ce3" table:formula="of:=AVERAGE([.$H$2:.H178])" office:value-type="float" office:value="6.47598994350282">
            <text:p>6,4759899435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134">
            <text:p>134</text:p>
          </table:table-cell>
          <table:table-cell table:style-name="ce3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745">
            <text:p>745</text:p>
          </table:table-cell>
          <table:table-cell table:style-name="ce3" office:value-type="float" office:value="0.00341271">
            <text:p>0,00341271</text:p>
          </table:table-cell>
          <table:table-cell table:style-name="ce3" office:value-type="float" office:value="0.0879519">
            <text:p>0,0879519</text:p>
          </table:table-cell>
          <table:table-cell table:style-name="ce3" office:value-type="float" office:value="0.00617694">
            <text:p>0,00617694</text:p>
          </table:table-cell>
          <table:table-cell table:style-name="ce3" office:value-type="float" office:value="0.0470705">
            <text:p>0,0470705</text:p>
          </table:table-cell>
          <table:table-cell table:style-name="ce3" office:value-type="float" office:value="0.000003282">
            <text:p>0,000003282</text:p>
          </table:table-cell>
          <table:table-cell table:style-name="ce3" office:value-type="float" office:value="0.0089272">
            <text:p>0,0089272</text:p>
          </table:table-cell>
          <table:table-cell table:style-name="ce3" office:value-type="float" office:value="5.898">
            <text:p>5,898</text:p>
          </table:table-cell>
          <table:table-cell table:style-name="ce3" table:formula="of:=AVERAGE([.$H$2:.H179])" office:value-type="float" office:value="6.47274280898876">
            <text:p>6,472742809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39">
            <text:p>39</text:p>
          </table:table-cell>
          <table:table-cell table:number-columns-repeated="5"/>
        </table:table-row>
        <table:table-row table:style-name="ro1">
          <table:table-cell/>
          <table:table-cell table:formula="of:=AVERAGE([.B2:.B179])" office:value-type="float" office:value="0.00199665617977528">
            <text:p>0,0019966562</text:p>
          </table:table-cell>
          <table:table-cell table:formula="of:=AVERAGE([.C2:.C179])" office:value-type="float" office:value="0.0956601204494383">
            <text:p>0,0956601204</text:p>
          </table:table-cell>
          <table:table-cell table:formula="of:=AVERAGE([.D2:.D179])" office:value-type="float" office:value="0.00574383762921348">
            <text:p>0,0057438376</text:p>
          </table:table-cell>
          <table:table-cell table:formula="of:=AVERAGE([.E2:.E179])" office:value-type="float" office:value="0.0545134052808989">
            <text:p>0,0545134053</text:p>
          </table:table-cell>
          <table:table-cell table:formula="of:=AVERAGE([.F2:.F179])" office:value-type="float" office:value="0.00000302318539325843">
            <text:p>3,02318539325843E-006</text:p>
          </table:table-cell>
          <table:table-cell table:formula="of:=AVERAGE([.G2:.G179])" office:value-type="float" office:value="0.0090352643258427">
            <text:p>0,0090352643</text:p>
          </table:table-cell>
          <table:table-cell table:formula="of:=AVERAGE([.H2:.H179])" office:value-type="float" office:value="6.47274280898876">
            <text:p>6,472742809</text:p>
          </table:table-cell>
          <table:table-cell table:number-columns-repeated="10"/>
        </table:table-row>
        <table:table-row table:style-name="ro1" table:number-rows-repeated="104839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3" table:style-name="ta1" table:print="false">
        <table:table-column table:style-name="co13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number-columns-repeated="8"/>
        </table:table-row>
        <table:table-row table:style-name="ro3">
          <table:table-cell/>
          <table:table-cell office:value-type="string">
            <text:p>Detección </text:p>
            <text:p>Movimiento</text:p>
          </table:table-cell>
          <table:table-cell office:value-type="string">
            <text:p>Extracción y </text:p>
            <text:p>Descripción</text:p>
          </table:table-cell>
          <table:table-cell office:value-type="string">
            <text:p>Correspondencias</text:p>
          </table:table-cell>
          <table:table-cell office:value-type="string">
            <text:p>Homografía</text:p>
          </table:table-cell>
          <table:table-cell office:value-type="string">
            <text:p>Comprobación</text:p>
            <text:p>Convexidad y </text:p>
            <text:p>Vértices</text:p>
          </table:table-cell>
          <table:table-cell office:value-type="string">
            <text:p>Transf. Persp.</text:p>
            <text:p>Imagen AR</text:p>
          </table:table-cell>
          <table:table-cell office:value-type="string">
            <text:p>fps acumulado promedio</text:p>
          </table:table-cell>
        </table:table-row>
        <table:table-row table:style-name="ro1">
          <table:table-cell office:value-type="string">
            <text:p>todo esto es promedio cuando si o si computa</text:p>
          </table:table-cell>
          <table:table-cell office:value-type="float" office:value="0.00199665617977528">
            <text:p>0,0019966562</text:p>
          </table:table-cell>
          <table:table-cell office:value-type="float" office:value="0.0956601204494383">
            <text:p>0,0956601204</text:p>
          </table:table-cell>
          <table:table-cell office:value-type="float" office:value="0.00574383762921348">
            <text:p>0,0057438376</text:p>
          </table:table-cell>
          <table:table-cell office:value-type="float" office:value="0.0545134052808989">
            <text:p>0,0545134053</text:p>
          </table:table-cell>
          <table:table-cell office:value-type="float" office:value="0.00000302318539325843">
            <text:p>3,02318539325843E-006</text:p>
          </table:table-cell>
          <table:table-cell office:value-type="float" office:value="0.0090352643258427">
            <text:p>0,0090352643</text:p>
          </table:table-cell>
          <table:table-cell office:value-type="float" office:value="6.47274280898876">
            <text:p>6,472742809</text:p>
          </table:table-cell>
        </table:table-row>
        <table:table-row table:style-name="ro1">
          <table:table-cell office:value-type="string">
            <text:p>detecta y no detecta (todo el procedimiento)</text:p>
          </table:table-cell>
          <table:table-cell office:value-type="float" office:value="0.0019936937852349">
            <text:p>0,0019936938</text:p>
          </table:table-cell>
          <table:table-cell office:value-type="float" office:value="0.0370759645503355">
            <text:p>0,0370759646</text:p>
          </table:table-cell>
          <table:table-cell office:value-type="float" office:value="0.00177570114362416">
            <text:p>0,0017757011</text:p>
          </table:table-cell>
          <table:table-cell office:value-type="float" office:value="0.0254000870979866">
            <text:p>0,0254000871</text:p>
          </table:table-cell>
          <table:table-cell office:value-type="float" office:value="0.00000114277181208054">
            <text:p>1,14277181208054E-006</text:p>
          </table:table-cell>
          <table:table-cell office:value-type="float" office:value="0.0021587611409396">
            <text:p>0,0021587611</text:p>
          </table:table-cell>
          <table:table-cell office:value-type="float" office:value="32.4324709261746">
            <text:p>32,4324709262</text:p>
          </table:table-cell>
        </table:table-row>
      </table:table>
      <table:database-ranges>
        <table:database-range table:target-range-address="Hoja2.A1:Hoja2.M179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ff99"/>
    </style:style>
    <style:style style:name="Sin_20_nombre2" style:display-name="Sin nombre2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23/11/2012</text:date>, <text:time>19:09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23T19:09:52</dc:date>
    <dc:creator>christian </dc:creator>
    <meta:generator>LibreOffice/3.3$Unix LibreOffice_project/330m19$Build-401</meta:generator>
    <meta:editing-duration>PT1H37M59S</meta:editing-duration>
    <meta:editing-cycles>4</meta:editing-cycles>
    <meta:document-statistic meta:table-count="3" meta:cell-count="11347" meta:object-count="0"/>
  </office:meta>
</office:document-meta>
</file>